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14cm" table:align="left"/>
    </style:style>
    <style:style style:name="Table1.A" style:family="table-column">
      <style:table-column-properties style:column-width="2.917cm"/>
    </style:style>
    <style:style style:name="Table1.B" style:family="table-column">
      <style:table-column-properties style:column-width="10.9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6cm" table:align="left"/>
    </style:style>
    <style:style style:name="Table2.A" style:family="table-column">
      <style:table-column-properties style:column-width="7.294cm"/>
    </style:style>
    <style:style style:name="Table2.B" style:family="table-column">
      <style:table-column-properties style:column-width="7.02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145cm" table:align="left"/>
    </style:style>
    <style:style style:name="Table3.A" style:family="table-column">
      <style:table-column-properties style:column-width="5.039cm"/>
    </style:style>
    <style:style style:name="Table3.B" style:family="table-column">
      <style:table-column-properties style:column-width="10.10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515cm" table:align="left"/>
    </style:style>
    <style:style style:name="Table4.A" style:family="table-column">
      <style:table-column-properties style:column-width="2.835cm"/>
    </style:style>
    <style:style style:name="Table4.B" style:family="table-column">
      <style:table-column-properties style:column-width="11.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659cm" table:align="left"/>
    </style:style>
    <style:style style:name="Table5.A" style:family="table-column">
      <style:table-column-properties style:column-width="5.039cm"/>
    </style:style>
    <style:style style:name="Table5.B" style:family="table-column">
      <style:table-column-properties style:column-width="6.6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7.586cm"/>
    </style:style>
    <style:style style:name="Table6.B" style:family="table-column">
      <style:table-column-properties style:column-width="9.41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896cm" table:align="left"/>
    </style:style>
    <style:style style:name="Table7.A" style:family="table-column">
      <style:table-column-properties style:column-width="2.753cm"/>
    </style:style>
    <style:style style:name="Table7.B" style:family="table-column">
      <style:table-column-properties style:column-width="4.24cm"/>
    </style:style>
    <style:style style:name="Table7.C" style:family="table-column">
      <style:table-column-properties style:column-width="3.90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6.837cm"/>
    </style:style>
    <style:style style:name="Table8.B" style:family="table-column">
      <style:table-column-properties style:column-width="10.1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7.16cm"/>
    </style:style>
    <style:style style:name="Table9.B" style:family="table-column">
      <style:table-column-properties style:column-width="9.841cm"/>
    </style:style>
    <style:style style:name="Table9.A1" style:family="table-cell">
      <style:table-cell-properties style:vertical-align="middle" fo:padding="0.049cm" fo:border="none"/>
    </style:style>
    <style:style style:name="Table11" style:family="table">
      <style:table-properties style:width="12.444cm" table:align="left"/>
    </style:style>
    <style:style style:name="Table11.A" style:family="table-column">
      <style:table-column-properties style:column-width="2.87cm"/>
    </style:style>
    <style:style style:name="Table11.B" style:family="table-column">
      <style:table-column-properties style:column-width="7.366cm"/>
    </style:style>
    <style:style style:name="Table11.C" style:family="table-column">
      <style:table-column-properties style:column-width="2.208cm"/>
    </style:style>
    <style:style style:name="Table11.A1" style:family="table-cell">
      <style:table-cell-properties style:vertical-align="middle" fo:padding="0.049cm" fo:border="none"/>
    </style:style>
    <style:style style:name="Table10" style:family="table">
      <style:table-properties style:width="16.214cm" table:align="left"/>
    </style:style>
    <style:style style:name="Table10.A" style:family="table-column">
      <style:table-column-properties style:column-width="5.547cm"/>
    </style:style>
    <style:style style:name="Table10.B" style:family="table-column">
      <style:table-column-properties style:column-width="10.666cm"/>
    </style:style>
    <style:style style:name="Table10.A1" style:family="table-cell">
      <style:table-cell-properties style:vertical-align="middle" fo:padding="0.049cm" fo:border="none"/>
    </style:style>
    <style:style style:name="Table12" style:family="table">
      <style:table-properties style:width="13.656cm" table:align="left"/>
    </style:style>
    <style:style style:name="Table12.A" style:family="table-column">
      <style:table-column-properties style:column-width="1.623cm"/>
    </style:style>
    <style:style style:name="Table12.B" style:family="table-column">
      <style:table-column-properties style:column-width="5.013cm"/>
    </style:style>
    <style:style style:name="Table12.C" style:family="table-column">
      <style:table-column-properties style:column-width="7.0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4.974cm"/>
    </style:style>
    <style:style style:name="Table13.B" style:family="table-column">
      <style:table-column-properties style:column-width="3.911cm"/>
    </style:style>
    <style:style style:name="Table13.C" style:family="table-column">
      <style:table-column-properties style:column-width="8.116cm"/>
    </style:style>
    <style:style style:name="Table1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caa2c"/>
    </style:style>
    <style:style style:name="P2" style:family="paragraph" style:parent-style-name="Text_20_body">
      <style:text-properties officeooo:rsid="0042f0aa" officeooo:paragraph-rsid="0042f0aa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officeooo:rsid="0042f0aa"/>
    </style:style>
    <style:style style:name="P4" style:family="paragraph" style:parent-style-name="Heading_20_2">
      <style:paragraph-properties fo:margin-top="0cm" fo:margin-bottom="0.247cm" style:contextual-spacing="false" fo:line-height="115%"/>
      <style:text-properties officeooo:rsid="0042f0aa"/>
    </style:style>
    <style:style style:name="P5" style:family="paragraph" style:parent-style-name="Heading_20_3">
      <style:paragraph-properties fo:margin-top="0cm" fo:margin-bottom="0.247cm" style:contextual-spacing="false" fo:line-height="115%"/>
      <style:text-properties officeooo:rsid="0042f0aa"/>
    </style:style>
    <style:style style:name="P6" style:family="paragraph" style:parent-style-name="Text_20_body" style:list-style-name="L1">
      <style:text-properties officeooo:rsid="0042f0aa"/>
    </style:style>
    <style:style style:name="P7" style:family="paragraph" style:parent-style-name="Text_20_body" style:list-style-name="L2">
      <style:text-properties officeooo:rsid="0042f0aa"/>
    </style:style>
    <style:style style:name="P8" style:family="paragraph" style:parent-style-name="Text_20_body" style:list-style-name="L3">
      <style:text-properties officeooo:rsid="0042f0aa"/>
    </style:style>
    <style:style style:name="P9" style:family="paragraph" style:parent-style-name="Preformatted_20_Text" style:list-style-name="L3">
      <style:paragraph-properties fo:margin-top="0cm" fo:margin-bottom="0.247cm" style:contextual-spacing="false" fo:line-height="115%"/>
      <style:text-properties officeooo:rsid="0042f0aa"/>
    </style:style>
    <style:style style:name="P10" style:family="paragraph" style:parent-style-name="Text_20_body" style:list-style-name="L4">
      <style:text-properties officeooo:rsid="0042f0aa"/>
    </style:style>
    <style:style style:name="P11" style:family="paragraph" style:parent-style-name="Preformatted_20_Text" style:list-style-name="L4">
      <style:paragraph-properties fo:margin-top="0cm" fo:margin-bottom="0.247cm" style:contextual-spacing="false" fo:line-height="115%"/>
      <style:text-properties officeooo:rsid="0042f0aa"/>
    </style:style>
    <style:style style:name="P12" style:family="paragraph" style:parent-style-name="Text_20_body" style:list-style-name="L5">
      <style:text-properties officeooo:rsid="0042f0aa"/>
    </style:style>
    <style:style style:name="P13" style:family="paragraph" style:parent-style-name="Preformatted_20_Text" style:list-style-name="L5">
      <style:paragraph-properties fo:margin-top="0cm" fo:margin-bottom="0.247cm" style:contextual-spacing="false" fo:line-height="115%"/>
      <style:text-properties officeooo:rsid="0042f0aa"/>
    </style:style>
    <style:style style:name="P14" style:family="paragraph" style:parent-style-name="Text_20_body" style:list-style-name="L6">
      <style:text-properties officeooo:rsid="0042f0aa"/>
    </style:style>
    <style:style style:name="P15" style:family="paragraph" style:parent-style-name="Preformatted_20_Text" style:list-style-name="L6">
      <style:paragraph-properties fo:margin-top="0cm" fo:margin-bottom="0.247cm" style:contextual-spacing="false" fo:line-height="115%"/>
      <style:text-properties officeooo:rsid="0042f0aa"/>
    </style:style>
    <style:style style:name="P16" style:family="paragraph" style:parent-style-name="Text_20_body" style:list-style-name="L7">
      <style:text-properties officeooo:rsid="0042f0aa"/>
    </style:style>
    <style:style style:name="P17" style:family="paragraph" style:parent-style-name="Preformatted_20_Text" style:list-style-name="L7">
      <style:paragraph-properties fo:margin-top="0cm" fo:margin-bottom="0.247cm" style:contextual-spacing="false" fo:line-height="115%"/>
      <style:text-properties officeooo:rsid="0042f0aa"/>
    </style:style>
    <style:style style:name="P18" style:family="paragraph" style:parent-style-name="Text_20_body" style:list-style-name="L8">
      <style:text-properties officeooo:rsid="0042f0aa"/>
    </style:style>
    <style:style style:name="P19" style:family="paragraph" style:parent-style-name="Preformatted_20_Text" style:list-style-name="L8">
      <style:paragraph-properties fo:margin-top="0cm" fo:margin-bottom="0.247cm" style:contextual-spacing="false" fo:line-height="115%"/>
      <style:text-properties officeooo:rsid="0042f0aa"/>
    </style:style>
    <style:style style:name="P20" style:family="paragraph" style:parent-style-name="Text_20_body" style:list-style-name="L9">
      <style:text-properties officeooo:rsid="0042f0aa"/>
    </style:style>
    <style:style style:name="P21" style:family="paragraph" style:parent-style-name="Preformatted_20_Text" style:list-style-name="L9">
      <style:paragraph-properties fo:margin-top="0cm" fo:margin-bottom="0.247cm" style:contextual-spacing="false" fo:line-height="115%"/>
      <style:text-properties officeooo:rsid="0042f0aa"/>
    </style:style>
    <style:style style:name="P22" style:family="paragraph" style:parent-style-name="Text_20_body" style:list-style-name="L10">
      <style:text-properties officeooo:rsid="0042f0aa"/>
    </style:style>
    <style:style style:name="P23" style:family="paragraph" style:parent-style-name="Preformatted_20_Text" style:list-style-name="L10">
      <style:paragraph-properties fo:margin-top="0cm" fo:margin-bottom="0.247cm" style:contextual-spacing="false" fo:line-height="115%"/>
      <style:text-properties officeooo:rsid="0042f0aa"/>
    </style:style>
    <style:style style:name="P24" style:family="paragraph" style:parent-style-name="Text_20_body" style:list-style-name="L11">
      <style:text-properties officeooo:rsid="0042f0aa"/>
    </style:style>
    <style:style style:name="P25" style:family="paragraph" style:parent-style-name="Preformatted_20_Text" style:list-style-name="L11">
      <style:paragraph-properties fo:margin-top="0cm" fo:margin-bottom="0.247cm" style:contextual-spacing="false" fo:line-height="115%"/>
      <style:text-properties officeooo:rsid="0042f0aa"/>
    </style:style>
    <style:style style:name="P26" style:family="paragraph" style:parent-style-name="Text_20_body" style:list-style-name="L12">
      <style:text-properties officeooo:rsid="0042f0aa"/>
    </style:style>
    <style:style style:name="P27" style:family="paragraph" style:parent-style-name="Text_20_body" style:list-style-name="L13">
      <style:text-properties officeooo:rsid="0042f0aa"/>
    </style:style>
    <style:style style:name="P28" style:family="paragraph" style:parent-style-name="Text_20_body" style:list-style-name="L14">
      <style:text-properties officeooo:rsid="0042f0aa"/>
    </style:style>
    <style:style style:name="P29" style:family="paragraph" style:parent-style-name="Text_20_body" style:list-style-name="L15">
      <style:text-properties officeooo:rsid="0042f0aa"/>
    </style:style>
    <style:style style:name="P30" style:family="paragraph" style:parent-style-name="Text_20_body" style:list-style-name="L16">
      <style:text-properties officeooo:rsid="0042f0aa"/>
    </style:style>
    <style:style style:name="P31" style:family="paragraph" style:parent-style-name="Text_20_body">
      <style:paragraph-properties fo:margin-top="0cm" fo:margin-bottom="0.247cm" style:contextual-spacing="false" fo:line-height="115%"/>
      <style:text-properties officeooo:rsid="0042f0aa"/>
    </style:style>
    <style:style style:name="P32" style:family="paragraph" style:parent-style-name="Heading_20_3">
      <style:text-properties officeooo:paragraph-rsid="000caa2c"/>
    </style:style>
    <style:style style:name="P33" style:family="paragraph" style:parent-style-name="Text_20_body">
      <style:text-properties fo:font-size="18pt" style:font-size-asian="18pt" style:font-size-complex="18pt"/>
    </style:style>
    <style:style style:name="P34" style:family="paragraph" style:parent-style-name="Text_20_body" style:list-style-name="L17">
      <style:text-properties fo:font-size="18pt" style:font-size-asian="18pt" style:font-size-complex="18pt"/>
    </style:style>
    <style:style style:name="P35" style:family="paragraph" style:parent-style-name="Text_20_body" style:list-style-name="L18">
      <style:text-properties fo:font-size="18pt" style:font-size-asian="18pt" style:font-size-complex="18pt"/>
    </style:style>
    <style:style style:name="P36" style:family="paragraph" style:parent-style-name="Text_20_body" style:list-style-name="L19">
      <style:text-properties fo:font-size="18pt" style:font-size-asian="18pt" style:font-size-complex="18pt"/>
    </style:style>
    <style:style style:name="P37" style:family="paragraph" style:parent-style-name="Text_20_body" style:list-style-name="L20">
      <style:text-properties fo:font-size="18pt" style:font-size-asian="18pt" style:font-size-complex="18pt"/>
    </style:style>
    <style:style style:name="P38" style:family="paragraph" style:parent-style-name="Text_20_body" style:list-style-name="L21">
      <style:text-properties fo:font-size="18pt" style:font-size-asian="18pt" style:font-size-complex="18pt"/>
    </style:style>
    <style:style style:name="P39" style:family="paragraph" style:parent-style-name="Heading_20_3">
      <style:text-properties fo:font-size="18pt" style:font-size-asian="18pt" style:font-size-complex="18pt"/>
    </style:style>
    <style:style style:name="P40" style:family="paragraph" style:parent-style-name="Heading_20_4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41" style:family="paragraph" style:parent-style-name="Text_20_body" style:list-style-name="L22">
      <style:text-properties fo:font-size="18pt" style:font-size-asian="18pt" style:font-size-complex="18pt"/>
    </style:style>
    <style:style style:name="P42" style:family="paragraph" style:parent-style-name="Horizontal_20_Line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43" style:family="paragraph" style:parent-style-name="Text_20_body" style:list-style-name="L23">
      <style:text-properties fo:font-size="18pt" style:font-size-asian="18pt" style:font-size-complex="18pt"/>
    </style:style>
    <style:style style:name="P44" style:family="paragraph" style:parent-style-name="Quotations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45" style:family="paragraph" style:parent-style-name="Text_20_body">
      <style:paragraph-properties fo:margin-top="0cm" fo:margin-bottom="0.247cm" style:contextual-spacing="false" fo:line-height="115%"/>
      <style:text-properties fo:font-size="18pt" officeooo:paragraph-rsid="000cbecf" style:font-size-asian="18pt" style:font-size-complex="18pt"/>
    </style:style>
    <style:style style:name="P46" style:family="paragraph" style:parent-style-name="Text_20_body" style:list-style-name="L24">
      <style:text-properties fo:font-size="18pt" style:font-size-asian="18pt" style:font-size-complex="18pt"/>
    </style:style>
    <style:style style:name="P47" style:family="paragraph" style:parent-style-name="Text_20_body" style:list-style-name="L25">
      <style:text-properties fo:font-size="18pt" style:font-size-asian="18pt" style:font-size-complex="18pt"/>
    </style:style>
    <style:style style:name="P48" style:family="paragraph" style:parent-style-name="Text_20_body">
      <style:text-properties fo:font-size="18pt" officeooo:rsid="000cbecf" officeooo:paragraph-rsid="000cbecf" style:font-size-asian="18pt" style:font-size-complex="18pt"/>
    </style:style>
    <style:style style:name="P49" style:family="paragraph" style:parent-style-name="Heading_20_2">
      <style:text-properties fo:font-size="18pt" officeooo:rsid="000cbecf" officeooo:paragraph-rsid="000cbecf" style:font-size-asian="18pt" style:font-size-complex="18pt"/>
    </style:style>
    <style:style style:name="P50" style:family="paragraph" style:parent-style-name="Heading_20_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1" style:family="paragraph" style:parent-style-name="Text_20_body">
      <style:text-properties fo:font-size="18pt" officeooo:rsid="000cbecf" style:font-size-asian="18pt" style:font-size-complex="18pt"/>
    </style:style>
    <style:style style:name="P52" style:family="paragraph" style:parent-style-name="Text_20_body" style:list-style-name="L26">
      <style:text-properties fo:font-size="18pt" officeooo:rsid="000cbecf" style:font-size-asian="18pt" style:font-size-complex="18pt"/>
    </style:style>
    <style:style style:name="P53" style:family="paragraph" style:parent-style-name="Horizontal_20_Line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4" style:family="paragraph" style:parent-style-name="Text_20_body" style:list-style-name="L27">
      <style:text-properties fo:font-size="18pt" officeooo:rsid="000cbecf" style:font-size-asian="18pt" style:font-size-complex="18pt"/>
    </style:style>
    <style:style style:name="P55" style:family="paragraph" style:parent-style-name="Preformatted_20_Text" style:list-style-name="L27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7" style:family="paragraph" style:parent-style-name="Text_20_body" style:list-style-name="L28">
      <style:text-properties fo:font-size="18pt" officeooo:rsid="000cbecf" style:font-size-asian="18pt" style:font-size-complex="18pt"/>
    </style:style>
    <style:style style:name="P58" style:family="paragraph" style:parent-style-name="Quotations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9" style:family="paragraph" style:parent-style-name="Quotations" style:list-style-name="L29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0" style:family="paragraph" style:parent-style-name="Preformatted_20_Text" style:list-style-name="L29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61" style:family="paragraph" style:parent-style-name="Quotations" style:list-style-name="L29">
      <style:paragraph-properties fo:margin-left="1cm" fo:margin-right="1cm" fo:margin-top="0cm" fo:margin-bottom="0.247cm" style:contextual-spacing="false" fo:line-height="115%" fo:text-indent="0cm" style:auto-text-indent="false"/>
      <style:text-properties fo:font-size="18pt" officeooo:rsid="000cbecf" style:font-size-asian="18pt" style:font-size-complex="18pt"/>
    </style:style>
    <style:style style:name="P62" style:family="paragraph" style:parent-style-name="Text_20_body" style:list-style-name="L30">
      <style:text-properties fo:font-size="18pt" officeooo:rsid="000cbecf" style:font-size-asian="18pt" style:font-size-complex="18pt"/>
    </style:style>
    <style:style style:name="P63" style:family="paragraph" style:parent-style-name="Preformatted_20_Text" style:list-style-name="L3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64" style:family="paragraph" style:parent-style-name="Text_20_body" style:list-style-name="L31">
      <style:text-properties fo:font-size="18pt" officeooo:rsid="000cbecf" style:font-size-asian="18pt" style:font-size-complex="18pt"/>
    </style:style>
    <style:style style:name="P65" style:family="paragraph" style:parent-style-name="Preformatted_20_Text" style:list-style-name="L3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66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67" style:family="paragraph" style:parent-style-name="Quotations" style:list-style-name="L3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8" style:family="paragraph" style:parent-style-name="Text_20_body" style:list-style-name="L33">
      <style:text-properties fo:font-size="18pt" officeooo:rsid="000cbecf" style:font-size-asian="18pt" style:font-size-complex="18pt"/>
    </style:style>
    <style:style style:name="P69" style:family="paragraph" style:parent-style-name="Text_20_body" style:list-style-name="L34">
      <style:text-properties fo:font-size="18pt" officeooo:rsid="000cbecf" style:font-size-asian="18pt" style:font-size-complex="18pt"/>
    </style:style>
    <style:style style:name="P70" style:family="paragraph" style:parent-style-name="Heading_20_2">
      <style:text-properties fo:font-size="18pt" officeooo:rsid="000cbecf" style:font-size-asian="18pt" style:font-size-complex="18pt"/>
    </style:style>
    <style:style style:name="P71" style:family="paragraph" style:parent-style-name="Text_20_body" style:list-style-name="L35">
      <style:text-properties fo:font-size="18pt" officeooo:rsid="000cbecf" style:font-size-asian="18pt" style:font-size-complex="18pt"/>
    </style:style>
    <style:style style:name="P72" style:family="paragraph" style:parent-style-name="Text_20_body" style:list-style-name="L36">
      <style:text-properties fo:font-size="18pt" officeooo:rsid="000cbecf" style:font-size-asian="18pt" style:font-size-complex="18pt"/>
    </style:style>
    <style:style style:name="P73" style:family="paragraph" style:parent-style-name="Preformatted_20_Text" style:list-style-name="L36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74" style:family="paragraph" style:parent-style-name="Text_20_body" style:list-style-name="L37">
      <style:text-properties fo:font-size="18pt" officeooo:rsid="000cbecf" style:font-size-asian="18pt" style:font-size-complex="18pt"/>
    </style:style>
    <style:style style:name="P75" style:family="paragraph" style:parent-style-name="Text_20_body" style:list-style-name="L38">
      <style:text-properties fo:font-size="18pt" officeooo:rsid="000cbecf" style:font-size-asian="18pt" style:font-size-complex="18pt"/>
    </style:style>
    <style:style style:name="P76" style:family="paragraph" style:parent-style-name="Quotations" style:list-style-name="L39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7" style:family="paragraph" style:parent-style-name="Quotations" style:list-style-name="L40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8" style:family="paragraph" style:parent-style-name="Text_20_body" style:list-style-name="L41">
      <style:text-properties fo:font-size="18pt" officeooo:rsid="000cbecf" style:font-size-asian="18pt" style:font-size-complex="18pt"/>
    </style:style>
    <style:style style:name="P79" style:family="paragraph" style:parent-style-name="Text_20_body" style:list-style-name="L42">
      <style:text-properties fo:font-size="18pt" officeooo:rsid="000cbecf" style:font-size-asian="18pt" style:font-size-complex="18pt"/>
    </style:style>
    <style:style style:name="P80" style:family="paragraph" style:parent-style-name="Quotations" style:list-style-name="L4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81" style:family="paragraph" style:parent-style-name="Preformatted_20_Text" style:list-style-name="L43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2" style:family="paragraph" style:parent-style-name="Preformatted_20_Text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3" style:family="paragraph" style:parent-style-name="Heading_20_2">
      <style:paragraph-properties fo:margin-top="0cm" fo:margin-bottom="0.247cm" style:contextual-spacing="false" fo:line-height="115%"/>
      <style:text-properties officeooo:paragraph-rsid="00157cc8"/>
    </style:style>
    <style:style style:name="P84" style:family="paragraph" style:parent-style-name="Heading_20_2">
      <style:paragraph-properties fo:margin-top="0cm" fo:margin-bottom="0.247cm" style:contextual-spacing="false" fo:line-height="115%"/>
      <style:text-properties officeooo:rsid="000cbecf"/>
    </style:style>
    <style:style style:name="P85" style:family="paragraph" style:parent-style-name="Text_20_body" style:list-style-name="L44">
      <style:text-properties fo:font-size="18pt" officeooo:rsid="000cbecf" style:font-size-asian="18pt" style:font-size-complex="18pt"/>
    </style:style>
    <style:style style:name="P86" style:family="paragraph" style:parent-style-name="Text_20_body" style:list-style-name="L45">
      <style:text-properties fo:font-size="18pt" officeooo:rsid="000cbecf" style:font-size-asian="18pt" style:font-size-complex="18pt"/>
    </style:style>
    <style:style style:name="P87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8" style:family="paragraph" style:parent-style-name="Text_20_body" style:list-style-name="L46">
      <style:text-properties fo:font-size="18pt" officeooo:rsid="000cbecf" style:font-size-asian="18pt" style:font-size-complex="18pt"/>
    </style:style>
    <style:style style:name="P89" style:family="paragraph" style:parent-style-name="Heading_20_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90" style:family="paragraph" style:parent-style-name="Text_20_body" style:list-style-name="L47">
      <style:text-properties fo:font-size="18pt" officeooo:rsid="000cbecf" style:font-size-asian="18pt" style:font-size-complex="18pt"/>
    </style:style>
    <style:style style:name="P91" style:family="paragraph" style:parent-style-name="Text_20_body" style:list-style-name="L48">
      <style:text-properties fo:font-size="18pt" officeooo:rsid="000cbecf" style:font-size-asian="18pt" style:font-size-complex="18pt"/>
    </style:style>
    <style:style style:name="P92" style:family="paragraph" style:parent-style-name="Text_20_body">
      <style:paragraph-properties fo:margin-top="0cm" fo:margin-bottom="0.247cm" style:contextual-spacing="false" fo:line-height="115%"/>
      <style:text-properties officeooo:paragraph-rsid="00157cc8"/>
    </style:style>
    <style:style style:name="P93" style:family="paragraph" style:parent-style-name="Text_20_body" style:list-style-name="L49">
      <style:text-properties fo:font-size="18pt" officeooo:rsid="000cbecf" style:font-size-asian="18pt" style:font-size-complex="18pt"/>
    </style:style>
    <style:style style:name="P94" style:family="paragraph" style:parent-style-name="Text_20_body" style:list-style-name="L50">
      <style:text-properties fo:font-size="18pt" officeooo:rsid="000cbecf" style:font-size-asian="18pt" style:font-size-complex="18pt"/>
    </style:style>
    <style:style style:name="P95" style:family="paragraph" style:parent-style-name="Text_20_body" style:list-style-name="L51">
      <style:text-properties fo:font-size="18pt" officeooo:rsid="000cbecf" style:font-size-asian="18pt" style:font-size-complex="18pt"/>
    </style:style>
    <style:style style:name="P96" style:family="paragraph" style:parent-style-name="Text_20_body" style:list-style-name="L52">
      <style:text-properties fo:font-size="18pt" officeooo:rsid="000cbecf" style:font-size-asian="18pt" style:font-size-complex="18pt"/>
    </style:style>
    <style:style style:name="P97" style:family="paragraph" style:parent-style-name="Preformatted_20_Text" style:list-style-name="L5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98" style:family="paragraph" style:parent-style-name="Text_20_body" style:list-style-name="L53">
      <style:text-properties fo:font-size="18pt" officeooo:rsid="000cbecf" style:font-size-asian="18pt" style:font-size-complex="18pt"/>
    </style:style>
    <style:style style:name="P99" style:family="paragraph" style:parent-style-name="Text_20_body" style:list-style-name="L54">
      <style:text-properties fo:font-size="18pt" officeooo:rsid="000cbecf" style:font-size-asian="18pt" style:font-size-complex="18pt"/>
    </style:style>
    <style:style style:name="P100" style:family="paragraph" style:parent-style-name="Text_20_body" style:list-style-name="L55">
      <style:text-properties fo:font-size="18pt" officeooo:rsid="000cbecf" style:font-size-asian="18pt" style:font-size-complex="18pt"/>
    </style:style>
    <style:style style:name="P101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02" style:family="paragraph" style:parent-style-name="Text_20_body" style:list-style-name="L56">
      <style:text-properties fo:font-size="18pt" officeooo:rsid="000cbecf" style:font-size-asian="18pt" style:font-size-complex="18pt"/>
    </style:style>
    <style:style style:name="P103" style:family="paragraph" style:parent-style-name="Text_20_body" style:list-style-name="L57">
      <style:text-properties fo:font-size="18pt" officeooo:rsid="000cbecf" style:font-size-asian="18pt" style:font-size-complex="18pt"/>
    </style:style>
    <style:style style:name="P104" style:family="paragraph" style:parent-style-name="Preformatted_20_Text" style:list-style-name="L5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05" style:family="paragraph" style:parent-style-name="Text_20_body" style:list-style-name="L58">
      <style:text-properties fo:font-size="18pt" officeooo:rsid="000cbecf" style:font-size-asian="18pt" style:font-size-complex="18pt"/>
    </style:style>
    <style:style style:name="P106" style:family="paragraph" style:parent-style-name="Preformatted_20_Text" style:list-style-name="L58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07" style:family="paragraph" style:parent-style-name="Text_20_body" style:list-style-name="L59">
      <style:text-properties fo:font-size="18pt" officeooo:rsid="000cbecf" style:font-size-asian="18pt" style:font-size-complex="18pt"/>
    </style:style>
    <style:style style:name="P108" style:family="paragraph" style:parent-style-name="Text_20_body" style:list-style-name="L60">
      <style:text-properties fo:font-size="18pt" officeooo:rsid="000cbecf" style:font-size-asian="18pt" style:font-size-complex="18pt"/>
    </style:style>
    <style:style style:name="P109" style:family="paragraph" style:parent-style-name="Heading_20_1">
      <style:paragraph-properties fo:margin-top="0cm" fo:margin-bottom="0.247cm" style:contextual-spacing="false" fo:line-height="115%"/>
      <style:text-properties officeooo:paragraph-rsid="00157cc8"/>
    </style:style>
    <style:style style:name="P110" style:family="paragraph" style:parent-style-name="Text_20_body" style:list-style-name="L61">
      <style:text-properties fo:font-size="18pt" officeooo:rsid="000cbecf" style:font-size-asian="18pt" style:font-size-complex="18pt"/>
    </style:style>
    <style:style style:name="P111" style:family="paragraph" style:parent-style-name="Preformatted_20_Text" style:list-style-name="L6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12" style:family="paragraph" style:parent-style-name="Text_20_body" style:list-style-name="L62">
      <style:text-properties fo:font-size="18pt" officeooo:rsid="000cbecf" style:font-size-asian="18pt" style:font-size-complex="18pt"/>
    </style:style>
    <style:style style:name="P113" style:family="paragraph" style:parent-style-name="Text_20_body" style:list-style-name="L63">
      <style:text-properties fo:font-size="18pt" officeooo:rsid="000cbecf" style:font-size-asian="18pt" style:font-size-complex="18pt"/>
    </style:style>
    <style:style style:name="P114" style:family="paragraph" style:parent-style-name="Text_20_body" style:list-style-name="L64">
      <style:text-properties fo:font-size="18pt" officeooo:rsid="000cbecf" style:font-size-asian="18pt" style:font-size-complex="18pt"/>
    </style:style>
    <style:style style:name="P115" style:family="paragraph" style:parent-style-name="Text_20_body" style:list-style-name="L65">
      <style:text-properties fo:font-size="18pt" officeooo:rsid="000cbecf" style:font-size-asian="18pt" style:font-size-complex="18pt"/>
    </style:style>
    <style:style style:name="P116" style:family="paragraph" style:parent-style-name="Heading_20_3">
      <style:text-properties fo:font-size="18pt" officeooo:rsid="000cbecf" style:font-size-asian="18pt" style:font-size-complex="18pt"/>
    </style:style>
    <style:style style:name="P117" style:family="paragraph" style:parent-style-name="Text_20_body" style:list-style-name="L66">
      <style:text-properties fo:font-size="18pt" officeooo:rsid="000cbecf" style:font-size-asian="18pt" style:font-size-complex="18pt"/>
    </style:style>
    <style:style style:name="P118" style:family="paragraph" style:parent-style-name="Text_20_body" style:list-style-name="L67">
      <style:text-properties fo:font-size="18pt" officeooo:rsid="000cbecf" style:font-size-asian="18pt" style:font-size-complex="18pt"/>
    </style:style>
    <style:style style:name="P119" style:family="paragraph" style:parent-style-name="Text_20_body" style:list-style-name="L68">
      <style:text-properties fo:font-size="18pt" officeooo:rsid="000cbecf" style:font-size-asian="18pt" style:font-size-complex="18pt"/>
    </style:style>
    <style:style style:name="P120" style:family="paragraph" style:parent-style-name="Text_20_body" style:list-style-name="L69">
      <style:text-properties fo:font-size="18pt" officeooo:rsid="000cbecf" style:font-size-asian="18pt" style:font-size-complex="18pt"/>
    </style:style>
    <style:style style:name="P121" style:family="paragraph" style:parent-style-name="Text_20_body" style:list-style-name="L70">
      <style:text-properties fo:font-size="18pt" officeooo:rsid="000cbecf" style:font-size-asian="18pt" style:font-size-complex="18pt"/>
    </style:style>
    <style:style style:name="P122" style:family="paragraph" style:parent-style-name="Text_20_body" style:list-style-name="L71">
      <style:text-properties fo:font-size="18pt" officeooo:rsid="000cbecf" style:font-size-asian="18pt" style:font-size-complex="18pt"/>
    </style:style>
    <style:style style:name="P123" style:family="paragraph" style:parent-style-name="Text_20_body" style:list-style-name="L72">
      <style:text-properties fo:font-size="18pt" officeooo:rsid="000cbecf" style:font-size-asian="18pt" style:font-size-complex="18pt"/>
    </style:style>
    <style:style style:name="P124" style:family="paragraph" style:parent-style-name="Text_20_body" style:list-style-name="L73">
      <style:text-properties fo:font-size="18pt" officeooo:rsid="000cbecf" style:font-size-asian="18pt" style:font-size-complex="18pt"/>
    </style:style>
    <style:style style:name="P125" style:family="paragraph" style:parent-style-name="Preformatted_20_Text" style:list-style-name="L7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26" style:family="paragraph" style:parent-style-name="Text_20_body" style:list-style-name="L74">
      <style:text-properties fo:font-size="18pt" officeooo:rsid="000cbecf" style:font-size-asian="18pt" style:font-size-complex="18pt"/>
    </style:style>
    <style:style style:name="P127" style:family="paragraph" style:parent-style-name="Text_20_body" style:list-style-name="L75">
      <style:text-properties fo:font-size="18pt" officeooo:rsid="000cbecf" style:font-size-asian="18pt" style:font-size-complex="18pt"/>
    </style:style>
    <style:style style:name="P128" style:family="paragraph" style:parent-style-name="Heading_20_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29" style:family="paragraph" style:parent-style-name="Text_20_body">
      <style:paragraph-properties fo:margin-top="0cm" fo:margin-bottom="0.247cm" style:contextual-spacing="false" fo:line-height="115%"/>
      <style:text-properties officeooo:paragraph-rsid="0025367f"/>
    </style:style>
    <style:style style:name="P130" style:family="paragraph" style:parent-style-name="Heading_20_3">
      <style:paragraph-properties fo:margin-top="0cm" fo:margin-bottom="0.247cm" style:contextual-spacing="false" fo:line-height="115%"/>
      <style:text-properties officeooo:paragraph-rsid="00157cc8"/>
    </style:style>
    <style:style style:name="P131" style:family="paragraph" style:parent-style-name="Text_20_body" style:list-style-name="L76">
      <style:text-properties fo:font-size="18pt" officeooo:rsid="000cbecf" style:font-size-asian="18pt" style:font-size-complex="18pt"/>
    </style:style>
    <style:style style:name="P132" style:family="paragraph" style:parent-style-name="Text_20_body" style:list-style-name="L77">
      <style:text-properties fo:font-size="18pt" officeooo:rsid="000cbecf" style:font-size-asian="18pt" style:font-size-complex="18pt"/>
    </style:style>
    <style:style style:name="P133" style:family="paragraph" style:parent-style-name="Text_20_body" style:list-style-name="L78">
      <style:text-properties fo:font-size="18pt" officeooo:rsid="000cbecf" style:font-size-asian="18pt" style:font-size-complex="18pt"/>
    </style:style>
    <style:style style:name="P134" style:family="paragraph" style:parent-style-name="Text_20_body" style:list-style-name="L79">
      <style:text-properties fo:font-size="18pt" officeooo:rsid="000cbecf" style:font-size-asian="18pt" style:font-size-complex="18pt"/>
    </style:style>
    <style:style style:name="P135" style:family="paragraph" style:parent-style-name="Text_20_body" style:list-style-name="L80">
      <style:text-properties fo:font-size="18pt" officeooo:rsid="000cbecf" style:font-size-asian="18pt" style:font-size-complex="18pt"/>
    </style:style>
    <style:style style:name="P136" style:family="paragraph" style:parent-style-name="Text_20_body" style:list-style-name="L81">
      <style:text-properties fo:font-size="18pt" officeooo:rsid="000cbecf" style:font-size-asian="18pt" style:font-size-complex="18pt"/>
    </style:style>
    <style:style style:name="P137" style:family="paragraph" style:parent-style-name="Text_20_body" style:list-style-name="L82">
      <style:text-properties fo:font-size="18pt" officeooo:rsid="000cbecf" style:font-size-asian="18pt" style:font-size-complex="18pt"/>
    </style:style>
    <style:style style:name="P138" style:family="paragraph" style:parent-style-name="Text_20_body" style:list-style-name="L83">
      <style:text-properties fo:font-size="18pt" officeooo:rsid="000cbecf" style:font-size-asian="18pt" style:font-size-complex="18pt"/>
    </style:style>
    <style:style style:name="P139" style:family="paragraph" style:parent-style-name="Heading_20_1">
      <style:paragraph-properties fo:margin-top="0cm" fo:margin-bottom="0.247cm" style:contextual-spacing="false" fo:line-height="115%"/>
      <style:text-properties officeooo:paragraph-rsid="002a0f99"/>
    </style:style>
    <style:style style:name="P140" style:family="paragraph" style:parent-style-name="Text_20_body" style:list-style-name="L84">
      <style:text-properties fo:font-size="18pt" officeooo:rsid="000cbecf" style:font-size-asian="18pt" style:font-size-complex="18pt"/>
    </style:style>
    <style:style style:name="P141" style:family="paragraph" style:parent-style-name="Preformatted_20_Text" style:list-style-name="L8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42" style:family="paragraph" style:parent-style-name="Text_20_body" style:list-style-name="L85">
      <style:text-properties fo:font-size="18pt" officeooo:rsid="000cbecf" style:font-size-asian="18pt" style:font-size-complex="18pt"/>
    </style:style>
    <style:style style:name="P143" style:family="paragraph" style:parent-style-name="Text_20_body" style:list-style-name="L86">
      <style:text-properties fo:font-size="18pt" officeooo:rsid="000cbecf" style:font-size-asian="18pt" style:font-size-complex="18pt"/>
    </style:style>
    <style:style style:name="P144" style:family="paragraph" style:parent-style-name="Preformatted_20_Text" style:list-style-name="L86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45" style:family="paragraph" style:parent-style-name="Preformatted_20_Text" style:list-style-name="L86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146" style:family="paragraph" style:parent-style-name="Text_20_body" style:list-style-name="L87">
      <style:text-properties fo:font-size="18pt" officeooo:rsid="000cbecf" style:font-size-asian="18pt" style:font-size-complex="18pt"/>
    </style:style>
    <style:style style:name="P147" style:family="paragraph" style:parent-style-name="Preformatted_20_Text" style:list-style-name="L87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148" style:family="paragraph" style:parent-style-name="Text_20_body" style:list-style-name="L88">
      <style:text-properties fo:font-size="18pt" officeooo:rsid="000cbecf" style:font-size-asian="18pt" style:font-size-complex="18pt"/>
    </style:style>
    <style:style style:name="P149" style:family="paragraph" style:parent-style-name="Text_20_body" style:list-style-name="L89">
      <style:text-properties fo:font-size="18pt" officeooo:rsid="000cbecf" style:font-size-asian="18pt" style:font-size-complex="18pt"/>
    </style:style>
    <style:style style:name="P150" style:family="paragraph" style:parent-style-name="Heading_20_1">
      <style:paragraph-properties fo:margin-top="0cm" fo:margin-bottom="0.247cm" style:contextual-spacing="false" fo:line-height="115%"/>
      <style:text-properties officeooo:paragraph-rsid="0031cfc8"/>
    </style:style>
    <style:style style:name="P151" style:family="paragraph" style:parent-style-name="Text_20_body">
      <style:text-properties fo:font-size="18pt" officeooo:rsid="0031cfc8" style:font-size-asian="18pt" style:font-size-complex="18pt"/>
    </style:style>
    <style:style style:name="P152" style:family="paragraph" style:parent-style-name="Horizontal_20_Line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53" style:family="paragraph" style:parent-style-name="Heading_20_2">
      <style:paragraph-properties fo:margin-top="0cm" fo:margin-bottom="0.247cm" style:contextual-spacing="false" fo:line-height="115%"/>
      <style:text-properties officeooo:rsid="0031cfc8"/>
    </style:style>
    <style:style style:name="P154" style:family="paragraph" style:parent-style-name="Text_20_body" style:list-style-name="L90">
      <style:text-properties fo:font-size="18pt" officeooo:rsid="0031cfc8" style:font-size-asian="18pt" style:font-size-complex="18pt"/>
    </style:style>
    <style:style style:name="P155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56" style:family="paragraph" style:parent-style-name="Preformatted_20_Text">
      <style:paragraph-properties fo:margin-top="0cm" fo:margin-bottom="0.247cm" style:contextual-spacing="false" fo:line-height="115%"/>
    </style:style>
    <style:style style:name="P157" style:family="paragraph" style:parent-style-name="Heading_20_3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58" style:family="paragraph" style:parent-style-name="Text_20_body" style:list-style-name="L91">
      <style:text-properties fo:font-size="18pt" officeooo:rsid="0031cfc8" style:font-size-asian="18pt" style:font-size-complex="18pt"/>
    </style:style>
    <style:style style:name="P159" style:family="paragraph" style:parent-style-name="Text_20_body" style:list-style-name="L92">
      <style:text-properties fo:font-size="18pt" officeooo:rsid="0031cfc8" style:font-size-asian="18pt" style:font-size-complex="18pt"/>
    </style:style>
    <style:style style:name="P160" style:family="paragraph" style:parent-style-name="Text_20_body" style:list-style-name="L93">
      <style:text-properties fo:font-size="18pt" officeooo:rsid="0031cfc8" style:font-size-asian="18pt" style:font-size-complex="18pt"/>
    </style:style>
    <style:style style:name="P161" style:family="paragraph" style:parent-style-name="Preformatted_20_Text" style:list-style-name="L93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62" style:family="paragraph" style:parent-style-name="Text_20_body" style:list-style-name="L94">
      <style:text-properties fo:font-size="18pt" officeooo:rsid="0031cfc8" style:font-size-asian="18pt" style:font-size-complex="18pt"/>
    </style:style>
    <style:style style:name="P163" style:family="paragraph" style:parent-style-name="Heading_20_2">
      <style:paragraph-properties fo:margin-top="0cm" fo:margin-bottom="0.247cm" style:contextual-spacing="false" fo:line-height="115%"/>
    </style:style>
    <style:style style:name="P164" style:family="paragraph" style:parent-style-name="Text_20_body">
      <style:paragraph-properties fo:margin-top="0cm" fo:margin-bottom="0.247cm" style:contextual-spacing="false" fo:line-height="115%"/>
    </style:style>
    <style:style style:name="P165" style:family="paragraph" style:parent-style-name="Heading_20_3">
      <style:paragraph-properties fo:margin-top="0cm" fo:margin-bottom="0.247cm" style:contextual-spacing="false" fo:line-height="115%"/>
    </style:style>
    <style:style style:name="P166" style:family="paragraph" style:parent-style-name="Text_20_body" style:list-style-name="L95">
      <style:text-properties fo:font-size="18pt" officeooo:rsid="0031cfc8" style:font-size-asian="18pt" style:font-size-complex="18pt"/>
    </style:style>
    <style:style style:name="P16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1cfc8" style:font-size-asian="18pt" style:font-size-complex="18pt"/>
    </style:style>
    <style:style style:name="P168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31cfc8" style:font-size-asian="18pt" style:font-size-complex="18pt"/>
    </style:style>
    <style:style style:name="P169" style:family="paragraph" style:parent-style-name="Heading_20_4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70" style:family="paragraph" style:parent-style-name="Quotations">
      <style:paragraph-properties fo:margin-top="0cm" fo:margin-bottom="0.247cm" style:contextual-spacing="false" fo:line-height="115%"/>
      <style:text-properties fo:font-size="18pt" officeooo:rsid="0031cfc8" style:font-size-asian="18pt" style:font-size-complex="18pt"/>
    </style:style>
    <style:style style:name="P171" style:family="paragraph" style:parent-style-name="Text_20_body" style:list-style-name="L96">
      <style:text-properties fo:font-size="18pt" officeooo:rsid="0031cfc8" style:font-size-asian="18pt" style:font-size-complex="18pt"/>
    </style:style>
    <style:style style:name="P172" style:family="paragraph" style:parent-style-name="Text_20_body" style:list-style-name="L97">
      <style:text-properties fo:font-size="18pt" officeooo:rsid="0031cfc8" style:font-size-asian="18pt" style:font-size-complex="18pt"/>
    </style:style>
    <style:style style:name="P173" style:family="paragraph" style:parent-style-name="Text_20_body" style:list-style-name="L98">
      <style:text-properties fo:font-size="18pt" officeooo:rsid="0031cfc8" style:font-size-asian="18pt" style:font-size-complex="18pt"/>
    </style:style>
    <style:style style:name="P174" style:family="paragraph" style:parent-style-name="Text_20_body" style:list-style-name="L99">
      <style:text-properties fo:font-size="18pt" officeooo:rsid="0031cfc8" style:font-size-asian="18pt" style:font-size-complex="18pt"/>
    </style:style>
    <style:style style:name="P175" style:family="paragraph" style:parent-style-name="Text_20_body" style:list-style-name="L100">
      <style:text-properties fo:font-size="18pt" officeooo:rsid="0031cfc8" style:font-size-asian="18pt" style:font-size-complex="18pt"/>
    </style:style>
    <style:style style:name="P176" style:family="paragraph" style:parent-style-name="Text_20_body" style:list-style-name="L101">
      <style:text-properties fo:font-size="18pt" officeooo:rsid="0031cfc8" style:font-size-asian="18pt" style:font-size-complex="18pt"/>
    </style:style>
    <style:style style:name="P177" style:family="paragraph" style:parent-style-name="Text_20_body" style:list-style-name="L102">
      <style:text-properties fo:font-size="18pt" officeooo:rsid="0031cfc8" style:font-size-asian="18pt" style:font-size-complex="18pt"/>
    </style:style>
    <style:style style:name="P178" style:family="paragraph" style:parent-style-name="Text_20_body" style:list-style-name="L103">
      <style:text-properties fo:font-size="18pt" officeooo:rsid="0031cfc8" style:font-size-asian="18pt" style:font-size-complex="18pt"/>
    </style:style>
    <style:style style:name="P179" style:family="paragraph" style:parent-style-name="Text_20_body" style:list-style-name="L104">
      <style:text-properties fo:font-size="18pt" officeooo:rsid="0031cfc8" style:font-size-asian="18pt" style:font-size-complex="18pt"/>
    </style:style>
    <style:style style:name="P180" style:family="paragraph" style:parent-style-name="Text_20_body" style:list-style-name="L105">
      <style:text-properties fo:font-size="18pt" officeooo:rsid="0031cfc8" style:font-size-asian="18pt" style:font-size-complex="18pt"/>
    </style:style>
    <style:style style:name="P181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3711d3" officeooo:paragraph-rsid="00390675" style:font-size-asian="18pt" style:font-size-complex="18pt"/>
    </style:style>
    <style:style style:name="P182" style:family="paragraph" style:parent-style-name="Preformatted_20_Text">
      <style:paragraph-properties fo:margin-top="0cm" fo:margin-bottom="0.247cm" style:contextual-spacing="false" fo:line-height="115%" style:writing-mode="lr-tb"/>
      <style:text-properties officeooo:paragraph-rsid="00390675"/>
    </style:style>
    <style:style style:name="P183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84" style:family="paragraph" style:parent-style-name="Text_20_body">
      <style:paragraph-properties fo:margin-top="0cm" fo:margin-bottom="0.247cm" style:contextual-spacing="false" fo:line-height="115%"/>
      <style:text-properties fo:font-size="18pt" officeooo:rsid="003711d3" officeooo:paragraph-rsid="003711d3" style:font-size-asian="18pt" style:font-size-complex="18pt"/>
    </style:style>
    <style:style style:name="P185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186" style:family="paragraph" style:parent-style-name="Text_20_body" style:list-style-name="L106">
      <style:text-properties fo:font-size="18pt" officeooo:rsid="0031cfc8" style:font-size-asian="18pt" style:font-size-complex="18pt"/>
    </style:style>
    <style:style style:name="P187" style:family="paragraph" style:parent-style-name="Text_20_body" style:list-style-name="L107">
      <style:text-properties fo:font-size="18pt" officeooo:rsid="0031cfc8" style:font-size-asian="18pt" style:font-size-complex="18pt"/>
    </style:style>
    <style:style style:name="P188" style:family="paragraph" style:parent-style-name="Text_20_body">
      <style:paragraph-properties fo:margin-top="0cm" fo:margin-bottom="0.247cm" style:contextual-spacing="false" fo:line-height="115%"/>
      <style:text-properties officeooo:paragraph-rsid="003a9bb3"/>
    </style:style>
    <style:style style:name="P189" style:family="paragraph" style:parent-style-name="Heading_20_2">
      <style:paragraph-properties fo:margin-top="0cm" fo:margin-bottom="0.247cm" style:contextual-spacing="false" fo:line-height="115%"/>
      <style:text-properties officeooo:paragraph-rsid="003a9bb3"/>
    </style:style>
    <style:style style:name="P190" style:family="paragraph" style:parent-style-name="Text_20_body" style:list-style-name="L108">
      <style:text-properties fo:font-size="18pt" officeooo:rsid="003a9bb3" style:font-size-asian="18pt" style:font-size-complex="18pt"/>
    </style:style>
    <style:style style:name="P191" style:family="paragraph" style:parent-style-name="Horizontal_20_Line">
      <style:paragraph-properties fo:margin-top="0cm" fo:margin-bottom="0.247cm" style:contextual-spacing="false" fo:line-height="115%"/>
      <style:text-properties fo:font-size="18pt" officeooo:rsid="003a9bb3" style:font-size-asian="18pt" style:font-size-complex="18pt"/>
    </style:style>
    <style:style style:name="P192" style:family="paragraph" style:parent-style-name="Heading_20_2">
      <style:paragraph-properties fo:margin-top="0cm" fo:margin-bottom="0.247cm" style:contextual-spacing="false" fo:line-height="115%"/>
      <style:text-properties officeooo:rsid="003a9bb3"/>
    </style:style>
    <style:style style:name="P193" style:family="paragraph" style:parent-style-name="Heading_20_3">
      <style:paragraph-properties fo:margin-top="0cm" fo:margin-bottom="0.247cm" style:contextual-spacing="false" fo:line-height="115%"/>
      <style:text-properties fo:font-size="18pt" officeooo:rsid="003a9bb3" style:font-size-asian="18pt" style:font-size-complex="18pt"/>
    </style:style>
    <style:style style:name="P194" style:family="paragraph" style:parent-style-name="Text_20_body">
      <style:text-properties fo:font-size="18pt" officeooo:rsid="003a9bb3" style:font-size-asian="18pt" style:font-size-complex="18pt"/>
    </style:style>
    <style:style style:name="P195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a9bb3" style:font-size-asian="18pt" style:font-size-complex="18pt"/>
    </style:style>
    <style:style style:name="P196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3a9bb3" style:font-size-asian="18pt" style:font-size-complex="18pt"/>
    </style:style>
    <style:style style:name="P197" style:family="paragraph" style:parent-style-name="Quotations">
      <style:paragraph-properties fo:margin-top="0cm" fo:margin-bottom="0.247cm" style:contextual-spacing="false" fo:line-height="115%"/>
      <style:text-properties fo:font-size="18pt" officeooo:rsid="003a9bb3" style:font-size-asian="18pt" style:font-size-complex="18pt"/>
    </style:style>
    <style:style style:name="P198" style:family="paragraph" style:parent-style-name="Quotations" style:list-style-name="L109">
      <style:paragraph-properties fo:margin-top="0cm" fo:margin-bottom="0.247cm" style:contextual-spacing="false" fo:line-height="115%"/>
      <style:text-properties fo:font-size="18pt" officeooo:rsid="003a9bb3" style:font-size-asian="18pt" style:font-size-complex="18pt"/>
    </style:style>
    <style:style style:name="P199" style:family="paragraph" style:parent-style-name="Text_20_body" style:list-style-name="L110">
      <style:text-properties fo:font-size="18pt" officeooo:rsid="003a9bb3" style:font-size-asian="18pt" style:font-size-complex="18pt"/>
    </style:style>
    <style:style style:name="P200" style:family="paragraph" style:parent-style-name="Preformatted_20_Text" style:list-style-name="L11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a9bb3" style:font-size-asian="18pt" style:font-size-complex="18pt"/>
    </style:style>
    <style:style style:name="P201" style:family="paragraph" style:parent-style-name="Preformatted_20_Text" style:list-style-name="L110">
      <style:paragraph-properties fo:margin-top="0cm" fo:margin-bottom="0.247cm" style:contextual-spacing="false" fo:line-height="115%" style:writing-mode="lr-tb"/>
      <style:text-properties fo:font-size="18pt" officeooo:rsid="003a9bb3" style:font-size-asian="18pt" style:font-size-complex="18pt"/>
    </style:style>
    <style:style style:name="P202" style:family="paragraph" style:parent-style-name="Text_20_body" style:list-style-name="L111">
      <style:text-properties fo:font-size="18pt" officeooo:rsid="003a9bb3" style:font-size-asian="18pt" style:font-size-complex="18pt"/>
    </style:style>
    <style:style style:name="P203" style:family="paragraph" style:parent-style-name="Text_20_body" style:list-style-name="L112">
      <style:text-properties fo:font-size="18pt" officeooo:rsid="003a9bb3" style:font-size-asian="18pt" style:font-size-complex="18pt"/>
    </style:style>
    <style:style style:name="P204" style:family="paragraph" style:parent-style-name="Text_20_body" style:list-style-name="L113">
      <style:text-properties fo:font-size="18pt" officeooo:rsid="003a9bb3" style:font-size-asian="18pt" style:font-size-complex="18pt"/>
    </style:style>
    <style:style style:name="P205" style:family="paragraph" style:parent-style-name="Text_20_body" style:list-style-name="L114">
      <style:text-properties fo:font-size="18pt" officeooo:rsid="003a9bb3" style:font-size-asian="18pt" style:font-size-complex="18pt"/>
    </style:style>
    <style:style style:name="P206" style:family="paragraph" style:parent-style-name="Preformatted_20_Text" style:list-style-name="L11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a9bb3" style:font-size-asian="18pt" style:font-size-complex="18pt"/>
    </style:style>
    <style:style style:name="P207" style:family="paragraph" style:parent-style-name="Preformatted_20_Text" style:list-style-name="L114">
      <style:paragraph-properties fo:margin-top="0cm" fo:margin-bottom="0.247cm" style:contextual-spacing="false" fo:line-height="115%" style:writing-mode="lr-tb"/>
      <style:text-properties fo:font-size="18pt" officeooo:rsid="003a9bb3" style:font-size-asian="18pt" style:font-size-complex="18pt"/>
    </style:style>
    <style:style style:name="P208" style:family="paragraph" style:parent-style-name="Text_20_body" style:list-style-name="L115">
      <style:text-properties fo:font-size="18pt" officeooo:rsid="003a9bb3" style:font-size-asian="18pt" style:font-size-complex="18pt"/>
    </style:style>
    <style:style style:name="P209" style:family="paragraph" style:parent-style-name="Preformatted_20_Text" style:list-style-name="L11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3a9bb3" style:font-size-asian="18pt" style:font-size-complex="18pt"/>
    </style:style>
    <style:style style:name="P210" style:family="paragraph" style:parent-style-name="Preformatted_20_Text" style:list-style-name="L115">
      <style:paragraph-properties fo:margin-top="0cm" fo:margin-bottom="0.247cm" style:contextual-spacing="false" fo:line-height="115%" style:writing-mode="lr-tb"/>
      <style:text-properties fo:font-size="18pt" officeooo:rsid="003a9bb3" style:font-size-asian="18pt" style:font-size-complex="18pt"/>
    </style:style>
    <style:style style:name="P211" style:family="paragraph" style:parent-style-name="Text_20_body" style:list-style-name="L116">
      <style:text-properties fo:font-size="18pt" officeooo:rsid="003a9bb3" style:font-size-asian="18pt" style:font-size-complex="18pt"/>
    </style:style>
    <style:style style:name="P212" style:family="paragraph" style:parent-style-name="Text_20_body" style:list-style-name="L117">
      <style:text-properties fo:font-size="18pt" officeooo:rsid="003a9bb3" style:font-size-asian="18pt" style:font-size-complex="18pt"/>
    </style:style>
    <style:style style:name="P213" style:family="paragraph" style:parent-style-name="Text_20_body" style:list-style-name="L118">
      <style:text-properties fo:font-size="18pt" officeooo:rsid="003a9bb3" style:font-size-asian="18pt" style:font-size-complex="18pt"/>
    </style:style>
    <style:style style:name="P214" style:family="paragraph" style:parent-style-name="Heading_20_1">
      <style:paragraph-properties fo:margin-top="0cm" fo:margin-bottom="0.247cm" style:contextual-spacing="false" fo:line-height="115%"/>
      <style:text-properties officeooo:paragraph-rsid="003a9bb3"/>
    </style:style>
    <style:style style:name="P215" style:family="paragraph" style:parent-style-name="Text_20_body" style:list-style-name="L119"/>
    <style:style style:name="P216" style:family="paragraph" style:parent-style-name="Horizontal_20_Line">
      <style:paragraph-properties fo:margin-top="0cm" fo:margin-bottom="0.247cm" style:contextual-spacing="false" fo:line-height="115%"/>
    </style:style>
    <style:style style:name="P217" style:family="paragraph" style:parent-style-name="Quotations">
      <style:paragraph-properties fo:margin-top="0cm" fo:margin-bottom="0.247cm" style:contextual-spacing="false" fo:line-height="115%"/>
    </style:style>
    <style:style style:name="P218" style:family="paragraph" style:parent-style-name="Text_20_body">
      <style:text-properties officeooo:rsid="003d4117" officeooo:paragraph-rsid="003d4117"/>
    </style:style>
    <style:style style:name="P219" style:family="paragraph" style:parent-style-name="Text_20_body" style:list-style-name="L120"/>
    <style:style style:name="P220" style:family="paragraph" style:parent-style-name="Preformatted_20_Text" style:list-style-name="L120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221" style:family="paragraph" style:parent-style-name="Text_20_body" style:list-style-name="L121"/>
    <style:style style:name="P222" style:family="paragraph" style:parent-style-name="Heading_20_1">
      <style:paragraph-properties fo:margin-top="0cm" fo:margin-bottom="0.247cm" style:contextual-spacing="false" fo:line-height="115%"/>
    </style:style>
    <style:style style:name="P223" style:family="paragraph" style:parent-style-name="Text_20_body" style:list-style-name="L122"/>
    <style:style style:name="P224" style:family="paragraph" style:parent-style-name="Text_20_body" style:list-style-name="L123"/>
    <style:style style:name="P225" style:family="paragraph" style:parent-style-name="Text_20_body" style:list-style-name="L124"/>
    <style:style style:name="P226" style:family="paragraph" style:parent-style-name="Text_20_body" style:list-style-name="L124">
      <style:text-properties officeooo:paragraph-rsid="003fbf2e"/>
    </style:style>
    <style:style style:name="P227" style:family="paragraph" style:parent-style-name="Text_20_body" style:list-style-name="L125"/>
    <style:style style:name="P228" style:family="paragraph" style:parent-style-name="Preformatted_20_Text" style:list-style-name="L125">
      <style:paragraph-properties fo:margin-top="0cm" fo:margin-bottom="0.247cm" style:contextual-spacing="false" fo:line-height="115%"/>
    </style:style>
    <style:style style:name="P229" style:family="paragraph" style:parent-style-name="Text_20_body" style:list-style-name="L126"/>
    <style:style style:name="P230" style:family="paragraph" style:parent-style-name="Text_20_body">
      <style:paragraph-properties fo:margin-top="0cm" fo:margin-bottom="0.247cm" style:contextual-spacing="false" fo:line-height="115%"/>
      <style:text-properties officeooo:paragraph-rsid="0041902d"/>
    </style:style>
    <style:style style:name="P231" style:family="paragraph" style:parent-style-name="Heading_20_2">
      <style:paragraph-properties fo:margin-top="0cm" fo:margin-bottom="0.247cm" style:contextual-spacing="false" fo:line-height="115%"/>
      <style:text-properties officeooo:rsid="0042f0aa" officeooo:paragraph-rsid="0042f0aa"/>
    </style:style>
    <style:style style:name="P232" style:family="paragraph" style:parent-style-name="Text_20_body" style:list-style-name="L127">
      <style:text-properties officeooo:rsid="0042f0aa" officeooo:paragraph-rsid="0042f0aa"/>
    </style:style>
    <style:style style:name="T1" style:family="text">
      <style:text-properties fo:font-family="Roboto, Arial, sans-serif" fo:font-size="32pt" fo:font-weight="bold" style:font-size-asian="32pt" style:font-size-complex="32pt"/>
    </style:style>
    <style:style style:name="T2" style:family="text">
      <style:text-properties style:font-name="Liberation Serif" fo:font-size="18pt" style:font-name-asian="NSimSun1" style:font-size-asian="18pt" style:font-name-complex="Arial1" style:font-size-complex="18pt"/>
    </style:style>
    <style:style style:name="T3" style:family="text">
      <style:text-properties fo:font-size="10.5pt" fo:font-weight="normal" officeooo:rsid="000cbecf" style:font-size-asian="10.5pt" style:font-weight-asian="normal" style:font-size-complex="10.5pt" style:font-weight-complex="normal"/>
    </style:style>
    <style:style style:name="T4" style:family="text">
      <style:text-properties fo:font-size="18pt" officeooo:rsid="000cbecf" style:font-size-asian="18pt" style:font-size-complex="18pt"/>
    </style:style>
    <style:style style:name="T5" style:family="text">
      <style:text-properties fo:font-size="18pt" officeooo:rsid="00157cc8" style:font-size-asian="18pt" style:font-size-complex="18pt"/>
    </style:style>
    <style:style style:name="T6" style:family="text">
      <style:text-properties fo:font-size="18pt" officeooo:rsid="001d0dce" style:font-size-asian="18pt" style:font-size-complex="18pt"/>
    </style:style>
    <style:style style:name="T7" style:family="text">
      <style:text-properties fo:font-size="18pt" officeooo:rsid="0025367f" style:font-size-asian="18pt" style:font-size-complex="18pt"/>
    </style:style>
    <style:style style:name="T8" style:family="text">
      <style:text-properties fo:font-size="18pt" officeooo:rsid="002a0f99" style:font-size-asian="18pt" style:font-size-complex="18pt"/>
    </style:style>
    <style:style style:name="T9" style:family="text">
      <style:text-properties style:text-underline-style="solid" style:text-underline-type="double" style:text-underline-width="auto" style:text-underline-color="font-color"/>
    </style:style>
    <style:style style:name="T10" style:family="text">
      <style:text-properties fo:font-size="18pt" officeooo:rsid="0031cfc8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text-underline-style="solid" style:text-underline-type="double" style:text-underline-width="auto" style:text-underline-color="font-color" officeooo:rsid="0031cfc8" style:font-size-asian="18pt" style:font-size-complex="18pt"/>
    </style:style>
    <style:style style:name="T13" style:family="text">
      <style:text-properties fo:font-size="18pt" officeooo:rsid="003a9bb3" style:font-size-asian="18pt" style:font-size-complex="18pt"/>
    </style:style>
    <style:style style:name="T14" style:family="text">
      <style:text-properties officeooo:rsid="003bdafa"/>
    </style:style>
    <style:style style:name="T15" style:family="text">
      <style:text-properties officeooo:rsid="003e26d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41902d" style:font-size-asian="16pt" style:font-size-complex="16pt"/>
    </style:style>
    <style:style style:name="T18" style:family="text">
      <style:text-properties fo:font-size="16pt" officeooo:rsid="0042f0aa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jango &amp; React Web App Tutorial</text:span></text:span></text:h>
      <text:p text:style-name="P2">Here’s the <text:span text:style-name="Strong_20_Emphasis">final structured outline</text:span> for your full-stack Django + React Notes App tutorial series:</text:p>
      <text:p text:style-name="P3"/>
      <text:h text:style-name="P4" text:outline-level="2"><text:span text:style-name="Strong_20_Emphasis">Final Complete Outline</text:span></text:h>
      <text:h text:style-name="P5" text:outline-level="3"><text:span text:style-name="Strong_20_Emphasis">#1 – Introduction &amp; Overview</text:span></text:h>
      <text:list text:style-name="L1">
        <text:list-item>
          <text:p text:style-name="P6">Explain the project goal – a <text:span text:style-name="Strong_20_Emphasis">Notes App</text:span> with authentication.</text:p>
        </text:list-item>
        <text:list-item>
          <text:p text:style-name="P6">Tech stack:</text:p>
          <text:list>
            <text:list-item>
              <text:p text:style-name="P6"><text:span text:style-name="Strong_20_Emphasis">Backend</text:span>: Django + Django REST Framework (DRF) + JWT.</text:p>
            </text:list-item>
            <text:list-item>
              <text:p text:style-name="P6"><text:span text:style-name="Strong_20_Emphasis">Frontend</text:span>: React + Vite + Axios + Tailwind CSS.</text:p>
            </text:list-item>
          </text:list>
        </text:list-item>
        <text:list-item>
          <text:p text:style-name="P6">Final vision: secure login, register, create, delete, and view notes.</text:p>
        </text:list-item>
      </text:list>
      <text:p text:style-name="P3"/>
      <text:h text:style-name="P5" text:outline-level="3"><text:span text:style-name="Strong_20_Emphasis">#2 – Project Demo &amp; Expectations</text:span></text:h>
      <text:list text:style-name="L2">
        <text:list-item>
          <text:p text:style-name="P7">Show a quick demo of the final app.</text:p>
        </text:list-item>
        <text:list-item>
          <text:p text:style-name="P7">Explain what learners will be able to build by the end.</text:p>
        </text:list-item>
        <text:list-item>
          <text:p text:style-name="P7">Key features:</text:p>
          <text:list>
            <text:list-item>
              <text:p text:style-name="P7">Authentication using JWT.</text:p>
            </text:list-item>
            <text:list-item>
              <text:p text:style-name="P7">Notes linked to individual users.</text:p>
            </text:list-item>
            <text:list-item>
              <text:p text:style-name="P7">Clean UI and modern React setup.</text:p>
            </text:list-item>
          </text:list>
        </text:list-item>
      </text:list>
      <text:p text:style-name="P3"/>
      <text:h text:style-name="P5" text:outline-level="3"><text:span text:style-name="Strong_20_Emphasis">#3 – Set Up the Backend (Windows)</text:span></text:h>
      <text:list text:style-name="L3">
        <text:list-item>
          <text:p text:style-name="P8">Install Python &amp; Django:</text:p>
          <text:p text:style-name="P9"><text:span text:style-name="Source_20_Text">python -m venv env</text:span></text:p>
          <text:p text:style-name="P9"><text:span text:style-name="Source_20_Text">env\Scripts\activate</text:span></text:p>
          <text:p text:style-name="P9"><text:span text:style-name="Source_20_Text">pip install django djangorestframework djangorestframework-simplejwt python-dotenv psycopg2-binary</text:span></text:p>
        </text:list-item>
        <text:list-item>
          <text:p text:style-name="P8">Create Django project:</text:p>
          <text:p text:style-name="P9"><text:span text:style-name="Source_20_Text">django-admin startproject backend</text:span></text:p>
          <text:p text:style-name="P9"><text:span text:style-name="Source_20_Text">cd backend</text:span></text:p>
          <text:p text:style-name="P9"><text:span text:style-name="Source_20_Text">python manage.py startapp api</text:span></text:p>
        </text:list-item>
      </text:list>
      <text:p text:style-name="P3"/>
      <text:h text:style-name="P5" text:outline-level="3"><text:soft-page-break/><text:span text:style-name="Strong_20_Emphasis">#4 – Configure </text:span><text:span text:style-name="Strong_20_Emphasis"><text:span text:style-name="Source_20_Text">settings.py</text:span></text:span><text:span text:style-name="Strong_20_Emphasis"> for Django Backend</text:span></text:h>
      <text:list text:style-name="L4">
        <text:list-item>
          <text:p text:style-name="P10">Add <text:span text:style-name="Strong_20_Emphasis"><text:span text:style-name="Source_20_Text">rest_framework</text:span></text:span> and <text:span text:style-name="Source_20_Text">api</text:span> to <text:span text:style-name="Source_20_Text">INSTALLED_APPS</text:span>.</text:p>
        </text:list-item>
        <text:list-item>
          <text:p text:style-name="P10">Configure DRF settings:</text:p>
          <text:p text:style-name="P11"><text:span text:style-name="Source_20_Text">REST_FRAMEWORK = {</text:span></text:p>
          <text:p text:style-name="P11"><text:span text:style-name="Source_20_Text"><text:s text:c="4"/>'DEFAULT_AUTHENTICATION_CLASSES': [</text:span></text:p>
          <text:p text:style-name="P11"><text:span text:style-name="Source_20_Text"><text:s text:c="8"/>'rest_framework_simplejwt.authentication.JWTAuthentication',</text:span></text:p>
          <text:p text:style-name="P11"><text:span text:style-name="Source_20_Text"><text:s text:c="4"/>],</text:span></text:p>
          <text:p text:style-name="P11"><text:span text:style-name="Source_20_Text">}</text:span></text:p>
        </text:list-item>
        <text:list-item>
          <text:p text:style-name="P10">Configure <text:span text:style-name="Strong_20_Emphasis">CORS</text:span> for React frontend access.</text:p>
        </text:list-item>
        <text:list-item>
          <text:p text:style-name="P10">Add <text:span text:style-name="Source_20_Text">.env</text:span> file for secret keys and database credentials.</text:p>
        </text:list-item>
      </text:list>
      <text:p text:style-name="P3"/>
      <text:h text:style-name="P5" text:outline-level="3"><text:span text:style-name="Strong_20_Emphasis">#5 – JWT Basics &amp; User Registration Setup (Modern Django + DRF)</text:span></text:h>
      <text:list text:style-name="L5">
        <text:list-item>
          <text:p text:style-name="P12">Explain <text:span text:style-name="Strong_20_Emphasis">JWT (JSON Web Token)</text:span> authentication flow.</text:p>
        </text:list-item>
        <text:list-item>
          <text:p text:style-name="P12">Create <text:span text:style-name="Source_20_Text">CreateUserView</text:span> in <text:span text:style-name="Source_20_Text">api/views.py</text:span> for registration.</text:p>
        </text:list-item>
        <text:list-item>
          <text:p text:style-name="P12">Example:</text:p>
          <text:p text:style-name="P13"><text:span text:style-name="Source_20_Text">from rest_framework import generics</text:span></text:p>
          <text:p text:style-name="P13"><text:span text:style-name="Source_20_Text">from django.contrib.auth.models import User</text:span></text:p>
          <text:p text:style-name="P13"><text:span text:style-name="Source_20_Text">from rest_framework.permissions import AllowAny</text:span></text:p>
          <text:p text:style-name="P13"><text:span text:style-name="Source_20_Text">from rest_framework.serializers import ModelSerializer</text:span></text:p>
          <text:p text:style-name="P13"/>
          <text:p text:style-name="P13"><text:span text:style-name="Source_20_Text">class UserSerializer(ModelSerializer):</text:span></text:p>
          <text:p text:style-name="P13"><text:span text:style-name="Source_20_Text"><text:s text:c="4"/>class Meta:</text:span></text:p>
          <text:p text:style-name="P13"><text:span text:style-name="Source_20_Text"><text:s text:c="8"/>model = User</text:span></text:p>
          <text:p text:style-name="P13"><text:span text:style-name="Source_20_Text"><text:s text:c="8"/>fields = ['username', 'password']</text:span></text:p>
          <text:p text:style-name="P13"><text:span text:style-name="Source_20_Text"><text:s text:c="8"/>extra_kwargs = {'password': {'write_only': True}}</text:span></text:p>
          <text:p text:style-name="P13"/>
          <text:p text:style-name="P13"><text:span text:style-name="Source_20_Text"><text:s text:c="4"/>def create(self, validated_data):</text:span></text:p>
          <text:p text:style-name="P13"><text:span text:style-name="Source_20_Text"><text:s text:c="8"/>return User.objects.create_user(**validated_data)</text:span></text:p>
          <text:p text:style-name="P13"/>
          <text:p text:style-name="P13"><text:span text:style-name="Source_20_Text">class CreateUserView(generics.CreateAPIView):</text:span></text:p>
          <text:p text:style-name="P13"><text:span text:style-name="Source_20_Text"><text:s text:c="4"/>queryset = User.objects.all()</text:span></text:p>
          <text:p text:style-name="P13"><text:span text:style-name="Source_20_Text"><text:s text:c="4"/>serializer_class = UserSerializer</text:span></text:p>
          <text:p text:style-name="P13"><text:span text:style-name="Source_20_Text"><text:s text:c="4"/>permission_classes = [AllowAny]</text:span></text:p>
        </text:list-item>
      </text:list>
      <text:p text:style-name="P3"/>
      <text:h text:style-name="P5" text:outline-level="3"><text:soft-page-break/><text:span text:style-name="Strong_20_Emphasis">#6 – Set up URLs, JWT Authentication, and Test User Registration</text:span></text:h>
      <text:list text:style-name="L6">
        <text:list-item>
          <text:p text:style-name="P14">Update <text:span text:style-name="Strong_20_Emphasis"><text:span text:style-name="Source_20_Text">backend/urls.py</text:span></text:span>:</text:p>
          <text:p text:style-name="P15"><text:span text:style-name="Source_20_Text">from django.contrib import admin</text:span></text:p>
          <text:p text:style-name="P15"><text:span text:style-name="Source_20_Text">from django.urls import path, include</text:span></text:p>
          <text:p text:style-name="P15"><text:span text:style-name="Source_20_Text">from api.views import CreateUserView</text:span></text:p>
          <text:p text:style-name="P15"><text:span text:style-name="Source_20_Text">from rest_framework_simplejwt.views import TokenObtainPairView, TokenRefreshView</text:span></text:p>
          <text:p text:style-name="P15"/>
          <text:p text:style-name="P15"><text:span text:style-name="Source_20_Text">urlpatterns = [</text:span></text:p>
          <text:p text:style-name="P15"><text:span text:style-name="Source_20_Text"><text:s text:c="4"/>path('admin/', admin.site.urls),</text:span></text:p>
          <text:p text:style-name="P15"><text:span text:style-name="Source_20_Text"><text:s text:c="4"/>path('api/user/register/', CreateUserView.as_view(), name='register'),</text:span></text:p>
          <text:p text:style-name="P15"><text:span text:style-name="Source_20_Text"><text:s text:c="4"/>path('api/token/', TokenObtainPairView.as_view(), name='get_token'),</text:span></text:p>
          <text:p text:style-name="P15"><text:span text:style-name="Source_20_Text"><text:s text:c="4"/>path('api/token/refresh/', TokenRefreshView.as_view(), name='refresh_token'),</text:span></text:p>
          <text:p text:style-name="P15"><text:span text:style-name="Source_20_Text"><text:s text:c="4"/>path('api/', include('api.urls')),</text:span></text:p>
          <text:p text:style-name="P15"><text:span text:style-name="Source_20_Text">]</text:span></text:p>
        </text:list-item>
        <text:list-item>
          <text:p text:style-name="P14"><text:span text:style-name="Strong_20_Emphasis">Test registration</text:span> using Postman or browser:</text:p>
          <text:list>
            <text:list-item>
              <text:p text:style-name="P14">URL: <text:span text:style-name="Source_20_Text">http://127.0.0.1:8000/api/user/register/</text:span></text:p>
            </text:list-item>
          </text:list>
        </text:list-item>
      </text:list>
      <text:p text:style-name="P3"/>
      <text:h text:style-name="P5" text:outline-level="3"><text:span text:style-name="Strong_20_Emphasis">#7 – Creating a Note Model and Serializer with User Linking</text:span></text:h>
      <text:list text:style-name="L7">
        <text:list-item>
          <text:p text:style-name="P16">Define <text:span text:style-name="Source_20_Text">Note</text:span> model in <text:span text:style-name="Source_20_Text">api/models.py</text:span>:</text:p>
          <text:p text:style-name="P17"><text:span text:style-name="Source_20_Text">from django.db import models</text:span></text:p>
          <text:p text:style-name="P17"><text:span text:style-name="Source_20_Text">from django.contrib.auth.models import User</text:span></text:p>
          <text:p text:style-name="P17"/>
          <text:p text:style-name="P17"><text:span text:style-name="Source_20_Text">class Note(models.Model):</text:span></text:p>
          <text:p text:style-name="P17"><text:span text:style-name="Source_20_Text"><text:s text:c="4"/>title = models.CharField(max_length=100)</text:span></text:p>
          <text:p text:style-name="P17"><text:span text:style-name="Source_20_Text"><text:s text:c="4"/>content = models.TextField()</text:span></text:p>
          <text:p text:style-name="P17"><text:span text:style-name="Source_20_Text"><text:s text:c="4"/>created_at = models.DateTimeField(auto_now_add=True)</text:span></text:p>
          <text:p text:style-name="P17"><text:span text:style-name="Source_20_Text"><text:s text:c="4"/>user = models.ForeignKey(User, on_delete=models.CASCADE, related_name="notes")</text:span></text:p>
          <text:p text:style-name="P17"/>
          <text:p text:style-name="P17"><text:span text:style-name="Source_20_Text"><text:s text:c="4"/>def __str__(self):</text:span></text:p>
          <text:p text:style-name="P17"><text:span text:style-name="Source_20_Text"><text:s text:c="8"/>return self.title</text:span></text:p>
        </text:list-item>
        <text:list-item>
          <text:p text:style-name="P16">Create a serializer for <text:span text:style-name="Source_20_Text">Note</text:span> in <text:span text:style-name="Source_20_Text">api/serializers.py</text:span>:</text:p>
          <text:p text:style-name="P17"><text:span text:style-name="Source_20_Text">from rest_framework import serializers</text:span></text:p>
          <text:p text:style-name="P17"><text:span text:style-name="Source_20_Text">from .models import Note</text:span></text:p>
          <text:p text:style-name="P17"><text:soft-page-break/></text:p>
          <text:p text:style-name="P17"><text:span text:style-name="Source_20_Text">class NoteSerializer(serializers.ModelSerializer):</text:span></text:p>
          <text:p text:style-name="P17"><text:span text:style-name="Source_20_Text"><text:s text:c="4"/>class Meta:</text:span></text:p>
          <text:p text:style-name="P17"><text:span text:style-name="Source_20_Text"><text:s text:c="8"/>model = Note</text:span></text:p>
          <text:p text:style-name="P17"><text:span text:style-name="Source_20_Text"><text:s text:c="8"/>fields = '__all__'</text:span></text:p>
          <text:p text:style-name="P17"><text:span text:style-name="Source_20_Text"><text:s text:c="8"/>read_only_fields = ['user']</text:span></text:p>
        </text:list-item>
      </text:list>
      <text:p text:style-name="P3"/>
      <text:h text:style-name="P5" text:outline-level="3"><text:span text:style-name="Strong_20_Emphasis">#8 – Creating Views for Listing, Creating, and Deleting Notes</text:span></text:h>
      <text:list text:style-name="L8">
        <text:list-item>
          <text:p text:style-name="P18">In <text:span text:style-name="Source_20_Text">api/views.py</text:span>:</text:p>
          <text:p text:style-name="P19"><text:span text:style-name="Source_20_Text">from rest_framework import generics, permissions</text:span></text:p>
          <text:p text:style-name="P19"><text:span text:style-name="Source_20_Text">from .models import Note</text:span></text:p>
          <text:p text:style-name="P19"><text:span text:style-name="Source_20_Text">from .serializers import NoteSerializer</text:span></text:p>
          <text:p text:style-name="P19"/>
          <text:p text:style-name="P19"><text:span text:style-name="Source_20_Text">class NoteListCreateView(generics.ListCreateAPIView):</text:span></text:p>
          <text:p text:style-name="P19"><text:span text:style-name="Source_20_Text"><text:s text:c="4"/>serializer_class = NoteSerializer</text:span></text:p>
          <text:p text:style-name="P19"><text:span text:style-name="Source_20_Text"><text:s text:c="4"/>permission_classes = [permissions.IsAuthenticated]</text:span></text:p>
          <text:p text:style-name="P19"/>
          <text:p text:style-name="P19"><text:span text:style-name="Source_20_Text"><text:s text:c="4"/>def get_queryset(self):</text:span></text:p>
          <text:p text:style-name="P19"><text:span text:style-name="Source_20_Text"><text:s text:c="8"/>return Note.objects.filter(user=self.request.user)</text:span></text:p>
          <text:p text:style-name="P19"/>
          <text:p text:style-name="P19"><text:span text:style-name="Source_20_Text"><text:s text:c="4"/>def perform_create(self, serializer):</text:span></text:p>
          <text:p text:style-name="P19"><text:span text:style-name="Source_20_Text"><text:s text:c="8"/>serializer.save(user=self.request.user)</text:span></text:p>
          <text:p text:style-name="P19"/>
          <text:p text:style-name="P19"><text:span text:style-name="Source_20_Text">class NoteDeleteView(generics.DestroyAPIView):</text:span></text:p>
          <text:p text:style-name="P19"><text:span text:style-name="Source_20_Text"><text:s text:c="4"/>serializer_class = NoteSerializer</text:span></text:p>
          <text:p text:style-name="P19"><text:span text:style-name="Source_20_Text"><text:s text:c="4"/>permission_classes = [permissions.IsAuthenticated]</text:span></text:p>
          <text:p text:style-name="P19"/>
          <text:p text:style-name="P19"><text:span text:style-name="Source_20_Text"><text:s text:c="4"/>def get_queryset(self):</text:span></text:p>
          <text:p text:style-name="P19"><text:span text:style-name="Source_20_Text"><text:s text:c="8"/>return Note.objects.filter(user=self.request.user)</text:span></text:p>
        </text:list-item>
      </text:list>
      <text:p text:style-name="P3"/>
      <text:h text:style-name="P5" text:outline-level="3"><text:span text:style-name="Strong_20_Emphasis">#9 – Setting Up URLs and Connecting Backend Routes</text:span></text:h>
      <text:list text:style-name="L9">
        <text:list-item>
          <text:p text:style-name="P20"><text:span text:style-name="Source_20_Text">api/urls.py</text:span>:</text:p>
          <text:p text:style-name="P21"><text:span text:style-name="Source_20_Text">from django.urls import path</text:span></text:p>
          <text:p text:style-name="P21"><text:span text:style-name="Source_20_Text">from .views import NoteListCreateView, NoteDeleteView</text:span></text:p>
          <text:p text:style-name="P21"/>
          <text:p text:style-name="P21"><text:span text:style-name="Source_20_Text">urlpatterns = [</text:span></text:p>
          <text:p text:style-name="P21"><text:soft-page-break/><text:span text:style-name="Source_20_Text"><text:s text:c="4"/>path('notes/', NoteListCreateView.as_view(), name='note-list'),</text:span></text:p>
          <text:p text:style-name="P21"><text:span text:style-name="Source_20_Text"><text:s text:c="4"/>path('notes/delete/&lt;int:pk&gt;/', NoteDeleteView.as_view(), name='note-delete'),</text:span></text:p>
          <text:p text:style-name="P21"><text:span text:style-name="Source_20_Text">]</text:span></text:p>
        </text:list-item>
      </text:list>
      <text:p text:style-name="P3"/>
      <text:h text:style-name="P5" text:outline-level="3"><text:span text:style-name="Strong_20_Emphasis">#10 – React Frontend Setup with Vite and Axios Interceptor</text:span></text:h>
      <text:list text:style-name="L10">
        <text:list-item>
          <text:p text:style-name="P22">Create React project:</text:p>
          <text:p text:style-name="P23"><text:span text:style-name="Source_20_Text">npm create vite@latest frontend</text:span></text:p>
          <text:p text:style-name="P23"><text:span text:style-name="Source_20_Text">cd frontend</text:span></text:p>
          <text:p text:style-name="P23"><text:span text:style-name="Source_20_Text">npm install axios react-router-dom</text:span></text:p>
          <text:p text:style-name="P23"><text:span text:style-name="Source_20_Text">npm install tailwindcss postcss autoprefixer</text:span></text:p>
          <text:p text:style-name="P23"><text:span text:style-name="Source_20_Text">npx tailwindcss init -p</text:span></text:p>
        </text:list-item>
        <text:list-item>
          <text:p text:style-name="P22">Configure <text:span text:style-name="Source_20_Text">tailwind.config.js</text:span>.</text:p>
        </text:list-item>
        <text:list-item>
          <text:p text:style-name="P22">Create <text:span text:style-name="Source_20_Text">src/api.js</text:span> for Axios instance:</text:p>
          <text:p text:style-name="P23"><text:span text:style-name="Source_20_Text">import axios from "axios";</text:span></text:p>
          <text:p text:style-name="P23"/>
          <text:p text:style-name="P23"><text:span text:style-name="Source_20_Text">const API = axios.create({</text:span></text:p>
          <text:p text:style-name="P23"><text:span text:style-name="Source_20_Text"><text:s text:c="2"/>baseURL: "http://localhost:8000",</text:span></text:p>
          <text:p text:style-name="P23"><text:span text:style-name="Source_20_Text">});</text:span></text:p>
          <text:p text:style-name="P23"/>
          <text:p text:style-name="P23"><text:span text:style-name="Source_20_Text">API.interceptors.request.use((config) =&gt; {</text:span></text:p>
          <text:p text:style-name="P23"><text:span text:style-name="Source_20_Text"><text:s text:c="2"/>const token = localStorage.getItem("access");</text:span></text:p>
          <text:p text:style-name="P23"><text:span text:style-name="Source_20_Text"><text:s text:c="2"/>if (token) {</text:span></text:p>
          <text:p text:style-name="P23"><text:span text:style-name="Source_20_Text"><text:s text:c="4"/>config.headers.Authorization = `Bearer ${token}`;</text:span></text:p>
          <text:p text:style-name="P23"><text:span text:style-name="Source_20_Text"><text:s text:c="2"/>}</text:span></text:p>
          <text:p text:style-name="P23"><text:span text:style-name="Source_20_Text"><text:s text:c="2"/>return config;</text:span></text:p>
          <text:p text:style-name="P23"><text:span text:style-name="Source_20_Text">});</text:span></text:p>
          <text:p text:style-name="P23"/>
          <text:p text:style-name="P23"><text:span text:style-name="Source_20_Text">export default API;</text:span></text:p>
        </text:list-item>
      </text:list>
      <text:p text:style-name="P3"/>
      <text:h text:style-name="P5" text:outline-level="3"><text:span text:style-name="Strong_20_Emphasis">#11 – React Protected Route</text:span></text:h>
      <text:list text:style-name="L11">
        <text:list-item>
          <text:p text:style-name="P24">Create <text:span text:style-name="Source_20_Text">src/components/ProtectedRoute.jsx</text:span>:</text:p>
          <text:p text:style-name="P25"><text:span text:style-name="Source_20_Text">import { Navigate } from "react-router-dom";</text:span></text:p>
          <text:p text:style-name="P25"/>
          <text:p text:style-name="P25"><text:span text:style-name="Source_20_Text">export default function ProtectedRoute({ children }) {</text:span></text:p>
          <text:p text:style-name="P25"><text:span text:style-name="Source_20_Text"><text:s text:c="2"/>const token = localStorage.getItem("access");</text:span></text:p>
          <text:p text:style-name="P25"><text:soft-page-break/><text:span text:style-name="Source_20_Text"><text:s text:c="2"/>return token ? children : &lt;Navigate to="/login" replace /&gt;;</text:span></text:p>
          <text:p text:style-name="P25"><text:span text:style-name="Source_20_Text">}</text:span></text:p>
        </text:list-item>
      </text:list>
      <text:p text:style-name="P3"/>
      <text:h text:style-name="P5" text:outline-level="3"><text:span text:style-name="Strong_20_Emphasis">#12 – React Navigation &amp; Page Stubs</text:span></text:h>
      <text:list text:style-name="L12">
        <text:list-item>
          <text:p text:style-name="P26">Set up routes in <text:span text:style-name="Source_20_Text">App.jsx</text:span> using <text:span text:style-name="Source_20_Text">react-router-dom</text:span>.</text:p>
        </text:list-item>
        <text:list-item>
          <text:p text:style-name="P26">Create placeholder pages: <text:span text:style-name="Source_20_Text">Login.jsx</text:span>, <text:span text:style-name="Source_20_Text">Register.jsx</text:span>, <text:span text:style-name="Source_20_Text">Home.jsx</text:span>.</text:p>
        </text:list-item>
      </text:list>
      <text:p text:style-name="P3"/>
      <text:h text:style-name="P5" text:outline-level="3"><text:span text:style-name="Strong_20_Emphasis">#13 – Building a Generic Form (Login &amp; Register)</text:span></text:h>
      <text:list text:style-name="L13">
        <text:list-item>
          <text:p text:style-name="P27">Create <text:span text:style-name="Source_20_Text">Form.jsx</text:span> that can handle both login and register.</text:p>
        </text:list-item>
        <text:list-item>
          <text:p text:style-name="P27">Accept props for:</text:p>
          <text:list>
            <text:list-item>
              <text:p text:style-name="P27">Title</text:p>
            </text:list-item>
            <text:list-item>
              <text:p text:style-name="P27">Submit handler</text:p>
            </text:list-item>
            <text:list-item>
              <text:p text:style-name="P27">Fields</text:p>
            </text:list-item>
            <text:list-item>
              <text:p text:style-name="P27">Button text</text:p>
            </text:list-item>
          </text:list>
        </text:list-item>
      </text:list>
      <text:p text:style-name="P3"/>
      <text:h text:style-name="P5" text:outline-level="3"><text:span text:style-name="Strong_20_Emphasis">#14 – Form Styling, Authentication Integration, and Prepping for Notes Management</text:span></text:h>
      <text:list text:style-name="L14">
        <text:list-item>
          <text:p text:style-name="P28">Add Tailwind styling to forms.</text:p>
        </text:list-item>
        <text:list-item>
          <text:p text:style-name="P28">Implement login and register logic:</text:p>
          <text:list>
            <text:list-item>
              <text:p text:style-name="P28">Save JWT tokens to <text:span text:style-name="Source_20_Text">localStorage</text:span>.</text:p>
            </text:list-item>
            <text:list-item>
              <text:p text:style-name="P28">Redirect to <text:span text:style-name="Source_20_Text">/</text:span> after login.</text:p>
            </text:list-item>
          </text:list>
        </text:list-item>
      </text:list>
      <text:p text:style-name="P3"/>
      <text:h text:style-name="P5" text:outline-level="3"><text:span text:style-name="Strong_20_Emphasis">#15 – React + Django Notes App – Fetch, Create, and Delete Notes</text:span></text:h>
      <text:list text:style-name="L15">
        <text:list-item>
          <text:p text:style-name="P29">Fetch notes on page load.</text:p>
        </text:list-item>
        <text:list-item>
          <text:p text:style-name="P29">Create new notes via form.</text:p>
        </text:list-item>
        <text:list-item>
          <text:p text:style-name="P29">Delete notes with a button.</text:p>
        </text:list-item>
        <text:list-item>
          <text:p text:style-name="P29">Final <text:span text:style-name="Source_20_Text">Home.jsx</text:span> includes:</text:p>
          <text:list>
            <text:list-item>
              <text:p text:style-name="P29"><text:span text:style-name="Source_20_Text">useEffect</text:span> for fetching.</text:p>
            </text:list-item>
            <text:list-item>
              <text:p text:style-name="P29"><text:span text:style-name="Source_20_Text">createNote</text:span> for POST.</text:p>
            </text:list-item>
            <text:list-item>
              <text:p text:style-name="P29"><text:span text:style-name="Source_20_Text">deleteNote</text:span> for DELETE.</text:p>
            </text:list-item>
            <text:list-item>
              <text:p text:style-name="P29">Tailwind-styled UI.</text:p>
            </text:list-item>
          </text:list>
        </text:list-item>
      </text:list>
      <text:p text:style-name="P3"/>
      <text:h text:style-name="P5" text:outline-level="3"><text:soft-page-break/><text:span text:style-name="Strong_20_Emphasis">#16 – REST IS ALL ABOUT DEPLOYMENT</text:span></text:h>
      <text:list text:style-name="L16">
        <text:list-item>
          <text:p text:style-name="P30">Deploy <text:span text:style-name="Strong_20_Emphasis">Backend</text:span> to Render or Railway.</text:p>
        </text:list-item>
        <text:list-item>
          <text:p text:style-name="P30">Deploy <text:span text:style-name="Strong_20_Emphasis">Frontend</text:span> to Netlify or Vercel.</text:p>
        </text:list-item>
        <text:list-item>
          <text:p text:style-name="P30">Configure environment variables and production settings.</text:p>
        </text:list-item>
      </text:list>
      <text:p text:style-name="P3"/>
      <text:h text:style-name="P4" text:outline-level="2"><text:span text:style-name="Strong_20_Emphasis"/></text:h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31"><text:span text:style-name="Strong_20_Emphasis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3"><text:soft-page-break/><text:span text:style-name="Strong_20_Emphasis"><text:span text:style-name="T2">#1 – Introduction &amp; Overview</text:span></text:span></text:h>
      <text:p text:style-name="P33"><text:span text:style-name="Strong_20_Emphasis">Goal of the Tutorial:</text:span></text:p>
      <text:list text:style-name="L17">
        <text:list-item>
          <text:p text:style-name="P34">Build a <text:span text:style-name="Strong_20_Emphasis">full-stack web application</text:span> using:</text:p>
          <text:list>
            <text:list-item>
              <text:p text:style-name="P34"><text:span text:style-name="Strong_20_Emphasis">Backend:</text:span> Django (Python)</text:p>
            </text:list-item>
            <text:list-item>
              <text:p text:style-name="P34"><text:span text:style-name="Strong_20_Emphasis">Frontend:</text:span> React (JavaScript)</text:p>
            </text:list-item>
            <text:list-item>
              <text:p text:style-name="P34"><text:span text:style-name="Strong_20_Emphasis">Authentication:</text:span> JWT (JSON Web Tokens)</text:p>
            </text:list-item>
          </text:list>
        </text:list-item>
        <text:list-item>
          <text:p text:style-name="P34">Learn how to <text:span text:style-name="Strong_20_Emphasis">deploy the app for free</text:span> so it can be shared online.</text:p>
        </text:list-item>
      </text:list>
      <text:p text:style-name="P33"><text:span text:style-name="Strong_20_Emphasis">Key Outcomes:</text:span></text:p>
      <text:list text:style-name="L18">
        <text:list-item>
          <text:p text:style-name="P35">By the end of this tutorial, you will:</text:p>
          <text:list>
            <text:list-item>
              <text:p text:style-name="P35">Have a <text:span text:style-name="Strong_20_Emphasis">fully working project</text:span> ready to showcase or extend.</text:p>
            </text:list-item>
            <text:list-item>
              <text:p text:style-name="P35">Understand how to <text:span text:style-name="Strong_20_Emphasis">implement authentication</text:span> with modern practices.</text:p>
            </text:list-item>
            <text:list-item>
              <text:p text:style-name="P35">Know how to <text:span text:style-name="Strong_20_Emphasis">deploy a production-ready app</text:span> at zero cost.</text:p>
            </text:list-item>
          </text:list>
        </text:list-item>
      </text:list>
      <text:p text:style-name="P33"><text:span text:style-name="Strong_20_Emphasis">Why it’s valuable:</text:span></text:p>
      <text:list text:style-name="L19">
        <text:list-item>
          <text:p text:style-name="P36">Helps you <text:span text:style-name="Strong_20_Emphasis">learn full-stack development</text:span> (backend + frontend integration).</text:p>
        </text:list-item>
        <text:list-item>
          <text:p text:style-name="P36">Gives you a <text:span text:style-name="Strong_20_Emphasis">real project</text:span> to show in portfolios or interviews.</text:p>
        </text:list-item>
        <text:list-item>
          <text:p text:style-name="P36">Provides experience in <text:span text:style-name="Strong_20_Emphasis">deployment</text:span>, so your app isn't just stuck on localhost.</text:p>
        </text:list-item>
      </text:list>
      <text:p text:style-name="P33"><text:span text:style-name="Strong_20_Emphasis">Flow of the Tutorial:</text:span></text:p>
      <text:list text:style-name="L20">
        <text:list-item>
          <text:p text:style-name="P37"><text:span text:style-name="Strong_20_Emphasis">Demo of final project</text:span> – See what you’ll be building.</text:p>
        </text:list-item>
        <text:list-item>
          <text:p text:style-name="P37"><text:span text:style-name="Strong_20_Emphasis">Backend setup</text:span> – Django REST API.</text:p>
        </text:list-item>
        <text:list-item>
          <text:p text:style-name="P37"><text:soft-page-break/><text:span text:style-name="Strong_20_Emphasis">Frontend setup</text:span> – React UI.</text:p>
        </text:list-item>
        <text:list-item>
          <text:p text:style-name="P37"><text:span text:style-name="Strong_20_Emphasis">Authentication system</text:span> – Secure login using JWT.</text:p>
        </text:list-item>
        <text:list-item>
          <text:p text:style-name="P37"><text:span text:style-name="Strong_20_Emphasis">Free deployment</text:span> – Make the app live and shareable.</text:p>
        </text:list-item>
      </text:list>
      <text:p text:style-name="P33"/>
      <text:p text:style-name="P33"><text:span text:style-name="Strong_20_Emphasis">JWT (JSON Web Token)</text:span> in very simple terms:</text:p>
      <text:list text:style-name="L21">
        <text:list-item>
          <text:p text:style-name="P38">It's a <text:span text:style-name="Strong_20_Emphasis">secure way to share information</text:span> between two systems.</text:p>
        </text:list-item>
        <text:list-item>
          <text:p text:style-name="P38">Commonly used for <text:span text:style-name="Strong_20_Emphasis">user authentication</text:span> (like login).</text:p>
        </text:list-item>
        <text:list-item>
          <text:p text:style-name="P38">Contains <text:span text:style-name="Strong_20_Emphasis">encoded data</text:span> (like user ID, role) in three parts:</text:p>
          <text:list>
            <text:list-item>
              <text:p text:style-name="P38"><text:span text:style-name="Strong_20_Emphasis">Header</text:span> – type of token &amp; algorithm.</text:p>
            </text:list-item>
            <text:list-item>
              <text:p text:style-name="P38"><text:span text:style-name="Strong_20_Emphasis">Payload</text:span> – actual data (claims).</text:p>
            </text:list-item>
            <text:list-item>
              <text:p text:style-name="P38"><text:span text:style-name="Strong_20_Emphasis">Signature</text:span> – to verify it’s not tampered with.</text:p>
            </text:list-item>
          </text:list>
        </text:list-item>
        <text:list-item>
          <text:p text:style-name="P38"><text:span text:style-name="Strong_20_Emphasis">Stateless</text:span> → server doesn’t need to remember sessions.</text:p>
        </text:list-item>
        <text:list-item>
          <text:p text:style-name="P38">Looks like a <text:span text:style-name="Strong_20_Emphasis">long string with dots</text:span>, e.g., <text:span text:style-name="Source_20_Text">xxxxx.yyyyy.zzzzz</text:span>.</text:p>
        </text:list-item>
      </text:list>
      <text:p text:style-name="P33">Think of it as a <text:span text:style-name="Strong_20_Emphasis">digital ID card</text:span> that the server and client trust. ✅</text:p>
      <text:p text:style-name="P33"/>
      <text:p text:style-name="P33"/>
      <text:p text:style-name="P33"/>
      <text:h text:style-name="P39" text:outline-level="3"><text:span text:style-name="Strong_20_Emphasis">#2 – Project Demo &amp; Expectations</text:span></text:h>
      <text:h text:style-name="P40" text:outline-level="4"><text:span text:style-name="Strong_20_Emphasis">1. Tutorial Level</text:span></text:h>
      <text:list text:style-name="L22">
        <text:list-item>
          <text:p text:style-name="P41"><text:span text:style-name="Strong_20_Emphasis">This is for intermediate developers.</text:span></text:p>
          <text:list>
            <text:list-item>
              <text:p text:style-name="P41">You should <text:span text:style-name="Strong_20_Emphasis">already know basics</text:span> of:</text:p>
              <text:list>
                <text:list-item>
                  <text:p text:style-name="P41"><text:span text:style-name="Strong_20_Emphasis">Python</text:span> and <text:span text:style-name="Strong_20_Emphasis">JavaScript</text:span></text:p>
                </text:list-item>
                <text:list-item>
                  <text:p text:style-name="P41"><text:soft-page-break/>Some familiarity with <text:span text:style-name="Strong_20_Emphasis">Django</text:span> and <text:span text:style-name="Strong_20_Emphasis">React</text:span></text:p>
                </text:list-item>
              </text:list>
            </text:list-item>
            <text:list-item>
              <text:p text:style-name="P41"><text:span text:style-name="Strong_20_Emphasis">Won’t cover beginner concepts</text:span> like variables, loops, etc.</text:p>
            </text:list-item>
            <text:list-item>
              <text:p text:style-name="P41">Focus will be on <text:span text:style-name="Strong_20_Emphasis">building a real-world, deployable app</text:span>.</text:p>
            </text:list-item>
          </text:list>
        </text:list-item>
      </text:list>
      <text:p text:style-name="P42"/>
      <text:h text:style-name="P40" text:outline-level="4"><text:span text:style-name="Strong_20_Emphasis">2. Quick Demo of Final App</text:span></text:h>
      <text:list text:style-name="L23">
        <text:list-item>
          <text:p text:style-name="P43"><text:span text:style-name="Strong_20_Emphasis">Core Features:</text:span></text:p>
          <text:list>
            <text:list-item>
              <text:p text:style-name="P43"><text:span text:style-name="Strong_20_Emphasis">Register a new account</text:span> – Create user with username + password.</text:p>
            </text:list-item>
            <text:list-item>
              <text:p text:style-name="P43"><text:span text:style-name="Strong_20_Emphasis">Login with credentials</text:span> – Secure authentication using JWT.</text:p>
            </text:list-item>
            <text:list-item>
              <text:p text:style-name="P43"><text:span text:style-name="Strong_20_Emphasis">Create, Read, Update, Delete (CRUD)</text:span> notes.</text:p>
              <text:list>
                <text:list-item>
                  <text:p text:style-name="P43">Example:</text:p>
                  <text:list>
                    <text:list-item>
                      <text:p text:style-name="P43">Create a new note: <text:span text:style-name="Source_20_Text">title</text:span> + <text:span text:style-name="Source_20_Text">content</text:span>.</text:p>
                    </text:list-item>
                    <text:list-item>
                      <text:p text:style-name="P43">View list of notes associated with logged-in user.</text:p>
                    </text:list-item>
                    <text:list-item>
                      <text:p text:style-name="P43">Delete notes.</text:p>
                    </text:list-item>
                  </text:list>
                </text:list-item>
              </text:list>
            </text:list-item>
            <text:list-item>
              <text:p text:style-name="P43"><text:span text:style-name="Strong_20_Emphasis">Logout securely</text:span>.</text:p>
            </text:list-item>
          </text:list>
        </text:list-item>
        <text:list-item>
          <text:p text:style-name="P43"><text:span text:style-name="Strong_20_Emphasis">Purpose of the project:</text:span></text:p>
          <text:list>
            <text:list-item>
              <text:p text:style-name="P43">Learn how to <text:span text:style-name="Strong_20_Emphasis">associate data with specific users</text:span>.</text:p>
            </text:list-item>
            <text:list-item>
              <text:p text:style-name="P43">Understand <text:span text:style-name="Strong_20_Emphasis">authenticated requests</text:span>.</text:p>
            </text:list-item>
            <text:list-item>
              <text:p text:style-name="P43">Master <text:span text:style-name="Strong_20_Emphasis">CRUD operations</text:span> with a backend API + frontend UI.</text:p>
            </text:list-item>
          </text:list>
        </text:list-item>
      </text:list>
      <text:p text:style-name="P44"><text:soft-page-break/>⚡ <text:span text:style-name="Emphasis">Note:</text:span> The UI will be <text:span text:style-name="Strong_20_Emphasis">basic</text:span>, focusing on functionality — not design.</text:p>
      <text:p text:style-name="P42"/>
      <text:h text:style-name="P40" text:outline-level="4"><text:span text:style-name="Strong_20_Emphasis">3. Deployment &amp; Competition Mention (Optional Info)</text:span></text:h>
      <text:p text:style-name="P45"><text:span text:style-name="Strong_20_Emphasis"><text:span text:style-name="T3">REMOVED*</text:span></text:span></text:p>
      <text:p text:style-name="P42"/>
      <text:h text:style-name="P40" text:outline-level="4"><text:span text:style-name="Strong_20_Emphasis">4. Key Learning Goals</text:span></text:h>
      <text:p text:style-name="P33">By the end, you will know how to:</text:p>
      <text:list text:style-name="L24">
        <text:list-item>
          <text:p text:style-name="P46"><text:span text:style-name="Strong_20_Emphasis">Build a Django REST API backend</text:span>.</text:p>
        </text:list-item>
        <text:list-item>
          <text:p text:style-name="P46"><text:span text:style-name="Strong_20_Emphasis">Connect React frontend to Django backend</text:span>.</text:p>
        </text:list-item>
        <text:list-item>
          <text:p text:style-name="P46"><text:span text:style-name="Strong_20_Emphasis">Implement JWT authentication</text:span> for secure login/logout.</text:p>
        </text:list-item>
        <text:list-item>
          <text:p text:style-name="P46"><text:span text:style-name="Strong_20_Emphasis">Deploy full-stack app for free</text:span>.</text:p>
        </text:list-item>
        <text:list-item>
          <text:p text:style-name="P46">Create a <text:span text:style-name="Strong_20_Emphasis">portfolio-ready project</text:span>.</text:p>
        </text:list-item>
      </text:list>
      <text:p text:style-name="P42"/>
      <text:h text:style-name="P40" text:outline-level="4"><text:span text:style-name="Strong_20_Emphasis">5. Tech Stack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rea</text:p>
            </table:table-cell>
            <table:table-cell table:style-name="Table1.A1" office:value-type="string">
              <text:p text:style-name="Table_20_Heading">Tech Used (Modern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ckend</text:span></text:p>
          </table:table-cell>
          <table:table-cell table:style-name="Table1.A1" office:value-type="string">
            <text:p text:style-name="Table_20_Contents">Django + Django REST Framewor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ontend</text:span></text:p>
          </table:table-cell>
          <table:table-cell table:style-name="Table1.A1" office:value-type="string">
            <text:p text:style-name="Table_20_Contents">React (Latest) + Fetch/axios for API ca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hentication</text:span></text:p>
          </table:table-cell>
          <table:table-cell table:style-name="Table1.A1" office:value-type="string">
            <text:p text:style-name="Table_20_Contents">JWT (JSON Web Toke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Free hosting platforms like Render or Railway <text:span text:style-name="Emphasis">(modern &amp; free)</text:span></text:p>
          </table:table-cell>
        </table:table-row>
      </table:table>
      <text:p text:style-name="P42"/>
      <text:h text:style-name="P40" text:outline-level="4"><text:span text:style-name="Strong_20_Emphasis">6. Next Step</text:span></text:h>
      <text:list text:style-name="L25">
        <text:list-item>
          <text:p text:style-name="P47">Start by <text:span text:style-name="Strong_20_Emphasis">setting up the backend (Django API)</text:span>.</text:p>
        </text:list-item>
        <text:list-item>
          <text:p text:style-name="P47">Then move step-by-step:</text:p>
          <text:list>
            <text:list-item>
              <text:p text:style-name="P47">Backend → API routes &amp; authentication.</text:p>
            </text:list-item>
            <text:list-item>
              <text:p text:style-name="P47">Frontend → React UI for login/register &amp; CRUD.</text:p>
            </text:list-item>
            <text:list-item>
              <text:p text:style-name="P47"><text:soft-page-break/>Connect both ends.</text:p>
            </text:list-item>
            <text:list-item>
              <text:p text:style-name="P47">Deploy online.</text:p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8"/>
      <text:p text:style-name="P48"/>
      <text:p text:style-name="P48"/>
      <text:p text:style-name="P48"/>
      <text:p text:style-name="P48"/>
      <text:p text:style-name="P48"/>
      <text:h text:style-name="P49" text:outline-level="2"><text:span text:style-name="Strong_20_Emphasis">#3 – Setting Up the Backend (Windows)</text:span></text:h>
      <text:h text:style-name="P50" text:outline-level="3"><text:span text:style-name="Strong_20_Emphasis">1. Overall Plan</text:span></text:h>
      <text:p text:style-name="P51">We will build the <text:span text:style-name="Strong_20_Emphasis">backend first</text:span>, then move step-by-step through the rest:</text:p>
      <text:list text:style-name="L26">
        <text:list-item>
          <text:p text:style-name="P52"><text:soft-page-break/><text:span text:style-name="Strong_20_Emphasis">Backend (API)</text:span></text:p>
          <text:list>
            <text:list-item>
              <text:p text:style-name="P52">Handles <text:span text:style-name="Strong_20_Emphasis">data storage</text:span>.</text:p>
            </text:list-item>
            <text:list-item>
              <text:p text:style-name="P52">Manages <text:span text:style-name="Strong_20_Emphasis">users and authentication</text:span> (JWT).</text:p>
            </text:list-item>
            <text:list-item>
              <text:p text:style-name="P52">Provides endpoints for frontend requests.</text:p>
            </text:list-item>
          </text:list>
        </text:list-item>
        <text:list-item>
          <text:p text:style-name="P52"><text:span text:style-name="Strong_20_Emphasis">Frontend (React UI)</text:span></text:p>
          <text:list>
            <text:list-item>
              <text:p text:style-name="P52">User-facing interface.</text:p>
            </text:list-item>
            <text:list-item>
              <text:p text:style-name="P52">Features: Register, Login, CRUD notes.</text:p>
            </text:list-item>
          </text:list>
        </text:list-item>
        <text:list-item>
          <text:p text:style-name="P52"><text:span text:style-name="Strong_20_Emphasis">Database Deployment</text:span></text:p>
          <text:list>
            <text:list-item>
              <text:p text:style-name="P52">Use a <text:span text:style-name="Strong_20_Emphasis">cloud database</text:span> for production (e.g., PostgreSQL).</text:p>
            </text:list-item>
          </text:list>
        </text:list-item>
        <text:list-item>
          <text:p text:style-name="P52"><text:span text:style-name="Strong_20_Emphasis">Deploy Backend &amp; Frontend</text:span></text:p>
          <text:list>
            <text:list-item>
              <text:p text:style-name="P52">Deploy both online.</text:p>
            </text:list-item>
            <text:list-item>
              <text:p text:style-name="P52">Connect them together.</text:p>
            </text:list-item>
          </text:list>
        </text:list-item>
      </text:list>
      <text:p text:style-name="P53"/>
      <text:h text:style-name="P50" text:outline-level="3"><text:span text:style-name="Strong_20_Emphasis">2. Create a Project Folder</text:span></text:h>
      <text:list text:style-name="L27">
        <text:list-item>
          <text:p text:style-name="P54">Open <text:span text:style-name="Strong_20_Emphasis">Visual Studio Code (VS Code)</text:span>.</text:p>
        </text:list-item>
        <text:list-item>
          <text:p text:style-name="P54">Create a folder named:</text:p>
          <text:p text:style-name="P55"><text:span text:style-name="Source_20_Text">DjangoReactTutorial</text:span></text:p>
          <text:p text:style-name="P54"><text:span text:style-name="Emphasis">(You can store this anywhere — Desktop is fine.)</text:span></text:p>
        </text:list-item>
        <text:list-item>
          <text:p text:style-name="P54">Open this folder in VS Code.</text:p>
        </text:list-item>
        <text:list-item>
          <text:p text:style-name="P54">Open <text:span text:style-name="Strong_20_Emphasis">Terminal</text:span> in VS Code:</text:p>
          <text:list>
            <text:list-item>
              <text:p text:style-name="P54"><text:span text:style-name="Emphasis">Shortcut:</text:span> <text:span text:style-name="Source_20_Text">Ctrl + ` </text:span></text:p>
            </text:list-item>
          </text:list>
        </text:list-item>
      </text:list>
      <text:p text:style-name="P53"/>
      <text:h text:style-name="P50" text:outline-level="3"><text:soft-page-break/><text:span text:style-name="Strong_20_Emphasis">3. Create a Virtual Environment (Windows)</text:span></text:h>
      <text:p text:style-name="P51">A virtual environment isolates project dependencies.</text:p>
      <text:p text:style-name="P51"><text:span text:style-name="Strong_20_Emphasis">Commands:</text:span></text:p>
      <text:p text:style-name="P56"><text:span text:style-name="Source_20_Text">python -m venv env</text:span></text:p>
      <text:list text:style-name="L28">
        <text:list-item>
          <text:p text:style-name="P57">This creates a folder named <text:span text:style-name="Source_20_Text">env</text:span>.</text:p>
        </text:list-item>
      </text:list>
      <text:p text:style-name="P53"/>
      <text:h text:style-name="P50" text:outline-level="3"><text:span text:style-name="Strong_20_Emphasis">4. Activate the Virtual Environment (Windows)</text:span></text:h>
      <text:p text:style-name="P51"><text:span text:style-name="Strong_20_Emphasis">Command (Windows Command Prompt):</text:span></text:p>
      <text:p text:style-name="P56"><text:span text:style-name="Source_20_Text">env\Scripts\activate</text:span></text:p>
      <text:p text:style-name="P51"><text:span text:style-name="Strong_20_Emphasis">Command (Windows PowerShell):</text:span></text:p>
      <text:p text:style-name="P56"><text:span text:style-name="Source_20_Text">.\env\Scripts\Activate.ps1</text:span></text:p>
      <text:p text:style-name="P58">💡 <text:span text:style-name="Emphasis">If activation fails in PowerShell:</text:span></text:p>
      <text:list text:style-name="L29">
        <text:list-item>
          <text:p text:style-name="P59">You may need to enable scripts with:</text:p>
          <text:p text:style-name="P60"><text:span text:style-name="Source_20_Text">Set-ExecutionPolicy Unrestricted -Scope Process</text:span></text:p>
        </text:list-item>
        <text:list-item>
          <text:p text:style-name="P61">Then try again.</text:p>
        </text:list-item>
      </text:list>
      <text:p text:style-name="P51"><text:span text:style-name="Strong_20_Emphasis">Verification:</text:span></text:p>
      <text:list text:style-name="L30">
        <text:list-item>
          <text:p text:style-name="P62">If successful, your terminal will <text:span text:style-name="Strong_20_Emphasis">show a prefix</text:span> like:</text:p>
          <text:p text:style-name="P63"><text:span text:style-name="Source_20_Text">(env) C:\Users\YourName\Desktop\DjangoReactTutorial&gt;</text:span></text:p>
        </text:list-item>
      </text:list>
      <text:p text:style-name="P53"/>
      <text:h text:style-name="P50" text:outline-level="3"><text:span text:style-name="Strong_20_Emphasis">5. Create </text:span><text:span text:style-name="Strong_20_Emphasis"><text:span text:style-name="Source_20_Text">requirements.txt</text:span></text:span></text:h>
      <text:list text:style-name="L31">
        <text:list-item>
          <text:p text:style-name="P64">In the <text:span text:style-name="Strong_20_Emphasis">root folder</text:span>, create a file named:</text:p>
          <text:p text:style-name="P65"><text:soft-page-break/><text:span text:style-name="Source_20_Text">requirements.txt</text:span></text:p>
        </text:list-item>
      </text:list>
      <text:p text:style-name="P51"><text:span text:style-name="Strong_20_Emphasis">Paste the dependencies below:</text:span></text:p>
      <text:p text:style-name="P56"><text:span text:style-name="Source_20_Text">asgiref</text:span></text:p>
      <text:p text:style-name="P66"><text:span text:style-name="Source_20_Text">Django</text:span></text:p>
      <text:p text:style-name="P66"><text:span text:style-name="Source_20_Text">django-cors-headers</text:span></text:p>
      <text:p text:style-name="P66"><text:span text:style-name="Source_20_Text">djangorestframework</text:span></text:p>
      <text:p text:style-name="P66"><text:span text:style-name="Source_20_Text">djangorestframework-simplejwt</text:span></text:p>
      <text:p text:style-name="P66"><text:span text:style-name="Source_20_Text">PyJWT</text:span></text:p>
      <text:p text:style-name="P66"><text:span text:style-name="Source_20_Text">pytz</text:span></text:p>
      <text:p text:style-name="P66"><text:span text:style-name="Source_20_Text">sqlparse</text:span></text:p>
      <text:p text:style-name="P66"><text:span text:style-name="Source_20_Text">psycopg2-binary</text:span></text:p>
      <text:p text:style-name="P66"><text:span text:style-name="Source_20_Text">python-dotenv</text:span></text:p>
      <text:p text:style-name="P53"/>
      <text:h text:style-name="P50" text:outline-level="3"><text:span text:style-name="Strong_20_Emphasis">6. Install All Dependencies</text:span></text:h>
      <text:p text:style-name="P51">Run the following inside the activated virtual environment:</text:p>
      <text:p text:style-name="P56"><text:span text:style-name="Source_20_Text">pip install -r requirements.txt</text:span></text:p>
      <text:p text:style-name="P51">This installs everything needed for Django, REST APIs, JWT auth, and PostgreSQL support.</text:p>
      <text:p text:style-name="P58">✅ <text:span text:style-name="Strong_20_Emphasis">Packages Explanation:</text:span></text:p>
      <text:list text:style-name="L32">
        <text:list-item>
          <text:p text:style-name="P67"><text:span text:style-name="Strong_20_Emphasis">Django:</text:span> Core backend framework.</text:p>
        </text:list-item>
        <text:list-item>
          <text:p text:style-name="P67"><text:span text:style-name="Strong_20_Emphasis">django-cors-headers:</text:span> Fixes CORS errors when frontend (React) calls backend.</text:p>
        </text:list-item>
        <text:list-item>
          <text:p text:style-name="P67"><text:span text:style-name="Strong_20_Emphasis">djangorestframework (DRF):</text:span> API building tool.</text:p>
        </text:list-item>
        <text:list-item>
          <text:p text:style-name="P67"><text:soft-page-break/><text:span text:style-name="Strong_20_Emphasis">djangorestframework-simplejwt:</text:span> JWT-based authentication.</text:p>
        </text:list-item>
        <text:list-item>
          <text:p text:style-name="P67"><text:span text:style-name="Strong_20_Emphasis">psycopg2-binary:</text:span> PostgreSQL database driver.</text:p>
        </text:list-item>
        <text:list-item>
          <text:p text:style-name="P67"><text:span text:style-name="Strong_20_Emphasis">python-dotenv:</text:span> Manage environment variables securely.</text:p>
        </text:list-item>
      </text:list>
      <text:p text:style-name="P53"/>
      <text:h text:style-name="P50" text:outline-level="3"><text:span text:style-name="Strong_20_Emphasis">7. Create a Django Project</text:span></text:h>
      <text:p text:style-name="P51"><text:span text:style-name="Strong_20_Emphasis">Command:</text:span></text:p>
      <text:p text:style-name="P56"><text:span text:style-name="Source_20_Text">django-admin startproject backend</text:span></text:p>
      <text:p text:style-name="P51">This generates a folder named <text:span text:style-name="Source_20_Text">backend</text:span> with initial Django project files.</text:p>
      <text:p text:style-name="P51"><text:span text:style-name="Strong_20_Emphasis">Project Structure After Command:</text:span></text:p>
      <text:p text:style-name="P56"><text:span text:style-name="Source_20_Text">DjangoReactTutorial/</text:span></text:p>
      <text:p text:style-name="P66"><text:span text:style-name="Source_20_Text">│</text:span></text:p>
      <text:p text:style-name="P66"><text:span text:style-name="Source_20_Text">├── env/</text:span></text:p>
      <text:p text:style-name="P66"><text:span text:style-name="Source_20_Text">├── requirements.txt</text:span></text:p>
      <text:p text:style-name="P66"><text:span text:style-name="Source_20_Text">└── backend/</text:span></text:p>
      <text:p text:style-name="P66"><text:span text:style-name="Source_20_Text"><text:s text:c="4"/>├── backend/</text:span></text:p>
      <text:p text:style-name="P66"><text:span text:style-name="Source_20_Text"><text:s text:c="4"/>│ <text:s text:c="2"/>├── settings.py</text:span></text:p>
      <text:p text:style-name="P66"><text:span text:style-name="Source_20_Text"><text:s text:c="4"/>│ <text:s text:c="2"/>├── urls.py</text:span></text:p>
      <text:p text:style-name="P66"><text:span text:style-name="Source_20_Text"><text:s text:c="4"/>│ <text:s text:c="2"/>└── ...</text:span></text:p>
      <text:p text:style-name="P66"><text:span text:style-name="Source_20_Text"><text:s text:c="4"/>└── manage.py</text:span></text:p>
      <text:p text:style-name="P53"/>
      <text:h text:style-name="P50" text:outline-level="3"><text:soft-page-break/><text:span text:style-name="Strong_20_Emphasis">8. Create a Django App</text:span></text:h>
      <text:p text:style-name="P51">Django apps hold <text:span text:style-name="Strong_20_Emphasis">custom logic</text:span> like APIs, authentication, etc.</text:p>
      <text:p text:style-name="P51"><text:span text:style-name="Strong_20_Emphasis">Commands:</text:span></text:p>
      <text:p text:style-name="P56"><text:span text:style-name="Source_20_Text">cd backend</text:span></text:p>
      <text:p text:style-name="P66"><text:span text:style-name="Source_20_Text">python manage.py startapp api</text:span></text:p>
      <text:p text:style-name="P51"><text:span text:style-name="Strong_20_Emphasis">Updated Structure:</text:span></text:p>
      <text:p text:style-name="P56"><text:span text:style-name="Source_20_Text">DjangoReactTutorial/</text:span></text:p>
      <text:p text:style-name="P66"><text:span text:style-name="Source_20_Text">│</text:span></text:p>
      <text:p text:style-name="P66"><text:span text:style-name="Source_20_Text">├── env/</text:span></text:p>
      <text:p text:style-name="P66"><text:span text:style-name="Source_20_Text">├── requirements.txt</text:span></text:p>
      <text:p text:style-name="P66"><text:span text:style-name="Source_20_Text">└── backend/</text:span></text:p>
      <text:p text:style-name="P66"><text:span text:style-name="Source_20_Text"><text:s text:c="4"/>├── backend/</text:span></text:p>
      <text:p text:style-name="P66"><text:span text:style-name="Source_20_Text"><text:s text:c="4"/>│ <text:s text:c="2"/>├── settings.py</text:span></text:p>
      <text:p text:style-name="P66"><text:span text:style-name="Source_20_Text"><text:s text:c="4"/>│ <text:s text:c="2"/>├── urls.py</text:span></text:p>
      <text:p text:style-name="P66"><text:span text:style-name="Source_20_Text"><text:s text:c="4"/>│ <text:s text:c="2"/>└── ...</text:span></text:p>
      <text:p text:style-name="P66"><text:span text:style-name="Source_20_Text"><text:s text:c="4"/>├── api/</text:span></text:p>
      <text:p text:style-name="P66"><text:span text:style-name="Source_20_Text"><text:s text:c="4"/>│ <text:s text:c="2"/>├── admin.py</text:span></text:p>
      <text:p text:style-name="P66"><text:span text:style-name="Source_20_Text"><text:s text:c="4"/>│ <text:s text:c="2"/>├── models.py</text:span></text:p>
      <text:p text:style-name="P66"><text:span text:style-name="Source_20_Text"><text:s text:c="4"/>│ <text:s text:c="2"/>├── views.py</text:span></text:p>
      <text:p text:style-name="P66"><text:span text:style-name="Source_20_Text"><text:s text:c="4"/>│ <text:s text:c="2"/>└── ...</text:span></text:p>
      <text:p text:style-name="P66"><text:span text:style-name="Source_20_Text"><text:s text:c="4"/>└── manage.py</text:span></text:p>
      <text:p text:style-name="P53"/>
      <text:h text:style-name="P50" text:outline-level="3"><text:span text:style-name="Strong_20_Emphasis">Summary of Completed Steps</text:span></text:h>
      <text:p text:style-name="P51">✅ Backend preparation done:</text:p>
      <text:list text:style-name="L33">
        <text:list-item>
          <text:p text:style-name="P68"><text:soft-page-break/>Folder + VS Code setup.</text:p>
        </text:list-item>
        <text:list-item>
          <text:p text:style-name="P68">Virtual environment created and activated.</text:p>
        </text:list-item>
        <text:list-item>
          <text:p text:style-name="P68">Added and installed all dependencies.</text:p>
        </text:list-item>
        <text:list-item>
          <text:p text:style-name="P68">Created Django project <text:span text:style-name="Source_20_Text">backend</text:span>.</text:p>
        </text:list-item>
        <text:list-item>
          <text:p text:style-name="P68">Added <text:span text:style-name="Source_20_Text">api</text:span> app for our custom code.</text:p>
        </text:list-item>
      </text:list>
      <text:p text:style-name="P53"/>
      <text:h text:style-name="P50" text:outline-level="3"><text:span text:style-name="Strong_20_Emphasis">Next Step</text:span></text:h>
      <text:list text:style-name="L34">
        <text:list-item>
          <text:p text:style-name="P69">Configure Django settings:</text:p>
          <text:list>
            <text:list-item>
              <text:p text:style-name="P69">Add installed apps.</text:p>
            </text:list-item>
            <text:list-item>
              <text:p text:style-name="P69">Set up CORS.</text:p>
            </text:list-item>
            <text:list-item>
              <text:p text:style-name="P69">Prepare for JWT authentication.</text:p>
            </text:list-item>
          </text:list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70" text:outline-level="2"><text:span text:style-name="Strong_20_Emphasis">#4 – Configuring </text:span><text:span text:style-name="Strong_20_Emphasis"><text:span text:style-name="Source_20_Text">settings.py</text:span></text:span><text:span text:style-name="Strong_20_Emphasis"> for Django Backend</text:span></text:h>
      <text:p text:style-name="P51">This step ensures Django is properly configured for:</text:p>
      <text:list text:style-name="L35">
        <text:list-item>
          <text:p text:style-name="P71"><text:soft-page-break/><text:span text:style-name="Strong_20_Emphasis">JWT authentication</text:span></text:p>
        </text:list-item>
        <text:list-item>
          <text:p text:style-name="P71"><text:span text:style-name="Strong_20_Emphasis">CORS (Cross-Origin Resource Sharing)</text:span></text:p>
        </text:list-item>
        <text:list-item>
          <text:p text:style-name="P71"><text:span text:style-name="Strong_20_Emphasis">Connecting with the React frontend</text:span></text:p>
        </text:list-item>
        <text:list-item>
          <text:p text:style-name="P71"><text:span text:style-name="Strong_20_Emphasis">Future deployment</text:span></text:p>
        </text:list-item>
      </text:list>
      <text:p text:style-name="P53"/>
      <text:h text:style-name="P50" text:outline-level="3"><text:span text:style-name="Strong_20_Emphasis">1. Open </text:span><text:span text:style-name="Strong_20_Emphasis"><text:span text:style-name="Source_20_Text">settings.py</text:span></text:span></text:h>
      <text:list text:style-name="L36">
        <text:list-item>
          <text:p text:style-name="P72">Navigate to:</text:p>
          <text:p text:style-name="P73"><text:span text:style-name="Source_20_Text">DjangoReactTutorial/backend/backend/settings.py</text:span></text:p>
        </text:list-item>
      </text:list>
      <text:p text:style-name="P53"/>
      <text:h text:style-name="P50" text:outline-level="3"><text:span text:style-name="Strong_20_Emphasis">2. Add Required Imports (At the Top)</text:span></text:h>
      <text:p text:style-name="P51">Add these <text:span text:style-name="Strong_20_Emphasis">at the very top</text:span> of the file:</text:p>
      <text:p text:style-name="P56"><text:span text:style-name="Source_20_Text">from datetime import timedelta</text:span></text:p>
      <text:p text:style-name="P66"><text:span text:style-name="Source_20_Text">from dotenv import load_dotenv</text:span></text:p>
      <text:p text:style-name="P66"><text:span text:style-name="Source_20_Text">import os</text:span></text:p>
      <text:p text:style-name="P51"><text:span text:style-name="Strong_20_Emphasis">What they do:</text:span></text:p>
      <text:list text:style-name="L37">
        <text:list-item>
          <text:p text:style-name="P74"><text:span text:style-name="Source_20_Text">timedelta</text:span> → Used to set <text:span text:style-name="Strong_20_Emphasis">JWT token expiry time</text:span>.</text:p>
        </text:list-item>
        <text:list-item>
          <text:p text:style-name="P74"><text:span text:style-name="Source_20_Text">load_dotenv()</text:span> → Loads <text:span text:style-name="Strong_20_Emphasis">environment variables</text:span> (like DB credentials) from a <text:span text:style-name="Source_20_Text">.env</text:span> file.</text:p>
        </text:list-item>
        <text:list-item>
          <text:p text:style-name="P74"><text:span text:style-name="Source_20_Text">os</text:span> → Used for file paths and reading environment variables.</text:p>
        </text:list-item>
      </text:list>
      <text:p text:style-name="P53"/>
      <text:h text:style-name="P50" text:outline-level="3"><text:span text:style-name="Strong_20_Emphasis">3. Load Environment Variables</text:span></text:h>
      <text:p text:style-name="P51">Add this <text:span text:style-name="Strong_20_Emphasis">right below imports</text:span>:</text:p>
      <text:p text:style-name="P56"><text:span text:style-name="Source_20_Text">load_dotenv()</text:span></text:p>
      <text:p text:style-name="P58"><text:soft-page-break/>💡 <text:span text:style-name="Emphasis">Why?</text:span><text:line-break/>This lets you store sensitive information like database passwords in a <text:span text:style-name="Source_20_Text">.env</text:span> file instead of directly in the code.</text:p>
      <text:p text:style-name="P53"/>
      <text:h text:style-name="P50" text:outline-level="3"><text:span text:style-name="Strong_20_Emphasis">4. Configure </text:span><text:span text:style-name="Strong_20_Emphasis"><text:span text:style-name="Source_20_Text">ALLOWED_HOSTS</text:span></text:span></text:h>
      <text:p text:style-name="P51">Scroll down to <text:span text:style-name="Source_20_Text">ALLOWED_HOSTS</text:span> and update it as:</text:p>
      <text:p text:style-name="P56"><text:span text:style-name="Source_20_Text">ALLOWED_HOSTS = ["*"]</text:span></text:p>
      <text:list text:style-name="L38">
        <text:list-item>
          <text:p text:style-name="P75"><text:span text:style-name="Source_20_Text">"*"</text:span> allows any domain to access the backend.</text:p>
        </text:list-item>
        <text:list-item>
          <text:p text:style-name="P75"><text:span text:style-name="Strong_20_Emphasis">Later for production</text:span>, replace <text:span text:style-name="Source_20_Text">*</text:span> with your actual domain name for better security.</text:p>
        </text:list-item>
      </text:list>
      <text:p text:style-name="P53"/>
      <text:h text:style-name="P50" text:outline-level="3"><text:span text:style-name="Strong_20_Emphasis">5. Add REST Framework &amp; JWT Config</text:span></text:h>
      <text:p text:style-name="P51">Add this <text:span text:style-name="Strong_20_Emphasis">below your existing settings</text:span> (right after <text:span text:style-name="Source_20_Text">ALLOWED_HOSTS</text:span>):</text:p>
      <text:p text:style-name="P56"><text:span text:style-name="Source_20_Text">REST_FRAMEWORK = {</text:span></text:p>
      <text:p text:style-name="P66"><text:span text:style-name="Source_20_Text"><text:s text:c="4"/>'DEFAULT_AUTHENTICATION_CLASSES': (</text:span></text:p>
      <text:p text:style-name="P66"><text:span text:style-name="Source_20_Text"><text:s text:c="8"/>'rest_framework_simplejwt.authentication.JWTAuthentication',</text:span></text:p>
      <text:p text:style-name="P66"><text:span text:style-name="Source_20_Text"><text:s text:c="4"/>),</text:span></text:p>
      <text:p text:style-name="P66"><text:span text:style-name="Source_20_Text"><text:s text:c="4"/>'DEFAULT_PERMISSION_CLASSES': (</text:span></text:p>
      <text:p text:style-name="P66"><text:span text:style-name="Source_20_Text"><text:s text:c="8"/>'rest_framework.permissions.IsAuthenticated',</text:span></text:p>
      <text:p text:style-name="P66"><text:span text:style-name="Source_20_Text"><text:s text:c="4"/>),</text:span></text:p>
      <text:p text:style-name="P66"><text:soft-page-break/><text:span text:style-name="Source_20_Text">}</text:span></text:p>
      <text:p text:style-name="P66"/>
      <text:p text:style-name="P66"><text:span text:style-name="Source_20_Text">SIMPLE_JWT = {</text:span></text:p>
      <text:p text:style-name="P66"><text:span text:style-name="Source_20_Text"><text:s text:c="4"/>'ACCESS_TOKEN_LIFETIME': timedelta(minutes=30), <text:s/># Token valid for 30 mins</text:span></text:p>
      <text:p text:style-name="P66"><text:span text:style-name="Source_20_Text"><text:s text:c="4"/>'REFRESH_TOKEN_LIFETIME': timedelta(days=1), <text:s text:c="4"/># Refresh token valid for 1 day</text:span></text:p>
      <text:p text:style-name="P66"><text:span text:style-name="Source_20_Text"><text:s text:c="4"/>'ROTATE_REFRESH_TOKENS': True,</text:span></text:p>
      <text:p text:style-name="P66"><text:span text:style-name="Source_20_Text"><text:s text:c="4"/>'BLACKLIST_AFTER_ROTATION': True,</text:span></text:p>
      <text:p text:style-name="P66"><text:span text:style-name="Source_20_Text">}</text:span></text:p>
      <text:p text:style-name="P58">✅ <text:span text:style-name="Strong_20_Emphasis">Why this matters:</text:span></text:p>
      <text:list text:style-name="L39">
        <text:list-item>
          <text:p text:style-name="P76"><text:span text:style-name="Strong_20_Emphasis">Access Token</text:span>: Used to access protected endpoints (short-lived).</text:p>
        </text:list-item>
        <text:list-item>
          <text:p text:style-name="P76"><text:span text:style-name="Strong_20_Emphasis">Refresh Token</text:span>: Used to request a new access token without logging in again (longer-lived).</text:p>
        </text:list-item>
      </text:list>
      <text:p text:style-name="P53"/>
      <text:h text:style-name="P50" text:outline-level="3"><text:span text:style-name="Strong_20_Emphasis">6. Update </text:span><text:span text:style-name="Strong_20_Emphasis"><text:span text:style-name="Source_20_Text">INSTALLED_APPS</text:span></text:span></text:h>
      <text:p text:style-name="P51">Find <text:span text:style-name="Source_20_Text">INSTALLED_APPS</text:span> and <text:span text:style-name="Strong_20_Emphasis">add these three entries</text:span>:</text:p>
      <text:p text:style-name="P56"><text:span text:style-name="Source_20_Text">INSTALLED_APPS = [</text:span></text:p>
      <text:p text:style-name="P66"><text:span text:style-name="Source_20_Text"><text:s text:c="4"/># Default Django apps...</text:span></text:p>
      <text:p text:style-name="P66"><text:span text:style-name="Source_20_Text"><text:s text:c="4"/>'rest_framework',</text:span></text:p>
      <text:p text:style-name="P66"><text:span text:style-name="Source_20_Text"><text:s text:c="4"/>'corsheaders', <text:s text:c="5"/># Handles frontend-backend communication</text:span></text:p>
      <text:p text:style-name="P66"><text:soft-page-break/><text:span text:style-name="Source_20_Text"><text:s text:c="4"/>'api', <text:s text:c="13"/># Our custom app</text:span></text:p>
      <text:p text:style-name="P66"><text:span text:style-name="Source_20_Text">]</text:span></text:p>
      <text:p text:style-name="P58">⚡ <text:span text:style-name="Strong_20_Emphasis">Why?</text:span></text:p>
      <text:list text:style-name="L40">
        <text:list-item>
          <text:p text:style-name="P77"><text:span text:style-name="Source_20_Text">rest_framework</text:span> → Required for building APIs.</text:p>
        </text:list-item>
        <text:list-item>
          <text:p text:style-name="P77"><text:span text:style-name="Source_20_Text">corsheaders</text:span> → Prevents cross-origin errors when React communicates with Django.</text:p>
        </text:list-item>
        <text:list-item>
          <text:p text:style-name="P77"><text:span text:style-name="Source_20_Text">api</text:span> → Custom app we created earlier.</text:p>
        </text:list-item>
      </text:list>
      <text:p text:style-name="P53"/>
      <text:h text:style-name="P50" text:outline-level="3"><text:span text:style-name="Strong_20_Emphasis">7. Add CORS Middleware</text:span></text:h>
      <text:p text:style-name="P51"><text:span text:style-name="Strong_20_Emphasis"><text:span text:style-name="Source_20_Text">MIDDLEWARE</text:span></text:span><text:span text:style-name="Strong_20_Emphasis"> list after adding </text:span><text:span text:style-name="Strong_20_Emphasis"><text:span text:style-name="Source_20_Text">corsheaders</text:span></text:span><text:span text:style-name="Strong_20_Emphasis">:</text:span></text:p>
      <text:p text:style-name="P56"><text:span text:style-name="Source_20_Text">MIDDLEWARE = [</text:span></text:p>
      <text:p text:style-name="P66"><text:span text:style-name="Source_20_Text"><text:s text:c="4"/>'django.middleware.security.SecurityMiddleware',</text:span></text:p>
      <text:p text:style-name="P66"/>
      <text:p text:style-name="P66"><text:span text:style-name="Source_20_Text"><text:s text:c="4"/># 👇 Add CORS middleware right after SecurityMiddleware</text:span></text:p>
      <text:p text:style-name="P66"><text:span text:style-name="Source_20_Text"><text:s text:c="4"/>'corsheaders.middleware.CorsMiddleware',</text:span></text:p>
      <text:p text:style-name="P66"/>
      <text:p text:style-name="P66"><text:span text:style-name="Source_20_Text"><text:s text:c="4"/>'django.contrib.sessions.middleware.SessionMiddleware',</text:span></text:p>
      <text:p text:style-name="P66"><text:span text:style-name="Source_20_Text"><text:s text:c="4"/>'django.middleware.common.CommonMiddleware',</text:span></text:p>
      <text:p text:style-name="P66"><text:soft-page-break/><text:span text:style-name="Source_20_Text"><text:s text:c="4"/>'django.middleware.csrf.CsrfViewMiddleware',</text:span></text:p>
      <text:p text:style-name="P66"><text:span text:style-name="Source_20_Text"><text:s text:c="4"/>'django.contrib.auth.middleware.AuthenticationMiddleware',</text:span></text:p>
      <text:p text:style-name="P66"><text:span text:style-name="Source_20_Text"><text:s text:c="4"/>'django.contrib.messages.middleware.MessageMiddleware',</text:span></text:p>
      <text:p text:style-name="P66"><text:span text:style-name="Source_20_Text"><text:s text:c="4"/>'django.middleware.clickjacking.XFrameOptionsMiddleware',</text:span></text:p>
      <text:p text:style-name="P66"><text:span text:style-name="Source_20_Text">]</text:span></text:p>
      <text:p text:style-name="P53"/>
      <text:h text:style-name="P50" text:outline-level="3"><text:span text:style-name="Strong_20_Emphasis">Why this order matters</text:span></text:h>
      <text:list text:style-name="L41">
        <text:list-item>
          <text:p text:style-name="P78"><text:span text:style-name="Source_20_Text">CorsMiddleware</text:span> <text:span text:style-name="Strong_20_Emphasis">must be placed right after</text:span> <text:span text:style-name="Source_20_Text">SecurityMiddleware</text:span>.</text:p>
        </text:list-item>
        <text:list-item>
          <text:p text:style-name="P78">If it's placed <text:span text:style-name="Strong_20_Emphasis">below</text:span> things like <text:span text:style-name="Source_20_Text">CommonMiddleware</text:span> or <text:span text:style-name="Source_20_Text">CsrfViewMiddleware</text:span>,<text:line-break/>it <text:span text:style-name="Strong_20_Emphasis">won't work correctly</text:span> and you might face <text:span text:style-name="Strong_20_Emphasis">CORS errors</text:span>.</text:p>
        </text:list-item>
        <text:list-item>
          <text:p text:style-name="P78">Django first processes requests <text:span text:style-name="Strong_20_Emphasis">from top to bottom</text:span>,<text:line-break/>and responses <text:span text:style-name="Strong_20_Emphasis">from bottom to top</text:span>, so <text:span text:style-name="Source_20_Text">CorsMiddleware</text:span> needs to:</text:p>
          <text:list>
            <text:list-item>
              <text:p text:style-name="P78">See requests <text:span text:style-name="Strong_20_Emphasis">early</text:span> (before Django blocks them).</text:p>
            </text:list-item>
            <text:list-item>
              <text:p text:style-name="P78">Modify responses <text:span text:style-name="Strong_20_Emphasis">before they're sent back</text:span>.</text:p>
            </text:list-item>
          </text:list>
        </text:list-item>
      </text:list>
      <text:p text:style-name="P53"/>
      <text:h text:style-name="P50" text:outline-level="3"><text:soft-page-break/><text:span text:style-name="Strong_20_Emphasis">Quick Visual Flow</text:span></text:h>
      <text:p text:style-name="P56"><text:span text:style-name="Source_20_Text">Request enters →</text:span></text:p>
      <text:p text:style-name="P66"><text:span text:style-name="Source_20_Text">SecurityMiddleware →</text:span></text:p>
      <text:p text:style-name="P66"><text:span text:style-name="Source_20_Text">CorsMiddleware →</text:span></text:p>
      <text:p text:style-name="P66"><text:span text:style-name="Source_20_Text">SessionMiddleware →</text:span></text:p>
      <text:p text:style-name="P66"><text:span text:style-name="Source_20_Text">CommonMiddleware →</text:span></text:p>
      <text:p text:style-name="P66"><text:span text:style-name="Source_20_Text">CsrfViewMiddleware →</text:span></text:p>
      <text:p text:style-name="P66"><text:span text:style-name="Source_20_Text">AuthenticationMiddleware →</text:span></text:p>
      <text:p text:style-name="P66"><text:span text:style-name="Source_20_Text">MessagesMiddleware →</text:span></text:p>
      <text:p text:style-name="P66"><text:span text:style-name="Source_20_Text">ClickjackingMiddleware →</text:span></text:p>
      <text:p text:style-name="P66"><text:span text:style-name="Source_20_Text">View</text:span></text:p>
      <text:p text:style-name="P51">This ensures:</text:p>
      <text:list text:style-name="L42">
        <text:list-item>
          <text:p text:style-name="P79">CORS headers are correctly added <text:span text:style-name="Strong_20_Emphasis">both ways</text:span> (request &amp; response).</text:p>
        </text:list-item>
        <text:list-item>
          <text:p text:style-name="P79">CSRF and session logic stay intact. ✅</text:p>
        </text:list-item>
      </text:list>
      <text:p text:style-name="P53"/>
      <text:h text:style-name="P50" text:outline-level="3"><text:span text:style-name="Strong_20_Emphasis">8. Enable All Origins (Temporary for Development)</text:span></text:h>
      <text:p text:style-name="P51">Scroll to the <text:span text:style-name="Strong_20_Emphasis">bottom of </text:span><text:span text:style-name="Strong_20_Emphasis"><text:span text:style-name="Source_20_Text">settings.py</text:span></text:span> and add:</text:p>
      <text:p text:style-name="P56"><text:span text:style-name="Source_20_Text">CORS_ALLOW_ALL_ORIGINS = True</text:span></text:p>
      <text:p text:style-name="P66"><text:span text:style-name="Source_20_Text">CORS_ALLOW_CREDENTIALS = True</text:span></text:p>
      <text:p text:style-name="P58">⚠️ <text:span text:style-name="Strong_20_Emphasis">Security Note:</text:span></text:p>
      <text:list text:style-name="L43">
        <text:list-item>
          <text:p text:style-name="P80">This is fine for <text:span text:style-name="Strong_20_Emphasis">development</text:span>, but in production, restrict it to:</text:p>
          <text:p text:style-name="P81"><text:span text:style-name="Source_20_Text">CORS_ALLOWED_ORIGINS = [</text:span></text:p>
          <text:p text:style-name="P81"><text:soft-page-break/><text:span text:style-name="Source_20_Text"><text:s text:c="4"/>"https://yourfrontend.com",</text:span></text:p>
          <text:p text:style-name="P81"><text:span text:style-name="Source_20_Text"><text:s text:c="4"/>"https://www.yourfrontend.com",</text:span></text:p>
          <text:p text:style-name="P81"><text:span text:style-name="Source_20_Text">]</text:span></text:p>
        </text:list-item>
      </text:list>
      <text:p text:style-name="P53"/>
      <text:h text:style-name="P50" text:outline-level="3"><text:span text:style-name="Strong_20_Emphasis">9. Organize Project Files</text:span></text:h>
      <text:p text:style-name="P51">Final folder structure should now look like this:</text:p>
      <text:p text:style-name="P56"><text:span text:style-name="Source_20_Text">DjangoReactTutorial/</text:span></text:p>
      <text:p text:style-name="P66"><text:span text:style-name="Source_20_Text">│</text:span></text:p>
      <text:p text:style-name="P66"><text:span text:style-name="Source_20_Text">├── env/ <text:s text:c="17"/># Virtual environment</text:span></text:p>
      <text:p text:style-name="P66"><text:span text:style-name="Source_20_Text">├── requirements.txt</text:span></text:p>
      <text:p text:style-name="P66"><text:span text:style-name="Source_20_Text">└── backend/</text:span></text:p>
      <text:p text:style-name="P66"><text:span text:style-name="Source_20_Text"><text:s text:c="4"/>├── backend/</text:span></text:p>
      <text:p text:style-name="P66"><text:span text:style-name="Source_20_Text"><text:s text:c="4"/>│ <text:s text:c="2"/>├── settings.py <text:s text:c="2"/># Configured in this step</text:span></text:p>
      <text:p text:style-name="P66"><text:span text:style-name="Source_20_Text"><text:s text:c="4"/>│ <text:s text:c="2"/>├── urls.py</text:span></text:p>
      <text:p text:style-name="P66"><text:span text:style-name="Source_20_Text"><text:s text:c="4"/>│ <text:s text:c="2"/>└── ...</text:span></text:p>
      <text:p text:style-name="P66"><text:span text:style-name="Source_20_Text"><text:s text:c="4"/>├── api/ <text:s text:c="13"/># Custom Django app</text:span></text:p>
      <text:p text:style-name="P66"><text:span text:style-name="Source_20_Text"><text:s text:c="4"/>│ <text:s text:c="2"/>├── views.py</text:span></text:p>
      <text:p text:style-name="P66"><text:span text:style-name="Source_20_Text"><text:s text:c="4"/>│ <text:s text:c="2"/>└── ...</text:span></text:p>
      <text:p text:style-name="P66"><text:span text:style-name="Source_20_Text"><text:s text:c="4"/>└── manage.py</text:span></text:p>
      <text:p text:style-name="P58">💡 Move <text:span text:style-name="Source_20_Text">requirements.txt</text:span> into <text:span text:style-name="Source_20_Text">backend/</text:span> for cleaner organization:</text:p>
      <text:p text:style-name="P82"><text:span text:style-name="Source_20_Text">DjangoReactTutorial/</text:span></text:p>
      <text:p text:style-name="P82"><text:soft-page-break/><text:span text:style-name="Source_20_Text">├── env/</text:span></text:p>
      <text:p text:style-name="P82"><text:span text:style-name="Source_20_Text">└── backend/</text:span></text:p>
      <text:p text:style-name="P82"><text:span text:style-name="Source_20_Text"><text:s text:c="4"/>├── requirements.txt</text:span></text:p>
      <text:p text:style-name="P82"><text:span text:style-name="Source_20_Text"><text:s text:c="4"/>├── backend/</text:span></text:p>
      <text:p text:style-name="P82"><text:span text:style-name="Source_20_Text"><text:s text:c="4"/>└── api/</text:span></text:p>
      <text:p text:style-name="P53"/>
      <text:h text:style-name="P50" text:outline-level="3"><text:span text:style-name="Strong_20_Emphasis">10. Quick Recap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Added <text:span text:style-name="Source_20_Text">dotenv</text:span></text:p>
          </table:table-cell>
          <table:table-cell table:style-name="Table2.A1" office:value-type="string">
            <text:p text:style-name="Table_20_Contents">Manage environment variables securely</text:p>
          </table:table-cell>
        </table:table-row>
        <table:table-row>
          <table:table-cell table:style-name="Table2.A1" office:value-type="string">
            <text:p text:style-name="Table_20_Contents">Configured <text:span text:style-name="Source_20_Text">ALLOWED_HOSTS</text:span></text:p>
          </table:table-cell>
          <table:table-cell table:style-name="Table2.A1" office:value-type="string">
            <text:p text:style-name="Table_20_Contents">Allow external requests</text:p>
          </table:table-cell>
        </table:table-row>
        <table:table-row>
          <table:table-cell table:style-name="Table2.A1" office:value-type="string">
            <text:p text:style-name="Table_20_Contents">Added REST + JWT settings</text:p>
          </table:table-cell>
          <table:table-cell table:style-name="Table2.A1" office:value-type="string">
            <text:p text:style-name="Table_20_Contents">Token authentication setup</text:p>
          </table:table-cell>
        </table:table-row>
        <table:table-row>
          <table:table-cell table:style-name="Table2.A1" office:value-type="string">
            <text:p text:style-name="Table_20_Contents">Updated <text:span text:style-name="Source_20_Text">INSTALLED_APPS</text:span></text:p>
          </table:table-cell>
          <table:table-cell table:style-name="Table2.A1" office:value-type="string">
            <text:p text:style-name="Table_20_Contents">Added REST, CORS, and API app</text:p>
          </table:table-cell>
        </table:table-row>
        <table:table-row>
          <table:table-cell table:style-name="Table2.A1" office:value-type="string">
            <text:p text:style-name="Table_20_Contents">Added <text:span text:style-name="Source_20_Text">CORS</text:span> Middleware</text:p>
          </table:table-cell>
          <table:table-cell table:style-name="Table2.A1" office:value-type="string">
            <text:p text:style-name="Table_20_Contents">Prevent cross-origin request issues</text:p>
          </table:table-cell>
        </table:table-row>
        <table:table-row>
          <table:table-cell table:style-name="Table2.A1" office:value-type="string">
            <text:p text:style-name="Table_20_Contents">Enabled <text:span text:style-name="Source_20_Text">CORS_ALLOW_ALL_ORIGINS</text:span></text:p>
          </table:table-cell>
          <table:table-cell table:style-name="Table2.A1" office:value-type="string">
            <text:p text:style-name="Table_20_Contents">Allow all domains for dev stage</text:p>
          </table:table-cell>
        </table:table-row>
      </table:table>
      <text:p text:style-name="P51"/>
      <text:p text:style-name="P4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83" text:outline-level="2"><text:span text:style-name="Strong_20_Emphasis"><text:span text:style-name="T4">#</text:span></text:span><text:span text:style-name="Strong_20_Emphasis"><text:span text:style-name="T5">5</text:span></text:span><text:span text:style-name="Strong_20_Emphasis"><text:span text:style-name="T4"> – JWT Basics &amp; User Registration Setup (Modern Django + DRF)</text:span></text:span></text:h>
      <text:p text:style-name="P53"/>
      <text:h text:style-name="P84" text:outline-level="2"><text:soft-page-break/><text:span text:style-name="Strong_20_Emphasis">1. Understanding JWT (JSON Web Token) Authentication</text:span></text:h>
      <text:p text:style-name="P51">JWT is used to <text:span text:style-name="Strong_20_Emphasis">secure communication</text:span> between a <text:span text:style-name="Strong_20_Emphasis">frontend</text:span> (React) and a <text:span text:style-name="Strong_20_Emphasis">backend</text:span> (Django API).</text:p>
      <text:h text:style-name="P50" text:outline-level="3"><text:span text:style-name="Strong_20_Emphasis">Why JWT is Needed</text:span></text:h>
      <text:list text:style-name="L44">
        <text:list-item>
          <text:p text:style-name="P85">Every time the frontend makes a request to the backend:</text:p>
          <text:list>
            <text:list-item>
              <text:p text:style-name="P85">The backend needs to know <text:span text:style-name="Strong_20_Emphasis">who</text:span> is making the request.</text:p>
            </text:list-item>
            <text:list-item>
              <text:p text:style-name="P85">The backend also needs to know <text:span text:style-name="Strong_20_Emphasis">what they are allowed to do</text:span>.</text:p>
            </text:list-item>
          </text:list>
        </text:list-item>
        <text:list-item>
          <text:p text:style-name="P85">This is done using <text:span text:style-name="Strong_20_Emphasis">tokens</text:span>, which are sent along with each request.</text:p>
        </text:list-item>
      </text:list>
      <text:p text:style-name="P53"/>
      <text:h text:style-name="P50" text:outline-level="3"><text:span text:style-name="Strong_20_Emphasis">JWT Flow</text:span></text:h>
      <text:list text:style-name="L45">
        <text:list-item>
          <text:p text:style-name="P86"><text:span text:style-name="Strong_20_Emphasis">User logs in</text:span></text:p>
          <text:list>
            <text:list-item>
              <text:p text:style-name="P86">User provides <text:span text:style-name="Strong_20_Emphasis">username</text:span> and <text:span text:style-name="Strong_20_Emphasis">password</text:span>.</text:p>
            </text:list-item>
            <text:list-item>
              <text:p text:style-name="P86">Frontend sends these credentials to the backend.</text:p>
            </text:list-item>
          </text:list>
        </text:list-item>
        <text:list-item>
          <text:p text:style-name="P86"><text:span text:style-name="Strong_20_Emphasis">Backend validates credentials</text:span></text:p>
          <text:list>
            <text:list-item>
              <text:p text:style-name="P86">If correct, Django returns <text:span text:style-name="Strong_20_Emphasis">two tokens</text:span>:</text:p>
              <text:list>
                <text:list-item>
                  <text:p text:style-name="P86"><text:span text:style-name="Strong_20_Emphasis">Access Token</text:span> – Used in every future request to protected endpoints.</text:p>
                </text:list-item>
                <text:list-item>
                  <text:p text:style-name="P86"><text:span text:style-name="Strong_20_Emphasis">Refresh Token</text:span> – Used to get a <text:span text:style-name="Strong_20_Emphasis">new access token</text:span> when the old one expires.</text:p>
                </text:list-item>
              </text:list>
            </text:list-item>
          </text:list>
        </text:list-item>
        <text:list-item>
          <text:p text:style-name="P86"><text:span text:style-name="Strong_20_Emphasis">Frontend stores tokens</text:span></text:p>
          <text:list>
            <text:list-item>
              <text:p text:style-name="P86">Stored securely (e.g., <text:span text:style-name="Source_20_Text">localStorage</text:span> or HTTP-only cookies).</text:p>
            </text:list-item>
          </text:list>
        </text:list-item>
        <text:list-item>
          <text:p text:style-name="P86"><text:span text:style-name="Strong_20_Emphasis">Using tokens for requests</text:span></text:p>
          <text:list>
            <text:list-item>
              <text:p text:style-name="P86"><text:soft-page-break/>Every API request includes the <text:span text:style-name="Strong_20_Emphasis">access token</text:span> in the header:</text:p>
              <text:p text:style-name="P87"><text:span text:style-name="Source_20_Text">Authorization: Bearer &lt;ACCESS_TOKEN&gt;</text:span></text:p>
            </text:list-item>
          </text:list>
        </text:list-item>
        <text:list-item>
          <text:p text:style-name="P86"><text:span text:style-name="Strong_20_Emphasis">Token expiration</text:span></text:p>
          <text:list>
            <text:list-item>
              <text:p text:style-name="P86">Access token → expires <text:span text:style-name="Strong_20_Emphasis">quickly</text:span> (e.g., 30 minutes).</text:p>
            </text:list-item>
            <text:list-item>
              <text:p text:style-name="P86">Refresh token → expires <text:span text:style-name="Strong_20_Emphasis">slower</text:span> (e.g., 1 day).</text:p>
            </text:list-item>
          </text:list>
        </text:list-item>
        <text:list-item>
          <text:p text:style-name="P86"><text:span text:style-name="Strong_20_Emphasis">Refreshing tokens</text:span></text:p>
          <text:list>
            <text:list-item>
              <text:p text:style-name="P86">When the access token expires, the frontend sends the refresh token to get a <text:span text:style-name="Strong_20_Emphasis">new access token</text:span>.</text:p>
            </text:list-item>
            <text:list-item>
              <text:p text:style-name="P86">If the refresh token also expires → user must <text:span text:style-name="Strong_20_Emphasis">log in again</text:span>.</text:p>
            </text:list-item>
          </text:list>
        </text:list-item>
      </text:list>
      <text:p text:style-name="P53"/>
      <text:h text:style-name="P84" text:outline-level="2"><text:span text:style-name="Strong_20_Emphasis">2. Building a User Registration Endpoint</text:span></text:h>
      <text:p text:style-name="P51">Before JWT authentication can work, we need <text:span text:style-name="Strong_20_Emphasis">users in the database</text:span>.<text:line-break/>Let's build a secure <text:span text:style-name="Strong_20_Emphasis">user registration API</text:span>.</text:p>
      <text:p text:style-name="P53"/>
      <text:h text:style-name="P50" text:outline-level="3"><text:span text:style-name="Strong_20_Emphasis">Step 1: Create </text:span><text:span text:style-name="Strong_20_Emphasis"><text:span text:style-name="Source_20_Text">serializers.py</text:span></text:span></text:h>
      <text:p text:style-name="P51">A serializer converts data:</text:p>
      <text:list text:style-name="L46">
        <text:list-item>
          <text:p text:style-name="P88"><text:span text:style-name="Strong_20_Emphasis">From JSON → Python objects</text:span> (for requests).</text:p>
        </text:list-item>
        <text:list-item>
          <text:p text:style-name="P88"><text:span text:style-name="Strong_20_Emphasis">From Python objects → JSON</text:span> (for responses).</text:p>
        </text:list-item>
      </text:list>
      <text:h text:style-name="P89" text:outline-level="4"><text:span text:style-name="Source_20_Text">api/serializers.py</text:span></text:h>
      <text:p text:style-name="P56"><text:span text:style-name="Source_20_Text">from django.contrib.auth.models import User</text:span></text:p>
      <text:p text:style-name="P66"><text:span text:style-name="Source_20_Text">from rest_framework import serializers</text:span></text:p>
      <text:p text:style-name="P66"/>
      <text:p text:style-name="P66"><text:soft-page-break/><text:span text:style-name="Source_20_Text">class UserSerializer(serializers.ModelSerializer):</text:span></text:p>
      <text:p text:style-name="P66"><text:span text:style-name="Source_20_Text"><text:s text:c="4"/>class Meta:</text:span></text:p>
      <text:p text:style-name="P66"><text:span text:style-name="Source_20_Text"><text:s text:c="8"/>model = User</text:span></text:p>
      <text:p text:style-name="P66"><text:span text:style-name="Source_20_Text"><text:s text:c="8"/>fields = ['id', 'username', 'password']</text:span></text:p>
      <text:p text:style-name="P66"><text:span text:style-name="Source_20_Text"><text:s text:c="8"/>extra_kwargs = {</text:span></text:p>
      <text:p text:style-name="P66"><text:span text:style-name="Source_20_Text"><text:s text:c="12"/>'password': {'write_only': True} <text:s/># password is accepted but never returned</text:span></text:p>
      <text:p text:style-name="P66"><text:span text:style-name="Source_20_Text"><text:s text:c="8"/>}</text:span></text:p>
      <text:p text:style-name="P66"/>
      <text:p text:style-name="P66"><text:span text:style-name="Source_20_Text"><text:s text:c="4"/>def create(self, validated_data):</text:span></text:p>
      <text:p text:style-name="P66"><text:span text:style-name="Source_20_Text"><text:s text:c="8"/># Securely create a new user with hashed password</text:span></text:p>
      <text:p text:style-name="P66"><text:span text:style-name="Source_20_Text"><text:s text:c="8"/>user = User.objects.create_user(**validated_data)</text:span></text:p>
      <text:p text:style-name="P66"><text:span text:style-name="Source_20_Text"><text:s text:c="8"/>return user</text:span></text:p>
      <text:p text:style-name="P53"/>
      <text:p text:style-name="P51"><text:span text:style-name="Strong_20_Emphasis">Why </text:span><text:span text:style-name="Strong_20_Emphasis"><text:span text:style-name="Source_20_Text">write_only=True</text:span></text:span><text:span text:style-name="Strong_20_Emphasis"> for password?</text:span></text:p>
      <text:list text:style-name="L47">
        <text:list-item>
          <text:p text:style-name="P90">It <text:span text:style-name="Strong_20_Emphasis">prevents Django from sending the password</text:span> back in the response.</text:p>
        </text:list-item>
        <text:list-item>
          <text:p text:style-name="P90">This keeps the password secure.</text:p>
        </text:list-item>
      </text:list>
      <text:p text:style-name="P53"/>
      <text:h text:style-name="P50" text:outline-level="3"><text:soft-page-break/><text:span text:style-name="Strong_20_Emphasis">Step 2: Create </text:span><text:span text:style-name="Strong_20_Emphasis"><text:span text:style-name="Source_20_Text">views.py</text:span></text:span></text:h>
      <text:p text:style-name="P51">We'll create a class-based view using Django REST Framework's <text:span text:style-name="Source_20_Text">CreateAPIView</text:span>.</text:p>
      <text:h text:style-name="P89" text:outline-level="4"><text:span text:style-name="Source_20_Text">api/views.py</text:span></text:h>
      <text:p text:style-name="P56"><text:span text:style-name="Source_20_Text">from django.contrib.auth.models import User</text:span></text:p>
      <text:p text:style-name="P66"><text:span text:style-name="Source_20_Text">from rest_framework import generics</text:span></text:p>
      <text:p text:style-name="P66"><text:span text:style-name="Source_20_Text">from rest_framework.permissions import AllowAny</text:span></text:p>
      <text:p text:style-name="P66"><text:span text:style-name="Source_20_Text">from .serializers import UserSerializer</text:span></text:p>
      <text:p text:style-name="P66"/>
      <text:p text:style-name="P66"><text:span text:style-name="Source_20_Text">class CreateUserView(generics.CreateAPIView):</text:span></text:p>
      <text:p text:style-name="P66"><text:span text:style-name="Source_20_Text"><text:s text:c="4"/>queryset = User.objects.all()</text:span></text:p>
      <text:p text:style-name="P66"><text:span text:style-name="Source_20_Text"><text:s text:c="4"/>serializer_class = UserSerializer</text:span></text:p>
      <text:p text:style-name="P66"><text:span text:style-name="Source_20_Text"><text:s text:c="4"/>permission_classes = [AllowAny] <text:s/># Anyone can register</text:span></text:p>
      <text:p text:style-name="P53"/>
      <text:p text:style-name="P51"><text:span text:style-name="Strong_20_Emphasis">Why </text:span><text:span text:style-name="Strong_20_Emphasis"><text:span text:style-name="Source_20_Text">AllowAny</text:span></text:span><text:span text:style-name="Strong_20_Emphasis">?</text:span></text:p>
      <text:list text:style-name="L48">
        <text:list-item>
          <text:p text:style-name="P91">We want <text:span text:style-name="Strong_20_Emphasis">any user</text:span>, even if not logged in, to be able to create an account.</text:p>
        </text:list-item>
      </text:list>
      <text:p text:style-name="P53"/>
      <text:p text:style-name="P92"><text:span text:style-name="Strong_20_Emphasis"><text:span text:style-name="T4">Here’s the shortened, clean Q&amp;A version you can directly paste into your notes:</text:span></text:span></text:p>
      <text:p text:style-name="P53"/>
      <text:h text:style-name="P50" text:outline-level="3"><text:soft-page-break/><text:span text:style-name="Strong_20_Emphasis">Q1. What is </text:span><text:span text:style-name="Strong_20_Emphasis"><text:span text:style-name="Source_20_Text">from django.contrib.auth.models import User</text:span></text:span><text:span text:style-name="Strong_20_Emphasis">?</text:span></text:h>
      <text:list text:style-name="L49">
        <text:list-item>
          <text:p text:style-name="P93">Django’s <text:span text:style-name="Strong_20_Emphasis">built-in User model</text:span>.</text:p>
        </text:list-item>
        <text:list-item>
          <text:p text:style-name="P93">Already has fields like <text:span text:style-name="Source_20_Text">username</text:span>, <text:span text:style-name="Source_20_Text">password</text:span> (hashed), <text:span text:style-name="Source_20_Text">email</text:span>, etc.</text:p>
        </text:list-item>
        <text:list-item>
          <text:p text:style-name="P93">You don’t create this model manually.</text:p>
        </text:list-item>
      </text:list>
      <text:p text:style-name="P53"/>
      <text:h text:style-name="P50" text:outline-level="3"><text:span text:style-name="Strong_20_Emphasis">Q2. Does </text:span><text:span text:style-name="Strong_20_Emphasis"><text:span text:style-name="Source_20_Text">UserSerializer</text:span></text:span><text:span text:style-name="Strong_20_Emphasis"> create the model?</text:span></text:h>
      <text:list text:style-name="L50">
        <text:list-item>
          <text:p text:style-name="P94">❌ <text:span text:style-name="Strong_20_Emphasis">No</text:span>, it only <text:span text:style-name="Strong_20_Emphasis">converts data</text:span> between JSON ↔ Python objects for APIs.</text:p>
        </text:list-item>
        <text:list-item>
          <text:p text:style-name="P94">It <text:span text:style-name="Strong_20_Emphasis">doesn’t make database tables</text:span>, Django models do that.</text:p>
        </text:list-item>
      </text:list>
      <text:p text:style-name="P53"/>
      <text:h text:style-name="P50" text:outline-level="3"><text:span text:style-name="Strong_20_Emphasis">Q3. What is serialization?</text:span></text:h>
      <text:list text:style-name="L51">
        <text:list-item>
          <text:p text:style-name="P95"><text:span text:style-name="Strong_20_Emphasis">Converting data formats:</text:span></text:p>
          <text:list>
            <text:list-item>
              <text:p text:style-name="P95">JSON → Python object (to save in DB).</text:p>
            </text:list-item>
            <text:list-item>
              <text:p text:style-name="P95">Python object → JSON (to send in API response).</text:p>
            </text:list-item>
          </text:list>
        </text:list-item>
      </text:list>
      <text:p text:style-name="P53"/>
      <text:h text:style-name="P50" text:outline-level="3"><text:span text:style-name="Strong_20_Emphasis">Q4. What does </text:span><text:span text:style-name="Strong_20_Emphasis"><text:span text:style-name="Source_20_Text">ModelSerializer</text:span></text:span><text:span text:style-name="Strong_20_Emphasis"> do?</text:span></text:h>
      <text:list text:style-name="L52">
        <text:list-item>
          <text:p text:style-name="P96">Auto maps model fields to API fields.</text:p>
        </text:list-item>
        <text:list-item>
          <text:p text:style-name="P96">Example:</text:p>
          <text:p text:style-name="P97"><text:span text:style-name="Source_20_Text">class UserSerializer(serializers.ModelSerializer):</text:span></text:p>
          <text:p text:style-name="P97"><text:span text:style-name="Source_20_Text"><text:s text:c="4"/>class Meta:</text:span></text:p>
          <text:p text:style-name="P97"><text:soft-page-break/><text:span text:style-name="Source_20_Text"><text:s text:c="8"/>model = User</text:span></text:p>
          <text:p text:style-name="P97"><text:span text:style-name="Source_20_Text"><text:s text:c="8"/>fields = ['id', 'username', 'password']</text:span></text:p>
        </text:list-item>
        <text:list-item>
          <text:p text:style-name="P96">Only these fields show up in the API, but <text:span text:style-name="Strong_20_Emphasis">other model fields still exist</text:span>.</text:p>
        </text:list-item>
      </text:list>
      <text:p text:style-name="P53"/>
      <text:h text:style-name="P50" text:outline-level="3"><text:span text:style-name="Strong_20_Emphasis">Q5. Does limiting fields remove them from the database?</text:span></text:h>
      <text:list text:style-name="L53">
        <text:list-item>
          <text:p text:style-name="P98">❌ No, other fields like <text:span text:style-name="Source_20_Text">email</text:span> still exist.</text:p>
        </text:list-item>
        <text:list-item>
          <text:p text:style-name="P98">You’re just <text:span text:style-name="Strong_20_Emphasis">choosing what the API exposes</text:span>.</text:p>
        </text:list-item>
        <text:list-item>
          <text:p text:style-name="P98">Think of it like a <text:span text:style-name="Strong_20_Emphasis">window showing specific rooms</text:span> of a house.</text:p>
        </text:list-item>
      </text:list>
      <text:p text:style-name="P53"/>
      <text:h text:style-name="P50" text:outline-level="3"><text:span text:style-name="Strong_20_Emphasis">Q6. What is </text:span><text:span text:style-name="Strong_20_Emphasis"><text:span text:style-name="Source_20_Text">extra_kwargs = {'password': {'write_only': True}}</text:span></text:span><text:span text:style-name="Strong_20_Emphasis">?</text:span></text:h>
      <text:list text:style-name="L54">
        <text:list-item>
          <text:p text:style-name="P99"><text:span text:style-name="Strong_20_Emphasis"><text:span text:style-name="Source_20_Text">write_only=True</text:span></text:span> → API can <text:span text:style-name="Strong_20_Emphasis">accept password</text:span>, but <text:span text:style-name="Strong_20_Emphasis">never return it</text:span>.</text:p>
        </text:list-item>
        <text:list-item>
          <text:p text:style-name="P99">Example:</text:p>
          <text:list>
            <text:list-item>
              <text:p text:style-name="P99"><text:span text:style-name="Strong_20_Emphasis">POST request:</text:span> sends password ✅</text:p>
            </text:list-item>
            <text:list-item>
              <text:p text:style-name="P99"><text:span text:style-name="Strong_20_Emphasis">Response:</text:span> password hidden ❌</text:p>
            </text:list-item>
          </text:list>
        </text:list-item>
        <text:list-item>
          <text:p text:style-name="P99">Used for security and privacy.</text:p>
        </text:list-item>
      </text:list>
      <text:p text:style-name="P53"/>
      <text:h text:style-name="P50" text:outline-level="3"><text:span text:style-name="Strong_20_Emphasis">Q7. Can we change password if it's write-only?</text:span></text:h>
      <text:list text:style-name="L55">
        <text:list-item>
          <text:p text:style-name="P100">✅ Yes, you can send a new password to update it.</text:p>
        </text:list-item>
        <text:list-item>
          <text:p text:style-name="P100">It will be stored securely but never shown back.</text:p>
        </text:list-item>
      </text:list>
      <text:p text:style-name="P53"><text:soft-page-break/></text:p>
      <text:h text:style-name="P50" text:outline-level="3"><text:span text:style-name="Strong_20_Emphasis">Q8. What does </text:span><text:span text:style-name="Strong_20_Emphasis"><text:span text:style-name="Source_20_Text">create()</text:span></text:span><text:span text:style-name="Strong_20_Emphasis"> method do?</text:span></text:h>
      <text:p text:style-name="P101"><text:span text:style-name="Source_20_Text">def create(self, validated_data):</text:span></text:p>
      <text:p text:style-name="P101"><text:span text:style-name="Source_20_Text"><text:s text:c="4"/>user = User.objects.create_user(**validated_data)</text:span></text:p>
      <text:p text:style-name="P101"><text:span text:style-name="Source_20_Text"><text:s text:c="4"/>return user</text:span></text:p>
      <text:list text:style-name="L56">
        <text:list-item>
          <text:p text:style-name="P102">Runs when you call <text:span text:style-name="Source_20_Text">.save()</text:span> on the serializer.</text:p>
        </text:list-item>
        <text:list-item>
          <text:p text:style-name="P102">Uses <text:span text:style-name="Source_20_Text">create_user()</text:span> to <text:span text:style-name="Strong_20_Emphasis">hash the password</text:span> before saving.</text:p>
        </text:list-item>
      </text:list>
      <text:p text:style-name="P53"/>
      <text:h text:style-name="P50" text:outline-level="3"><text:span text:style-name="Strong_20_Emphasis">Q9. What is </text:span><text:span text:style-name="Strong_20_Emphasis"><text:span text:style-name="Source_20_Text">validated_data</text:span></text:span><text:span text:style-name="Strong_20_Emphasis">?</text:span></text:h>
      <text:list text:style-name="L57">
        <text:list-item>
          <text:p text:style-name="P103"><text:span text:style-name="Strong_20_Emphasis">Clean, checked data</text:span> after validation.</text:p>
        </text:list-item>
        <text:list-item>
          <text:p text:style-name="P103">Example:</text:p>
          <text:p text:style-name="P104"><text:span text:style-name="Source_20_Text">{"username": "arpit", "password": "mypassword123"}</text:span></text:p>
        </text:list-item>
      </text:list>
      <text:p text:style-name="P53"/>
      <text:h text:style-name="P50" text:outline-level="3"><text:span text:style-name="Strong_20_Emphasis">Q10. What does </text:span><text:span text:style-name="Strong_20_Emphasis"><text:span text:style-name="Source_20_Text">**validated_data</text:span></text:span><text:span text:style-name="Strong_20_Emphasis"> do?</text:span></text:h>
      <text:list text:style-name="L58">
        <text:list-item>
          <text:p text:style-name="P105"><text:span text:style-name="Strong_20_Emphasis">Unpacks dictionary</text:span> into keyword arguments:</text:p>
          <text:p text:style-name="P106"><text:span text:style-name="Source_20_Text">User.objects.create_user(username="arpit", password="mypassword123")</text:span></text:p>
        </text:list-item>
      </text:list>
      <text:p text:style-name="P53"/>
      <text:h text:style-name="P50" text:outline-level="3"><text:span text:style-name="Strong_20_Emphasis">Q11. What is </text:span><text:span text:style-name="Strong_20_Emphasis"><text:span text:style-name="Source_20_Text">self</text:span></text:span><text:span text:style-name="Strong_20_Emphasis"> in </text:span><text:span text:style-name="Strong_20_Emphasis"><text:span text:style-name="Source_20_Text">create(self, validated_data)</text:span></text:span><text:span text:style-name="Strong_20_Emphasis">?</text:span></text:h>
      <text:list text:style-name="L59">
        <text:list-item>
          <text:p text:style-name="P107">Refers to the <text:span text:style-name="Strong_20_Emphasis">current serializer instance</text:span>.</text:p>
        </text:list-item>
        <text:list-item>
          <text:p text:style-name="P107"><text:soft-page-break/>Python passes it automatically.</text:p>
        </text:list-item>
      </text:list>
      <text:p text:style-name="P53"/>
      <text:h text:style-name="P50" text:outline-level="3"><text:span text:style-name="Strong_20_Emphasis">Q12. Full flow when registering a new user</text:span></text:h>
      <text:list text:style-name="L60">
        <text:list-item>
          <text:p text:style-name="P108">Frontend sends JSON → <text:span text:style-name="Source_20_Text">{"username": "arpit", "password": "mypassword123"}</text:span></text:p>
        </text:list-item>
        <text:list-item>
          <text:p text:style-name="P108">Serializer <text:span text:style-name="Strong_20_Emphasis">validates data</text:span>.</text:p>
        </text:list-item>
        <text:list-item>
          <text:p text:style-name="P108"><text:span text:style-name="Source_20_Text">create_user()</text:span> saves user <text:span text:style-name="Strong_20_Emphasis">with hashed password</text:span>.</text:p>
        </text:list-item>
        <text:list-item>
          <text:p text:style-name="P108">Response sent back → password hidden.</text:p>
        </text:list-item>
      </text:list>
      <text:p text:style-name="P51"><text:span text:style-name="Strong_20_Emphasis">Final API response:</text:span></text:p>
      <text:p text:style-name="P101"><text:span text:style-name="Source_20_Text">{</text:span></text:p>
      <text:p text:style-name="P101"><text:span text:style-name="Source_20_Text"><text:s text:c="2"/>"id": 1,</text:span></text:p>
      <text:p text:style-name="P101"><text:span text:style-name="Source_20_Text"><text:s text:c="2"/>"username": "arpit"</text:span></text:p>
      <text:p text:style-name="P101"><text:span text:style-name="Source_20_Text">}</text:span></text:p>
      <text:p text:style-name="P53"/>
      <text:p text:style-name="P51">This is now <text:span text:style-name="Strong_20_Emphasis">concise, clear, and complete</text:span> — perfect for quick review. ✅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h text:style-name="P109" text:outline-level="1"><text:span text:style-name="Strong_20_Emphasis"><text:span text:style-name="T6">#</text:span></text:span><text:span text:style-name="Strong_20_Emphasis"><text:span text:style-name="T4">6 — Setting up URLs, JWT Authentication, and Testing User Registration</text:span></text:span></text:h>
      <text:p text:style-name="P53"/>
      <text:h text:style-name="P84" text:outline-level="2"><text:soft-page-break/><text:span text:style-name="Strong_20_Emphasis">1. Open the Main </text:span><text:span text:style-name="Strong_20_Emphasis"><text:span text:style-name="Source_20_Text">urls.py</text:span></text:span><text:span text:style-name="Strong_20_Emphasis"> in Backend Folder</text:span></text:h>
      <text:list text:style-name="L61">
        <text:list-item>
          <text:p text:style-name="P110">Go to:</text:p>
          <text:p text:style-name="P111"><text:span text:style-name="Source_20_Text">backend/urls.py</text:span></text:p>
        </text:list-item>
        <text:list-item>
          <text:p text:style-name="P110"><text:span text:style-name="Strong_20_Emphasis">Remove all unnecessary comments</text:span> to keep the file clean and easy to read.</text:p>
        </text:list-item>
      </text:list>
      <text:p text:style-name="P53"/>
      <text:h text:style-name="P84" text:outline-level="2"><text:span text:style-name="Strong_20_Emphasis">2. Import Required Modules</text:span></text:h>
      <text:p text:style-name="P51">Add the following imports at the <text:span text:style-name="Strong_20_Emphasis">top of </text:span><text:span text:style-name="Strong_20_Emphasis"><text:span text:style-name="Source_20_Text">urls.py</text:span></text:span><text:span text:style-name="Strong_20_Emphasis">:</text:span></text:p>
      <text:p text:style-name="P56"><text:span text:style-name="Source_20_Text">from django.contrib import admin</text:span></text:p>
      <text:p text:style-name="P66"><text:span text:style-name="Source_20_Text">from django.urls import path, include</text:span></text:p>
      <text:p text:style-name="P66"><text:span text:style-name="Source_20_Text">from api.views import CreateUserView</text:span></text:p>
      <text:p text:style-name="P66"><text:span text:style-name="Source_20_Text">from rest_framework_simplejwt.views import TokenObtainPairView, TokenRefreshView</text:span></text:p>
      <text:h text:style-name="P50" text:outline-level="3"><text:span text:style-name="Strong_20_Emphasis">Why these imports?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mpor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reateUserView</text:span></text:p>
          </table:table-cell>
          <table:table-cell table:style-name="Table3.A1" office:value-type="string">
            <text:p text:style-name="Table_20_Contents">The custom view to register new users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ObtainPairView</text:span></text:p>
          </table:table-cell>
          <table:table-cell table:style-name="Table3.A1" office:value-type="string">
            <text:p text:style-name="Table_20_Contents">Pre-built view to <text:span text:style-name="Strong_20_Emphasis">generate access and refresh tokens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RefreshView</text:span></text:p>
          </table:table-cell>
          <table:table-cell table:style-name="Table3.A1" office:value-type="string">
            <text:p text:style-name="Table_20_Contents">Pre-built view to <text:span text:style-name="Strong_20_Emphasis">refresh access tokens</text:span> when they expir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clude</text:span></text:p>
          </table:table-cell>
          <table:table-cell table:style-name="Table3.A1" office:value-type="string">
            <text:p text:style-name="Table_20_Contents">To include built-in DRF authentication URLs.</text:p>
          </table:table-cell>
        </table:table-row>
      </table:table>
      <text:p text:style-name="P53"/>
      <text:h text:style-name="P84" text:outline-level="2"><text:span text:style-name="Strong_20_Emphasis">3. Define URL Patterns</text:span></text:h>
      <text:p text:style-name="P51">Inside <text:span text:style-name="Source_20_Text">urlpatterns</text:span>, add these paths <text:span text:style-name="Strong_20_Emphasis">exactly in order:</text:span></text:p>
      <text:p text:style-name="P56"><text:span text:style-name="Source_20_Text">urlpatterns = [</text:span></text:p>
      <text:p text:style-name="P66"><text:span text:style-name="Source_20_Text"><text:s text:c="4"/>path('admin/', admin.site.urls),</text:span></text:p>
      <text:p text:style-name="P66"/>
      <text:p text:style-name="P66"><text:span text:style-name="Source_20_Text"><text:s text:c="4"/># User registration endpoint</text:span></text:p>
      <text:p text:style-name="P66"><text:soft-page-break/><text:span text:style-name="Source_20_Text"><text:s text:c="4"/>path('api/user/register/', CreateUserView.as_view(), name='register'),</text:span></text:p>
      <text:p text:style-name="P66"/>
      <text:p text:style-name="P66"><text:span text:style-name="Source_20_Text"><text:s text:c="4"/># JWT token endpoints</text:span></text:p>
      <text:p text:style-name="P66"><text:span text:style-name="Source_20_Text"><text:s text:c="4"/>path('api/token/', TokenObtainPairView.as_view(), name='get_token'),</text:span></text:p>
      <text:p text:style-name="P66"><text:span text:style-name="Source_20_Text"><text:s text:c="4"/>path('api/token/refresh/', TokenRefreshView.as_view(), name='refresh_token'),</text:span></text:p>
      <text:p text:style-name="P66"/>
      <text:p text:style-name="P66"><text:span text:style-name="Source_20_Text"><text:s text:c="4"/># Built-in DRF auth URLs (for login/logout in browser)</text:span></text:p>
      <text:p text:style-name="P66"><text:span text:style-name="Source_20_Text"><text:s text:c="4"/>path('api/auth/', include('rest_framework.urls')),</text:span></text:p>
      <text:p text:style-name="P66"><text:span text:style-name="Source_20_Text">]</text:span></text:p>
      <text:p text:style-name="P53"/>
      <text:h text:style-name="P84" text:outline-level="2"><text:span text:style-name="Strong_20_Emphasis">4. Run Migrations</text:span></text:h>
      <text:p text:style-name="P51">This step ensures your database is <text:span text:style-name="Strong_20_Emphasis">properly set up</text:span>.</text:p>
      <text:p text:style-name="P51">In the terminal:</text:p>
      <text:p text:style-name="P56"><text:span text:style-name="Source_20_Text">python manage.py makemigrations</text:span></text:p>
      <text:list text:style-name="L62">
        <text:list-item>
          <text:p text:style-name="P112"><text:span text:style-name="Strong_20_Emphasis">Purpose:</text:span><text:line-break/>Creates migration files for database changes.</text:p>
        </text:list-item>
      </text:list>
      <text:p text:style-name="P51">If Django says <text:span text:style-name="Strong_20_Emphasis">"No changes detected"</text:span>, that's fine. ✅</text:p>
      <text:p text:style-name="P51">Next, run:</text:p>
      <text:p text:style-name="P56"><text:soft-page-break/><text:span text:style-name="Source_20_Text">python manage.py migrate</text:span></text:p>
      <text:list text:style-name="L63">
        <text:list-item>
          <text:p text:style-name="P113"><text:span text:style-name="Strong_20_Emphasis">Purpose:</text:span><text:line-break/>Applies the migrations and sets up database tables.</text:p>
        </text:list-item>
      </text:list>
      <text:p text:style-name="P53"/>
      <text:h text:style-name="P84" text:outline-level="2"><text:span text:style-name="Strong_20_Emphasis">5. Start the Development Server</text:span></text:h>
      <text:p text:style-name="P51">Run:</text:p>
      <text:p text:style-name="P56"><text:span text:style-name="Source_20_Text">python manage.py runserver</text:span></text:p>
      <text:p text:style-name="P51">You should see a message like:</text:p>
      <text:p text:style-name="P56"><text:span text:style-name="Source_20_Text">Starting development server at http://127.0.0.1:8000/</text:span></text:p>
      <text:p text:style-name="P53"/>
      <text:h text:style-name="P84" text:outline-level="2"><text:span text:style-name="Strong_20_Emphasis">6. Test in Browser (or Postman)</text:span></text:h>
      <text:p text:style-name="P51">Now, test each route step-by-step.</text:p>
      <text:p text:style-name="P53"/>
      <text:h text:style-name="P50" text:outline-level="3"><text:span text:style-name="Strong_20_Emphasis">A. Register a New User</text:span></text:h>
      <text:p text:style-name="P51">Go to:</text:p>
      <text:p text:style-name="P56"><text:span text:style-name="Source_20_Text">http://127.0.0.1:8000/api/user/register/</text:span></text:p>
      <text:p text:style-name="P51">You’ll see an HTML form.<text:line-break/>Enter:</text:p>
      <text:list text:style-name="L64">
        <text:list-item>
          <text:p text:style-name="P114"><text:span text:style-name="Strong_20_Emphasis">Username</text:span></text:p>
        </text:list-item>
        <text:list-item>
          <text:p text:style-name="P114"><text:span text:style-name="Strong_20_Emphasis">Password</text:span></text:p>
        </text:list-item>
      </text:list>
      <text:p text:style-name="P51">Click <text:span text:style-name="Strong_20_Emphasis">POST</text:span> to create a new user.</text:p>
      <text:p text:style-name="P58"><text:span text:style-name="Strong_20_Emphasis">Note:</text:span> If you get an error like<text:line-break/><text:span text:style-name="Source_20_Text">unexpected keyword argument 'context'</text:span><text:line-break/><text:soft-page-break/>→ Double-check that your view is calling <text:span text:style-name="Source_20_Text">UserSerializer</text:span>, not <text:span text:style-name="Source_20_Text">User</text:span>.</text:p>
      <text:p text:style-name="P53"/>
      <text:h text:style-name="P50" text:outline-level="3"><text:span text:style-name="Strong_20_Emphasis">B. Get JWT Tokens (Login)</text:span></text:h>
      <text:p text:style-name="P51">Go to:</text:p>
      <text:p text:style-name="P56"><text:span text:style-name="Source_20_Text">http://127.0.0.1:8000/api/token/</text:span></text:p>
      <text:p text:style-name="P51">Enter the <text:span text:style-name="Strong_20_Emphasis">username</text:span> and <text:span text:style-name="Strong_20_Emphasis">password</text:span> you just created, then click <text:span text:style-name="Strong_20_Emphasis">POST</text:span>.</text:p>
      <text:p text:style-name="P51">You should get a response like this:</text:p>
      <text:p text:style-name="P56"><text:span text:style-name="Source_20_Text">{</text:span></text:p>
      <text:p text:style-name="P66"><text:span text:style-name="Source_20_Text"><text:s text:c="2"/>"refresh": "eyJhbGciOiJIUzI1NiIsInR5cCI6IkpXVCJ9...",</text:span></text:p>
      <text:p text:style-name="P66"><text:span text:style-name="Source_20_Text"><text:s text:c="2"/>"access": "eyJhbGciOiJIUzI1NiIsInR5cCI6IkpXVCJ9..."</text:span></text:p>
      <text:p text:style-name="P66"><text:span text:style-name="Source_20_Text">}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oken Type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ccess Token</text:span></text:p>
          </table:table-cell>
          <table:table-cell table:style-name="Table4.A1" office:value-type="string">
            <text:p text:style-name="Table_20_Contents">Used in headers for each API request to prove the user is logged i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fresh Token</text:span></text:p>
          </table:table-cell>
          <table:table-cell table:style-name="Table4.A1" office:value-type="string">
            <text:p text:style-name="Table_20_Contents">Used to get a <text:span text:style-name="Strong_20_Emphasis">new access token</text:span> when the old one expires.</text:p>
          </table:table-cell>
        </table:table-row>
      </table:table>
      <text:p text:style-name="P53"/>
      <text:h text:style-name="P50" text:outline-level="3"><text:span text:style-name="Strong_20_Emphasis">C. Refresh the Access Token</text:span></text:h>
      <text:p text:style-name="P51">Go to:</text:p>
      <text:p text:style-name="P56"><text:span text:style-name="Source_20_Text">http://127.0.0.1:8000/api/token/refresh/</text:span></text:p>
      <text:p text:style-name="P51">Send <text:span text:style-name="Strong_20_Emphasis">only the refresh token</text:span> like this:</text:p>
      <text:p text:style-name="P56"><text:span text:style-name="Source_20_Text">{</text:span></text:p>
      <text:p text:style-name="P66"><text:span text:style-name="Source_20_Text"><text:s text:c="2"/>"refresh": "paste_your_refresh_token_here"</text:span></text:p>
      <text:p text:style-name="P66"><text:span text:style-name="Source_20_Text">}</text:span></text:p>
      <text:p text:style-name="P51"><text:soft-page-break/>It will return a <text:span text:style-name="Strong_20_Emphasis">new access token</text:span>.</text:p>
      <text:p text:style-name="P53"/>
      <text:h text:style-name="P84" text:outline-level="2"><text:span text:style-name="Strong_20_Emphasis">7. Why We Need These Rout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Route</text:p>
            </table:table-cell>
            <table:table-cell table:style-name="Table5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api/user/register/</text:span></text:p>
          </table:table-cell>
          <table:table-cell table:style-name="Table5.A1" office:value-type="string">
            <text:p text:style-name="Table_20_Contents">Create a new use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</text:span></text:p>
          </table:table-cell>
          <table:table-cell table:style-name="Table5.A1" office:value-type="string">
            <text:p text:style-name="Table_20_Contents">Get JWT tokens (login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refresh/</text:span></text:p>
          </table:table-cell>
          <table:table-cell table:style-name="Table5.A1" office:value-type="string">
            <text:p text:style-name="Table_20_Contents">Refresh access token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auth/</text:span></text:p>
          </table:table-cell>
          <table:table-cell table:style-name="Table5.A1" office:value-type="string">
            <text:p text:style-name="Table_20_Contents">Built-in DRF login/logout for testing.</text:p>
          </table:table-cell>
        </table:table-row>
      </table:table>
      <text:p text:style-name="P53"/>
      <text:h text:style-name="P84" text:outline-level="2"><text:span text:style-name="Strong_20_Emphasis">8. Common Issues &amp; Fixes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Problem</text:p>
            </table:table-cell>
            <table:table-cell table:style-name="Table6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unexpected keyword argument 'context'</text:span></text:p>
          </table:table-cell>
          <table:table-cell table:style-name="Table6.A1" office:value-type="string">
            <text:p text:style-name="Table_20_Contents">Make sure you are using <text:span text:style-name="Source_20_Text">UserSerializer</text:span> correctly in the view.</text:p>
          </table:table-cell>
        </table:table-row>
        <table:table-row>
          <table:table-cell table:style-name="Table6.A1" office:value-type="string">
            <text:p text:style-name="Table_20_Contents">Refresh token not working</text:p>
          </table:table-cell>
          <table:table-cell table:style-name="Table6.A1" office:value-type="string">
            <text:p text:style-name="Table_20_Contents">Make sure you <text:span text:style-name="Strong_20_Emphasis">paste the refresh token</text:span>, not the access token.</text:p>
          </table:table-cell>
        </table:table-row>
        <table:table-row>
          <table:table-cell table:style-name="Table6.A1" office:value-type="string">
            <text:p text:style-name="Table_20_Contents">404 error after starting server</text:p>
          </table:table-cell>
          <table:table-cell table:style-name="Table6.A1" office:value-type="string">
            <text:p text:style-name="Table_20_Contents">Check if the URL has the correct <text:span text:style-name="Strong_20_Emphasis">trailing slash (</text:span><text:span text:style-name="Strong_20_Emphasis"><text:span text:style-name="Source_20_Text">/</text:span></text:span><text:span text:style-name="Strong_20_Emphasis">)</text:span>.</text:p>
          </table:table-cell>
        </table:table-row>
      </table:table>
      <text:p text:style-name="P53"/>
      <text:h text:style-name="P84" text:outline-level="2"><text:span text:style-name="Strong_20_Emphasis">Summary</text:span></text:h>
      <text:list text:style-name="L65">
        <text:list-item>
          <text:p text:style-name="P115">Added <text:span text:style-name="Source_20_Text">urls.py</text:span> routes for registration and JWT authentication.</text:p>
        </text:list-item>
        <text:list-item>
          <text:p text:style-name="P115">Linked custom view (<text:span text:style-name="Source_20_Text">CreateUserView</text:span>) and DRF's pre-built JWT views.</text:p>
        </text:list-item>
        <text:list-item>
          <text:p text:style-name="P115">Ran migrations to set up the database.</text:p>
        </text:list-item>
        <text:list-item>
          <text:p text:style-name="P115">Tested the flow: <text:span text:style-name="Strong_20_Emphasis">Register → Login → Refresh Token</text:span>.</text:p>
        </text:list-item>
        <text:list-item>
          <text:p text:style-name="P115">Everything is now ready for creating <text:span text:style-name="Strong_20_Emphasis">authenticated routes</text:span> next.</text:p>
        </text:list-item>
      </text:list>
      <text:p text:style-name="P53"/>
      <text:h text:style-name="P84" text:outline-level="2"><text:soft-page-break/><text:span text:style-name="Strong_20_Emphasis">Modern Best Practice Tip</text:span></text:h>
      <text:p text:style-name="P51">Instead of manually testing via the browser, use <text:span text:style-name="Strong_20_Emphasis">Postman</text:span> or <text:span text:style-name="Strong_20_Emphasis">Thunder Client</text:span> in VS Code for cleaner API testing and debugging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116" text:outline-level="3"><text:soft-page-break/><text:span text:style-name="Strong_20_Emphasis">#7 – Creating a </text:span><text:span text:style-name="Strong_20_Emphasis"><text:span text:style-name="Source_20_Text">Note</text:span></text:span><text:span text:style-name="Strong_20_Emphasis"> Model and Serializer with User Linking</text:span></text:h>
      <text:p text:style-name="P53"/>
      <text:h text:style-name="P50" text:outline-level="3"><text:span text:style-name="Strong_20_Emphasis">1. Goal of This Step</text:span></text:h>
      <text:p text:style-name="P51">We now have:</text:p>
      <text:list text:style-name="L66">
        <text:list-item>
          <text:p text:style-name="P117">JWT <text:span text:style-name="Strong_20_Emphasis">authentication</text:span> working.</text:p>
        </text:list-item>
        <text:list-item>
          <text:p text:style-name="P117">Users can <text:span text:style-name="Strong_20_Emphasis">sign up</text:span>, <text:span text:style-name="Strong_20_Emphasis">login</text:span>, <text:span text:style-name="Strong_20_Emphasis">get tokens</text:span>, and <text:span text:style-name="Strong_20_Emphasis">refresh tokens</text:span>.</text:p>
        </text:list-item>
      </text:list>
      <text:p text:style-name="P51"><text:span text:style-name="Strong_20_Emphasis">Next goal:</text:span><text:line-break/>Create routes where authenticated users can <text:span text:style-name="Strong_20_Emphasis">create</text:span>, <text:span text:style-name="Strong_20_Emphasis">read</text:span>, <text:span text:style-name="Strong_20_Emphasis">update</text:span>, and <text:span text:style-name="Strong_20_Emphasis">delete notes</text:span>.<text:line-break/>Each note <text:span text:style-name="Strong_20_Emphasis">belongs to a specific user</text:span>.</text:p>
      <text:p text:style-name="P53"/>
      <text:h text:style-name="P50" text:outline-level="3"><text:span text:style-name="Strong_20_Emphasis">2. Creating the Note Model</text:span></text:h>
      <text:p text:style-name="P51"><text:span text:style-name="Strong_20_Emphasis">File:</text:span> <text:span text:style-name="Source_20_Text">api/models.py</text:span></text:p>
      <text:p text:style-name="P101"><text:span text:style-name="Source_20_Text">from django.db import models</text:span></text:p>
      <text:p text:style-name="P101"><text:span text:style-name="Source_20_Text">from django.contrib.auth.models import User</text:span></text:p>
      <text:p text:style-name="P101"/>
      <text:p text:style-name="P101"><text:span text:style-name="Source_20_Text">class Note(models.Model):</text:span></text:p>
      <text:p text:style-name="P101"><text:span text:style-name="Source_20_Text"><text:s text:c="4"/>title = models.CharField(max_length=100) <text:s/># Short title for the note</text:span></text:p>
      <text:p text:style-name="P101"><text:span text:style-name="Source_20_Text"><text:s text:c="4"/>content = models.TextField() <text:s text:c="13"/># Body/content of the note</text:span></text:p>
      <text:p text:style-name="P101"><text:span text:style-name="Source_20_Text"><text:s text:c="4"/>created_at = models.DateTimeField(auto_now_add=True) <text:s/># Auto set when note is created</text:span></text:p>
      <text:p text:style-name="P101"><text:span text:style-name="Source_20_Text"><text:s text:c="4"/></text:span></text:p>
      <text:p text:style-name="P101"><text:soft-page-break/><text:span text:style-name="Source_20_Text"><text:s text:c="4"/># Link note to the user who created it</text:span></text:p>
      <text:p text:style-name="P101"><text:span text:style-name="Source_20_Text"><text:s text:c="4"/>author = models.ForeignKey(</text:span></text:p>
      <text:p text:style-name="P101"><text:span text:style-name="Source_20_Text"><text:s text:c="8"/>User,</text:span></text:p>
      <text:p text:style-name="P101"><text:span text:style-name="Source_20_Text"><text:s text:c="8"/>on_delete=models.CASCADE, <text:s text:c="9"/># If user is deleted, delete their notes</text:span></text:p>
      <text:p text:style-name="P101"><text:span text:style-name="Source_20_Text"><text:s text:c="8"/>related_name='notes' <text:s text:c="14"/># Allows user.notes.all() to fetch all their notes</text:span></text:p>
      <text:p text:style-name="P101"><text:span text:style-name="Source_20_Text"><text:s text:c="4"/>)</text:span></text:p>
      <text:p text:style-name="P101"/>
      <text:p text:style-name="P101"><text:span text:style-name="Source_20_Text"><text:s text:c="4"/>def __str__(self):</text:span></text:p>
      <text:p text:style-name="P101"><text:span text:style-name="Source_20_Text"><text:s text:c="8"/>return self.title</text:span></text:p>
      <text:p text:style-name="P53"/>
      <text:h text:style-name="P50" text:outline-level="3"><text:span text:style-name="Strong_20_Emphasis">3. Key Concepts</text:span></text:h>
      <text:h text:style-name="P89" text:outline-level="4"><text:span text:style-name="Strong_20_Emphasis">ForeignKey (One-to-Many Relationship)</text:span></text:h>
      <text:list text:style-name="L67">
        <text:list-item>
          <text:p text:style-name="P118"><text:span text:style-name="Strong_20_Emphasis">Why we use it:</text:span></text:p>
          <text:list>
            <text:list-item>
              <text:p text:style-name="P118">Each user can have <text:span text:style-name="Strong_20_Emphasis">many notes</text:span>, but each note belongs to <text:span text:style-name="Strong_20_Emphasis">only one user</text:span>.</text:p>
            </text:list-item>
            <text:list-item>
              <text:p text:style-name="P118">This is called a <text:span text:style-name="Strong_20_Emphasis">One-to-Many relationship</text:span>.</text:p>
            </text:list-item>
          </text:list>
        </text:list-item>
        <text:list-item>
          <text:p text:style-name="P118"><text:span text:style-name="Source_20_Text">on_delete=models.CASCADE</text:span></text:p>
          <text:list>
            <text:list-item>
              <text:p text:style-name="P118">If the user is deleted → their notes are <text:span text:style-name="Strong_20_Emphasis">also deleted automatically</text:span>.</text:p>
            </text:list-item>
          </text:list>
        </text:list-item>
        <text:list-item>
          <text:p text:style-name="P118"><text:span text:style-name="Source_20_Text">related_name='notes'</text:span></text:p>
          <text:list>
            <text:list-item>
              <text:p text:style-name="P118">Lets us access all of a user’s notes using <text:span text:style-name="Source_20_Text">user.notes.all()</text:span>.</text:p>
            </text:list-item>
          </text:list>
        </text:list-item>
      </text:list>
      <text:p text:style-name="P53"><text:soft-page-break/></text:p>
      <text:h text:style-name="P50" text:outline-level="3"><text:span text:style-name="Strong_20_Emphasis">4. Convert the Model to JSON with a Serializer</text:span></text:h>
      <text:p text:style-name="P51"><text:span text:style-name="Strong_20_Emphasis">File:</text:span> <text:span text:style-name="Source_20_Text">api/serializers.py</text:span></text:p>
      <text:p text:style-name="P101"><text:span text:style-name="Source_20_Text">from rest_framework import serializers</text:span></text:p>
      <text:p text:style-name="P101"><text:span text:style-name="Source_20_Text">from .models import Note</text:span></text:p>
      <text:p text:style-name="P101"/>
      <text:p text:style-name="P101"><text:span text:style-name="Source_20_Text">class NoteSerializer(serializers.ModelSerializer):</text:span></text:p>
      <text:p text:style-name="P101"><text:span text:style-name="Source_20_Text"><text:s text:c="4"/>class Meta:</text:span></text:p>
      <text:p text:style-name="P101"><text:span text:style-name="Source_20_Text"><text:s text:c="8"/>model = Note</text:span></text:p>
      <text:p text:style-name="P101"><text:span text:style-name="Source_20_Text"><text:s text:c="8"/>fields = ['id', 'title', 'content', 'created_at', 'author']</text:span></text:p>
      <text:p text:style-name="P101"><text:span text:style-name="Source_20_Text"><text:s text:c="8"/></text:span></text:p>
      <text:p text:style-name="P101"><text:span text:style-name="Source_20_Text"><text:s text:c="8"/># We don't want the frontend to set the author manually</text:span></text:p>
      <text:p text:style-name="P101"><text:span text:style-name="Source_20_Text"><text:s text:c="8"/># Backend will set it automatically based on the logged-in user</text:span></text:p>
      <text:p text:style-name="P101"><text:span text:style-name="Source_20_Text"><text:s text:c="8"/>extra_kwargs = {</text:span></text:p>
      <text:p text:style-name="P101"><text:span text:style-name="Source_20_Text"><text:s text:c="12"/>'author': {'read_only': True}</text:span></text:p>
      <text:p text:style-name="P101"><text:span text:style-name="Source_20_Text"><text:s text:c="8"/>}</text:span></text:p>
      <text:p text:style-name="P53"/>
      <text:h text:style-name="P50" text:outline-level="3"><text:span text:style-name="Strong_20_Emphasis">5. Why </text:span><text:span text:style-name="Strong_20_Emphasis"><text:span text:style-name="Source_20_Text">author</text:span></text:span><text:span text:style-name="Strong_20_Emphasis"> is Read-Only</text:span></text:h>
      <text:list text:style-name="L68">
        <text:list-item>
          <text:p text:style-name="P119">The <text:span text:style-name="Strong_20_Emphasis">frontend should NOT decide who the author is</text:span>.<text:line-break/>Example of a problem:</text:p>
          <text:list>
            <text:list-item>
              <text:p text:style-name="P119"><text:soft-page-break/>Imagine user A tries to create a note and sets <text:span text:style-name="Source_20_Text">author</text:span> to user B → bad data.</text:p>
            </text:list-item>
          </text:list>
        </text:list-item>
        <text:list-item>
          <text:p text:style-name="P119">So, we make <text:span text:style-name="Source_20_Text">author</text:span> <text:span text:style-name="Strong_20_Emphasis">read-only</text:span>:</text:p>
          <text:list>
            <text:list-item>
              <text:p text:style-name="P119">We <text:span text:style-name="Strong_20_Emphasis">show it in responses</text:span> (GET requests).</text:p>
            </text:list-item>
            <text:list-item>
              <text:p text:style-name="P119">But <text:span text:style-name="Strong_20_Emphasis">cannot edit it</text:span> (POST or PUT requests).</text:p>
            </text:list-item>
            <text:list-item>
              <text:p text:style-name="P119">The backend <text:span text:style-name="Strong_20_Emphasis">automatically assigns the logged-in user</text:span> as the note's author.</text:p>
            </text:list-item>
          </text:list>
        </text:list-item>
      </text:list>
      <text:p text:style-name="P53"/>
      <text:h text:style-name="P50" text:outline-level="3"><text:span text:style-name="Strong_20_Emphasis">6. Summary of Field Behavior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Who Sets It?</text:p>
            </table:table-cell>
            <table:table-cell table:style-name="Table7.A1" office:value-type="string">
              <text:p text:style-name="Table_20_Heading">Can Frontend Edit?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itle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ntent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reated_at</text:span></text:p>
          </table:table-cell>
          <table:table-cell table:style-name="Table7.A1" office:value-type="string">
            <text:p text:style-name="Table_20_Contents">Backend auto-generates</text:p>
          </table:table-cell>
          <table:table-cell table:style-name="Table7.A1" office:value-type="string">
            <text:p text:style-name="Table_20_Contents">❌ No</text:p>
          </table:table-cell>
        </table:table-row>
        <table:table-row>
          <table:table-cell table:style-name="Table7.A1" office:value-type="string">
            <text:p text:style-name="Table_20_Contents"><text:span text:style-name="Source_20_Text">author</text:span></text:p>
          </table:table-cell>
          <table:table-cell table:style-name="Table7.A1" office:value-type="string">
            <text:p text:style-name="Table_20_Contents">Backend auto-assigns</text:p>
          </table:table-cell>
          <table:table-cell table:style-name="Table7.A1" office:value-type="string">
            <text:p text:style-name="Table_20_Contents">❌ No</text:p>
          </table:table-cell>
        </table:table-row>
      </table:table>
      <text:p text:style-name="P53"/>
      <text:h text:style-name="P50" text:outline-level="3"><text:span text:style-name="Strong_20_Emphasis">7. Why Serializer is Needed</text:span></text:h>
      <text:list text:style-name="L69">
        <text:list-item>
          <text:p text:style-name="P120">Django models are Python objects.</text:p>
        </text:list-item>
        <text:list-item>
          <text:p text:style-name="P120">APIs must send and receive <text:span text:style-name="Strong_20_Emphasis">JSON</text:span>.</text:p>
        </text:list-item>
        <text:list-item>
          <text:p text:style-name="P120">The serializer <text:span text:style-name="Strong_20_Emphasis">converts between Python objects ↔ JSON</text:span>:</text:p>
          <text:list>
            <text:list-item>
              <text:p text:style-name="P120"><text:span text:style-name="Strong_20_Emphasis">When sending data to frontend:</text:span> Converts DB objects to JSON.</text:p>
            </text:list-item>
            <text:list-item>
              <text:p text:style-name="P120"><text:span text:style-name="Strong_20_Emphasis">When receiving data from frontend:</text:span> Validates and converts JSON to DB objects.</text:p>
            </text:list-item>
          </text:list>
        </text:list-item>
      </text:list>
      <text:p text:style-name="P51">Without a serializer, DRF wouldn't know how to process this data safely.</text:p>
      <text:p text:style-name="P53"/>
      <text:h text:style-name="P50" text:outline-level="3"><text:soft-page-break/><text:span text:style-name="Strong_20_Emphasis">#8 – Creating Views for Listing, Creating, and Deleting Notes</text:span></text:h>
      <text:p text:style-name="P51">Now that we have:</text:p>
      <text:list text:style-name="L70">
        <text:list-item>
          <text:p text:style-name="P121"><text:span text:style-name="Strong_20_Emphasis">Model:</text:span> <text:span text:style-name="Source_20_Text">Note</text:span></text:p>
        </text:list-item>
        <text:list-item>
          <text:p text:style-name="P121"><text:span text:style-name="Strong_20_Emphasis">Serializer:</text:span> <text:span text:style-name="Source_20_Text">NoteSerializer</text:span></text:p>
        </text:list-item>
      </text:list>
      <text:p text:style-name="P51">We will <text:span text:style-name="Strong_20_Emphasis">create views</text:span> to:</text:p>
      <text:list text:style-name="L71">
        <text:list-item>
          <text:p text:style-name="P122"><text:span text:style-name="Strong_20_Emphasis">List all notes</text:span> of the logged-in user.</text:p>
        </text:list-item>
        <text:list-item>
          <text:p text:style-name="P122"><text:span text:style-name="Strong_20_Emphasis">Create a new note</text:span> for the logged-in user.</text:p>
        </text:list-item>
        <text:list-item>
          <text:p text:style-name="P122"><text:span text:style-name="Strong_20_Emphasis">Delete a note</text:span> (only if it belongs to the logged-in user).</text:p>
        </text:list-item>
      </text:list>
      <text:p text:style-name="P51">We'll use <text:span text:style-name="Strong_20_Emphasis">generic class-based views</text:span> from Django REST Framework for clean, modern code.</text:p>
      <text:p text:style-name="P53"/>
      <text:h text:style-name="P84" text:outline-level="2"><text:span text:style-name="Strong_20_Emphasis">1. Import Required Modules</text:span></text:h>
      <text:p text:style-name="P51"><text:span text:style-name="Strong_20_Emphasis">File:</text:span> <text:span text:style-name="Source_20_Text">api/views.py</text:span></text:p>
      <text:p text:style-name="P101"><text:span text:style-name="Source_20_Text">from rest_framework import generics</text:span></text:p>
      <text:p text:style-name="P101"><text:span text:style-name="Source_20_Text">from rest_framework.permissions import IsAuthenticated</text:span></text:p>
      <text:p text:style-name="P101"><text:span text:style-name="Source_20_Text">from .models import Note</text:span></text:p>
      <text:p text:style-name="P101"><text:span text:style-name="Source_20_Text">from .serializers import NoteSerializer</text:span></text:p>
      <text:p text:style-name="P53"/>
      <text:h text:style-name="P84" text:outline-level="2"><text:span text:style-name="Strong_20_Emphasis">2. Create and List Notes in One View</text:span></text:h>
      <text:p text:style-name="P51">We’ll use <text:span text:style-name="Source_20_Text">ListCreateAPIView</text:span> to handle <text:span text:style-name="Strong_20_Emphasis">both GET and POST</text:span> in a single view.</text:p>
      <text:p text:style-name="P101"><text:soft-page-break/><text:span text:style-name="Source_20_Text">class NoteListCreateView(generics.ListCreateAPIView):</text:span></text:p>
      <text:p text:style-name="P101"><text:span text:style-name="Source_20_Text"><text:s text:c="4"/>serializer_class = NoteSerializer</text:span></text:p>
      <text:p text:style-name="P101"><text:span text:style-name="Source_20_Text"><text:s text:c="4"/>permission_classes = [IsAuthenticated] <text:s/># Only logged-in users can access</text:span></text:p>
      <text:p text:style-name="P101"/>
      <text:p text:style-name="P101"><text:span text:style-name="Source_20_Text"><text:s text:c="4"/># Show only notes of the logged-in user</text:span></text:p>
      <text:p text:style-name="P101"><text:span text:style-name="Source_20_Text"><text:s text:c="4"/>def get_queryset(self):</text:span></text:p>
      <text:p text:style-name="P101"><text:span text:style-name="Source_20_Text"><text:s text:c="8"/>return Note.objects.filter(author=self.request.user)</text:span></text:p>
      <text:p text:style-name="P101"/>
      <text:p text:style-name="P101"><text:span text:style-name="Source_20_Text"><text:s text:c="4"/># Automatically set author when creating a note</text:span></text:p>
      <text:p text:style-name="P101"><text:span text:style-name="Source_20_Text"><text:s text:c="4"/>def perform_create(self, serializer):</text:span></text:p>
      <text:p text:style-name="P101"><text:span text:style-name="Source_20_Text"><text:s text:c="8"/>serializer.save(author=self.request.user)</text:span></text:p>
      <text:p text:style-name="P53"/>
      <text:h text:style-name="P50" text:outline-level="3"><text:span text:style-name="Strong_20_Emphasis">Key Explanation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Concept</text:p>
            </table:table-cell>
            <table:table-cell table:style-name="Table8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get_queryset()</text:span></text:p>
          </table:table-cell>
          <table:table-cell table:style-name="Table8.A1" office:value-type="string">
            <text:p text:style-name="Table_20_Contents">Dynamically filters the notes so users can <text:span text:style-name="Strong_20_Emphasis">only see their own notes</text:span>, not other users'.</text:p>
          </table:table-cell>
        </table:table-row>
        <table:table-row>
          <table:table-cell table:style-name="Table8.A1" office:value-type="string">
            <text:p text:style-name="Table_20_Contents"><text:span text:style-name="Source_20_Text">self.request.user</text:span></text:p>
          </table:table-cell>
          <table:table-cell table:style-name="Table8.A1" office:value-type="string">
            <text:p text:style-name="Table_20_Contents">Automatically gives the <text:span text:style-name="Strong_20_Emphasis">logged-in user</text:span> (from JWT authentication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Why not just </text:span><text:span text:style-name="Strong_20_Emphasis"><text:span text:style-name="Source_20_Text">queryset = Note.objects.all()</text:span></text:span><text:span text:style-name="Strong_20_Emphasis">?</text:span></text:p>
          </table:table-cell>
          <table:table-cell table:style-name="Table8.A1" office:value-type="string">
            <text:p text:style-name="Table_20_Contents">That would expose <text:span text:style-name="Strong_20_Emphasis">everyone's notes</text:span> — a privacy issue.</text:p>
          </table:table-cell>
        </table:table-row>
        <table:table-row>
          <table:table-cell table:style-name="Table8.A1" office:value-type="string">
            <text:p text:style-name="Table_20_Contents"><text:span text:style-name="Source_20_Text">perform_create()</text:span></text:p>
          </table:table-cell>
          <table:table-cell table:style-name="Table8.A1" office:value-type="string">
            <text:p text:style-name="Table_20_Contents">Runs <text:span text:style-name="Strong_20_Emphasis">right before saving</text:span> a new note. We use it to <text:span text:style-name="Strong_20_Emphasis">set the </text:span><text:span text:style-name="Strong_20_Emphasis"><text:span text:style-name="Source_20_Text">author</text:span></text:span> automatically, since <text:span text:style-name="Source_20_Text">author</text:span> is <text:span text:style-name="Source_20_Text">read_only</text:span> in the serializer.</text:p>
          </table:table-cell>
        </table:table-row>
      </table:table>
      <text:p text:style-name="P53"><text:soft-page-break/></text:p>
      <text:h text:style-name="P84" text:outline-level="2"><text:span text:style-name="Strong_20_Emphasis">3. Delete Notes</text:span></text:h>
      <text:p text:style-name="P51">We’ll use <text:span text:style-name="Source_20_Text">DestroyAPIView</text:span> to handle <text:span text:style-name="Strong_20_Emphasis">deleting notes</text:span>, making sure users can <text:span text:style-name="Strong_20_Emphasis">only delete their own notes</text:span>.</text:p>
      <text:p text:style-name="P101"><text:span text:style-name="Source_20_Text">class NoteDeleteView(generics.DestroyAPIView):</text:span></text:p>
      <text:p text:style-name="P101"><text:span text:style-name="Source_20_Text"><text:s text:c="4"/>serializer_class = NoteSerializer</text:span></text:p>
      <text:p text:style-name="P101"><text:span text:style-name="Source_20_Text"><text:s text:c="4"/>permission_classes = [IsAuthenticated]</text:span></text:p>
      <text:p text:style-name="P101"/>
      <text:p text:style-name="P101"><text:span text:style-name="Source_20_Text"><text:s text:c="4"/># Filter so users can only delete their own notes</text:span></text:p>
      <text:p text:style-name="P101"><text:span text:style-name="Source_20_Text"><text:s text:c="4"/>def get_queryset(self):</text:span></text:p>
      <text:p text:style-name="P101"><text:span text:style-name="Source_20_Text"><text:s text:c="8"/>return Note.objects.filter(author=self.request.user)</text:span></text:p>
      <text:p text:style-name="P53"/>
      <text:h text:style-name="P50" text:outline-level="3"><text:span text:style-name="Strong_20_Emphasis">How Delete Works</text:span></text:h>
      <text:list text:style-name="L72">
        <text:list-item>
          <text:p text:style-name="P123">The frontend sends a <text:span text:style-name="Strong_20_Emphasis">DELETE request</text:span> with a note's ID.</text:p>
        </text:list-item>
        <text:list-item>
          <text:p text:style-name="P123">DRF will:</text:p>
          <text:list>
            <text:list-item>
              <text:p text:style-name="P123"><text:span text:style-name="Strong_20_Emphasis">Find the note</text:span> in the filtered queryset (notes belonging to this user).</text:p>
            </text:list-item>
            <text:list-item>
              <text:p text:style-name="P123">If found → delete it.</text:p>
            </text:list-item>
            <text:list-item>
              <text:p text:style-name="P123">If not found → return a <text:span text:style-name="Source_20_Text">404 Not Found</text:span>.</text:p>
            </text:list-item>
          </text:list>
        </text:list-item>
      </text:list>
      <text:p text:style-name="P51">This ensures a user <text:span text:style-name="Strong_20_Emphasis">cannot delete someone else's note</text:span>.</text:p>
      <text:p text:style-name="P53"/>
      <text:h text:style-name="P84" text:outline-level="2"><text:soft-page-break/><text:span text:style-name="Strong_20_Emphasis">4. Why </text:span><text:span text:style-name="Strong_20_Emphasis"><text:span text:style-name="Source_20_Text">perform_create()</text:span></text:span><text:span text:style-name="Strong_20_Emphasis"> is Needed</text:span></text:h>
      <text:list text:style-name="L73">
        <text:list-item>
          <text:p text:style-name="P124">In our serializer, we set:</text:p>
          <text:p text:style-name="P125"><text:span text:style-name="Source_20_Text">extra_kwargs = {</text:span></text:p>
          <text:p text:style-name="P125"><text:span text:style-name="Source_20_Text"><text:s text:c="4"/>'author': {'read_only': True}</text:span></text:p>
          <text:p text:style-name="P125"><text:span text:style-name="Source_20_Text">}</text:span></text:p>
        </text:list-item>
        <text:list-item>
          <text:p text:style-name="P124">This means the <text:span text:style-name="Strong_20_Emphasis">frontend cannot send the author</text:span> in POST data.</text:p>
        </text:list-item>
        <text:list-item>
          <text:p text:style-name="P124">But we still need to <text:span text:style-name="Strong_20_Emphasis">store the author</text:span> in the database.</text:p>
        </text:list-item>
        <text:list-item>
          <text:p text:style-name="P124">So we <text:span text:style-name="Strong_20_Emphasis">manually assign it in </text:span><text:span text:style-name="Strong_20_Emphasis"><text:span text:style-name="Source_20_Text">perform_create()</text:span></text:span>:</text:p>
          <text:p text:style-name="P125"><text:span text:style-name="Source_20_Text">serializer.save(author=self.request.user)</text:span></text:p>
        </text:list-item>
      </text:list>
      <text:p text:style-name="P51">This way:</text:p>
      <text:list text:style-name="L74">
        <text:list-item>
          <text:p text:style-name="P126"><text:span text:style-name="Source_20_Text">author</text:span> is automatically set to the <text:span text:style-name="Strong_20_Emphasis">logged-in user</text:span>.</text:p>
        </text:list-item>
        <text:list-item>
          <text:p text:style-name="P126">The frontend doesn’t need to worry about it.</text:p>
        </text:list-item>
        <text:list-item>
          <text:p text:style-name="P126">Prevents security issues where a user might try to fake another user’s ID.</text:p>
        </text:list-item>
      </text:list>
      <text:p text:style-name="P53"/>
      <text:h text:style-name="P84" text:outline-level="2"><text:span text:style-name="Strong_20_Emphasis">5. Final View Code (Clean and Modern)</text:span></text:h>
      <text:p text:style-name="P101"><text:span text:style-name="Source_20_Text">from rest_framework import generics</text:span></text:p>
      <text:p text:style-name="P101"><text:span text:style-name="Source_20_Text">from rest_framework.permissions import IsAuthenticated</text:span></text:p>
      <text:p text:style-name="P101"><text:span text:style-name="Source_20_Text">from .models import Note</text:span></text:p>
      <text:p text:style-name="P101"><text:span text:style-name="Source_20_Text">from .serializers import NoteSerializer</text:span></text:p>
      <text:p text:style-name="P101"/>
      <text:p text:style-name="P101"/>
      <text:p text:style-name="P101"><text:soft-page-break/><text:span text:style-name="Source_20_Text">class NoteListCreateView(generics.ListCreateAPIView):</text:span></text:p>
      <text:p text:style-name="P101"><text:span text:style-name="Source_20_Text"><text:s text:c="4"/>serializer_class = NoteSerializer</text:span></text:p>
      <text:p text:style-name="P101"><text:span text:style-name="Source_20_Text"><text:s text:c="4"/>permission_classes = [IsAuthenticated]</text:span></text:p>
      <text:p text:style-name="P101"/>
      <text:p text:style-name="P101"><text:span text:style-name="Source_20_Text"><text:s text:c="4"/>def get_queryset(self):</text:span></text:p>
      <text:p text:style-name="P101"><text:span text:style-name="Source_20_Text"><text:s text:c="8"/># Return only notes of the logged-in user</text:span></text:p>
      <text:p text:style-name="P101"><text:span text:style-name="Source_20_Text"><text:s text:c="8"/>return Note.objects.filter(author=self.request.user)</text:span></text:p>
      <text:p text:style-name="P101"/>
      <text:p text:style-name="P101"><text:span text:style-name="Source_20_Text"><text:s text:c="4"/>def perform_create(self, serializer):</text:span></text:p>
      <text:p text:style-name="P101"><text:span text:style-name="Source_20_Text"><text:s text:c="8"/># Automatically set the logged-in user as the author</text:span></text:p>
      <text:p text:style-name="P101"><text:span text:style-name="Source_20_Text"><text:s text:c="8"/>serializer.save(author=self.request.user)</text:span></text:p>
      <text:p text:style-name="P101"/>
      <text:p text:style-name="P101"/>
      <text:p text:style-name="P101"><text:span text:style-name="Source_20_Text">class NoteDeleteView(generics.DestroyAPIView):</text:span></text:p>
      <text:p text:style-name="P101"><text:span text:style-name="Source_20_Text"><text:s text:c="4"/>serializer_class = NoteSerializer</text:span></text:p>
      <text:p text:style-name="P101"><text:span text:style-name="Source_20_Text"><text:s text:c="4"/>permission_classes = [IsAuthenticated]</text:span></text:p>
      <text:p text:style-name="P101"/>
      <text:p text:style-name="P101"><text:span text:style-name="Source_20_Text"><text:s text:c="4"/>def get_queryset(self):</text:span></text:p>
      <text:p text:style-name="P101"><text:soft-page-break/><text:span text:style-name="Source_20_Text"><text:s text:c="8"/># Only allow deletion of notes that belong to this user</text:span></text:p>
      <text:p text:style-name="P101"><text:span text:style-name="Source_20_Text"><text:s text:c="8"/>return Note.objects.filter(author=self.request.user)</text:span></text:p>
      <text:p text:style-name="P53"/>
      <text:h text:style-name="P84" text:outline-level="2"><text:span text:style-name="Strong_20_Emphasis">6. Flow Recap</text:span></text:h>
      <text:list text:style-name="L75">
        <text:list-item>
          <text:p text:style-name="P127"><text:span text:style-name="Strong_20_Emphasis">User logs in → gets JWT token</text:span>.</text:p>
        </text:list-item>
        <text:list-item>
          <text:p text:style-name="P127"><text:span text:style-name="Strong_20_Emphasis">Frontend sends GET request</text:span> to <text:span text:style-name="Source_20_Text">/notes/</text:span>:</text:p>
          <text:list>
            <text:list-item>
              <text:p text:style-name="P127">Only <text:span text:style-name="Strong_20_Emphasis">their own notes</text:span> are returned.</text:p>
            </text:list-item>
          </text:list>
        </text:list-item>
        <text:list-item>
          <text:p text:style-name="P127"><text:span text:style-name="Strong_20_Emphasis">Frontend sends POST request</text:span> to <text:span text:style-name="Source_20_Text">/notes/</text:span>:</text:p>
          <text:list>
            <text:list-item>
              <text:p text:style-name="P127">Backend automatically <text:span text:style-name="Strong_20_Emphasis">assigns the logged-in user as the author</text:span>.</text:p>
            </text:list-item>
          </text:list>
        </text:list-item>
        <text:list-item>
          <text:p text:style-name="P127"><text:span text:style-name="Strong_20_Emphasis">Frontend sends DELETE request</text:span> to <text:span text:style-name="Source_20_Text">/notes/&lt;id&gt;/</text:span>:</text:p>
          <text:list>
            <text:list-item>
              <text:p text:style-name="P127">Backend deletes the note <text:span text:style-name="Strong_20_Emphasis">only if it belongs to this user</text:span>.</text:p>
            </text:list-item>
          </text:list>
        </text:list-item>
      </text:list>
      <text:p text:style-name="P53"/>
      <text:h text:style-name="P128" text:outline-level="2"><text:span text:style-name="Strong_20_Emphasis"/></text:h>
      <text:p text:style-name="P51"/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129"><text:span text:style-name="Strong_20_Emphasis"><text:span text:style-name="T7">­</text:span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h text:style-name="P130" text:outline-level="3"><text:soft-page-break/><text:span text:style-name="Strong_20_Emphasis"><text:span text:style-name="T4">#9 – Setting Up URLs and Connecting Backend Routes</text:span></text:span></text:h>
      <text:p text:style-name="P51">Now that we have our views ready for <text:span text:style-name="Strong_20_Emphasis">creating, listing, and deleting notes</text:span>, we need to <text:span text:style-name="Strong_20_Emphasis">expose them via URLs</text:span> so the frontend can interact with our backend API.</text:p>
      <text:p text:style-name="P53"/>
      <text:h text:style-name="P84" text:outline-level="2"><text:span text:style-name="Strong_20_Emphasis">1. Create </text:span><text:span text:style-name="Strong_20_Emphasis"><text:span text:style-name="Source_20_Text">urls.py</text:span></text:span><text:span text:style-name="Strong_20_Emphasis"> Inside </text:span><text:span text:style-name="Strong_20_Emphasis"><text:span text:style-name="Source_20_Text">api</text:span></text:span><text:span text:style-name="Strong_20_Emphasis"> App</text:span></text:h>
      <text:p text:style-name="P51"><text:span text:style-name="Strong_20_Emphasis">Location:</text:span> <text:span text:style-name="Source_20_Text">backend/api/urls.py</text:span></text:p>
      <text:p text:style-name="P51">This file will handle <text:span text:style-name="Strong_20_Emphasis">note-related routes only</text:span>.</text:p>
      <text:p text:style-name="P101"><text:span text:style-name="Source_20_Text">from django.urls import path</text:span></text:p>
      <text:p text:style-name="P101"><text:span text:style-name="Source_20_Text">from . import views</text:span></text:p>
      <text:p text:style-name="P101"/>
      <text:p text:style-name="P101"><text:span text:style-name="Source_20_Text">urlpatterns = [</text:span></text:p>
      <text:p text:style-name="P101"><text:span text:style-name="Source_20_Text"><text:s text:c="4"/># List all notes and create a new note</text:span></text:p>
      <text:p text:style-name="P101"><text:span text:style-name="Source_20_Text"><text:s text:c="4"/>path('notes/', views.NoteListCreateView.as_view(), name='note-list'),</text:span></text:p>
      <text:p text:style-name="P101"/>
      <text:p text:style-name="P101"><text:span text:style-name="Source_20_Text"><text:s text:c="4"/># Delete a specific note by ID (primary key)</text:span></text:p>
      <text:p text:style-name="P101"><text:span text:style-name="Source_20_Text"><text:s text:c="4"/>path('notes/delete/&lt;int:pk&gt;/', views.NoteDeleteView.as_view(), name='note-delete'),</text:span></text:p>
      <text:p text:style-name="P101"><text:span text:style-name="Source_20_Text">]</text:span></text:p>
      <text:p text:style-name="P53"/>
      <text:h text:style-name="P50" text:outline-level="3"><text:soft-page-break/><text:span text:style-name="Strong_20_Emphasis">Explanation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ode Part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path('notes/', ...)</text:span></text:p>
          </table:table-cell>
          <table:table-cell table:style-name="Table9.A1" office:value-type="string">
            <text:p text:style-name="Table_20_Contents"><text:span text:style-name="Strong_20_Emphasis">GET</text:span> → List logged-in user’s notes<text:span text:style-name="Strong_20_Emphasis">POST</text:span> → Create a new note</text:p>
          </table:table-cell>
        </table:table-row>
        <table:table-row>
          <table:table-cell table:style-name="Table9.A1" office:value-type="string">
            <text:p text:style-name="Table_20_Contents"><text:span text:style-name="Source_20_Text">path('notes/delete/&lt;int:pk&gt;/')</text:span></text:p>
          </table:table-cell>
          <table:table-cell table:style-name="Table9.A1" office:value-type="string">
            <text:p text:style-name="Table_20_Contents"><text:span text:style-name="Strong_20_Emphasis">DELETE</text:span> → Delete a note by its unique ID (<text:span text:style-name="Source_20_Text">pk</text:span>)</text:p>
          </table:table-cell>
        </table:table-row>
        <table:table-row>
          <table:table-cell table:style-name="Table9.A1" office:value-type="string">
            <text:p text:style-name="Table_20_Contents"><text:span text:style-name="Source_20_Text">name='note-list'</text:span> / <text:span text:style-name="Source_20_Text">note-delete</text:span></text:p>
          </table:table-cell>
          <table:table-cell table:style-name="Table9.A1" office:value-type="string">
            <text:p text:style-name="Table_20_Contents">Used for <text:span text:style-name="Strong_20_Emphasis">reverse URL lookups</text:span> in Django or testing tools</text:p>
          </table:table-cell>
        </table:table-row>
      </table:table>
      <text:p text:style-name="P53"/>
      <text:h text:style-name="P84" text:outline-level="2"><text:span text:style-name="Strong_20_Emphasis">2. Connect </text:span><text:span text:style-name="Strong_20_Emphasis"><text:span text:style-name="Source_20_Text">api/urls.py</text:span></text:span><text:span text:style-name="Strong_20_Emphasis"> to Main Project URLs</text:span></text:h>
      <text:p text:style-name="P51"><text:span text:style-name="Strong_20_Emphasis">Location:</text:span> <text:span text:style-name="Source_20_Text">backend/urls.py</text:span></text:p>
      <text:p text:style-name="P51">This links the <text:span text:style-name="Source_20_Text">api/</text:span> prefix to our <text:span text:style-name="Source_20_Text">api/urls.py</text:span> file.</text:p>
      <text:p text:style-name="P101"><text:span text:style-name="Source_20_Text">from django.contrib import admin</text:span></text:p>
      <text:p text:style-name="P101"><text:span text:style-name="Source_20_Text">from django.urls import path, include</text:span></text:p>
      <text:p text:style-name="P101"/>
      <text:p text:style-name="P101"><text:span text:style-name="Source_20_Text">urlpatterns = [</text:span></text:p>
      <text:p text:style-name="P101"><text:span text:style-name="Source_20_Text"><text:s text:c="4"/>path('admin/', admin.site.urls),</text:span></text:p>
      <text:p text:style-name="P101"/>
      <text:p text:style-name="P101"><text:span text:style-name="Source_20_Text"><text:s text:c="4"/># Forward all /api/ requests to the api app</text:span></text:p>
      <text:p text:style-name="P101"><text:span text:style-name="Source_20_Text"><text:s text:c="4"/>path('api/', include('api.urls')),</text:span></text:p>
      <text:p text:style-name="P101"><text:span text:style-name="Source_20_Text">]</text:span></text:p>
      <text:p text:style-name="P53"/>
      <text:h text:style-name="P50" text:outline-level="3"><text:span text:style-name="Strong_20_Emphasis">How It Works</text:span></text:h>
      <text:list text:style-name="L76">
        <text:list-item>
          <text:p text:style-name="P131"><text:span text:style-name="Strong_20_Emphasis">Frontend request:</text:span><text:line-break/><text:span text:style-name="Source_20_Text">/api/notes/</text:span> → Django sees <text:span text:style-name="Source_20_Text">api/</text:span> → sends request to <text:span text:style-name="Source_20_Text">api/urls.py</text:span></text:p>
        </text:list-item>
        <text:list-item>
          <text:p text:style-name="P131">Inside <text:span text:style-name="Source_20_Text">api/urls.py</text:span>, Django matches:</text:p>
          <text:list>
            <text:list-item>
              <text:p text:style-name="P131"><text:soft-page-break/><text:span text:style-name="Source_20_Text">/notes/</text:span> → goes to <text:span text:style-name="Source_20_Text">NoteListCreateView</text:span></text:p>
            </text:list-item>
            <text:list-item>
              <text:p text:style-name="P131"><text:span text:style-name="Source_20_Text">/notes/delete/&lt;id&gt;/</text:span> → goes to <text:span text:style-name="Source_20_Text">NoteDeleteView</text:span></text:p>
            </text:list-item>
          </text:list>
        </text:list-item>
      </text:list>
      <text:p text:style-name="P51">This keeps our <text:span text:style-name="Strong_20_Emphasis">project organized</text:span> by separating authentication routes and note routes.</text:p>
      <text:p text:style-name="P53"/>
      <text:h text:style-name="P84" text:outline-level="2"><text:span text:style-name="Strong_20_Emphasis">3. Make Migrations for the New Model</text:span></text:h>
      <text:p text:style-name="P51">Since we created a new <text:span text:style-name="Source_20_Text">Note</text:span> model earlier, we must update the database.</text:p>
      <text:p text:style-name="P51">Run these commands in the terminal:</text:p>
      <text:p text:style-name="P101"><text:span text:style-name="Source_20_Text">python manage.py makemigrations</text:span></text:p>
      <text:p text:style-name="P101"><text:span text:style-name="Source_20_Text">python manage.py migrate</text:span></text:p>
      <text:list text:style-name="L77">
        <text:list-item>
          <text:p text:style-name="P132"><text:span text:style-name="Strong_20_Emphasis"><text:span text:style-name="Source_20_Text">makemigrations</text:span></text:span> → Creates migration files based on model changes.</text:p>
        </text:list-item>
        <text:list-item>
          <text:p text:style-name="P132"><text:span text:style-name="Strong_20_Emphasis"><text:span text:style-name="Source_20_Text">migrate</text:span></text:span> → Applies those changes to the database.</text:p>
        </text:list-item>
      </text:list>
      <text:p text:style-name="P53"/>
      <text:h text:style-name="P84" text:outline-level="2"><text:span text:style-name="Strong_20_Emphasis">4. Run the Server</text:span></text:h>
      <text:p text:style-name="P101"><text:span text:style-name="Source_20_Text">python manage.py runserver</text:span></text:p>
      <text:p text:style-name="P51">The backend will now run locally, usually at:<text:line-break/><text:a xlink:type="simple" xlink:href="http://127.0.0.1:8000/" text:style-name="Internet_20_link" text:visited-style-name="Visited_20_Internet_20_Link"><text:span text:style-name="Strong_20_Emphasis">http://127.0.0.1:8000</text:span></text:a></text:p>
      <text:p text:style-name="P53"/>
      <text:h text:style-name="P84" text:outline-level="2"><text:span text:style-name="Strong_20_Emphasis">5. Testing the Endpoints</text:span></text:h>
      <text:h text:style-name="P50" text:outline-level="3"><text:span text:style-name="Strong_20_Emphasis">Step 1 – Get JWT Token</text:span></text:h>
      <text:list text:style-name="L78">
        <text:list-item>
          <text:p text:style-name="P133">Send a <text:span text:style-name="Strong_20_Emphasis">POST request</text:span> to <text:span text:style-name="Source_20_Text">/token/</text:span> with username &amp; password.</text:p>
        </text:list-item>
        <text:list-item>
          <text:p text:style-name="P133"><text:soft-page-break/>You’ll receive an <text:span text:style-name="Strong_20_Emphasis">access token</text:span> and a <text:span text:style-name="Strong_20_Emphasis">refresh token</text:span>.</text:p>
        </text:list-item>
      </text:list>
      <text:p text:style-name="P51">Example JSON request:</text:p>
      <text:p text:style-name="P101"><text:span text:style-name="Source_20_Text">{</text:span></text:p>
      <text:p text:style-name="P101"><text:span text:style-name="Source_20_Text"><text:s text:c="2"/>"username": "testuser",</text:span></text:p>
      <text:p text:style-name="P101"><text:span text:style-name="Source_20_Text"><text:s text:c="2"/>"password": "testpassword"</text:span></text:p>
      <text:p text:style-name="P101"><text:span text:style-name="Source_20_Text">}</text:span></text:p>
      <text:p text:style-name="P51">Response:</text:p>
      <text:p text:style-name="P101"><text:span text:style-name="Source_20_Text">{</text:span></text:p>
      <text:p text:style-name="P101"><text:span text:style-name="Source_20_Text"><text:s text:c="2"/>"access": "ACCESS_TOKEN_STRING",</text:span></text:p>
      <text:p text:style-name="P101"><text:span text:style-name="Source_20_Text"><text:s text:c="2"/>"refresh": "REFRESH_TOKEN_STRING"</text:span></text:p>
      <text:p text:style-name="P101"><text:span text:style-name="Source_20_Text">}</text:span></text:p>
      <text:p text:style-name="P53"/>
      <text:h text:style-name="P50" text:outline-level="3"><text:span text:style-name="Strong_20_Emphasis">Step 2 – Test Notes Endpoint</text:span></text:h>
      <text:list text:style-name="L79">
        <text:list-item>
          <text:p text:style-name="P134">Send a <text:span text:style-name="Strong_20_Emphasis">GET request</text:span> to <text:span text:style-name="Source_20_Text">/api/notes/</text:span></text:p>
        </text:list-item>
        <text:list-item>
          <text:p text:style-name="P134">Include the token in the <text:span text:style-name="Strong_20_Emphasis">Authorization header</text:span>:</text:p>
        </text:list-item>
      </text:list>
      <text:p text:style-name="P101"><text:span text:style-name="Source_20_Text">Authorization: Bearer ACCESS_TOKEN_STRING</text:span></text:p>
      <text:p text:style-name="P51">If token is <text:span text:style-name="Strong_20_Emphasis">missing or invalid</text:span>, you’ll see:</text:p>
      <text:p text:style-name="P101"><text:span text:style-name="Source_20_Text">{</text:span></text:p>
      <text:p text:style-name="P101"><text:span text:style-name="Source_20_Text"><text:s text:c="2"/>"detail": "Authentication credentials were not provided."</text:span></text:p>
      <text:p text:style-name="P101"><text:span text:style-name="Source_20_Text">}</text:span></text:p>
      <text:p text:style-name="P51">This is <text:span text:style-name="Strong_20_Emphasis">good</text:span> — it means authentication is required and working correctly.</text:p>
      <text:p text:style-name="P53"/>
      <text:h text:style-name="P84" text:outline-level="2"><text:soft-page-break/><text:span text:style-name="Strong_20_Emphasis">6. Optional: Temporarily Disable Authentication (For Testing)</text:span></text:h>
      <text:p text:style-name="P51">If you want to test endpoints <text:span text:style-name="Strong_20_Emphasis">without dealing with tokens</text:span>:</text:p>
      <text:list text:style-name="L80">
        <text:list-item>
          <text:p text:style-name="P135">In <text:span text:style-name="Source_20_Text">views.py</text:span>, temporarily change:</text:p>
        </text:list-item>
      </text:list>
      <text:p text:style-name="P101"><text:span text:style-name="Source_20_Text">from rest_framework.permissions import AllowAny</text:span></text:p>
      <text:p text:style-name="P101"><text:span text:style-name="Source_20_Text">permission_classes = [AllowAny]</text:span></text:p>
      <text:p text:style-name="P51">⚠️ <text:span text:style-name="Strong_20_Emphasis">Important:</text:span></text:p>
      <text:list text:style-name="L81">
        <text:list-item>
          <text:p text:style-name="P136">This is for <text:span text:style-name="Strong_20_Emphasis">testing only</text:span>.</text:p>
        </text:list-item>
        <text:list-item>
          <text:p text:style-name="P136">Always revert back to <text:span text:style-name="Source_20_Text">IsAuthenticated</text:span> before deploying.</text:p>
        </text:list-item>
      </text:list>
      <text:p text:style-name="P53"/>
      <text:h text:style-name="P84" text:outline-level="2"><text:span text:style-name="Strong_20_Emphasis">7. Backend Code is Now Complete ✅</text:span></text:h>
      <text:p text:style-name="P51">At this point:</text:p>
      <text:list text:style-name="L82">
        <text:list-item>
          <text:p text:style-name="P137">Backend <text:span text:style-name="Strong_20_Emphasis">models</text:span>, <text:span text:style-name="Strong_20_Emphasis">serializers</text:span>, <text:span text:style-name="Strong_20_Emphasis">views</text:span>, and <text:span text:style-name="Strong_20_Emphasis">URLs</text:span> are ready.</text:p>
        </text:list-item>
        <text:list-item>
          <text:p text:style-name="P137">JWT authentication is integrated.</text:p>
        </text:list-item>
        <text:list-item>
          <text:p text:style-name="P137">The next step is to <text:span text:style-name="Strong_20_Emphasis">connect the frontend</text:span>.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soft-page-break/></text:p>
      <text:h text:style-name="P84" text:outline-level="2"><text:span text:style-name="Strong_20_Emphasis">8. Final Folder Structure (Backend)</text:span></text:h>
      <text:p text:style-name="P101"><text:span text:style-name="Source_20_Text">backend/</text:span></text:p>
      <text:p text:style-name="P101"><text:span text:style-name="Source_20_Text">│</text:span></text:p>
      <text:p text:style-name="P101"><text:span text:style-name="Source_20_Text">├── api/</text:span></text:p>
      <text:p text:style-name="P101"><text:span text:style-name="Source_20_Text">│ <text:s text:c="2"/>├── migrations/</text:span></text:p>
      <text:p text:style-name="P101"><text:span text:style-name="Source_20_Text">│ <text:s text:c="2"/>├── __init__.py</text:span></text:p>
      <text:p text:style-name="P101"><text:span text:style-name="Source_20_Text">│ <text:s text:c="2"/>├── admin.py</text:span></text:p>
      <text:p text:style-name="P101"><text:span text:style-name="Source_20_Text">│ <text:s text:c="2"/>├── apps.py</text:span></text:p>
      <text:p text:style-name="P101"><text:span text:style-name="Source_20_Text">│ <text:s text:c="2"/>├── models.py</text:span></text:p>
      <text:p text:style-name="P101"><text:span text:style-name="Source_20_Text">│ <text:s text:c="2"/>├── serializers.py</text:span></text:p>
      <text:p text:style-name="P101"><text:span text:style-name="Source_20_Text">│ <text:s text:c="2"/>├── urls.py <text:s text:c="7"/># &lt;-- Just created</text:span></text:p>
      <text:p text:style-name="P101"><text:span text:style-name="Source_20_Text">│ <text:s text:c="2"/>└── views.py</text:span></text:p>
      <text:p text:style-name="P101"><text:span text:style-name="Source_20_Text">│</text:span></text:p>
      <text:p text:style-name="P101"><text:span text:style-name="Source_20_Text">├── backend/</text:span></text:p>
      <text:p text:style-name="P101"><text:span text:style-name="Source_20_Text">│ <text:s text:c="2"/>├── __init__.py</text:span></text:p>
      <text:p text:style-name="P101"><text:span text:style-name="Source_20_Text">│ <text:s text:c="2"/>├── settings.py</text:span></text:p>
      <text:p text:style-name="P101"><text:span text:style-name="Source_20_Text">│ <text:s text:c="2"/>├── urls.py <text:s text:c="7"/># &lt;-- Linked API here</text:span></text:p>
      <text:p text:style-name="P101"><text:span text:style-name="Source_20_Text">│ <text:s text:c="2"/>└── wsgi.py</text:span></text:p>
      <text:p text:style-name="P101"><text:span text:style-name="Source_20_Text">│</text:span></text:p>
      <text:p text:style-name="P101"><text:span text:style-name="Source_20_Text">└── manage.py</text:span></text:p>
      <text:p text:style-name="P53"/>
      <text:h text:style-name="P84" text:outline-level="2"><text:span text:style-name="Strong_20_Emphasis">Summary Flow</text:span></text:h>
      <text:list text:style-name="L83">
        <text:list-item>
          <text:p text:style-name="P138"><text:span text:style-name="Strong_20_Emphasis">Frontend</text:span> requests → <text:span text:style-name="Source_20_Text">/api/notes/</text:span></text:p>
        </text:list-item>
        <text:list-item>
          <text:p text:style-name="P138"><text:soft-page-break/>Django routes it to <text:span text:style-name="Strong_20_Emphasis"><text:span text:style-name="Source_20_Text">api/urls.py</text:span></text:span>.</text:p>
        </text:list-item>
        <text:list-item>
          <text:p text:style-name="P138">Based on the path:</text:p>
          <text:list>
            <text:list-item>
              <text:p text:style-name="P138"><text:span text:style-name="Source_20_Text">GET</text:span> or <text:span text:style-name="Source_20_Text">POST</text:span> → <text:span text:style-name="Source_20_Text">NoteListCreateView</text:span></text:p>
            </text:list-item>
            <text:list-item>
              <text:p text:style-name="P138"><text:span text:style-name="Source_20_Text">DELETE</text:span> → <text:span text:style-name="Source_20_Text">NoteDeleteView</text:span></text:p>
            </text:list-item>
          </text:list>
        </text:list-item>
        <text:list-item>
          <text:p text:style-name="P138">JWT Authentication ensures only <text:span text:style-name="Strong_20_Emphasis">logged-in users</text:span> can access their own notes.</text:p>
        </text:list-item>
        <text:list-item>
          <text:p text:style-name="P138">Database updated with new <text:span text:style-name="Source_20_Text">Note</text:span> model via migrations.</text:p>
        </text:list-item>
      </text:list>
      <text:p text:style-name="P53"/>
      <text:h text:style-name="P109" text:outline-level="1"><text:soft-page-break/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pan text:style-name="Strong_20_Emphasis"><text:span text:style-name="T4"/></text:span></text:h>
      <text:h text:style-name="P139" text:outline-level="1"><text:soft-page-break/><text:span text:style-name="Strong_20_Emphasis"><text:span text:style-name="T4">#</text:span></text:span><text:span text:style-name="Strong_20_Emphasis"><text:span text:style-name="T8">10</text:span></text:span><text:span text:style-name="Strong_20_Emphasis"><text:span text:style-name="T4"> – React Frontend Setup with Vite and Axios Interceptor</text:span></text:span></text:h>
      <text:p text:style-name="P51">This step is about setting up the <text:span text:style-name="Strong_20_Emphasis">React frontend</text:span> for our Django backend project. We'll create a React project using <text:span text:style-name="Strong_20_Emphasis">Vite</text:span>, install the necessary libraries, and configure Axios with an <text:span text:style-name="Strong_20_Emphasis">interceptor</text:span> to automatically attach JWT tokens to API requests.</text:p>
      <text:p text:style-name="P53"/>
      <text:h text:style-name="P84" text:outline-level="2"><text:span text:style-name="Strong_20_Emphasis">1. Create React Project with Vite</text:span></text:h>
      <text:list text:style-name="L84">
        <text:list-item>
          <text:p text:style-name="P140">Move to your <text:span text:style-name="Strong_20_Emphasis">base project folder</text:span> (not inside <text:span text:style-name="Source_20_Text">backend</text:span>).</text:p>
        </text:list-item>
        <text:list-item>
          <text:p text:style-name="P140">Run this command to create a React project using Vite:</text:p>
          <text:p text:style-name="P141"><text:span text:style-name="Source_20_Text">npm create vite@latest frontend</text:span></text:p>
          <text:list>
            <text:list-item>
              <text:p text:style-name="P140"><text:span text:style-name="Source_20_Text">frontend</text:span> → Name of the React app folder.</text:p>
            </text:list-item>
            <text:list-item>
              <text:p text:style-name="P140"><text:span text:style-name="Source_20_Text">vite@latest</text:span> → Uses the latest Vite version.</text:p>
            </text:list-item>
          </text:list>
        </text:list-item>
        <text:list-item>
          <text:p text:style-name="P140">When prompted:</text:p>
          <text:list>
            <text:list-item>
              <text:p text:style-name="P140"><text:span text:style-name="Strong_20_Emphasis">Select framework:</text:span> <text:span text:style-name="Source_20_Text">React</text:span></text:p>
            </text:list-item>
            <text:list-item>
              <text:p text:style-name="P140"><text:span text:style-name="Strong_20_Emphasis">Select variant:</text:span> <text:span text:style-name="Source_20_Text">JavaScript</text:span></text:p>
            </text:list-item>
          </text:list>
        </text:list-item>
      </text:list>
      <text:p text:style-name="P53"/>
      <text:h text:style-name="P84" text:outline-level="2"><text:span text:style-name="Strong_20_Emphasis">2. Install Required Packages</text:span></text:h>
      <text:p text:style-name="P51">Navigate into the <text:span text:style-name="Source_20_Text">frontend</text:span> folder:</text:p>
      <text:p text:style-name="P56"><text:span text:style-name="Source_20_Text">cd frontend</text:span></text:p>
      <text:p text:style-name="P51">Install the required dependencies:</text:p>
      <text:p text:style-name="P56"><text:span text:style-name="Source_20_Text">npm install axios react-router-dom jwt-decode</text:span></text:p>
      <text:h text:style-name="P50" text:outline-level="3"><text:soft-page-break/><text:span text:style-name="Strong_20_Emphasis">Why these packages?</text:span></text:h>
      <text:list text:style-name="L85">
        <text:list-item>
          <text:p text:style-name="P142"><text:span text:style-name="Strong_20_Emphasis">axios</text:span> → Simplifies making HTTP requests to the Django backend.</text:p>
        </text:list-item>
        <text:list-item>
          <text:p text:style-name="P142"><text:span text:style-name="Strong_20_Emphasis">react-router-dom</text:span> → Enables routing (moving between pages without reload).</text:p>
        </text:list-item>
        <text:list-item>
          <text:p text:style-name="P142"><text:span text:style-name="Strong_20_Emphasis">jwt-decode</text:span> → Decodes JWT tokens to read payload data.</text:p>
        </text:list-item>
      </text:list>
      <text:p text:style-name="P53"/>
      <text:h text:style-name="P84" text:outline-level="2"><text:span text:style-name="Strong_20_Emphasis">3. Clean Up Default Files</text:span></text:h>
      <text:p text:style-name="P51">Inside the <text:span text:style-name="Source_20_Text">src</text:span> folder:</text:p>
      <text:list text:style-name="L86">
        <text:list-item>
          <text:p text:style-name="P143"><text:span text:style-name="Strong_20_Emphasis">Delete unnecessary files</text:span> like default CSS files (<text:span text:style-name="Source_20_Text">index.css</text:span>, <text:span text:style-name="Source_20_Text">App.css</text:span>).</text:p>
        </text:list-item>
        <text:list-item>
          <text:p text:style-name="P143">In <text:span text:style-name="Source_20_Text">App.jsx</text:span>:</text:p>
          <text:list>
            <text:list-item>
              <text:p text:style-name="P143">Remove default template code.</text:p>
            </text:list-item>
            <text:list-item>
              <text:p text:style-name="P143">Keep only:<text:span text:style-name="T9"/></text:p>
              <text:p text:style-name="P144"><text:span text:style-name="Source_20_Text">import React from "react";</text:span></text:p>
              <text:p text:style-name="P145"/>
              <text:p text:style-name="P145"><text:span text:style-name="Source_20_Text">function App() {</text:span></text:p>
              <text:p text:style-name="P145"><text:span text:style-name="Source_20_Text"><text:s text:c="2"/>return &lt;div&gt;&lt;/div&gt;;</text:span></text:p>
              <text:p text:style-name="P145"><text:span text:style-name="Source_20_Text">}</text:span></text:p>
              <text:p text:style-name="P145"/>
              <text:p text:style-name="P145"><text:span text:style-name="Source_20_Text">export default App;</text:span></text:p>
            </text:list-item>
          </text:list>
        </text:list-item>
        <text:list-item>
          <text:p text:style-name="P143">In <text:span text:style-name="Source_20_Text">main.jsx</text:span>:</text:p>
          <text:list>
            <text:list-item>
              <text:p text:style-name="P143">Remove <text:span text:style-name="Source_20_Text">import './index.css';</text:span> since we deleted it.</text:p>
            </text:list-item>
          </text:list>
        </text:list-item>
      </text:list>
      <text:p text:style-name="P53"><text:soft-page-break/></text:p>
      <text:h text:style-name="P84" text:outline-level="2"><text:span text:style-name="Strong_20_Emphasis">4. Project Structure</text:span></text:h>
      <text:p text:style-name="P51">Create these folders inside <text:span text:style-name="Source_20_Text">src</text:span>:</text:p>
      <text:p text:style-name="P56"><text:span text:style-name="Source_20_Text">src/</text:span></text:p>
      <text:p text:style-name="P66"><text:span text:style-name="Source_20_Text">│</text:span></text:p>
      <text:p text:style-name="P66"><text:span text:style-name="Source_20_Text">├── components/ <text:s text:c="6"/># Reusable UI parts</text:span></text:p>
      <text:p text:style-name="P66"><text:span text:style-name="Source_20_Text">├── pages/ <text:s text:c="11"/># Each page of the app (like Login, Notes, etc.)</text:span></text:p>
      <text:p text:style-name="P66"><text:span text:style-name="Source_20_Text">├── styles/ <text:s text:c="10"/># Custom styles if needed</text:span></text:p>
      <text:p text:style-name="P66"><text:span text:style-name="Source_20_Text">├── constants.js <text:s text:c="5"/># For important constants like token keys</text:span></text:p>
      <text:p text:style-name="P66"><text:span text:style-name="Source_20_Text">└── api.js <text:s text:c="11"/># Axios setup &amp; interceptor</text:span></text:p>
      <text:p text:style-name="P51">Also, create an environment file at the <text:span text:style-name="Strong_20_Emphasis">root of the frontend</text:span>:</text:p>
      <text:p text:style-name="P56"><text:span text:style-name="Source_20_Text">frontend/.env</text:span></text:p>
      <text:p text:style-name="P53"/>
      <text:h text:style-name="P84" text:outline-level="2"><text:span text:style-name="Strong_20_Emphasis">5. Define Token Constants (</text:span><text:span text:style-name="Strong_20_Emphasis"><text:span text:style-name="Source_20_Text">constants.js</text:span></text:span><text:span text:style-name="Strong_20_Emphasis">)</text:span></text:h>
      <text:p text:style-name="P51">Inside <text:span text:style-name="Source_20_Text">constants.js</text:span>:</text:p>
      <text:p text:style-name="P56"><text:span text:style-name="Source_20_Text">export const ACCESS_TOKEN = "access";</text:span></text:p>
      <text:p text:style-name="P66"><text:span text:style-name="Source_20_Text">export const REFRESH_TOKEN = "refresh";</text:span></text:p>
      <text:p text:style-name="P51">These will be <text:span text:style-name="Strong_20_Emphasis">keys for storing JWT tokens</text:span> in the browser's local storage.</text:p>
      <text:p text:style-name="P53"/>
      <text:h text:style-name="P84" text:outline-level="2"><text:soft-page-break/><text:span text:style-name="Strong_20_Emphasis">6. Add Backend URL to </text:span><text:span text:style-name="Strong_20_Emphasis"><text:span text:style-name="Source_20_Text">.env</text:span></text:span></text:h>
      <text:p text:style-name="P51">In <text:span text:style-name="Source_20_Text">.env</text:span> file:</text:p>
      <text:p text:style-name="P56"><text:span text:style-name="Source_20_Text">VITE_API_URL=http://localhost:8000</text:span></text:p>
      <text:p text:style-name="P58">⚠️ <text:span text:style-name="Strong_20_Emphasis">Important:</text:span><text:line-break/>In Vite, environment variables <text:span text:style-name="Strong_20_Emphasis">must start with </text:span><text:span text:style-name="Strong_20_Emphasis"><text:span text:style-name="Source_20_Text">VITE_</text:span></text:span> to be accessible in code.</text:p>
      <text:p text:style-name="P53"/>
      <text:h text:style-name="P84" text:outline-level="2"><text:span text:style-name="Strong_20_Emphasis">7. Configure Axios with Interceptor (</text:span><text:span text:style-name="Strong_20_Emphasis"><text:span text:style-name="Source_20_Text">api.js</text:span></text:span><text:span text:style-name="Strong_20_Emphasis">)</text:span></text:h>
      <text:p text:style-name="P51">Axios Interceptor will <text:span text:style-name="Strong_20_Emphasis">automatically attach the JWT token</text:span> to every request.</text:p>
      <text:p text:style-name="P56"><text:span text:style-name="Source_20_Text">import axios from "axios";</text:span></text:p>
      <text:p text:style-name="P66"><text:span text:style-name="Source_20_Text">import { ACCESS_TOKEN } from "./constants";</text:span></text:p>
      <text:p text:style-name="P66"/>
      <text:p text:style-name="P66"><text:span text:style-name="Source_20_Text">const api = axios.create({</text:span></text:p>
      <text:p text:style-name="P66"><text:span text:style-name="Source_20_Text"><text:s text:c="2"/>baseURL: import.meta.env.VITE_API_URL, // Backend URL from .env</text:span></text:p>
      <text:p text:style-name="P66"><text:span text:style-name="Source_20_Text">});</text:span></text:p>
      <text:p text:style-name="P66"/>
      <text:p text:style-name="P66"><text:span text:style-name="Source_20_Text">// Add request interceptor</text:span></text:p>
      <text:p text:style-name="P66"><text:span text:style-name="Source_20_Text">api.interceptors.request.use(</text:span></text:p>
      <text:p text:style-name="P66"><text:span text:style-name="Source_20_Text"><text:s text:c="2"/>(config) =&gt; {</text:span></text:p>
      <text:p text:style-name="P66"><text:span text:style-name="Source_20_Text"><text:s text:c="4"/>const token = localStorage.getItem(ACCESS_TOKEN);</text:span></text:p>
      <text:p text:style-name="P66"/>
      <text:p text:style-name="P66"><text:span text:style-name="Source_20_Text"><text:s text:c="4"/>if (token) {</text:span></text:p>
      <text:p text:style-name="P66"><text:soft-page-break/><text:span text:style-name="Source_20_Text"><text:s text:c="6"/>config.headers.Authorization = `Bearer ${token}`;</text:span></text:p>
      <text:p text:style-name="P66"><text:span text:style-name="Source_20_Text"><text:s text:c="4"/>}</text:span></text:p>
      <text:p text:style-name="P66"/>
      <text:p text:style-name="P66"><text:span text:style-name="Source_20_Text"><text:s text:c="4"/>return config;</text:span></text:p>
      <text:p text:style-name="P66"><text:span text:style-name="Source_20_Text"><text:s text:c="2"/>},</text:span></text:p>
      <text:p text:style-name="P66"><text:span text:style-name="Source_20_Text"><text:s text:c="2"/>(error) =&gt; {</text:span></text:p>
      <text:p text:style-name="P66"><text:span text:style-name="Source_20_Text"><text:s text:c="4"/>return Promise.reject(error);</text:span></text:p>
      <text:p text:style-name="P66"><text:span text:style-name="Source_20_Text"><text:s text:c="2"/>}</text:span></text:p>
      <text:p text:style-name="P66"><text:span text:style-name="Source_20_Text">);</text:span></text:p>
      <text:p text:style-name="P66"/>
      <text:p text:style-name="P66"><text:span text:style-name="Source_20_Text">export default api;</text:span></text:p>
      <text:p text:style-name="P53"/>
      <text:h text:style-name="P84" text:outline-level="2"><text:span text:style-name="Strong_20_Emphasis">How It Works</text:span></text:h>
      <text:list text:style-name="L87">
        <text:list-item>
          <text:p text:style-name="P146"><text:span text:style-name="Strong_20_Emphasis">You log in</text:span> → Backend returns <text:span text:style-name="Source_20_Text">access</text:span> and <text:span text:style-name="Source_20_Text">refresh</text:span> tokens.</text:p>
        </text:list-item>
        <text:list-item>
          <text:p text:style-name="P146"><text:span text:style-name="Strong_20_Emphasis">Tokens are saved</text:span> in browser local storage.</text:p>
        </text:list-item>
        <text:list-item>
          <text:p text:style-name="P146">Whenever <text:span text:style-name="Source_20_Text">api.get()</text:span> or <text:span text:style-name="Source_20_Text">api.post()</text:span> is used:</text:p>
          <text:list>
            <text:list-item>
              <text:p text:style-name="P146">Axios interceptor automatically adds:</text:p>
              <text:p text:style-name="P147"><text:span text:style-name="Source_20_Text">Authorization: Bearer &lt;your-access-token&gt;</text:span></text:p>
            </text:list-item>
          </text:list>
        </text:list-item>
        <text:list-item>
          <text:p text:style-name="P146">Backend authenticates the user using this token.</text:p>
        </text:list-item>
      </text:list>
      <text:p text:style-name="P53"/>
      <text:h text:style-name="P84" text:outline-level="2"><text:soft-page-break/><text:span text:style-name="Strong_20_Emphasis">8. Why Use an Interceptor?</text:span></text:h>
      <text:list text:style-name="L88">
        <text:list-item>
          <text:p text:style-name="P148">Avoid <text:span text:style-name="Strong_20_Emphasis">repeating token logic</text:span> for every request.</text:p>
        </text:list-item>
        <text:list-item>
          <text:p text:style-name="P148">Central place to manage token behavior.</text:p>
        </text:list-item>
        <text:list-item>
          <text:p text:style-name="P148">Cleaner, maintainable code.</text:p>
        </text:list-item>
      </text:list>
      <text:p text:style-name="P53"/>
      <text:h text:style-name="P84" text:outline-level="2"><text:span text:style-name="Strong_20_Emphasis">Final Step Before Coding UI</text:span></text:h>
      <text:p text:style-name="P51">At this stage, your frontend is ready to <text:span text:style-name="Strong_20_Emphasis">communicate with the backend</text:span> securely.<text:line-break/>Next, we'll:</text:p>
      <text:list text:style-name="L89">
        <text:list-item>
          <text:p text:style-name="P149">Build <text:span text:style-name="Strong_20_Emphasis">pages</text:span> (Login, Notes).</text:p>
        </text:list-item>
        <text:list-item>
          <text:p text:style-name="P149">Handle <text:span text:style-name="Strong_20_Emphasis">token storage and refreshing</text:span>.</text:p>
        </text:list-item>
        <text:list-item>
          <text:p text:style-name="P149">Connect backend APIs to React components.</text:p>
        </text:list-item>
      </text:list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p text:style-name="P92"><text:span text:style-name="Strong_20_Emphasis"><text:span text:style-name="T4"/></text:span></text:p>
      <text:h text:style-name="P150" text:outline-level="1"><text:soft-page-break/><text:span text:style-name="Strong_20_Emphasis"><text:span text:style-name="T10">#11 - Protected Route in React with Automatic Token Refresh</text:span></text:span></text:h>
      <text:p text:style-name="P151">This step is about <text:span text:style-name="Strong_20_Emphasis">protecting frontend routes</text:span> and <text:span text:style-name="Strong_20_Emphasis">refreshing expired access tokens</text:span> automatically.<text:line-break/>We'll create a <text:span text:style-name="Source_20_Text">ProtectedRoute</text:span> component that wraps around any page that <text:span text:style-name="Strong_20_Emphasis">requires authentication</text:span>, ensuring only logged-in users can access it.</text:p>
      <text:p text:style-name="P152"/>
      <text:h text:style-name="P153" text:outline-level="2"><text:span text:style-name="Strong_20_Emphasis">1. Why Do We Need a Protected Route?</text:span></text:h>
      <text:list text:style-name="L90">
        <text:list-item>
          <text:p text:style-name="P154">Some pages (e.g., dashboard, user profile, notes) should only be visible to logged-in users.</text:p>
        </text:list-item>
        <text:list-item>
          <text:p text:style-name="P154">If a user <text:span text:style-name="Strong_20_Emphasis">does not have a valid token</text:span>, they should be <text:span text:style-name="Strong_20_Emphasis">redirected to the login page</text:span>.</text:p>
        </text:list-item>
        <text:list-item>
          <text:p text:style-name="P154">If their <text:span text:style-name="Strong_20_Emphasis">access token is expired</text:span>, we should <text:span text:style-name="Strong_20_Emphasis">refresh it automatically using the refresh token</text:span> — without asking them to log in again.</text:p>
        </text:list-item>
        <text:list-item>
          <text:p text:style-name="P154">If the refresh fails, log them out and send them back to login.</text:p>
        </text:list-item>
      </text:list>
      <text:p text:style-name="P152"/>
      <text:h text:style-name="P153" text:outline-level="2"><text:span text:style-name="Strong_20_Emphasis">2. Create the Component</text:span></text:h>
      <text:p text:style-name="P151">Go to <text:span text:style-name="Source_20_Text">src/components/</text:span> and create:</text:p>
      <text:p text:style-name="P155"><text:span text:style-name="Source_20_Text">ProtectedRoute.jsx</text:span></text:p>
      <text:p text:style-name="P151">This will <text:span text:style-name="Strong_20_Emphasis">wrap around secure pages</text:span>.</text:p>
      <text:p text:style-name="P152"/>
      <text:h text:style-name="P153" text:outline-level="2"><text:span text:style-name="Strong_20_Emphasis">3. Import Required Packages</text:span></text:h>
      <text:p text:style-name="P151">At the top of <text:span text:style-name="Source_20_Text">ProtectedRoute.jsx</text:span>:</text:p>
      <text:p text:style-name="P155"><text:soft-page-break/><text:span text:style-name="Source_20_Text">import React, { useState, useEffect } from "react";</text:span></text:p>
      <text:p text:style-name="P155"><text:span text:style-name="Source_20_Text">import { Navigate } from "react-router-dom";</text:span></text:p>
      <text:p text:style-name="P156"><text:span text:style-name="Source_20_Text"><text:span text:style-name="T10">import { jwtDecode } from "jwt-decode";</text:span></text:span></text:p>
      <text:p text:style-name="P155"><text:span text:style-name="Source_20_Text">import api from "../api";</text:span></text:p>
      <text:p text:style-name="P155"><text:span text:style-name="Source_20_Text">import { ACCESS_TOKEN, REFRESH_TOKEN } from "../constants";</text:span></text:p>
      <text:h text:style-name="P157" text:outline-level="3"><text:span text:style-name="Strong_20_Emphasis">What these do:</text:span></text:h>
      <text:list text:style-name="L91">
        <text:list-item>
          <text:p text:style-name="P158"><text:span text:style-name="Source_20_Text">useState</text:span>, <text:span text:style-name="Source_20_Text">useEffect</text:span> → Manage component state and side effects.</text:p>
        </text:list-item>
        <text:list-item>
          <text:p text:style-name="P158"><text:span text:style-name="Source_20_Text">Navigate</text:span> → Redirect users if they're not authorized.</text:p>
        </text:list-item>
        <text:list-item>
          <text:p text:style-name="P158"><text:span text:style-name="Source_20_Text">jwtDecode</text:span> → Decode JWT tokens to check expiration.</text:p>
        </text:list-item>
        <text:list-item>
          <text:p text:style-name="P158"><text:span text:style-name="Source_20_Text">api</text:span> → Pre-configured Axios instance with interceptor.</text:p>
        </text:list-item>
        <text:list-item>
          <text:p text:style-name="P158"><text:span text:style-name="Source_20_Text">ACCESS_TOKEN</text:span>, <text:span text:style-name="Source_20_Text">REFRESH_TOKEN</text:span> → Keys for local storage.</text:p>
        </text:list-item>
      </text:list>
      <text:p text:style-name="P152"/>
      <text:h text:style-name="P153" text:outline-level="2"><text:span text:style-name="Strong_20_Emphasis">4. Component Skeleton</text:span></text:h>
      <text:p text:style-name="P151">Start with a simple functional component:</text:p>
      <text:p text:style-name="P155"><text:span text:style-name="Source_20_Text">function ProtectedRoute({ children }) {</text:span></text:p>
      <text:p text:style-name="P155"><text:span text:style-name="Source_20_Text"><text:s text:c="2"/>const [isAuthorized, setIsAuthorized] = useState(null);</text:span></text:p>
      <text:p text:style-name="P155"/>
      <text:p text:style-name="P155"><text:span text:style-name="Source_20_Text"><text:s text:c="2"/>if (isAuthorized === null) {</text:span></text:p>
      <text:p text:style-name="P155"><text:span text:style-name="Source_20_Text"><text:s text:c="4"/>return &lt;div&gt;Loading...&lt;/div&gt;;</text:span></text:p>
      <text:p text:style-name="P155"><text:span text:style-name="Source_20_Text"><text:s text:c="2"/>}</text:span></text:p>
      <text:p text:style-name="P155"><text:soft-page-break/></text:p>
      <text:p text:style-name="P155"><text:span text:style-name="Source_20_Text"><text:s text:c="2"/>return isAuthorized ? children : &lt;Navigate to="/login" /&gt;;</text:span></text:p>
      <text:p text:style-name="P155"><text:span text:style-name="Source_20_Text">}</text:span></text:p>
      <text:p text:style-name="P155"/>
      <text:p text:style-name="P155"><text:span text:style-name="Source_20_Text">export default ProtectedRoute;</text:span></text:p>
      <text:h text:style-name="P157" text:outline-level="3"><text:span text:style-name="Strong_20_Emphasis">How it works:</text:span></text:h>
      <text:list text:style-name="L92">
        <text:list-item>
          <text:p text:style-name="P159"><text:span text:style-name="Strong_20_Emphasis">Initially</text:span>, <text:span text:style-name="Source_20_Text">isAuthorized</text:span> is <text:span text:style-name="Source_20_Text">null</text:span> → We show a "Loading..." screen while checking tokens.</text:p>
        </text:list-item>
        <text:list-item>
          <text:p text:style-name="P159">If <text:span text:style-name="Source_20_Text">true</text:span>, show the protected content (<text:span text:style-name="Source_20_Text">children</text:span>).</text:p>
        </text:list-item>
        <text:list-item>
          <text:p text:style-name="P159">If <text:span text:style-name="Source_20_Text">false</text:span>, redirect to <text:span text:style-name="Source_20_Text">/login</text:span>.</text:p>
        </text:list-item>
      </text:list>
      <text:p text:style-name="P152"/>
      <text:h text:style-name="P153" text:outline-level="2"><text:span text:style-name="Strong_20_Emphasis">5. Create the </text:span><text:span text:style-name="Strong_20_Emphasis"><text:span text:style-name="Source_20_Text">auth</text:span></text:span><text:span text:style-name="Strong_20_Emphasis"> Function</text:span></text:h>
      <text:p text:style-name="P151">This function <text:span text:style-name="Strong_20_Emphasis">checks if the access token is valid</text:span> and <text:span text:style-name="Strong_20_Emphasis">refreshes it if needed</text:span>.</text:p>
      <text:p text:style-name="P155"><text:span text:style-name="Source_20_Text">const auth = async () =&gt; {</text:span></text:p>
      <text:p text:style-name="P155"><text:span text:style-name="Source_20_Text"><text:s text:c="2"/>const token = localStorage.getItem(ACCESS_TOKEN);</text:span></text:p>
      <text:p text:style-name="P155"/>
      <text:p text:style-name="P155"><text:span text:style-name="Source_20_Text"><text:s text:c="2"/>// If no token, user is not logged in</text:span></text:p>
      <text:p text:style-name="P155"><text:span text:style-name="Source_20_Text"><text:s text:c="2"/>if (!token) {</text:span></text:p>
      <text:p text:style-name="P155"><text:span text:style-name="Source_20_Text"><text:s text:c="4"/>setIsAuthorized(false);</text:span></text:p>
      <text:p text:style-name="P155"><text:span text:style-name="Source_20_Text"><text:s text:c="4"/>return;</text:span></text:p>
      <text:p text:style-name="P155"><text:span text:style-name="Source_20_Text"><text:s text:c="2"/>}</text:span></text:p>
      <text:p text:style-name="P155"><text:soft-page-break/></text:p>
      <text:p text:style-name="P155"><text:span text:style-name="Source_20_Text"><text:s text:c="2"/>try {</text:span></text:p>
      <text:p text:style-name="P155"><text:span text:style-name="Source_20_Text"><text:s text:c="4"/>const decoded = jwtDecode(token);</text:span></text:p>
      <text:p text:style-name="P155"><text:span text:style-name="Source_20_Text"><text:s text:c="4"/>const tokenExpiration = decoded.exp;</text:span></text:p>
      <text:p text:style-name="P155"><text:span text:style-name="Source_20_Text"><text:s text:c="4"/>const now = Date.now() / 1000; // current time in seconds</text:span></text:p>
      <text:p text:style-name="P155"/>
      <text:p text:style-name="P155"><text:span text:style-name="Source_20_Text"><text:s text:c="4"/>if (tokenExpiration &lt; now) {</text:span></text:p>
      <text:p text:style-name="P155"><text:span text:style-name="Source_20_Text"><text:s text:c="6"/>// Token expired → Try to refresh</text:span></text:p>
      <text:p text:style-name="P155"><text:span text:style-name="Source_20_Text"><text:s text:c="6"/>await refreshToken();</text:span></text:p>
      <text:p text:style-name="P155"><text:span text:style-name="Source_20_Text"><text:s text:c="4"/>} else {</text:span></text:p>
      <text:p text:style-name="P155"><text:span text:style-name="Source_20_Text"><text:s text:c="6"/>// Token is valid</text:span></text:p>
      <text:p text:style-name="P155"><text:span text:style-name="Source_20_Text"><text:s text:c="6"/>setIsAuthorized(true);</text:span></text:p>
      <text:p text:style-name="P155"><text:span text:style-name="Source_20_Text"><text:s text:c="4"/>}</text:span></text:p>
      <text:p text:style-name="P155"><text:span text:style-name="Source_20_Text"><text:s text:c="2"/>} catch (error) {</text:span></text:p>
      <text:p text:style-name="P155"><text:span text:style-name="Source_20_Text"><text:s text:c="4"/>console.error("Token decoding failed:", error);</text:span></text:p>
      <text:p text:style-name="P155"><text:span text:style-name="Source_20_Text"><text:s text:c="4"/>setIsAuthorized(false);</text:span></text:p>
      <text:p text:style-name="P155"><text:span text:style-name="Source_20_Text"><text:s text:c="2"/>}</text:span></text:p>
      <text:p text:style-name="P155"><text:span text:style-name="Source_20_Text">};</text:span></text:p>
      <text:p text:style-name="P152"/>
      <text:h text:style-name="P153" text:outline-level="2"><text:span text:style-name="Strong_20_Emphasis">6. Implement the </text:span><text:span text:style-name="Strong_20_Emphasis"><text:span text:style-name="Source_20_Text">refreshToken</text:span></text:span><text:span text:style-name="Strong_20_Emphasis"> Function</text:span></text:h>
      <text:p text:style-name="P151">This function <text:span text:style-name="Strong_20_Emphasis">uses the refresh token to get a new access token</text:span>.</text:p>
      <text:p text:style-name="P155"><text:span text:style-name="Source_20_Text">const refreshToken = async () =&gt; {</text:span></text:p>
      <text:p text:style-name="P155"><text:soft-page-break/><text:span text:style-name="Source_20_Text"><text:s text:c="2"/>const refresh = localStorage.getItem(REFRESH_TOKEN);</text:span></text:p>
      <text:p text:style-name="P155"/>
      <text:p text:style-name="P155"><text:span text:style-name="Source_20_Text"><text:s text:c="2"/>if (!refresh) {</text:span></text:p>
      <text:p text:style-name="P155"><text:span text:style-name="Source_20_Text"><text:s text:c="4"/>setIsAuthorized(false);</text:span></text:p>
      <text:p text:style-name="P155"><text:span text:style-name="Source_20_Text"><text:s text:c="4"/>return;</text:span></text:p>
      <text:p text:style-name="P155"><text:span text:style-name="Source_20_Text"><text:s text:c="2"/>}</text:span></text:p>
      <text:p text:style-name="P155"/>
      <text:p text:style-name="P155"><text:span text:style-name="Source_20_Text"><text:s text:c="2"/>try {</text:span></text:p>
      <text:p text:style-name="P155"><text:span text:style-name="Source_20_Text"><text:s text:c="4"/>const res = await api.post("/api/token/refresh/", { refresh });</text:span></text:p>
      <text:p text:style-name="P155"/>
      <text:p text:style-name="P155"><text:span text:style-name="Source_20_Text"><text:s text:c="4"/>if (res.status === 200) {</text:span></text:p>
      <text:p text:style-name="P155"><text:span text:style-name="Source_20_Text"><text:s text:c="6"/>localStorage.setItem(ACCESS_TOKEN, res.data.access);</text:span></text:p>
      <text:p text:style-name="P155"><text:span text:style-name="Source_20_Text"><text:s text:c="6"/>setIsAuthorized(true);</text:span></text:p>
      <text:p text:style-name="P155"><text:span text:style-name="Source_20_Text"><text:s text:c="4"/>} else {</text:span></text:p>
      <text:p text:style-name="P155"><text:span text:style-name="Source_20_Text"><text:s text:c="6"/>setIsAuthorized(false);</text:span></text:p>
      <text:p text:style-name="P155"><text:span text:style-name="Source_20_Text"><text:s text:c="4"/>}</text:span></text:p>
      <text:p text:style-name="P155"><text:span text:style-name="Source_20_Text"><text:s text:c="2"/>} catch (error) {</text:span></text:p>
      <text:p text:style-name="P155"><text:span text:style-name="Source_20_Text"><text:s text:c="4"/>console.error("Failed to refresh token:", error);</text:span></text:p>
      <text:p text:style-name="P155"><text:span text:style-name="Source_20_Text"><text:s text:c="4"/>setIsAuthorized(false);</text:span></text:p>
      <text:p text:style-name="P155"><text:span text:style-name="Source_20_Text"><text:s text:c="2"/>}</text:span></text:p>
      <text:p text:style-name="P155"><text:soft-page-break/><text:span text:style-name="Source_20_Text">};</text:span></text:p>
      <text:h text:style-name="P157" text:outline-level="3"><text:span text:style-name="Strong_20_Emphasis">What happens here:</text:span></text:h>
      <text:list text:style-name="L93">
        <text:list-item>
          <text:p text:style-name="P160">If <text:span text:style-name="Strong_20_Emphasis">refresh token exists</text:span>, it sends a request to:</text:p>
          <text:p text:style-name="P161"><text:span text:style-name="Source_20_Text">POST /api/token/refresh/</text:span></text:p>
          <text:p text:style-name="P160">with <text:span text:style-name="Source_20_Text">{ refresh: &lt;refresh_token&gt; }</text:span></text:p>
        </text:list-item>
        <text:list-item>
          <text:p text:style-name="P160">If successful:</text:p>
          <text:list>
            <text:list-item>
              <text:p text:style-name="P160">Stores the <text:span text:style-name="Strong_20_Emphasis">new access token</text:span> in local storage.</text:p>
            </text:list-item>
            <text:list-item>
              <text:p text:style-name="P160">Sets <text:span text:style-name="Source_20_Text">isAuthorized</text:span> to <text:span text:style-name="Source_20_Text">true</text:span>.</text:p>
            </text:list-item>
          </text:list>
        </text:list-item>
        <text:list-item>
          <text:p text:style-name="P160">If it fails:</text:p>
          <text:list>
            <text:list-item>
              <text:p text:style-name="P160">Logs out the user by setting <text:span text:style-name="Source_20_Text">isAuthorized</text:span> to <text:span text:style-name="Source_20_Text">false</text:span>.</text:p>
            </text:list-item>
          </text:list>
        </text:list-item>
      </text:list>
      <text:p text:style-name="P152"/>
      <text:h text:style-name="P153" text:outline-level="2"><text:span text:style-name="Strong_20_Emphasis">7. Automatically Run on Page Load</text:span></text:h>
      <text:p text:style-name="P151">We now <text:span text:style-name="Strong_20_Emphasis">run the </text:span><text:span text:style-name="Strong_20_Emphasis"><text:span text:style-name="Source_20_Text">auth</text:span></text:span><text:span text:style-name="Strong_20_Emphasis"> check automatically</text:span> when the component mounts.</text:p>
      <text:p text:style-name="P155"><text:span text:style-name="Source_20_Text">useEffect(() =&gt; {</text:span></text:p>
      <text:p text:style-name="P155"><text:span text:style-name="Source_20_Text"><text:s text:c="2"/>auth().catch(() =&gt; setIsAuthorized(false));</text:span></text:p>
      <text:p text:style-name="P155"><text:span text:style-name="Source_20_Text">}, []);</text:span></text:p>
      <text:p text:style-name="P151">This ensures:</text:p>
      <text:list text:style-name="L94">
        <text:list-item>
          <text:p text:style-name="P162">When a protected page loads:</text:p>
          <text:list>
            <text:list-item>
              <text:p text:style-name="P162">Checks for access token validity.</text:p>
            </text:list-item>
            <text:list-item>
              <text:p text:style-name="P162">If expired → automatically refreshes it.</text:p>
            </text:list-item>
            <text:list-item>
              <text:p text:style-name="P162">If everything fails → redirects to <text:span text:style-name="Source_20_Text">/login</text:span>.</text:p>
            </text:list-item>
          </text:list>
        </text:list-item>
      </text:list>
      <text:p text:style-name="P152"><text:soft-page-break/></text:p>
      <text:h text:style-name="P153" text:outline-level="2"><text:span text:style-name="Strong_20_Emphasis">8. Final Code</text:span></text:h>
      <text:p text:style-name="P151">Here’s the <text:span text:style-name="Strong_20_Emphasis">full </text:span><text:span text:style-name="Strong_20_Emphasis"><text:span text:style-name="Source_20_Text">ProtectedRoute.jsx</text:span></text:span>:</text:p>
      <text:p text:style-name="P155"><text:span text:style-name="Source_20_Text">import React, { useState, useEffect } from "react";</text:span></text:p>
      <text:p text:style-name="P155"><text:span text:style-name="Source_20_Text">import { Navigate } from "react-router-dom";</text:span></text:p>
      <text:p text:style-name="P156"><text:span text:style-name="Source_20_Text"><text:span text:style-name="T10">import { jwtDecode } from "jwt-decode";</text:span></text:span></text:p>
      <text:p text:style-name="P155"><text:span text:style-name="Source_20_Text"/></text:p>
      <text:p text:style-name="P155"><text:span text:style-name="Source_20_Text">import api from "../api";</text:span></text:p>
      <text:p text:style-name="P155"><text:span text:style-name="Source_20_Text">import { ACCESS_TOKEN, REFRESH_TOKEN } from "../constants";</text:span></text:p>
      <text:p text:style-name="P155"/>
      <text:p text:style-name="P155"><text:span text:style-name="Source_20_Text">function ProtectedRoute({ children }) {</text:span></text:p>
      <text:p text:style-name="P155"><text:span text:style-name="Source_20_Text"><text:s text:c="2"/>const [isAuthorized, setIsAuthorized] = useState(null);</text:span></text:p>
      <text:p text:style-name="P155"/>
      <text:p text:style-name="P155"><text:span text:style-name="Source_20_Text"><text:s text:c="2"/>const refreshToken = async () =&gt; {</text:span></text:p>
      <text:p text:style-name="P155"><text:span text:style-name="Source_20_Text"><text:s text:c="4"/>const refresh = localStorage.getItem(REFRESH_TOKEN);</text:span></text:p>
      <text:p text:style-name="P155"/>
      <text:p text:style-name="P155"><text:span text:style-name="Source_20_Text"><text:s text:c="4"/>if (!refresh) {</text:span></text:p>
      <text:p text:style-name="P155"><text:span text:style-name="Source_20_Text"><text:s text:c="6"/>setIsAuthorized(false);</text:span></text:p>
      <text:p text:style-name="P155"><text:span text:style-name="Source_20_Text"><text:s text:c="6"/>return;</text:span></text:p>
      <text:p text:style-name="P155"><text:span text:style-name="Source_20_Text"><text:s text:c="4"/>}</text:span></text:p>
      <text:p text:style-name="P155"/>
      <text:p text:style-name="P155"><text:soft-page-break/><text:span text:style-name="Source_20_Text"><text:s text:c="4"/>try {</text:span></text:p>
      <text:p text:style-name="P155"><text:span text:style-name="Source_20_Text"><text:s text:c="6"/>const res = await api.post("/api/token/refresh/", { refresh });</text:span></text:p>
      <text:p text:style-name="P155"><text:span text:style-name="Source_20_Text"><text:s text:c="6"/>if (res.status === 200) {</text:span></text:p>
      <text:p text:style-name="P155"><text:span text:style-name="Source_20_Text"><text:s text:c="8"/>localStorage.setItem(ACCESS_TOKEN, res.data.access);</text:span></text:p>
      <text:p text:style-name="P155"><text:span text:style-name="Source_20_Text"><text:s text:c="8"/>setIsAuthorized(true);</text:span></text:p>
      <text:p text:style-name="P155"><text:span text:style-name="Source_20_Text"><text:s text:c="6"/>} else {</text:span></text:p>
      <text:p text:style-name="P155"><text:span text:style-name="Source_20_Text"><text:s text:c="8"/>setIsAuthorized(false);</text:span></text:p>
      <text:p text:style-name="P155"><text:span text:style-name="Source_20_Text"><text:s text:c="6"/>}</text:span></text:p>
      <text:p text:style-name="P155"><text:span text:style-name="Source_20_Text"><text:s text:c="4"/>} catch (error) {</text:span></text:p>
      <text:p text:style-name="P155"><text:span text:style-name="Source_20_Text"><text:s text:c="6"/>console.error("Failed to refresh token:", error);</text:span></text:p>
      <text:p text:style-name="P155"><text:span text:style-name="Source_20_Text"><text:s text:c="6"/>setIsAuthorized(false);</text:span></text:p>
      <text:p text:style-name="P155"><text:span text:style-name="Source_20_Text"><text:s text:c="4"/>}</text:span></text:p>
      <text:p text:style-name="P155"><text:span text:style-name="Source_20_Text"><text:s text:c="2"/>};</text:span></text:p>
      <text:p text:style-name="P155"/>
      <text:p text:style-name="P155"><text:span text:style-name="Source_20_Text"><text:s text:c="2"/>const auth = async () =&gt; {</text:span></text:p>
      <text:p text:style-name="P155"><text:span text:style-name="Source_20_Text"><text:s text:c="4"/>const token = localStorage.getItem(ACCESS_TOKEN);</text:span></text:p>
      <text:p text:style-name="P155"/>
      <text:p text:style-name="P155"><text:span text:style-name="Source_20_Text"><text:s text:c="4"/>if (!token) {</text:span></text:p>
      <text:p text:style-name="P155"><text:span text:style-name="Source_20_Text"><text:s text:c="6"/>setIsAuthorized(false);</text:span></text:p>
      <text:p text:style-name="P155"><text:span text:style-name="Source_20_Text"><text:s text:c="6"/>return;</text:span></text:p>
      <text:p text:style-name="P155"><text:soft-page-break/><text:span text:style-name="Source_20_Text"><text:s text:c="4"/>}</text:span></text:p>
      <text:p text:style-name="P155"/>
      <text:p text:style-name="P155"><text:span text:style-name="Source_20_Text"><text:s text:c="4"/>try {</text:span></text:p>
      <text:p text:style-name="P155"><text:span text:style-name="Source_20_Text"><text:s text:c="6"/>const decoded = jwtDecode(token);</text:span></text:p>
      <text:p text:style-name="P155"><text:span text:style-name="Source_20_Text"><text:s text:c="6"/>const now = Date.now() / 1000;</text:span></text:p>
      <text:p text:style-name="P155"/>
      <text:p text:style-name="P155"><text:span text:style-name="Source_20_Text"><text:s text:c="6"/>if (decoded.exp &lt; now) {</text:span></text:p>
      <text:p text:style-name="P155"><text:span text:style-name="Source_20_Text"><text:s text:c="8"/>await refreshToken();</text:span></text:p>
      <text:p text:style-name="P155"><text:span text:style-name="Source_20_Text"><text:s text:c="6"/>} else {</text:span></text:p>
      <text:p text:style-name="P155"><text:span text:style-name="Source_20_Text"><text:s text:c="8"/>setIsAuthorized(true);</text:span></text:p>
      <text:p text:style-name="P155"><text:span text:style-name="Source_20_Text"><text:s text:c="6"/>}</text:span></text:p>
      <text:p text:style-name="P155"><text:span text:style-name="Source_20_Text"><text:s text:c="4"/>} catch (error) {</text:span></text:p>
      <text:p text:style-name="P155"><text:span text:style-name="Source_20_Text"><text:s text:c="6"/>console.error("Token decoding failed:", error);</text:span></text:p>
      <text:p text:style-name="P155"><text:span text:style-name="Source_20_Text"><text:s text:c="6"/>setIsAuthorized(false);</text:span></text:p>
      <text:p text:style-name="P155"><text:span text:style-name="Source_20_Text"><text:s text:c="4"/>}</text:span></text:p>
      <text:p text:style-name="P155"><text:span text:style-name="Source_20_Text"><text:s text:c="2"/>};</text:span></text:p>
      <text:p text:style-name="P155"/>
      <text:p text:style-name="P155"><text:span text:style-name="Source_20_Text"><text:s text:c="2"/>useEffect(() =&gt; {</text:span></text:p>
      <text:p text:style-name="P155"><text:span text:style-name="Source_20_Text"><text:s text:c="4"/>auth().catch(() =&gt; setIsAuthorized(false));</text:span></text:p>
      <text:p text:style-name="P155"><text:span text:style-name="Source_20_Text"><text:s text:c="2"/>}, []);</text:span></text:p>
      <text:p text:style-name="P155"/>
      <text:p text:style-name="P155"><text:span text:style-name="Source_20_Text"><text:s text:c="2"/>if (isAuthorized === null) {</text:span></text:p>
      <text:p text:style-name="P155"><text:soft-page-break/><text:span text:style-name="Source_20_Text"><text:s text:c="4"/>return &lt;div&gt;Loading...&lt;/div&gt;;</text:span></text:p>
      <text:p text:style-name="P155"><text:span text:style-name="Source_20_Text"><text:s text:c="2"/>}</text:span></text:p>
      <text:p text:style-name="P155"/>
      <text:p text:style-name="P155"><text:span text:style-name="Source_20_Text"><text:s text:c="2"/>return isAuthorized ? children : &lt;Navigate to="/login" /&gt;;</text:span></text:p>
      <text:p text:style-name="P155"><text:span text:style-name="Source_20_Text">}</text:span></text:p>
      <text:p text:style-name="P155"/>
      <text:p text:style-name="P155"><text:span text:style-name="Source_20_Text">export default ProtectedRoute;</text:span></text:p>
      <text:p text:style-name="P152"/>
      <text:h text:style-name="P153" text:outline-level="2"><text:span text:style-name="Strong_20_Emphasis">9. Using the ProtectedRoute</text:span></text:h>
      <text:p text:style-name="P151">Inside your routing setup:</text:p>
      <text:p text:style-name="P155"><text:span text:style-name="Source_20_Text">import { BrowserRouter as Router, Routes, Route } from "react-router-dom";</text:span></text:p>
      <text:p text:style-name="P155"><text:span text:style-name="Source_20_Text">import ProtectedRoute from "./components/ProtectedRoute";</text:span></text:p>
      <text:p text:style-name="P155"><text:span text:style-name="Source_20_Text">import Dashboard from "./pages/Dashboard";</text:span></text:p>
      <text:p text:style-name="P155"><text:span text:style-name="Source_20_Text">import Login from "./pages/Login";</text:span></text:p>
      <text:p text:style-name="P155"/>
      <text:p text:style-name="P155"><text:span text:style-name="Source_20_Text">function App() {</text:span></text:p>
      <text:p text:style-name="P155"><text:span text:style-name="Source_20_Text"><text:s text:c="2"/>return (</text:span></text:p>
      <text:p text:style-name="P155"><text:span text:style-name="Source_20_Text"><text:s text:c="4"/>&lt;Router&gt;</text:span></text:p>
      <text:p text:style-name="P155"><text:span text:style-name="Source_20_Text"><text:s text:c="6"/>&lt;Routes&gt;</text:span></text:p>
      <text:p text:style-name="P155"><text:span text:style-name="Source_20_Text"><text:s text:c="8"/>&lt;Route path="/login" element={&lt;Login /&gt;} /&gt;</text:span></text:p>
      <text:p text:style-name="P155"><text:span text:style-name="Source_20_Text"><text:s text:c="8"/>&lt;Route</text:span></text:p>
      <text:p text:style-name="P155"><text:soft-page-break/><text:span text:style-name="Source_20_Text"><text:s text:c="10"/>path="/dashboard"</text:span></text:p>
      <text:p text:style-name="P155"><text:span text:style-name="Source_20_Text"><text:s text:c="10"/>element={</text:span></text:p>
      <text:p text:style-name="P155"><text:span text:style-name="Source_20_Text"><text:s text:c="12"/>&lt;ProtectedRoute&gt;</text:span></text:p>
      <text:p text:style-name="P155"><text:span text:style-name="Source_20_Text"><text:s text:c="14"/>&lt;Dashboard /&gt;</text:span></text:p>
      <text:p text:style-name="P155"><text:span text:style-name="Source_20_Text"><text:s text:c="12"/>&lt;/ProtectedRoute&gt;</text:span></text:p>
      <text:p text:style-name="P155"><text:span text:style-name="Source_20_Text"><text:s text:c="10"/>}</text:span></text:p>
      <text:p text:style-name="P155"><text:span text:style-name="Source_20_Text"><text:s text:c="8"/>/&gt;</text:span></text:p>
      <text:p text:style-name="P155"><text:span text:style-name="Source_20_Text"><text:s text:c="6"/>&lt;/Routes&gt;</text:span></text:p>
      <text:p text:style-name="P155"><text:span text:style-name="Source_20_Text"><text:s text:c="4"/>&lt;/Router&gt;</text:span></text:p>
      <text:p text:style-name="P155"><text:span text:style-name="Source_20_Text"><text:s text:c="2"/>);</text:span></text:p>
      <text:p text:style-name="P155"><text:span text:style-name="Source_20_Text">}</text:span></text:p>
      <text:p text:style-name="P155"/>
      <text:p text:style-name="P155"><text:span text:style-name="Source_20_Text">export default App;</text:span></text:p>
      <text:p text:style-name="P152"/>
      <text:h text:style-name="P163" text:outline-level="2"><text:span text:style-name="Strong_20_Emphasis"><text:span text:style-name="T10"/></text:span></text:h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p text:style-name="P164"><text:span text:style-name="Strong_20_Emphasis"><text:span text:style-name="T10"/></text:span></text:p>
      <text:h text:style-name="P165" text:outline-level="3"><text:soft-page-break/><text:span text:style-name="Strong_20_Emphasis"><text:span text:style-name="T10">#12 – Setting Up Pages &amp; Navigation in React with Protected Routes</text:span></text:span></text:h>
      <text:p text:style-name="P151">Now we are moving to <text:span text:style-name="Strong_20_Emphasis">frontend routing</text:span> and setting up basic pages for our application. This step focuses on:</text:p>
      <text:list text:style-name="L95">
        <text:list-item>
          <text:p text:style-name="P166">Creating <text:span text:style-name="Strong_20_Emphasis">initial pages</text:span> (<text:span text:style-name="Source_20_Text">Home</text:span>, <text:span text:style-name="Source_20_Text">Login</text:span>, <text:span text:style-name="Source_20_Text">Register</text:span>, <text:span text:style-name="Source_20_Text">NotFound</text:span>)</text:p>
        </text:list-item>
        <text:list-item>
          <text:p text:style-name="P166">Setting up <text:span text:style-name="Strong_20_Emphasis">React Router</text:span> for navigation</text:p>
        </text:list-item>
        <text:list-item>
          <text:p text:style-name="P166">Integrating <text:span text:style-name="Strong_20_Emphasis">Protected Routes</text:span> (so only logged-in users can access certain pages)</text:p>
        </text:list-item>
        <text:list-item>
          <text:p text:style-name="P166">Adding <text:span text:style-name="Strong_20_Emphasis">Logout</text:span> logic and handling <text:span text:style-name="Source_20_Text">localStorage</text:span> cleanup</text:p>
        </text:list-item>
      </text:list>
      <text:p text:style-name="P152"/>
      <text:h text:style-name="P153" text:outline-level="2"><text:span text:style-name="Strong_20_Emphasis">1. Create Stub Pages</text:span></text:h>
      <text:p text:style-name="P151">We'll create placeholder files inside <text:span text:style-name="Source_20_Text">src/Pages</text:span> to represent each page.</text:p>
      <text:h text:style-name="P157" text:outline-level="3">Files to create:</text:h>
      <text:p text:style-name="P167"><text:span text:style-name="Source_20_Text">src/Pages/</text:span></text:p>
      <text:p text:style-name="P168"><text:span text:style-name="Source_20_Text">│── Home.jsx</text:span></text:p>
      <text:p text:style-name="P168"><text:span text:style-name="Source_20_Text">│── Login.jsx</text:span></text:p>
      <text:p text:style-name="P168"><text:span text:style-name="Source_20_Text">│── Register.jsx</text:span></text:p>
      <text:p text:style-name="P168"><text:span text:style-name="Source_20_Text">│── NotFound.jsx</text:span></text:p>
      <text:h text:style-name="P157" text:outline-level="3">Example code for each:</text:h>
      <text:h text:style-name="P169" text:outline-level="4"><text:span text:style-name="Strong_20_Emphasis">Home.jsx</text:span></text:h>
      <text:p text:style-name="P167"><text:span text:style-name="Source_20_Text">function Home() {</text:span></text:p>
      <text:p text:style-name="P168"><text:span text:style-name="Source_20_Text"><text:s text:c="2"/>return &lt;div&gt;Home&lt;/div&gt;;</text:span></text:p>
      <text:p text:style-name="P168"><text:soft-page-break/><text:span text:style-name="Source_20_Text">}</text:span></text:p>
      <text:p text:style-name="P168"><text:span text:style-name="Source_20_Text">export default Home;</text:span></text:p>
      <text:h text:style-name="P169" text:outline-level="4"><text:span text:style-name="Strong_20_Emphasis">Login.jsx</text:span></text:h>
      <text:p text:style-name="P167"><text:span text:style-name="Source_20_Text">function Login() {</text:span></text:p>
      <text:p text:style-name="P168"><text:span text:style-name="Source_20_Text"><text:s text:c="2"/>return &lt;div&gt;Login&lt;/div&gt;;</text:span></text:p>
      <text:p text:style-name="P168"><text:span text:style-name="Source_20_Text">}</text:span></text:p>
      <text:p text:style-name="P168"><text:span text:style-name="Source_20_Text">export default Login;</text:span></text:p>
      <text:h text:style-name="P169" text:outline-level="4"><text:span text:style-name="Strong_20_Emphasis">Register.jsx</text:span></text:h>
      <text:p text:style-name="P167"><text:span text:style-name="Source_20_Text">function Register() {</text:span></text:p>
      <text:p text:style-name="P168"><text:span text:style-name="Source_20_Text"><text:s text:c="2"/>return &lt;div&gt;Register&lt;/div&gt;;</text:span></text:p>
      <text:p text:style-name="P168"><text:span text:style-name="Source_20_Text">}</text:span></text:p>
      <text:p text:style-name="P168"><text:span text:style-name="Source_20_Text">export default Register;</text:span></text:p>
      <text:h text:style-name="P169" text:outline-level="4"><text:span text:style-name="Strong_20_Emphasis">NotFound.jsx (404 page)</text:span></text:h>
      <text:p text:style-name="P167"><text:span text:style-name="Source_20_Text">function NotFound() {</text:span></text:p>
      <text:p text:style-name="P168"><text:span text:style-name="Source_20_Text"><text:s text:c="2"/>return &lt;div&gt;404 - Page Not Found&lt;/div&gt;;</text:span></text:p>
      <text:p text:style-name="P168"><text:span text:style-name="Source_20_Text">}</text:span></text:p>
      <text:p text:style-name="P168"><text:span text:style-name="Source_20_Text">export default NotFound;</text:span></text:p>
      <text:p text:style-name="P152"/>
      <text:h text:style-name="P153" text:outline-level="2"><text:span text:style-name="Strong_20_Emphasis">2. Setting Up </text:span><text:span text:style-name="Strong_20_Emphasis"><text:span text:style-name="Source_20_Text">App.jsx</text:span></text:span><text:span text:style-name="Strong_20_Emphasis"> with Routing</text:span></text:h>
      <text:p text:style-name="P151">We'll now set up navigation using <text:span text:style-name="Strong_20_Emphasis">React Router v6</text:span>.</text:p>
      <text:p text:style-name="P170">📌 React Router lets us display different pages based on the URL.</text:p>
      <text:p text:style-name="P152"/>
      <text:h text:style-name="P157" text:outline-level="3"><text:soft-page-break/><text:span text:style-name="Strong_20_Emphasis">Imports in App.jsx</text:span></text:h>
      <text:p text:style-name="P167"><text:span text:style-name="Source_20_Text">import { BrowserRouter, Routes, Route, Navigate } from "react-router-dom";</text:span></text:p>
      <text:p text:style-name="P168"/>
      <text:p text:style-name="P168"><text:span text:style-name="Source_20_Text">import Home from "./Pages/Home";</text:span></text:p>
      <text:p text:style-name="P168"><text:span text:style-name="Source_20_Text">import Login from "./Pages/Login";</text:span></text:p>
      <text:p text:style-name="P168"><text:span text:style-name="Source_20_Text">import Register from "./Pages/Register";</text:span></text:p>
      <text:p text:style-name="P168"><text:span text:style-name="Source_20_Text">import NotFound from "./Pages/NotFound";</text:span></text:p>
      <text:p text:style-name="P168"/>
      <text:p text:style-name="P168"><text:span text:style-name="Source_20_Text">import ProtectedRoute from "./components/ProtectedRoute";</text:span></text:p>
      <text:p text:style-name="P152"/>
      <text:h text:style-name="P153" text:outline-level="2"><text:span text:style-name="Strong_20_Emphasis">3. Logout and Register Cleanup Logic</text:span></text:h>
      <text:p text:style-name="P151">We need to <text:span text:style-name="Strong_20_Emphasis">clear </text:span><text:span text:style-name="Strong_20_Emphasis"><text:span text:style-name="Source_20_Text">localStorage</text:span></text:span> when:</text:p>
      <text:list text:style-name="L96">
        <text:list-item>
          <text:p text:style-name="P171">A user logs out</text:p>
        </text:list-item>
        <text:list-item>
          <text:p text:style-name="P171">A user registers (to avoid sending old access tokens by mistake)</text:p>
        </text:list-item>
      </text:list>
      <text:p text:style-name="P152"/>
      <text:h text:style-name="P157" text:outline-level="3"><text:span text:style-name="Strong_20_Emphasis">Logout Function</text:span></text:h>
      <text:p text:style-name="P167"><text:span text:style-name="Source_20_Text">function Logout() {</text:span></text:p>
      <text:p text:style-name="P168"><text:span text:style-name="Source_20_Text"><text:s text:c="2"/>// Clear all stored tokens</text:span></text:p>
      <text:p text:style-name="P168"><text:span text:style-name="Source_20_Text"><text:s text:c="2"/>localStorage.clear();</text:span></text:p>
      <text:p text:style-name="P168"/>
      <text:p text:style-name="P168"><text:span text:style-name="Source_20_Text"><text:s text:c="2"/>// Redirect user to login page</text:span></text:p>
      <text:p text:style-name="P168"><text:soft-page-break/><text:span text:style-name="Source_20_Text"><text:s text:c="2"/>return &lt;Navigate to="/login" /&gt;;</text:span></text:p>
      <text:p text:style-name="P168"><text:span text:style-name="Source_20_Text">}</text:span></text:p>
      <text:p text:style-name="P152"/>
      <text:h text:style-name="P157" text:outline-level="3"><text:span text:style-name="Strong_20_Emphasis">Register Wrapper</text:span></text:h>
      <text:p text:style-name="P151">When a user registers, we first clear storage, then show the register form.</text:p>
      <text:p text:style-name="P167"><text:span text:style-name="Source_20_Text">function RegisterWrapper() {</text:span></text:p>
      <text:p text:style-name="P168"><text:span text:style-name="Source_20_Text"><text:s text:c="2"/>localStorage.clear();</text:span></text:p>
      <text:p text:style-name="P168"><text:span text:style-name="Source_20_Text"><text:s text:c="2"/>return &lt;Register /&gt;;</text:span></text:p>
      <text:p text:style-name="P168"><text:span text:style-name="Source_20_Text">}</text:span></text:p>
      <text:p text:style-name="P152"/>
      <text:h text:style-name="P153" text:outline-level="2"><text:span text:style-name="Strong_20_Emphasis">4. Define Routes</text:span></text:h>
      <text:p text:style-name="P151">Inside <text:span text:style-name="Source_20_Text">App.jsx</text:span>, inside the <text:span text:style-name="Source_20_Text">return</text:span>, set up routing:</text:p>
      <text:p text:style-name="P167"><text:span text:style-name="Source_20_Text">function App() {</text:span></text:p>
      <text:p text:style-name="P168"><text:span text:style-name="Source_20_Text"><text:s text:c="2"/>return (</text:span></text:p>
      <text:p text:style-name="P168"><text:span text:style-name="Source_20_Text"><text:s text:c="4"/>&lt;BrowserRouter&gt;</text:span></text:p>
      <text:p text:style-name="P168"><text:span text:style-name="Source_20_Text"><text:s text:c="6"/>&lt;Routes&gt;</text:span></text:p>
      <text:p text:style-name="P168"><text:span text:style-name="Source_20_Text"><text:s text:c="8"/>{/* Home route (Protected) */}</text:span></text:p>
      <text:p text:style-name="P168"><text:span text:style-name="Source_20_Text"><text:s text:c="8"/>&lt;Route</text:span></text:p>
      <text:p text:style-name="P168"><text:span text:style-name="Source_20_Text"><text:s text:c="10"/>path="/"</text:span></text:p>
      <text:p text:style-name="P168"><text:span text:style-name="Source_20_Text"><text:s text:c="10"/>element={</text:span></text:p>
      <text:p text:style-name="P168"><text:span text:style-name="Source_20_Text"><text:s text:c="12"/>&lt;ProtectedRoute&gt;</text:span></text:p>
      <text:p text:style-name="P168"><text:span text:style-name="Source_20_Text"><text:s text:c="14"/>&lt;Home /&gt;</text:span></text:p>
      <text:p text:style-name="P168"><text:span text:style-name="Source_20_Text"><text:s text:c="12"/>&lt;/ProtectedRoute&gt;</text:span></text:p>
      <text:p text:style-name="P168"><text:soft-page-break/><text:span text:style-name="Source_20_Text"><text:s text:c="10"/>}</text:span></text:p>
      <text:p text:style-name="P168"><text:span text:style-name="Source_20_Text"><text:s text:c="8"/>/&gt;</text:span></text:p>
      <text:p text:style-name="P168"/>
      <text:p text:style-name="P168"><text:span text:style-name="Source_20_Text"><text:s text:c="8"/>{/* Public routes */}</text:span></text:p>
      <text:p text:style-name="P168"><text:span text:style-name="Source_20_Text"><text:s text:c="8"/>&lt;Route path="/login" element={&lt;Login /&gt;} /&gt;</text:span></text:p>
      <text:p text:style-name="P168"><text:span text:style-name="Source_20_Text"><text:s text:c="8"/>&lt;Route path="/register" element={&lt;RegisterWrapper /&gt;} /&gt;</text:span></text:p>
      <text:p text:style-name="P168"><text:span text:style-name="Source_20_Text"><text:s text:c="8"/>&lt;Route path="/logout" element={&lt;Logout /&gt;} /&gt;</text:span></text:p>
      <text:p text:style-name="P168"/>
      <text:p text:style-name="P168"><text:span text:style-name="Source_20_Text"><text:s text:c="8"/>{/* Catch-all route for 404 */}</text:span></text:p>
      <text:p text:style-name="P168"><text:span text:style-name="Source_20_Text"><text:s text:c="8"/>&lt;Route path="*" element={&lt;NotFound /&gt;} /&gt;</text:span></text:p>
      <text:p text:style-name="P168"><text:span text:style-name="Source_20_Text"><text:s text:c="6"/>&lt;/Routes&gt;</text:span></text:p>
      <text:p text:style-name="P168"><text:span text:style-name="Source_20_Text"><text:s text:c="4"/>&lt;/BrowserRouter&gt;</text:span></text:p>
      <text:p text:style-name="P168"><text:span text:style-name="Source_20_Text"><text:s text:c="2"/>);</text:span></text:p>
      <text:p text:style-name="P168"><text:span text:style-name="Source_20_Text">}</text:span></text:p>
      <text:p text:style-name="P168"/>
      <text:p text:style-name="P168"><text:span text:style-name="Source_20_Text">export default App;</text:span></text:p>
      <text:p text:style-name="P152"/>
      <text:h text:style-name="P153" text:outline-level="2"><text:span text:style-name="Strong_20_Emphasis">5. Explanation of Route Behavior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<text:span text:style-name="Strong_20_Emphasis">Path</text:span></text:p>
            </table:table-cell>
            <table:table-cell table:style-name="Table11.A1" office:value-type="string">
              <text:p text:style-name="Table_20_Heading"><text:span text:style-name="Strong_20_Emphasis">Component Shown</text:span></text:p>
            </table:table-cell>
            <table:table-cell table:style-name="Table11.A1" office:value-type="string">
              <text:p text:style-name="Table_20_Heading"><text:span text:style-name="Strong_20_Emphasis">Protected?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/</text:span></text:p>
          </table:table-cell>
          <table:table-cell table:style-name="Table11.A1" office:value-type="string">
            <text:p text:style-name="Table_20_Contents"><text:span text:style-name="Source_20_Text">Home</text:span> (wrapped in <text:span text:style-name="Source_20_Text">ProtectedRoute</text:span>)</text:p>
          </table:table-cell>
          <table:table-cell table:style-name="Table11.A1" office:value-type="string">
            <text:p text:style-name="Table_20_Contents">✅ Yes</text:p>
          </table:table-cell>
        </table:table-row>
        <table:table-row>
          <table:table-cell table:style-name="Table11.A1" office:value-type="string">
            <text:p text:style-name="Table_20_Contents"><text:span text:style-name="Source_20_Text">/login</text:span></text:p>
          </table:table-cell>
          <table:table-cell table:style-name="Table11.A1" office:value-type="string">
            <text:p text:style-name="Table_20_Contents"><text:span text:style-name="Source_20_Text">Login</text:span></text:p>
          </table:table-cell>
          <table:table-cell table:style-name="Table11.A1" office:value-type="string">
            <text:p text:style-name="Table_20_Contents">❌ No</text:p>
          </table:table-cell>
        </table:table-row>
        <table:table-row>
          <table:table-cell table:style-name="Table11.A1" office:value-type="string">
            <text:p text:style-name="Table_20_Contents"><text:span text:style-name="Source_20_Text">/register</text:span></text:p>
          </table:table-cell>
          <table:table-cell table:style-name="Table11.A1" office:value-type="string">
            <text:p text:style-name="Table_20_Contents"><text:span text:style-name="Source_20_Text">RegisterWrapper</text:span> (clears tokens first)</text:p>
          </table:table-cell>
          <table:table-cell table:style-name="Table11.A1" office:value-type="string">
            <text:p text:style-name="Table_20_Contents">❌ No</text:p>
          </table:table-cell>
        </table:table-row>
        <text:soft-page-break/>
        <table:table-row>
          <table:table-cell table:style-name="Table11.A1" office:value-type="string">
            <text:p text:style-name="Table_20_Contents"><text:span text:style-name="Source_20_Text">/logout</text:span></text:p>
          </table:table-cell>
          <table:table-cell table:style-name="Table11.A1" office:value-type="string">
            <text:p text:style-name="Table_20_Contents"><text:span text:style-name="Source_20_Text">Logout</text:span> (clears tokens &amp; redirects)</text:p>
          </table:table-cell>
          <table:table-cell table:style-name="Table11.A1" office:value-type="string">
            <text:p text:style-name="Table_20_Contents">❌ No</text:p>
          </table:table-cell>
        </table:table-row>
        <table:table-row>
          <table:table-cell table:style-name="Table11.A1" office:value-type="string">
            <text:p text:style-name="Table_20_Contents">Any other URL</text:p>
          </table:table-cell>
          <table:table-cell table:style-name="Table11.A1" office:value-type="string">
            <text:p text:style-name="Table_20_Contents"><text:span text:style-name="Source_20_Text">NotFound</text:span> (404 page)</text:p>
          </table:table-cell>
          <table:table-cell table:style-name="Table11.A1" office:value-type="string">
            <text:p text:style-name="Table_20_Contents">❌ No</text:p>
          </table:table-cell>
        </table:table-row>
      </table:table>
      <text:p text:style-name="P152"/>
      <text:h text:style-name="P153" text:outline-level="2"><text:span text:style-name="Strong_20_Emphasis">6. Run the Frontend</text:span></text:h>
      <text:p text:style-name="P151">Make sure you're inside the <text:span text:style-name="Strong_20_Emphasis">frontend directory</text:span>, then run:</text:p>
      <text:p text:style-name="P167"><text:span text:style-name="Source_20_Text">npm run dev</text:span></text:p>
      <text:h text:style-name="P157" text:outline-level="3">Expected Behavior:</text:h>
      <text:list text:style-name="L97">
        <text:list-item>
          <text:p text:style-name="P172"><text:span text:style-name="Strong_20_Emphasis">Default route </text:span><text:span text:style-name="Strong_20_Emphasis"><text:span text:style-name="Source_20_Text">/</text:span></text:span> → Redirects to <text:span text:style-name="Source_20_Text">/login</text:span> (because no token is set yet)</text:p>
        </text:list-item>
        <text:list-item>
          <text:p text:style-name="P172"><text:span text:style-name="Strong_20_Emphasis"><text:span text:style-name="Source_20_Text">/login</text:span></text:span> → Shows login page</text:p>
        </text:list-item>
        <text:list-item>
          <text:p text:style-name="P172"><text:span text:style-name="Strong_20_Emphasis"><text:span text:style-name="Source_20_Text">/register</text:span></text:span> → Shows register page</text:p>
        </text:list-item>
        <text:list-item>
          <text:p text:style-name="P172"><text:span text:style-name="Strong_20_Emphasis">Random path</text:span> → Shows <text:span text:style-name="Source_20_Text">NotFound</text:span> page</text:p>
        </text:list-item>
        <text:list-item>
          <text:p text:style-name="P172"><text:span text:style-name="Strong_20_Emphasis">After logout</text:span> → Redirects to <text:span text:style-name="Source_20_Text">/login</text:span></text:p>
        </text:list-item>
      </text:list>
      <text:p text:style-name="P152"/>
      <text:h text:style-name="P153" text:outline-level="2"><text:span text:style-name="Strong_20_Emphasis">7. Why We Wrapped Home in </text:span><text:span text:style-name="Strong_20_Emphasis"><text:span text:style-name="Source_20_Text">ProtectedRoute</text:span></text:span></text:h>
      <text:list text:style-name="L98">
        <text:list-item>
          <text:p text:style-name="P173"><text:span text:style-name="Source_20_Text">ProtectedRoute</text:span> <text:span text:style-name="Strong_20_Emphasis">checks for a valid access token</text:span>.</text:p>
        </text:list-item>
        <text:list-item>
          <text:p text:style-name="P173">If <text:span text:style-name="Strong_20_Emphasis">valid</text:span>, it allows rendering <text:span text:style-name="Source_20_Text">&lt;Home /&gt;</text:span>.</text:p>
        </text:list-item>
        <text:list-item>
          <text:p text:style-name="P173">If <text:span text:style-name="Strong_20_Emphasis">invalid or missing</text:span>, it <text:span text:style-name="Strong_20_Emphasis">redirects to </text:span><text:span text:style-name="Strong_20_Emphasis"><text:span text:style-name="Source_20_Text">/login</text:span></text:span>.</text:p>
        </text:list-item>
      </text:list>
      <text:p text:style-name="P151">This way, <text:span text:style-name="Strong_20_Emphasis">unauthenticated users cannot access protected pages</text:span>, even on the frontend.</text:p>
      <text:p text:style-name="P152"/>
      <text:h text:style-name="P153" text:outline-level="2"><text:span text:style-name="Strong_20_Emphasis">Final Folder Structure</text:span></text:h>
      <text:p text:style-name="P167"><text:span text:style-name="Source_20_Text">src/</text:span></text:p>
      <text:p text:style-name="P168"><text:span text:style-name="Source_20_Text">│</text:span></text:p>
      <text:p text:style-name="P168"><text:soft-page-break/><text:span text:style-name="Source_20_Text">├── App.jsx</text:span></text:p>
      <text:p text:style-name="P168"><text:span text:style-name="Source_20_Text">├── api.js</text:span></text:p>
      <text:p text:style-name="P168"><text:span text:style-name="Source_20_Text">├── constants.js</text:span></text:p>
      <text:p text:style-name="P168"><text:span text:style-name="Source_20_Text">│</text:span></text:p>
      <text:p text:style-name="P168"><text:span text:style-name="Source_20_Text">├── components/</text:span></text:p>
      <text:p text:style-name="P168"><text:span text:style-name="Source_20_Text">│ <text:s text:c="2"/>└── ProtectedRoute.jsx</text:span></text:p>
      <text:p text:style-name="P168"><text:span text:style-name="Source_20_Text">│</text:span></text:p>
      <text:p text:style-name="P168"><text:span text:style-name="Source_20_Text">└── Pages/</text:span></text:p>
      <text:p text:style-name="P168"><text:span text:style-name="Source_20_Text"><text:s text:c="4"/>├── Home.jsx</text:span></text:p>
      <text:p text:style-name="P168"><text:span text:style-name="Source_20_Text"><text:s text:c="4"/>├── Login.jsx</text:span></text:p>
      <text:p text:style-name="P168"><text:span text:style-name="Source_20_Text"><text:s text:c="4"/>├── Register.jsx</text:span></text:p>
      <text:p text:style-name="P168"><text:span text:style-name="Source_20_Text"><text:s text:c="4"/>└── NotFound.jsx</text:span></text:p>
      <text:p text:style-name="P152"/>
      <text:h text:style-name="P153" text:outline-level="2"><text:span text:style-name="Strong_20_Emphasis">Summary of this Step</text:span></text:h>
      <text:list text:style-name="L99">
        <text:list-item>
          <text:p text:style-name="P174">Created <text:span text:style-name="Strong_20_Emphasis">four basic pages</text:span>.</text:p>
        </text:list-item>
        <text:list-item>
          <text:p text:style-name="P174">Configured <text:span text:style-name="Strong_20_Emphasis">React Router v6</text:span> for navigation.</text:p>
        </text:list-item>
        <text:list-item>
          <text:p text:style-name="P174">Added <text:span text:style-name="Strong_20_Emphasis">ProtectedRoute</text:span> to secure private pages.</text:p>
        </text:list-item>
        <text:list-item>
          <text:p text:style-name="P174">Implemented <text:span text:style-name="Source_20_Text">Logout</text:span> and <text:span text:style-name="Source_20_Text">RegisterWrapper</text:span> to clean up old tokens.</text:p>
        </text:list-item>
        <text:list-item>
          <text:p text:style-name="P174">Verified navigation works:</text:p>
          <text:list>
            <text:list-item>
              <text:p text:style-name="P174"><text:span text:style-name="Source_20_Text">/</text:span> → requires login</text:p>
            </text:list-item>
            <text:list-item>
              <text:p text:style-name="P174"><text:span text:style-name="Source_20_Text">/login</text:span>, <text:span text:style-name="Source_20_Text">/register</text:span> → public</text:p>
            </text:list-item>
            <text:list-item>
              <text:p text:style-name="P174">Random path → shows 404.</text:p>
            </text:list-item>
          </text:list>
        </text:list-item>
      </text:list>
      <text:p text:style-name="P164"><text:span text:style-name="Strong_20_Emphasis"><text:span text:style-name="T10"/></text:span></text:p>
      <text:p text:style-name="P164"><text:soft-page-break/><text:span text:style-name="Strong_20_Emphasis"><text:span text:style-name="T10">#13 - Building a Generic Form (Login &amp; Register)</text:span></text:span></text:p>
      <text:h text:style-name="P163" text:outline-level="2"><text:span text:style-name="Strong_20_Emphasis"><text:span text:style-name="T11">Step-by-Step Breakdown</text:span></text:span></text:h>
      <text:h text:style-name="P157" text:outline-level="3"><text:span text:style-name="Strong_20_Emphasis">1. Create the 404 Page (NotFound Component)</text:span></text:h>
      <text:p text:style-name="P151">We’ll start by making a simple <text:span text:style-name="Source_20_Text">NotFound.jsx</text:span> page.</text:p>
      <text:p text:style-name="P151"><text:span text:style-name="Strong_20_Emphasis">File:</text:span> <text:span text:style-name="Source_20_Text">src/pages/NotFound.jsx</text:span></text:p>
      <text:p text:style-name="P167"><text:span text:style-name="Source_20_Text">export default function NotFound() {</text:span></text:p>
      <text:p text:style-name="P168"><text:span text:style-name="Source_20_Text"><text:s text:c="2"/>return (</text:span></text:p>
      <text:p text:style-name="P168"><text:span text:style-name="Source_20_Text"><text:s text:c="4"/>&lt;div className="text-center mt-20"&gt;</text:span></text:p>
      <text:p text:style-name="P168"><text:span text:style-name="Source_20_Text"><text:s text:c="6"/>&lt;h1 className="text-4xl font-bold text-red-600"&gt;404 - Not Found&lt;/h1&gt;</text:span></text:p>
      <text:p text:style-name="P168"><text:span text:style-name="Source_20_Text"><text:s text:c="6"/>&lt;p className="mt-4 text-lg text-gray-600"&gt;</text:span></text:p>
      <text:p text:style-name="P168"><text:span text:style-name="Source_20_Text"><text:s text:c="8"/>The page you're looking for doesn't exist.</text:span></text:p>
      <text:p text:style-name="P168"><text:span text:style-name="Source_20_Text"><text:s text:c="6"/>&lt;/p&gt;</text:span></text:p>
      <text:p text:style-name="P168"><text:span text:style-name="Source_20_Text"><text:s text:c="4"/>&lt;/div&gt;</text:span></text:p>
      <text:p text:style-name="P168"><text:span text:style-name="Source_20_Text"><text:s text:c="2"/>);</text:span></text:p>
      <text:p text:style-name="P168"><text:span text:style-name="Source_20_Text">}</text:span></text:p>
      <text:p text:style-name="P151">This will be shown whenever the user navigates to an invalid route.</text:p>
      <text:p text:style-name="P152"/>
      <text:h text:style-name="P157" text:outline-level="3"><text:span text:style-name="Strong_20_Emphasis">2. Add the Missing Logout Route</text:span></text:h>
      <text:p text:style-name="P151">We previously forgot to add a <text:span text:style-name="Source_20_Text">logout</text:span> route in <text:span text:style-name="Source_20_Text">App.jsx</text:span>.</text:p>
      <text:p text:style-name="P151">Add this in your <text:span text:style-name="Source_20_Text">&lt;Routes&gt;</text:span> block:</text:p>
      <text:p text:style-name="P167"><text:soft-page-break/><text:span text:style-name="Source_20_Text">&lt;Route path="/logout" element={&lt;Logout /&gt;} /&gt;</text:span></text:p>
      <text:p text:style-name="P152"/>
      <text:h text:style-name="P157" text:outline-level="3"><text:span text:style-name="Strong_20_Emphasis">3. Why a Generic Form?</text:span></text:h>
      <text:p text:style-name="P151">We need <text:span text:style-name="Strong_20_Emphasis">one single form component</text:span> for:</text:p>
      <text:list text:style-name="L100">
        <text:list-item>
          <text:p text:style-name="P175"><text:span text:style-name="Strong_20_Emphasis">Login</text:span></text:p>
        </text:list-item>
        <text:list-item>
          <text:p text:style-name="P175"><text:span text:style-name="Strong_20_Emphasis">Register</text:span></text:p>
        </text:list-item>
      </text:list>
      <text:p text:style-name="P151">Both require:</text:p>
      <text:list text:style-name="L101">
        <text:list-item>
          <text:p text:style-name="P176">A <text:span text:style-name="Source_20_Text">username</text:span></text:p>
        </text:list-item>
        <text:list-item>
          <text:p text:style-name="P176">A <text:span text:style-name="Source_20_Text">password</text:span></text:p>
        </text:list-item>
        <text:list-item>
          <text:p text:style-name="P176">A <text:span text:style-name="Source_20_Text">submit button</text:span></text:p>
        </text:list-item>
      </text:list>
      <text:p text:style-name="P151">Instead of writing two separate forms, we create <text:span text:style-name="Strong_20_Emphasis">one reusable form</text:span> and pass in:</text:p>
      <text:list text:style-name="L102">
        <text:list-item>
          <text:p text:style-name="P177"><text:span text:style-name="Source_20_Text">route</text:span> → API endpoint (<text:span text:style-name="Source_20_Text">/api/token/</text:span> for login or <text:span text:style-name="Source_20_Text">/api/register/</text:span> for register)</text:p>
        </text:list-item>
        <text:list-item>
          <text:p text:style-name="P177"><text:span text:style-name="Source_20_Text">method</text:span> → <text:span text:style-name="Source_20_Text">"login"</text:span> or <text:span text:style-name="Source_20_Text">"register"</text:span></text:p>
        </text:list-item>
      </text:list>
      <text:p text:style-name="P152"/>
      <text:h text:style-name="P157" text:outline-level="3"><text:span text:style-name="Strong_20_Emphasis">4. Create </text:span><text:span text:style-name="Strong_20_Emphasis"><text:span text:style-name="Source_20_Text">Form.jsx</text:span></text:span></text:h>
      <text:p text:style-name="P151"><text:span text:style-name="Strong_20_Emphasis">File:</text:span> <text:span text:style-name="Source_20_Text">src/components/Form.jsx</text:span></text:p>
      <text:h text:style-name="P169" text:outline-level="4"><text:span text:style-name="Strong_20_Emphasis">Imports</text:span></text:h>
      <text:p text:style-name="P151">We need:</text:p>
      <text:list text:style-name="L103">
        <text:list-item>
          <text:p text:style-name="P178"><text:span text:style-name="Source_20_Text">useState</text:span> → For form fields and loading state</text:p>
        </text:list-item>
        <text:list-item>
          <text:p text:style-name="P178"><text:span text:style-name="Source_20_Text">useNavigate</text:span> → To programmatically redirect</text:p>
        </text:list-item>
        <text:list-item>
          <text:p text:style-name="P178"><text:span text:style-name="Source_20_Text">API</text:span> → Our pre-configured Axios instance</text:p>
        </text:list-item>
        <text:list-item>
          <text:p text:style-name="P178"><text:soft-page-break/><text:span text:style-name="Source_20_Text">ACCESS_TOKEN</text:span> &amp; <text:span text:style-name="Source_20_Text">REFRESH_TOKEN</text:span> → Keys for localStorage</text:p>
        </text:list-item>
      </text:list>
      <text:p text:style-name="P167"><text:span text:style-name="Source_20_Text">import { useState } from "react";</text:span></text:p>
      <text:p text:style-name="P168"><text:span text:style-name="Source_20_Text">import { useNavigate } from "react-router-dom";</text:span></text:p>
      <text:p text:style-name="P168"><text:span text:style-name="Source_20_Text">import API from "../api";</text:span></text:p>
      <text:p text:style-name="P168"><text:span text:style-name="Source_20_Text">import { ACCESS_TOKEN, REFRESH_TOKEN } from "../constants";</text:span></text:p>
      <text:p text:style-name="P152"/>
      <text:h text:style-name="P157" text:outline-level="3"><text:span text:style-name="Strong_20_Emphasis">5. Initialize State &amp; Props</text:span></text:h>
      <text:p text:style-name="P151">We’ll take <text:span text:style-name="Source_20_Text">route</text:span> and <text:span text:style-name="Source_20_Text">method</text:span> as props to keep the form dynamic.</text:p>
      <text:p text:style-name="P167"><text:span text:style-name="Source_20_Text">export default function Form({ route, method }) {</text:span></text:p>
      <text:p text:style-name="P168"><text:span text:style-name="Source_20_Text"><text:s text:c="2"/>const [username, setUsername] = useState("");</text:span></text:p>
      <text:p text:style-name="P168"><text:span text:style-name="Source_20_Text"><text:s text:c="2"/>const [password, setPassword] = useState("");</text:span></text:p>
      <text:p text:style-name="P168"><text:span text:style-name="Source_20_Text"><text:s text:c="2"/>const [loading, setLoading] = useState(false);</text:span></text:p>
      <text:p text:style-name="P168"><text:span text:style-name="Source_20_Text"><text:s text:c="2"/>const navigate = useNavigate();</text:span></text:p>
      <text:p text:style-name="P168"/>
      <text:p text:style-name="P168"><text:span text:style-name="Source_20_Text"><text:s text:c="2"/>// dynamic title</text:span></text:p>
      <text:p text:style-name="P168"><text:span text:style-name="Source_20_Text"><text:s text:c="2"/>const title = method === "login" ? "Login" : "Register";</text:span></text:p>
      <text:p text:style-name="P152"/>
      <text:h text:style-name="P157" text:outline-level="3"><text:soft-page-break/><text:span text:style-name="Strong_20_Emphasis">6. JSX Structure of the Form</text:span></text:h>
      <text:p text:style-name="P151">We build a simple form:</text:p>
      <text:list text:style-name="L104">
        <text:list-item>
          <text:p text:style-name="P179"><text:span text:style-name="Source_20_Text">h1</text:span> → Title (<text:span text:style-name="Source_20_Text">Login</text:span> or <text:span text:style-name="Source_20_Text">Register</text:span>)</text:p>
        </text:list-item>
        <text:list-item>
          <text:p text:style-name="P179"><text:span text:style-name="Source_20_Text">input</text:span> → Username</text:p>
        </text:list-item>
        <text:list-item>
          <text:p text:style-name="P179"><text:span text:style-name="Source_20_Text">input</text:span> → Password</text:p>
        </text:list-item>
        <text:list-item>
          <text:p text:style-name="P179"><text:span text:style-name="Source_20_Text">button</text:span> → Submit button (also dynamic)</text:p>
        </text:list-item>
      </text:list>
      <text:p text:style-name="P167"><text:span text:style-name="Source_20_Text"><text:s text:c="2"/>return (</text:span></text:p>
      <text:p text:style-name="P168"><text:span text:style-name="Source_20_Text"><text:s text:c="4"/>&lt;form onSubmit={handleSubmit} className="max-w-md mx-auto mt-20 p-6 border rounded-lg shadow-md bg-white"&gt;</text:span></text:p>
      <text:p text:style-name="P168"><text:span text:style-name="Source_20_Text"><text:s text:c="6"/>&lt;h1 className="text-2xl font-semibold text-center mb-6"&gt;{title}&lt;/h1&gt;</text:span></text:p>
      <text:p text:style-name="P168"/>
      <text:p text:style-name="P168"><text:span text:style-name="Source_20_Text"><text:s text:c="6"/>{/* Username Field */}</text:span></text:p>
      <text:p text:style-name="P168"><text:span text:style-name="Source_20_Text"><text:s text:c="6"/>&lt;input</text:span></text:p>
      <text:p text:style-name="P168"><text:span text:style-name="Source_20_Text"><text:s text:c="8"/>className="w-full p-2 mb-4 border rounded"</text:span></text:p>
      <text:p text:style-name="P168"><text:span text:style-name="Source_20_Text"><text:s text:c="8"/>type="text"</text:span></text:p>
      <text:p text:style-name="P168"><text:span text:style-name="Source_20_Text"><text:s text:c="8"/>value={username}</text:span></text:p>
      <text:p text:style-name="P168"><text:span text:style-name="Source_20_Text"><text:s text:c="8"/>onChange={(e) =&gt; setUsername(e.target.value)}</text:span></text:p>
      <text:p text:style-name="P168"><text:span text:style-name="Source_20_Text"><text:s text:c="8"/>placeholder="Username"</text:span></text:p>
      <text:p text:style-name="P168"><text:span text:style-name="Source_20_Text"><text:s text:c="8"/>required</text:span></text:p>
      <text:p text:style-name="P168"><text:span text:style-name="Source_20_Text"><text:s text:c="6"/>/&gt;</text:span></text:p>
      <text:p text:style-name="P168"/>
      <text:p text:style-name="P168"><text:soft-page-break/><text:span text:style-name="Source_20_Text"><text:s text:c="6"/>{/* Password Field */}</text:span></text:p>
      <text:p text:style-name="P168"><text:span text:style-name="Source_20_Text"><text:s text:c="6"/>&lt;input</text:span></text:p>
      <text:p text:style-name="P168"><text:span text:style-name="Source_20_Text"><text:s text:c="8"/>className="w-full p-2 mb-4 border rounded"</text:span></text:p>
      <text:p text:style-name="P168"><text:span text:style-name="Source_20_Text"><text:s text:c="8"/>type="password"</text:span></text:p>
      <text:p text:style-name="P168"><text:span text:style-name="Source_20_Text"><text:s text:c="8"/>value={password}</text:span></text:p>
      <text:p text:style-name="P168"><text:span text:style-name="Source_20_Text"><text:s text:c="8"/>onChange={(e) =&gt; setPassword(e.target.value)}</text:span></text:p>
      <text:p text:style-name="P168"><text:span text:style-name="Source_20_Text"><text:s text:c="8"/>placeholder="Password"</text:span></text:p>
      <text:p text:style-name="P168"><text:span text:style-name="Source_20_Text"><text:s text:c="8"/>required</text:span></text:p>
      <text:p text:style-name="P168"><text:span text:style-name="Source_20_Text"><text:s text:c="6"/>/&gt;</text:span></text:p>
      <text:p text:style-name="P168"/>
      <text:p text:style-name="P168"><text:span text:style-name="Source_20_Text"><text:s text:c="6"/>{/* Submit Button */}</text:span></text:p>
      <text:p text:style-name="P168"><text:span text:style-name="Source_20_Text"><text:s text:c="6"/>&lt;button</text:span></text:p>
      <text:p text:style-name="P168"><text:span text:style-name="Source_20_Text"><text:s text:c="8"/>className="w-full p-2 bg-blue-600 text-white rounded hover:bg-blue-700 disabled:opacity-50"</text:span></text:p>
      <text:p text:style-name="P168"><text:span text:style-name="Source_20_Text"><text:s text:c="8"/>type="submit"</text:span></text:p>
      <text:p text:style-name="P168"><text:span text:style-name="Source_20_Text"><text:s text:c="8"/>disabled={loading}</text:span></text:p>
      <text:p text:style-name="P168"><text:span text:style-name="Source_20_Text"><text:s text:c="6"/>&gt;</text:span></text:p>
      <text:p text:style-name="P168"><text:span text:style-name="Source_20_Text"><text:s text:c="8"/>{loading ? "Loading..." : title}</text:span></text:p>
      <text:p text:style-name="P168"><text:span text:style-name="Source_20_Text"><text:s text:c="6"/>&lt;/button&gt;</text:span></text:p>
      <text:p text:style-name="P168"><text:span text:style-name="Source_20_Text"><text:s text:c="4"/>&lt;/form&gt;</text:span></text:p>
      <text:p text:style-name="P168"><text:span text:style-name="Source_20_Text"><text:s text:c="2"/>);</text:span></text:p>
      <text:p text:style-name="P168"><text:span text:style-name="Source_20_Text">}</text:span></text:p>
      <text:p text:style-name="P152"><text:soft-page-break/></text:p>
      <text:h text:style-name="P157" text:outline-level="3"><text:span text:style-name="Strong_20_Emphasis">7. Handle Submit Logic</text:span></text:h>
      <text:p text:style-name="P151">This handles both <text:span text:style-name="Strong_20_Emphasis">login</text:span> and <text:span text:style-name="Strong_20_Emphasis">register</text:span>:</text:p>
      <text:list text:style-name="L105">
        <text:list-item>
          <text:p text:style-name="P180"><text:span text:style-name="Source_20_Text">POST</text:span> request to the provided route</text:p>
        </text:list-item>
        <text:list-item>
          <text:p text:style-name="P180">If <text:span text:style-name="Strong_20_Emphasis">login</text:span>, store tokens and navigate to <text:span text:style-name="Source_20_Text">/</text:span></text:p>
        </text:list-item>
        <text:list-item>
          <text:p text:style-name="P180">If <text:span text:style-name="Strong_20_Emphasis">register</text:span>, redirect to <text:span text:style-name="Source_20_Text">/login</text:span> so user can log in</text:p>
        </text:list-item>
      </text:list>
      <text:p text:style-name="P167"><text:span text:style-name="Source_20_Text"><text:s text:c="2"/>async function handleSubmit(e) {</text:span></text:p>
      <text:p text:style-name="P168"><text:span text:style-name="Source_20_Text"><text:s text:c="4"/>e.preventDefault();</text:span></text:p>
      <text:p text:style-name="P168"><text:span text:style-name="Source_20_Text"><text:s text:c="4"/>setLoading(true);</text:span></text:p>
      <text:p text:style-name="P168"/>
      <text:p text:style-name="P168"><text:span text:style-name="Source_20_Text"><text:s text:c="4"/>try {</text:span></text:p>
      <text:p text:style-name="P168"><text:span text:style-name="Source_20_Text"><text:s text:c="6"/>const response = await API.post(route, {</text:span></text:p>
      <text:p text:style-name="P168"><text:span text:style-name="Source_20_Text"><text:s text:c="8"/>username,</text:span></text:p>
      <text:p text:style-name="P168"><text:span text:style-name="Source_20_Text"><text:s text:c="8"/>password,</text:span></text:p>
      <text:p text:style-name="P168"><text:span text:style-name="Source_20_Text"><text:s text:c="6"/>});</text:span></text:p>
      <text:p text:style-name="P168"/>
      <text:p text:style-name="P168"><text:span text:style-name="Source_20_Text"><text:s text:c="6"/>if (method === "login") {</text:span></text:p>
      <text:p text:style-name="P168"><text:span text:style-name="Source_20_Text"><text:s text:c="8"/>// Save tokens in local storage</text:span></text:p>
      <text:p text:style-name="P168"><text:span text:style-name="Source_20_Text"><text:s text:c="8"/>localStorage.setItem(ACCESS_TOKEN, response.data.access);</text:span></text:p>
      <text:p text:style-name="P168"><text:span text:style-name="Source_20_Text"><text:s text:c="8"/>localStorage.setItem(REFRESH_TOKEN, response.data.refresh);</text:span></text:p>
      <text:p text:style-name="P168"/>
      <text:p text:style-name="P168"><text:soft-page-break/><text:span text:style-name="Source_20_Text"><text:s text:c="8"/>// Navigate to home page</text:span></text:p>
      <text:p text:style-name="P168"><text:span text:style-name="Source_20_Text"><text:s text:c="8"/>navigate("/");</text:span></text:p>
      <text:p text:style-name="P168"><text:span text:style-name="Source_20_Text"><text:s text:c="6"/>} else {</text:span></text:p>
      <text:p text:style-name="P168"><text:span text:style-name="Source_20_Text"><text:s text:c="8"/>// If registering, redirect to login page</text:span></text:p>
      <text:p text:style-name="P168"><text:span text:style-name="Source_20_Text"><text:s text:c="8"/>navigate("/login");</text:span></text:p>
      <text:p text:style-name="P168"><text:span text:style-name="Source_20_Text"><text:s text:c="6"/>}</text:span></text:p>
      <text:p text:style-name="P168"/>
      <text:p text:style-name="P168"><text:span text:style-name="Source_20_Text"><text:s text:c="4"/>} catch (error) {</text:span></text:p>
      <text:p text:style-name="P168"><text:span text:style-name="Source_20_Text"><text:s text:c="6"/>alert(error.response?.data?.detail || "Something went wrong");</text:span></text:p>
      <text:p text:style-name="P168"><text:span text:style-name="Source_20_Text"><text:s text:c="4"/>} finally {</text:span></text:p>
      <text:p text:style-name="P168"><text:span text:style-name="Source_20_Text"><text:s text:c="6"/>setLoading(false);</text:span></text:p>
      <text:p text:style-name="P168"><text:span text:style-name="Source_20_Text"><text:s text:c="4"/>}</text:span></text:p>
      <text:p text:style-name="P168"><text:span text:style-name="Source_20_Text"><text:s text:c="2"/>}</text:span></text:p>
      <text:p text:style-name="P181">FINAL FORM:</text:p>
      <text:p text:style-name="P182"><text:span text:style-name="Source_20_Text"><text:span text:style-name="T10">import { useState } from "react";</text:span></text:span></text:p>
      <text:p text:style-name="P183"><text:span text:style-name="Source_20_Text"><text:span text:style-name="T10">import { useNavigate } from "react-router-dom";</text:span></text:span></text:p>
      <text:p text:style-name="P183"><text:span text:style-name="Source_20_Text"><text:span text:style-name="T10">import API from "../api";</text:span></text:span></text:p>
      <text:p text:style-name="P183"><text:span text:style-name="Source_20_Text"><text:span text:style-name="T10">import { ACCESS_TOKEN, REFRESH_TOKEN } from "../constants";</text:span></text:span></text:p>
      <text:p text:style-name="P183"><text:span text:style-name="Source_20_Text"><text:span text:style-name="T10">export default function Form({ route, method }) {</text:span></text:span></text:p>
      <text:p text:style-name="P183"><text:soft-page-break/><text:span text:style-name="Source_20_Text"><text:span text:style-name="T10">  const [username, setUsername] = useState("");</text:span></text:span></text:p>
      <text:p text:style-name="P183"><text:span text:style-name="Source_20_Text"><text:span text:style-name="T10">  const [password, setPassword] = useState("");</text:span></text:span></text:p>
      <text:p text:style-name="P183"><text:span text:style-name="Source_20_Text"><text:span text:style-name="T10">  const [loading, setLoading] = useState(false);</text:span></text:span></text:p>
      <text:p text:style-name="P183"><text:span text:style-name="Source_20_Text"><text:span text:style-name="T10">  const navigate = useNavigate();</text:span></text:span></text:p>
      <text:p text:style-name="P183"><text:span text:style-name="Source_20_Text"><text:span text:style-name="T10">  async function handleSubmit(e) {</text:span></text:span></text:p>
      <text:p text:style-name="P183"><text:span text:style-name="Source_20_Text"><text:span text:style-name="T10">    e.preventDefault();</text:span></text:span></text:p>
      <text:p text:style-name="P183"><text:span text:style-name="Source_20_Text"><text:span text:style-name="T10">    setLoading(true);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  try {</text:span></text:span></text:p>
      <text:p text:style-name="P183"><text:span text:style-name="Source_20_Text"><text:span text:style-name="T10">      const response = await API.post(route, {</text:span></text:span></text:p>
      <text:p text:style-name="P183"><text:span text:style-name="Source_20_Text"><text:span text:style-name="T10">        username,</text:span></text:span></text:p>
      <text:p text:style-name="P183"><text:span text:style-name="Source_20_Text"><text:span text:style-name="T10">        password,</text:span></text:span></text:p>
      <text:p text:style-name="P183"><text:span text:style-name="Source_20_Text"><text:span text:style-name="T10">      });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    if (method === "login") {</text:span></text:span></text:p>
      <text:p text:style-name="P183"><text:span text:style-name="Source_20_Text"><text:span text:style-name="T10">        // Save tokens in local storage</text:span></text:span></text:p>
      <text:p text:style-name="P183"><text:span text:style-name="Source_20_Text"><text:span text:style-name="T10">        localStorage.setItem(ACCESS_TOKEN, response.data.access);</text:span></text:span></text:p>
      <text:p text:style-name="P183"><text:span text:style-name="Source_20_Text"><text:span text:style-name="T10">        localStorage.setItem(REFRESH_TOKEN, response.data.refresh);</text:span></text:span></text:p>
      <text:p text:style-name="P183"><text:span text:style-name="Source_20_Text"><text:span text:style-name="T10"/></text:span></text:p>
      <text:p text:style-name="P183"><text:soft-page-break/><text:span text:style-name="Source_20_Text"><text:span text:style-name="T10">        // Navigate to home page</text:span></text:span></text:p>
      <text:p text:style-name="P183"><text:span text:style-name="Source_20_Text"><text:span text:style-name="T10">        navigate("/");</text:span></text:span></text:p>
      <text:p text:style-name="P183"><text:span text:style-name="Source_20_Text"><text:span text:style-name="T10">      } else {</text:span></text:span></text:p>
      <text:p text:style-name="P183"><text:span text:style-name="Source_20_Text"><text:span text:style-name="T10">        // If registering, redirect to login page</text:span></text:span></text:p>
      <text:p text:style-name="P183"><text:span text:style-name="Source_20_Text"><text:span text:style-name="T10">        navigate("/login");</text:span></text:span></text:p>
      <text:p text:style-name="P183"><text:span text:style-name="Source_20_Text"><text:span text:style-name="T10">      }</text:span></text:span></text:p>
      <text:p text:style-name="P183"><text:span text:style-name="Source_20_Text"><text:span text:style-name="T10">    } catch (error) {</text:span></text:span></text:p>
      <text:p text:style-name="P183"><text:span text:style-name="Source_20_Text"><text:span text:style-name="T10">      alert(error.response?.data?.detail || "Something went wrong");</text:span></text:span></text:p>
      <text:p text:style-name="P183"><text:span text:style-name="Source_20_Text"><text:span text:style-name="T10">    } finally {</text:span></text:span></text:p>
      <text:p text:style-name="P183"><text:span text:style-name="Source_20_Text"><text:span text:style-name="T10">      setLoading(false);</text:span></text:span></text:p>
      <text:p text:style-name="P183"><text:span text:style-name="Source_20_Text"><text:span text:style-name="T10">    }</text:span></text:span></text:p>
      <text:p text:style-name="P183"><text:span text:style-name="Source_20_Text"><text:span text:style-name="T10">  }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// dynamic title</text:span></text:span></text:p>
      <text:p text:style-name="P183"><text:span text:style-name="Source_20_Text"><text:span text:style-name="T10">  const title = method === "login" ? "Login" : "Register";</text:span></text:span></text:p>
      <text:p text:style-name="P183"><text:span text:style-name="Source_20_Text"><text:span text:style-name="T10">  return (</text:span></text:span></text:p>
      <text:p text:style-name="P183"><text:span text:style-name="Source_20_Text"><text:span text:style-name="T10">    &lt;form</text:span></text:span></text:p>
      <text:p text:style-name="P183"><text:span text:style-name="Source_20_Text"><text:span text:style-name="T10">      onSubmit={handleSubmit}</text:span></text:span></text:p>
      <text:p text:style-name="P183"><text:span text:style-name="Source_20_Text"><text:span text:style-name="T10">      className="max-w-md mx-auto mt-20 p-6 border rounded-lg shadow-md bg-white"</text:span></text:span></text:p>
      <text:p text:style-name="P183"><text:span text:style-name="Source_20_Text"><text:span text:style-name="T10">    &gt;</text:span></text:span></text:p>
      <text:p text:style-name="P183"><text:soft-page-break/><text:span text:style-name="Source_20_Text"><text:span text:style-name="T10">      &lt;h1 className="text-2xl font-semibold text-center mb-6"&gt;{title}&lt;/h1&gt;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    {/* Username Field */}</text:span></text:span></text:p>
      <text:p text:style-name="P183"><text:span text:style-name="Source_20_Text"><text:span text:style-name="T10">      &lt;input</text:span></text:span></text:p>
      <text:p text:style-name="P183"><text:span text:style-name="Source_20_Text"><text:span text:style-name="T10">        className="w-full p-2 mb-4 border rounded"</text:span></text:span></text:p>
      <text:p text:style-name="P183"><text:span text:style-name="Source_20_Text"><text:span text:style-name="T10">        type="text"</text:span></text:span></text:p>
      <text:p text:style-name="P183"><text:span text:style-name="Source_20_Text"><text:span text:style-name="T10">        value={username}</text:span></text:span></text:p>
      <text:p text:style-name="P183"><text:span text:style-name="Source_20_Text"><text:span text:style-name="T10">        onChange={(e) =&gt; setUsername(e.target.value)}</text:span></text:span></text:p>
      <text:p text:style-name="P183"><text:span text:style-name="Source_20_Text"><text:span text:style-name="T10">        placeholder="Username"</text:span></text:span></text:p>
      <text:p text:style-name="P183"><text:span text:style-name="Source_20_Text"><text:span text:style-name="T10">        required</text:span></text:span></text:p>
      <text:p text:style-name="P183"><text:span text:style-name="Source_20_Text"><text:span text:style-name="T10">      /&gt;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    {/* Password Field */}</text:span></text:span></text:p>
      <text:p text:style-name="P183"><text:span text:style-name="Source_20_Text"><text:span text:style-name="T10">      &lt;input</text:span></text:span></text:p>
      <text:p text:style-name="P183"><text:span text:style-name="Source_20_Text"><text:span text:style-name="T10">        className="w-full p-2 mb-4 border rounded"</text:span></text:span></text:p>
      <text:p text:style-name="P183"><text:span text:style-name="Source_20_Text"><text:span text:style-name="T10">        type="password"</text:span></text:span></text:p>
      <text:p text:style-name="P183"><text:span text:style-name="Source_20_Text"><text:span text:style-name="T10">        value={password}</text:span></text:span></text:p>
      <text:p text:style-name="P183"><text:span text:style-name="Source_20_Text"><text:span text:style-name="T10">        onChange={(e) =&gt; setPassword(e.target.value)}</text:span></text:span></text:p>
      <text:p text:style-name="P183"><text:span text:style-name="Source_20_Text"><text:span text:style-name="T10">        placeholder="Password"</text:span></text:span></text:p>
      <text:p text:style-name="P183"><text:span text:style-name="Source_20_Text"><text:span text:style-name="T10">        required</text:span></text:span></text:p>
      <text:p text:style-name="P183"><text:soft-page-break/><text:span text:style-name="Source_20_Text"><text:span text:style-name="T10">      /&gt;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>      {/* Submit Button */}</text:span></text:span></text:p>
      <text:p text:style-name="P183"><text:span text:style-name="Source_20_Text"><text:span text:style-name="T10">      &lt;button</text:span></text:span></text:p>
      <text:p text:style-name="P183"><text:span text:style-name="Source_20_Text"><text:span text:style-name="T10">        className="w-full p-2 bg-blue-600 text-white rounded hover:bg-blue-700 disabled:opacity-50"</text:span></text:span></text:p>
      <text:p text:style-name="P183"><text:span text:style-name="Source_20_Text"><text:span text:style-name="T10">        type="submit"</text:span></text:span></text:p>
      <text:p text:style-name="P183"><text:span text:style-name="Source_20_Text"><text:span text:style-name="T10">        disabled={loading}</text:span></text:span></text:p>
      <text:p text:style-name="P183"><text:span text:style-name="Source_20_Text"><text:span text:style-name="T10">      &gt;</text:span></text:span></text:p>
      <text:p text:style-name="P183"><text:span text:style-name="Source_20_Text"><text:span text:style-name="T10">        {loading ? "Loading..." : </text:span></text:span><text:span text:style-name="Source_20_Text"><text:span text:style-name="T12">title</text:span></text:span><text:span text:style-name="Source_20_Text"><text:span text:style-name="T10">}</text:span></text:span></text:p>
      <text:p text:style-name="P183"><text:span text:style-name="Source_20_Text"><text:span text:style-name="T10">      &lt;/button&gt;</text:span></text:span></text:p>
      <text:p text:style-name="P183"><text:span text:style-name="Source_20_Text"><text:span text:style-name="T10">    &lt;/form&gt;</text:span></text:span></text:p>
      <text:p text:style-name="P183"><text:span text:style-name="Source_20_Text"><text:span text:style-name="T10">  );</text:span></text:span></text:p>
      <text:p text:style-name="P183"><text:span text:style-name="Source_20_Text"><text:span text:style-name="T10">}</text:span></text:span></text:p>
      <text:p text:style-name="P183"><text:span text:style-name="Source_20_Text"><text:span text:style-name="T10"/></text:span></text:p>
      <text:p text:style-name="P183"><text:span text:style-name="Source_20_Text"><text:span text:style-name="T10"/></text:span></text:p>
      <text:p text:style-name="P184"/>
      <text:p text:style-name="P184"/>
      <text:h text:style-name="P157" text:outline-level="3"><text:span text:style-name="Strong_20_Emphasis">8. Using the Form Component</text:span></text:h>
      <text:h text:style-name="P169" text:outline-level="4"><text:span text:style-name="Strong_20_Emphasis">Login Page</text:span></text:h>
      <text:p text:style-name="P167"><text:span text:style-name="Source_20_Text">import Form from "../components/Form";</text:span></text:p>
      <text:p text:style-name="P168"/>
      <text:p text:style-name="P168"><text:span text:style-name="Source_20_Text">export default function Login() {</text:span></text:p>
      <text:p text:style-name="P168"><text:soft-page-break/><text:span text:style-name="Source_20_Text"><text:s text:c="2"/>return &lt;Form route="/api/token/" method="login" /&gt;;</text:span></text:p>
      <text:p text:style-name="P168"><text:span text:style-name="Source_20_Text">}</text:span></text:p>
      <text:h text:style-name="P169" text:outline-level="4"><text:span text:style-name="Strong_20_Emphasis">Register Page</text:span></text:h>
      <text:p text:style-name="P167"><text:span text:style-name="Source_20_Text">import Form from "../components/Form";</text:span></text:p>
      <text:p text:style-name="P168"/>
      <text:p text:style-name="P185"><text:span text:style-name="Source_20_Text"><text:span text:style-name="T10">export default function Register() {</text:span></text:span></text:p>
      <text:p text:style-name="P185"><text:span text:style-name="Source_20_Text"><text:span text:style-name="T10">  return &lt;Form route="/api/user/register/" method="register" /&gt;;</text:span></text:span></text:p>
      <text:p text:style-name="P185"><text:span text:style-name="Source_20_Text"><text:span text:style-name="T10">}</text:span></text:span></text:p>
      <text:p text:style-name="P185"><text:span text:style-name="Source_20_Text"><text:span text:style-name="T10"/></text:span></text:p>
      <text:p text:style-name="P152"/>
      <text:h text:style-name="P157" text:outline-level="3"><text:span text:style-name="Strong_20_Emphasis">9. Test Flow</text:span></text:h>
      <text:list text:style-name="L106">
        <text:list-item>
          <text:p text:style-name="P186"><text:span text:style-name="Strong_20_Emphasis">Visit </text:span><text:span text:style-name="Strong_20_Emphasis"><text:span text:style-name="Source_20_Text">/register</text:span></text:span></text:p>
          <text:list>
            <text:list-item>
              <text:p text:style-name="P186">Fill username and password</text:p>
            </text:list-item>
            <text:list-item>
              <text:p text:style-name="P186">Submit → redirects to <text:span text:style-name="Source_20_Text">/login</text:span></text:p>
            </text:list-item>
          </text:list>
        </text:list-item>
        <text:list-item>
          <text:p text:style-name="P186"><text:span text:style-name="Strong_20_Emphasis">Visit </text:span><text:span text:style-name="Strong_20_Emphasis"><text:span text:style-name="Source_20_Text">/login</text:span></text:span></text:p>
          <text:list>
            <text:list-item>
              <text:p text:style-name="P186">Enter same credentials</text:p>
            </text:list-item>
            <text:list-item>
              <text:p text:style-name="P186">Submit → stores tokens in localStorage</text:p>
            </text:list-item>
            <text:list-item>
              <text:p text:style-name="P186">Redirects to <text:span text:style-name="Source_20_Text">/</text:span></text:p>
            </text:list-item>
          </text:list>
        </text:list-item>
        <text:list-item>
          <text:p text:style-name="P186"><text:span text:style-name="Strong_20_Emphasis">Visit a random URL like </text:span><text:span text:style-name="Strong_20_Emphasis"><text:span text:style-name="Source_20_Text">/abc</text:span></text:span></text:p>
          <text:list>
            <text:list-item>
              <text:p text:style-name="P186">Shows <text:span text:style-name="Source_20_Text">404 - Not Found</text:span></text:p>
            </text:list-item>
          </text:list>
        </text:list-item>
      </text:list>
      <text:p text:style-name="P152"/>
      <text:h text:style-name="P157" text:outline-level="3"><text:soft-page-break/><text:span text:style-name="Strong_20_Emphasis">10. Final Structure</text:span></text:h>
      <text:p text:style-name="P167"><text:span text:style-name="Source_20_Text">src/</text:span></text:p>
      <text:p text:style-name="P168"><text:span text:style-name="Source_20_Text">│</text:span></text:p>
      <text:p text:style-name="P168"><text:span text:style-name="Source_20_Text">├── api.js</text:span></text:p>
      <text:p text:style-name="P168"><text:span text:style-name="Source_20_Text">├── constants.js</text:span></text:p>
      <text:p text:style-name="P168"><text:span text:style-name="Source_20_Text">├── components/</text:span></text:p>
      <text:p text:style-name="P168"><text:span text:style-name="Source_20_Text">│ <text:s text:c="2"/>└── Form.jsx</text:span></text:p>
      <text:p text:style-name="P168"><text:span text:style-name="Source_20_Text">│</text:span></text:p>
      <text:p text:style-name="P168"><text:span text:style-name="Source_20_Text">├── pages/</text:span></text:p>
      <text:p text:style-name="P168"><text:span text:style-name="Source_20_Text">│ <text:s text:c="2"/>├── Login.jsx</text:span></text:p>
      <text:p text:style-name="P168"><text:span text:style-name="Source_20_Text">│ <text:s text:c="2"/>├── Register.jsx</text:span></text:p>
      <text:p text:style-name="P168"><text:span text:style-name="Source_20_Text">│ <text:s text:c="2"/>├── NotFound.jsx</text:span></text:p>
      <text:p text:style-name="P168"><text:span text:style-name="Source_20_Text">│ <text:s text:c="2"/>└── Home.jsx</text:span></text:p>
      <text:p text:style-name="P168"><text:span text:style-name="Source_20_Text">│</text:span></text:p>
      <text:p text:style-name="P168"><text:span text:style-name="Source_20_Text">└── App.jsx</text:span></text:p>
      <text:p text:style-name="P152"/>
      <text:h text:style-name="P157" text:outline-level="3"><text:span text:style-name="Strong_20_Emphasis">Summary of Improvements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Old Tutorial</text:p>
            </table:table-cell>
            <table:table-cell table:style-name="Table10.A1" office:value-type="string">
              <text:p text:style-name="Table_20_Heading">Modern Best Practice</text:p>
            </table:table-cell>
          </table:table-row>
        </table:table-header-rows>
        <table:table-row>
          <table:table-cell table:style-name="Table10.A1" office:value-type="string">
            <text:p text:style-name="Table_20_Contents">Inline styling</text:p>
          </table:table-cell>
          <table:table-cell table:style-name="Table10.A1" office:value-type="string">
            <text:p text:style-name="Table_20_Contents">Tailwind CSS utility classes</text:p>
          </table:table-cell>
        </table:table-row>
        <table:table-row>
          <table:table-cell table:style-name="Table10.A1" office:value-type="string">
            <text:p text:style-name="Table_20_Contents">Separate login &amp; register forms</text:p>
          </table:table-cell>
          <table:table-cell table:style-name="Table10.A1" office:value-type="string">
            <text:p text:style-name="Table_20_Contents"><text:span text:style-name="Strong_20_Emphasis">One reusable form component</text:span></text:p>
          </table:table-cell>
        </table:table-row>
        <table:table-row>
          <table:table-cell table:style-name="Table10.A1" office:value-type="string">
            <text:p text:style-name="Table_20_Contents">Hardcoded navigation</text:p>
          </table:table-cell>
          <table:table-cell table:style-name="Table10.A1" office:value-type="string">
            <text:p text:style-name="Table_20_Contents"><text:span text:style-name="Source_20_Text">useNavigate</text:span> hook</text:p>
          </table:table-cell>
        </table:table-row>
        <table:table-row>
          <table:table-cell table:style-name="Table10.A1" office:value-type="string">
            <text:p text:style-name="Table_20_Contents">Basic error handling</text:p>
          </table:table-cell>
          <table:table-cell table:style-name="Table10.A1" office:value-type="string">
            <text:p text:style-name="Table_20_Contents">Show user-friendly error message</text:p>
          </table:table-cell>
        </table:table-row>
        <table:table-row>
          <table:table-cell table:style-name="Table10.A1" office:value-type="string">
            <text:p text:style-name="Table_20_Contents">Tokens not clearly named</text:p>
          </table:table-cell>
          <table:table-cell table:style-name="Table10.A1" office:value-type="string">
            <text:p text:style-name="Table_20_Contents">Constants for clarity (<text:span text:style-name="Source_20_Text">ACCESS_TOKEN</text:span>, <text:span text:style-name="Source_20_Text">REFRESH_TOKEN</text:span>)</text:p>
          </table:table-cell>
        </table:table-row>
      </table:table>
      <text:p text:style-name="P152"/>
      <text:p text:style-name="P151">With this, you now have:</text:p>
      <text:list text:style-name="L107">
        <text:list-item>
          <text:p text:style-name="P187">A <text:span text:style-name="Strong_20_Emphasis">dynamic form</text:span> for both login and register.</text:p>
        </text:list-item>
        <text:list-item>
          <text:p text:style-name="P187"><text:soft-page-break/><text:span text:style-name="Strong_20_Emphasis">Protected routing</text:span> ready.</text:p>
        </text:list-item>
        <text:list-item>
          <text:p text:style-name="P187">A clean <text:span text:style-name="Strong_20_Emphasis">404 page</text:span>.</text:p>
        </text:list-item>
        <text:list-item>
          <text:p text:style-name="P187">A solid, scalable structure for future expansion.</text:p>
        </text:list-item>
      </text:list>
      <text:p text:style-name="P164"><text:span text:style-name="Strong_20_Emphasis"><text:span text:style-name="T10"/></text:span></text:p>
      <text:p text:style-name="P188"><text:span text:style-name="Strong_20_Emphasis"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P188"><text:soft-page-break/><text:span text:style-name="Strong_20_Emphasis"><text:span text:style-name="T13">#14: Form Styling, Authentication Integration, and Prepping for Notes Management </text:span></text:span></text:p>
      <text:h text:style-name="P189" text:outline-level="2"><text:span text:style-name="Strong_20_Emphasis"><text:span text:style-name="T11">1. Goal of This Step</text:span></text:span></text:h>
      <text:list text:style-name="L108">
        <text:list-item>
          <text:p text:style-name="P190">Apply styling to our forms and pages.</text:p>
        </text:list-item>
        <text:list-item>
          <text:p text:style-name="P190">Properly connect <text:span text:style-name="Strong_20_Emphasis">Login</text:span> and <text:span text:style-name="Strong_20_Emphasis">Register</text:span> pages to the reusable <text:span text:style-name="Source_20_Text">Form</text:span> component.</text:p>
        </text:list-item>
        <text:list-item>
          <text:p text:style-name="P190">Test the backend and frontend integration:</text:p>
          <text:list>
            <text:list-item>
              <text:p text:style-name="P190">Register a new user</text:p>
            </text:list-item>
            <text:list-item>
              <text:p text:style-name="P190">Log in with that user</text:p>
            </text:list-item>
            <text:list-item>
              <text:p text:style-name="P190">Verify token handling</text:p>
            </text:list-item>
            <text:list-item>
              <text:p text:style-name="P190">Test logout functionality</text:p>
            </text:list-item>
          </text:list>
        </text:list-item>
        <text:list-item>
          <text:p text:style-name="P190">Prepare everything to start working on the <text:span text:style-name="Strong_20_Emphasis">Home page</text:span> and notes management.</text:p>
        </text:list-item>
      </text:list>
      <text:p text:style-name="P191"/>
      <text:h text:style-name="P192" text:outline-level="2"><text:span text:style-name="Strong_20_Emphasis">2. Setting Up Styling</text:span></text:h>
      <text:h text:style-name="P193" text:outline-level="3"><text:span text:style-name="Strong_20_Emphasis">a) Create </text:span><text:span text:style-name="Strong_20_Emphasis"><text:span text:style-name="Source_20_Text">form.css</text:span></text:span></text:h>
      <text:p text:style-name="P194">Create a new file at:</text:p>
      <text:p text:style-name="P195"><text:span text:style-name="Source_20_Text">frontend/src/styles/form.css</text:span></text:p>
      <text:p text:style-name="P194">Paste the following CSS:</text:p>
      <text:p text:style-name="P195"><text:span text:style-name="Source_20_Text">.form-container {</text:span></text:p>
      <text:p text:style-name="P196"><text:span text:style-name="Source_20_Text"><text:s text:c="2"/>display: flex;</text:span></text:p>
      <text:p text:style-name="P196"><text:span text:style-name="Source_20_Text"><text:s text:c="2"/>flex-direction: column;</text:span></text:p>
      <text:p text:style-name="P196"><text:span text:style-name="Source_20_Text"><text:s text:c="2"/>align-items: center;</text:span></text:p>
      <text:p text:style-name="P196"><text:span text:style-name="Source_20_Text"><text:s text:c="2"/>justify-content: center;</text:span></text:p>
      <text:p text:style-name="P196"><text:soft-page-break/><text:span text:style-name="Source_20_Text"><text:s text:c="2"/>margin: 50px auto;</text:span></text:p>
      <text:p text:style-name="P196"><text:span text:style-name="Source_20_Text"><text:s text:c="2"/>padding: 20px;</text:span></text:p>
      <text:p text:style-name="P196"><text:span text:style-name="Source_20_Text"><text:s text:c="2"/>border-radius: 8px;</text:span></text:p>
      <text:p text:style-name="P196"><text:span text:style-name="Source_20_Text"><text:s text:c="2"/>box-shadow: 0 4px 6px rgba(0, 0, 0, 0.1);</text:span></text:p>
      <text:p text:style-name="P196"><text:span text:style-name="Source_20_Text"><text:s text:c="2"/>max-width: 400px;</text:span></text:p>
      <text:p text:style-name="P196"><text:span text:style-name="Source_20_Text">}</text:span></text:p>
      <text:p text:style-name="P196"/>
      <text:p text:style-name="P196"><text:span text:style-name="Source_20_Text">.form-input {</text:span></text:p>
      <text:p text:style-name="P196"><text:span text:style-name="Source_20_Text"><text:s text:c="2"/>width: 90%;</text:span></text:p>
      <text:p text:style-name="P196"><text:span text:style-name="Source_20_Text"><text:s text:c="2"/>padding: 10px;</text:span></text:p>
      <text:p text:style-name="P196"><text:span text:style-name="Source_20_Text"><text:s text:c="2"/>margin: 10px 0;</text:span></text:p>
      <text:p text:style-name="P196"><text:span text:style-name="Source_20_Text"><text:s text:c="2"/>border: 1px solid #ccc;</text:span></text:p>
      <text:p text:style-name="P196"><text:span text:style-name="Source_20_Text"><text:s text:c="2"/>border-radius: 4px;</text:span></text:p>
      <text:p text:style-name="P196"><text:span text:style-name="Source_20_Text"><text:s text:c="2"/>box-sizing: border-box;</text:span></text:p>
      <text:p text:style-name="P196"><text:span text:style-name="Source_20_Text">}</text:span></text:p>
      <text:p text:style-name="P196"/>
      <text:p text:style-name="P196"><text:span text:style-name="Source_20_Text">.form-button {</text:span></text:p>
      <text:p text:style-name="P196"><text:span text:style-name="Source_20_Text"><text:s text:c="2"/>width: 95%;</text:span></text:p>
      <text:p text:style-name="P196"><text:span text:style-name="Source_20_Text"><text:s text:c="2"/>padding: 10px;</text:span></text:p>
      <text:p text:style-name="P196"><text:span text:style-name="Source_20_Text"><text:s text:c="2"/>margin: 20px 0;</text:span></text:p>
      <text:p text:style-name="P196"><text:span text:style-name="Source_20_Text"><text:s text:c="2"/>background-color: #007bff;</text:span></text:p>
      <text:p text:style-name="P196"><text:span text:style-name="Source_20_Text"><text:s text:c="2"/>color: white;</text:span></text:p>
      <text:p text:style-name="P196"><text:span text:style-name="Source_20_Text"><text:s text:c="2"/>border: none;</text:span></text:p>
      <text:p text:style-name="P196"><text:span text:style-name="Source_20_Text"><text:s text:c="2"/>border-radius: 4px;</text:span></text:p>
      <text:p text:style-name="P196"><text:soft-page-break/><text:span text:style-name="Source_20_Text"><text:s text:c="2"/>cursor: pointer;</text:span></text:p>
      <text:p text:style-name="P196"><text:span text:style-name="Source_20_Text"><text:s text:c="2"/>transition: background-color 0.2s ease-in-out;</text:span></text:p>
      <text:p text:style-name="P196"><text:span text:style-name="Source_20_Text">}</text:span></text:p>
      <text:p text:style-name="P196"/>
      <text:p text:style-name="P196"><text:span text:style-name="Source_20_Text">.form-button:hover {</text:span></text:p>
      <text:p text:style-name="P196"><text:span text:style-name="Source_20_Text"><text:s text:c="2"/>background-color: #0056b3;</text:span></text:p>
      <text:p text:style-name="P196"><text:span text:style-name="Source_20_Text">}</text:span></text:p>
      <text:p text:style-name="P191"/>
      <text:h text:style-name="P193" text:outline-level="3"><text:span text:style-name="Strong_20_Emphasis">b) Import the CSS</text:span></text:h>
      <text:p text:style-name="P194">At the <text:span text:style-name="Strong_20_Emphasis">top of </text:span><text:span text:style-name="Strong_20_Emphasis"><text:span text:style-name="Source_20_Text">Form.jsx</text:span></text:span>:</text:p>
      <text:p text:style-name="P195"><text:span text:style-name="Source_20_Text">import "../styles/form.css";</text:span></text:p>
      <text:p text:style-name="P191"/>
      <text:h text:style-name="P192" text:outline-level="2"><text:span text:style-name="Strong_20_Emphasis">3. Update </text:span><text:span text:style-name="Strong_20_Emphasis"><text:span text:style-name="Source_20_Text">Login.jsx</text:span></text:span><text:span text:style-name="Strong_20_Emphasis"> and </text:span><text:span text:style-name="Strong_20_Emphasis"><text:span text:style-name="Source_20_Text">Register.jsx</text:span></text:span></text:h>
      <text:p text:style-name="P194">Instead of having static divs, we'll now <text:span text:style-name="Strong_20_Emphasis">reuse our Form component</text:span> with the correct props.</text:p>
      <text:p text:style-name="P191"/>
      <text:h text:style-name="P193" text:outline-level="3"><text:span text:style-name="Strong_20_Emphasis">Register.jsx</text:span></text:h>
      <text:p text:style-name="P195"><text:span text:style-name="Source_20_Text">import Form from "../components/Form";</text:span></text:p>
      <text:p text:style-name="P196"/>
      <text:p text:style-name="P196"><text:span text:style-name="Source_20_Text">export default function Register() {</text:span></text:p>
      <text:p text:style-name="P196"><text:span text:style-name="Source_20_Text"><text:s text:c="2"/>return &lt;Form route="/api/user/register/" method="register" /&gt;;</text:span></text:p>
      <text:p text:style-name="P196"><text:span text:style-name="Source_20_Text">}</text:span></text:p>
      <text:p text:style-name="P197"><text:soft-page-break/><text:span text:style-name="Strong_20_Emphasis">Why </text:span><text:span text:style-name="Strong_20_Emphasis"><text:span text:style-name="Source_20_Text">/api/user/register/</text:span></text:span><text:span text:style-name="Strong_20_Emphasis">?</text:span><text:line-break/>This matches your backend route exactly from <text:span text:style-name="Source_20_Text">backend/urls.py</text:span>.</text:p>
      <text:p text:style-name="P191"/>
      <text:h text:style-name="P193" text:outline-level="3"><text:span text:style-name="Strong_20_Emphasis">Login.jsx</text:span></text:h>
      <text:p text:style-name="P195"><text:span text:style-name="Source_20_Text">import Form from "../components/Form";</text:span></text:p>
      <text:p text:style-name="P196"/>
      <text:p text:style-name="P196"><text:span text:style-name="Source_20_Text">export default function Login() {</text:span></text:p>
      <text:p text:style-name="P196"><text:span text:style-name="Source_20_Text"><text:s text:c="2"/>return &lt;Form route="/api/token/" method="login" /&gt;;</text:span></text:p>
      <text:p text:style-name="P196"><text:span text:style-name="Source_20_Text">}</text:span></text:p>
      <text:p text:style-name="P197"><text:span text:style-name="Strong_20_Emphasis">Why </text:span><text:span text:style-name="Strong_20_Emphasis"><text:span text:style-name="Source_20_Text">/api/token/</text:span></text:span><text:span text:style-name="Strong_20_Emphasis">?</text:span><text:line-break/>This endpoint issues the <text:span text:style-name="Strong_20_Emphasis">access token</text:span> and <text:span text:style-name="Strong_20_Emphasis">refresh token</text:span> for login.</text:p>
      <text:p text:style-name="P191"/>
      <text:h text:style-name="P192" text:outline-level="2"><text:span text:style-name="Strong_20_Emphasis">4. Verify Environment Variables</text:span></text:h>
      <text:p text:style-name="P194">Make sure your <text:span text:style-name="Strong_20_Emphasis">backend base URL</text:span> is correctly set in <text:span text:style-name="Source_20_Text">.env</text:span>:</text:p>
      <text:p text:style-name="P195"><text:span text:style-name="Source_20_Text">VITE_API_URL=http://127.0.0.1:8000</text:span></text:p>
      <text:p text:style-name="P194">And in your <text:span text:style-name="Source_20_Text">API.js</text:span> file:</text:p>
      <text:p text:style-name="P195"><text:span text:style-name="Source_20_Text">import axios from "axios";</text:span></text:p>
      <text:p text:style-name="P196"/>
      <text:p text:style-name="P196"><text:span text:style-name="Source_20_Text">const API = axios.create({</text:span></text:p>
      <text:p text:style-name="P196"><text:span text:style-name="Source_20_Text"><text:s text:c="2"/>baseURL: import.meta.env.VITE_API_URL,</text:span></text:p>
      <text:p text:style-name="P196"><text:span text:style-name="Source_20_Text">});</text:span></text:p>
      <text:p text:style-name="P196"><text:soft-page-break/></text:p>
      <text:p text:style-name="P196"><text:span text:style-name="Source_20_Text">export default API;</text:span></text:p>
      <text:p text:style-name="P197">❗ <text:span text:style-name="Strong_20_Emphasis">Important:</text:span></text:p>
      <text:list text:style-name="L109">
        <text:list-item>
          <text:p text:style-name="P198">No trailing slash (<text:span text:style-name="Source_20_Text">/</text:span>) at the end of <text:span text:style-name="Source_20_Text">VITE_API_URL</text:span>.</text:p>
        </text:list-item>
        <text:list-item>
          <text:p text:style-name="P198">Always restart your frontend (<text:span text:style-name="Source_20_Text">npm run dev</text:span>) after editing <text:span text:style-name="Source_20_Text">.env</text:span>.</text:p>
        </text:list-item>
      </text:list>
      <text:p text:style-name="P191"/>
      <text:h text:style-name="P192" text:outline-level="2"><text:span text:style-name="Strong_20_Emphasis">5. Running the App</text:span></text:h>
      <text:list text:style-name="L110">
        <text:list-item>
          <text:p text:style-name="P199"><text:span text:style-name="Strong_20_Emphasis">Run Backend:</text:span></text:p>
          <text:p text:style-name="P200"><text:span text:style-name="Source_20_Text">cd backend</text:span></text:p>
          <text:p text:style-name="P201"><text:span text:style-name="Source_20_Text">python manage.py runserver</text:span></text:p>
        </text:list-item>
        <text:list-item>
          <text:p text:style-name="P199"><text:span text:style-name="Strong_20_Emphasis">Run Frontend:</text:span></text:p>
          <text:p text:style-name="P200"><text:span text:style-name="Source_20_Text">cd frontend</text:span></text:p>
          <text:p text:style-name="P201"><text:span text:style-name="Source_20_Text">npm run dev</text:span></text:p>
        </text:list-item>
      </text:list>
      <text:p text:style-name="P191"/>
      <text:h text:style-name="P192" text:outline-level="2"><text:span text:style-name="Strong_20_Emphasis">6. Testing User Registration</text:span></text:h>
      <text:list text:style-name="L111">
        <text:list-item>
          <text:p text:style-name="P202">Navigate to <text:span text:style-name="Source_20_Text">/register</text:span> in your browser.</text:p>
        </text:list-item>
        <text:list-item>
          <text:p text:style-name="P202">Fill in:</text:p>
          <text:list>
            <text:list-item>
              <text:p text:style-name="P202">Username: <text:span text:style-name="Source_20_Text">newuser</text:span></text:p>
            </text:list-item>
            <text:list-item>
              <text:p text:style-name="P202">Password: <text:span text:style-name="Source_20_Text">12345</text:span></text:p>
            </text:list-item>
          </text:list>
        </text:list-item>
        <text:list-item>
          <text:p text:style-name="P202">Open browser <text:span text:style-name="Strong_20_Emphasis">DevTools &gt; Network tab</text:span>.</text:p>
        </text:list-item>
        <text:list-item>
          <text:p text:style-name="P202">Submit the form.</text:p>
        </text:list-item>
      </text:list>
      <text:p text:style-name="P194"><text:span text:style-name="Strong_20_Emphasis">Expected:</text:span></text:p>
      <text:list text:style-name="L112">
        <text:list-item>
          <text:p text:style-name="P203"><text:soft-page-break/>Backend receives a <text:span text:style-name="Source_20_Text">POST</text:span> request to <text:span text:style-name="Source_20_Text">/api/user/register/</text:span>.</text:p>
        </text:list-item>
        <text:list-item>
          <text:p text:style-name="P203">Returns a <text:span text:style-name="Source_20_Text">201 Created</text:span> response.</text:p>
        </text:list-item>
        <text:list-item>
          <text:p text:style-name="P203">Frontend automatically <text:span text:style-name="Strong_20_Emphasis">redirects to </text:span><text:span text:style-name="Strong_20_Emphasis"><text:span text:style-name="Source_20_Text">/login</text:span></text:span>.</text:p>
        </text:list-item>
      </text:list>
      <text:p text:style-name="P191"/>
      <text:h text:style-name="P192" text:outline-level="2"><text:span text:style-name="Strong_20_Emphasis">7. Testing Login</text:span></text:h>
      <text:list text:style-name="L113">
        <text:list-item>
          <text:p text:style-name="P204">Navigate to <text:span text:style-name="Source_20_Text">/login</text:span>.</text:p>
        </text:list-item>
        <text:list-item>
          <text:p text:style-name="P204">Enter:</text:p>
          <text:list>
            <text:list-item>
              <text:p text:style-name="P204">Username: <text:span text:style-name="Source_20_Text">newuser</text:span></text:p>
            </text:list-item>
            <text:list-item>
              <text:p text:style-name="P204">Password: <text:span text:style-name="Source_20_Text">12345</text:span></text:p>
            </text:list-item>
          </text:list>
        </text:list-item>
        <text:list-item>
          <text:p text:style-name="P204">Submit the form.</text:p>
        </text:list-item>
      </text:list>
      <text:p text:style-name="P194"><text:span text:style-name="Strong_20_Emphasis">Expected:</text:span></text:p>
      <text:list text:style-name="L114">
        <text:list-item>
          <text:p text:style-name="P205">Backend returns:</text:p>
          <text:p text:style-name="P206"><text:span text:style-name="Source_20_Text">{</text:span></text:p>
          <text:p text:style-name="P207"><text:span text:style-name="Source_20_Text"><text:s text:c="2"/>"access": "ACCESS_TOKEN_HERE",</text:span></text:p>
          <text:p text:style-name="P207"><text:span text:style-name="Source_20_Text"><text:s text:c="2"/>"refresh": "REFRESH_TOKEN_HERE"</text:span></text:p>
          <text:p text:style-name="P207"><text:span text:style-name="Source_20_Text">}</text:span></text:p>
        </text:list-item>
        <text:list-item>
          <text:p text:style-name="P205">Tokens are stored in <text:span text:style-name="Strong_20_Emphasis">localStorage</text:span>:</text:p>
          <text:list>
            <text:list-item>
              <text:p text:style-name="P205"><text:span text:style-name="Source_20_Text">ACCESS_TOKEN</text:span></text:p>
            </text:list-item>
            <text:list-item>
              <text:p text:style-name="P205"><text:span text:style-name="Source_20_Text">REFRESH_TOKEN</text:span></text:p>
            </text:list-item>
          </text:list>
        </text:list-item>
        <text:list-item>
          <text:p text:style-name="P205">User is redirected to <text:span text:style-name="Source_20_Text">/</text:span> (Home page).</text:p>
        </text:list-item>
      </text:list>
      <text:p text:style-name="P191"/>
      <text:h text:style-name="P192" text:outline-level="2"><text:soft-page-break/><text:span text:style-name="Strong_20_Emphasis">8. Verify Token Storage</text:span></text:h>
      <text:p text:style-name="P194">In your browser DevTools:</text:p>
      <text:list text:style-name="L115">
        <text:list-item>
          <text:p text:style-name="P208">Go to <text:span text:style-name="Strong_20_Emphasis">Application &gt; Local Storage</text:span>.</text:p>
        </text:list-item>
        <text:list-item>
          <text:p text:style-name="P208">Confirm you see:</text:p>
          <text:p text:style-name="P209"><text:span text:style-name="Source_20_Text">ACCESS_TOKEN</text:span></text:p>
          <text:p text:style-name="P210"><text:span text:style-name="Source_20_Text">REFRESH_TOKEN</text:span></text:p>
        </text:list-item>
      </text:list>
      <text:p text:style-name="P191"/>
      <text:h text:style-name="P192" text:outline-level="2"><text:span text:style-name="Strong_20_Emphasis">9. Test Logout</text:span></text:h>
      <text:p text:style-name="P194">Your <text:span text:style-name="Source_20_Text">App.jsx</text:span> should have a logout route defined like this:</text:p>
      <text:p text:style-name="P195"><text:span text:style-name="Source_20_Text">function Logout() {</text:span></text:p>
      <text:p text:style-name="P196"><text:span text:style-name="Source_20_Text"><text:s text:c="2"/>localStorage.clear();</text:span></text:p>
      <text:p text:style-name="P196"><text:span text:style-name="Source_20_Text"><text:s text:c="2"/>return &lt;Navigate to="/login" /&gt;;</text:span></text:p>
      <text:p text:style-name="P196"><text:span text:style-name="Source_20_Text">}</text:span></text:p>
      <text:p text:style-name="P194">Navigate to <text:span text:style-name="Source_20_Text">/logout</text:span> in your browser.</text:p>
      <text:p text:style-name="P194"><text:span text:style-name="Strong_20_Emphasis">Expected:</text:span></text:p>
      <text:list text:style-name="L116">
        <text:list-item>
          <text:p text:style-name="P211">Tokens are cleared from local storage.</text:p>
        </text:list-item>
        <text:list-item>
          <text:p text:style-name="P211">User is redirected to <text:span text:style-name="Source_20_Text">/login</text:span>.</text:p>
        </text:list-item>
        <text:list-item>
          <text:p text:style-name="P211">Visiting <text:span text:style-name="Source_20_Text">/</text:span> now redirects to <text:span text:style-name="Source_20_Text">/login</text:span> because home is protected.</text:p>
        </text:list-item>
      </text:list>
      <text:p text:style-name="P191"/>
      <text:h text:style-name="P192" text:outline-level="2"><text:span text:style-name="Strong_20_Emphasis">10. Extra Styling Files (For Later Steps)</text:span></text:h>
      <text:p text:style-name="P194">You also have other CSS files ready for when we start working with notes:</text:p>
      <text:list text:style-name="L117">
        <text:list-item>
          <text:p text:style-name="P212"><text:span text:style-name="Strong_20_Emphasis">Home.css</text:span> → for styling the main notes page.</text:p>
        </text:list-item>
        <text:list-item>
          <text:p text:style-name="P212"><text:soft-page-break/><text:span text:style-name="Strong_20_Emphasis">Note.css</text:span> → for individual notes styling.</text:p>
        </text:list-item>
        <text:list-item>
          <text:p text:style-name="P212"><text:span text:style-name="Strong_20_Emphasis">LoadingIndicator.css</text:span> → for showing loaders when fetching data.</text:p>
        </text:list-item>
      </text:list>
      <text:p text:style-name="P194">Add them to your <text:span text:style-name="Source_20_Text">styles/</text:span> folder now but don’t import them yet.</text:p>
      <text:p text:style-name="P195"><text:span text:style-name="Source_20_Text">frontend/src/styles/</text:span></text:p>
      <text:p text:style-name="P196"><text:span text:style-name="Source_20_Text">│</text:span></text:p>
      <text:p text:style-name="P196"><text:span text:style-name="Source_20_Text">├── form.css</text:span></text:p>
      <text:p text:style-name="P196"><text:span text:style-name="Source_20_Text">├── home.css</text:span></text:p>
      <text:p text:style-name="P196"><text:span text:style-name="Source_20_Text">├── note.css</text:span></text:p>
      <text:p text:style-name="P196"><text:span text:style-name="Source_20_Text">└── loadingIndicator.css</text:span></text:p>
      <text:p text:style-name="P191"/>
      <text:h text:style-name="P192" text:outline-level="2"><text:span text:style-name="Strong_20_Emphasis">11. Summary of Key Flow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<text:span text:style-name="Strong_20_Emphasis">Page</text:span></text:p>
            </table:table-cell>
            <table:table-cell table:style-name="Table12.A1" office:value-type="string">
              <text:p text:style-name="Table_20_Heading"><text:span text:style-name="Strong_20_Emphasis">Route</text:span></text:p>
            </table:table-cell>
            <table:table-cell table:style-name="Table12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Register</text:p>
          </table:table-cell>
          <table:table-cell table:style-name="Table12.A1" office:value-type="string">
            <text:p text:style-name="Table_20_Contents"><text:span text:style-name="Source_20_Text">/api/user/register/</text:span></text:p>
          </table:table-cell>
          <table:table-cell table:style-name="Table12.A1" office:value-type="string">
            <text:p text:style-name="Table_20_Contents">Create a new user</text:p>
          </table:table-cell>
        </table:table-row>
        <table:table-row>
          <table:table-cell table:style-name="Table12.A1" office:value-type="string">
            <text:p text:style-name="Table_20_Contents">Login</text:p>
          </table:table-cell>
          <table:table-cell table:style-name="Table12.A1" office:value-type="string">
            <text:p text:style-name="Table_20_Contents"><text:span text:style-name="Source_20_Text">/api/token/</text:span></text:p>
          </table:table-cell>
          <table:table-cell table:style-name="Table12.A1" office:value-type="string">
            <text:p text:style-name="Table_20_Contents">Get access &amp; refresh tokens</text:p>
          </table:table-cell>
        </table:table-row>
        <table:table-row>
          <table:table-cell table:style-name="Table12.A1" office:value-type="string">
            <text:p text:style-name="Table_20_Contents">Logout</text:p>
          </table:table-cell>
          <table:table-cell table:style-name="Table12.A1" office:value-type="string">
            <text:p text:style-name="Table_20_Contents"><text:span text:style-name="Source_20_Text">/logout</text:span></text:p>
          </table:table-cell>
          <table:table-cell table:style-name="Table12.A1" office:value-type="string">
            <text:p text:style-name="Table_20_Contents">Clear tokens &amp; redirect to login</text:p>
          </table:table-cell>
        </table:table-row>
        <table:table-row>
          <table:table-cell table:style-name="Table12.A1" office:value-type="string">
            <text:p text:style-name="Table_20_Contents">Home</text:p>
          </table:table-cell>
          <table:table-cell table:style-name="Table12.A1" office:value-type="string">
            <text:p text:style-name="Table_20_Contents"><text:span text:style-name="Source_20_Text">/</text:span></text:p>
          </table:table-cell>
          <table:table-cell table:style-name="Table12.A1" office:value-type="string">
            <text:p text:style-name="Table_20_Contents">Protected page, visible only if logged in</text:p>
          </table:table-cell>
        </table:table-row>
      </table:table>
      <text:p text:style-name="P191"/>
      <text:h text:style-name="P192" text:outline-level="2"><text:span text:style-name="Strong_20_Emphasis">12. Final Checks</text:span></text:h>
      <text:list text:style-name="L118">
        <text:list-item>
          <text:p text:style-name="P213">Backend running on port <text:span text:style-name="Source_20_Text">8000</text:span>.</text:p>
        </text:list-item>
        <text:list-item>
          <text:p text:style-name="P213">Frontend running on port <text:span text:style-name="Source_20_Text">5173</text:span> (Vite default).</text:p>
        </text:list-item>
        <text:list-item>
          <text:p text:style-name="P213"><text:span text:style-name="Source_20_Text">.env</text:span> properly configured.</text:p>
        </text:list-item>
        <text:list-item>
          <text:p text:style-name="P213">Routes match exactly (<text:span text:style-name="Source_20_Text">/api/user/register/</text:span> not <text:span text:style-name="Source_20_Text">/api/register/</text:span>).</text:p>
        </text:list-item>
        <text:list-item>
          <text:p text:style-name="P213">Form is styled and working.</text:p>
        </text:list-item>
        <text:list-item>
          <text:p text:style-name="P213"><text:soft-page-break/>Tokens saved to <text:span text:style-name="Source_20_Text">localStorage</text:span>.</text:p>
        </text:list-item>
        <text:list-item>
          <text:p text:style-name="P213">Logout clears tokens and redirects.</text:p>
        </text:list-item>
      </text:list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p text:style-name="P188"><text:span text:style-name="Strong_20_Emphasis"><text:span text:style-name="T13"/></text:span></text:p>
      <text:h text:style-name="P214" text:outline-level="1"><text:soft-page-break/><text:span text:style-name="T14">#15 - </text:span><text:span text:style-name="Strong_20_Emphasis">React + Django Notes App – Fetch, Create, and Delete Notes</text:span></text:h>
      <text:p text:style-name="Text_20_body">Goal:<text:line-break/>We’ll build the <text:span text:style-name="Strong_20_Emphasis">Home Page</text:span> where a user can:</text:p>
      <text:list text:style-name="L119">
        <text:list-item>
          <text:p text:style-name="P215"><text:span text:style-name="Strong_20_Emphasis">View notes</text:span> (GET request).</text:p>
        </text:list-item>
        <text:list-item>
          <text:p text:style-name="P215"><text:span text:style-name="Strong_20_Emphasis">Create notes</text:span> (POST request).</text:p>
        </text:list-item>
        <text:list-item>
          <text:p text:style-name="P215"><text:span text:style-name="Strong_20_Emphasis">Delete notes</text:span> (DELETE request).</text:p>
        </text:list-item>
      </text:list>
      <text:p text:style-name="P216"/>
      <text:h text:style-name="P163" text:outline-level="2"><text:span text:style-name="Strong_20_Emphasis">1. File Structure Overview</text:span></text:h>
      <text:p text:style-name="Text_20_body">Here’s where each piece of code will go:</text:p>
      <text:p text:style-name="P185"><text:span text:style-name="Source_20_Text">frontend/</text:span></text:p>
      <text:p text:style-name="P183"><text:span text:style-name="Source_20_Text">├── src/</text:span></text:p>
      <text:p text:style-name="P183"><text:span text:style-name="Source_20_Text">│ <text:s text:c="2"/>├── api.js <text:s text:c="13"/>&lt;-- Axios instance for backend calls</text:span></text:p>
      <text:p text:style-name="P183"><text:span text:style-name="Source_20_Text">│ <text:s text:c="2"/>├── pages/</text:span></text:p>
      <text:p text:style-name="P183"><text:span text:style-name="Source_20_Text">│ <text:s text:c="2"/>│ <text:s text:c="2"/>└── Home.jsx <text:s text:c="7"/>&lt;-- Full page component (our current focus)</text:span></text:p>
      <text:p text:style-name="P183"><text:span text:style-name="Source_20_Text">│ <text:s text:c="2"/>├── App.jsx</text:span></text:p>
      <text:p text:style-name="P183"><text:span text:style-name="Source_20_Text">│ <text:s text:c="2"/>└── main.jsx</text:span></text:p>
      <text:p text:style-name="P183"><text:span text:style-name="Source_20_Text">└── package.json</text:span></text:p>
      <text:p text:style-name="P217">⚡ If you don’t already have <text:span text:style-name="Source_20_Text">api.js</text:span> or <text:span text:style-name="Source_20_Text">Home.jsx</text:span>, <text:span text:style-name="Strong_20_Emphasis">create them now</text:span>.</text:p>
      <text:p text:style-name="P216"/>
      <text:h text:style-name="P163" text:outline-level="2"><text:span text:style-name="Strong_20_Emphasis">2. </text:span><text:span text:style-name="Source_20_Text">api.js</text:span><text:span text:style-name="Strong_20_Emphasis"> – Backend Connection</text:span></text:h>
      <text:p text:style-name="P218">Already Done!</text:p>
      <text:p text:style-name="P216"/>
      <text:h text:style-name="P163" text:outline-level="2"><text:span text:style-name="Strong_20_Emphasis">3. </text:span><text:span text:style-name="Strong_20_Emphasis"><text:span text:style-name="Source_20_Text">Home.jsx</text:span></text:span><text:span text:style-name="Strong_20_Emphasis"> – Main Notes Page</text:span></text:h>
      <text:p text:style-name="Text_20_body">📂 <text:span text:style-name="Strong_20_Emphasis">Location:</text:span> <text:span text:style-name="Source_20_Text">frontend/src/pages/Home.jsx</text:span></text:p>
      <text:p text:style-name="P217"/>
      <text:p text:style-name="P185"><text:span text:style-name="Source_20_Text">import { useState, useEffect } from "react";</text:span></text:p>
      <text:p text:style-name="P183"><text:span text:style-name="Source_20_Text">import API from "../api";</text:span></text:p>
      <text:p text:style-name="P183"/>
      <text:p text:style-name="P183"><text:span text:style-name="Source_20_Text">export default function Home() {</text:span></text:p>
      <text:p text:style-name="P183"><text:span text:style-name="Source_20_Text"><text:s text:c="2"/>// ----------------------------</text:span></text:p>
      <text:p text:style-name="P183"><text:span text:style-name="Source_20_Text"><text:s text:c="2"/>// STATE VARIABLES</text:span></text:p>
      <text:p text:style-name="P183"><text:span text:style-name="Source_20_Text"><text:s text:c="2"/>// ----------------------------</text:span></text:p>
      <text:p text:style-name="P183"><text:soft-page-break/><text:span text:style-name="Source_20_Text"><text:s text:c="2"/>const [notes, setNotes] = useState([]); <text:s text:c="6"/>// Stores all notes</text:span></text:p>
      <text:p text:style-name="P183"><text:span text:style-name="Source_20_Text"><text:s text:c="2"/>const [title, setTitle] = useState(""); <text:s text:c="6"/>// New note title</text:span></text:p>
      <text:p text:style-name="P183"><text:span text:style-name="Source_20_Text"><text:s text:c="2"/>const [content, setContent] = useState(""); <text:s text:c="2"/>// New note content</text:span></text:p>
      <text:p text:style-name="P183"><text:span text:style-name="Source_20_Text"><text:s text:c="2"/>const [loading, setLoading] = useState(false); // Loading state</text:span></text:p>
      <text:p text:style-name="P183"/>
      <text:p text:style-name="P183"><text:span text:style-name="Source_20_Text"><text:s text:c="2"/>// ----------------------------</text:span></text:p>
      <text:p text:style-name="P183"><text:span text:style-name="Source_20_Text"><text:s text:c="2"/>// FETCH NOTES (GET)</text:span></text:p>
      <text:p text:style-name="P183"><text:span text:style-name="Source_20_Text"><text:s text:c="2"/>// ----------------------------</text:span></text:p>
      <text:p text:style-name="P183"><text:span text:style-name="Source_20_Text"><text:s text:c="2"/>const getNotes = async () =&gt; {</text:span></text:p>
      <text:p text:style-name="P183"><text:span text:style-name="Source_20_Text"><text:s text:c="4"/>try {</text:span></text:p>
      <text:p text:style-name="P183"><text:span text:style-name="Source_20_Text"><text:s text:c="6"/>setLoading(true);</text:span></text:p>
      <text:p text:style-name="P183"><text:span text:style-name="Source_20_Text"><text:s text:c="6"/>const res = await API.get("/api/notes/"); // Django endpoint</text:span></text:p>
      <text:p text:style-name="P183"><text:span text:style-name="Source_20_Text"><text:s text:c="6"/>setNotes(res.data);</text:span></text:p>
      <text:p text:style-name="P183"><text:span text:style-name="Source_20_Text"><text:s text:c="4"/>} catch (err) {</text:span></text:p>
      <text:p text:style-name="P183"><text:span text:style-name="Source_20_Text"><text:s text:c="6"/>alert("Error fetching notes: " + err.message);</text:span></text:p>
      <text:p text:style-name="P183"><text:span text:style-name="Source_20_Text"><text:s text:c="4"/>} finally {</text:span></text:p>
      <text:p text:style-name="P183"><text:span text:style-name="Source_20_Text"><text:s text:c="6"/>setLoading(false);</text:span></text:p>
      <text:p text:style-name="P183"><text:span text:style-name="Source_20_Text"><text:s text:c="4"/>}</text:span></text:p>
      <text:p text:style-name="P183"><text:span text:style-name="Source_20_Text"><text:s text:c="2"/>};</text:span></text:p>
      <text:p text:style-name="P183"/>
      <text:p text:style-name="P183"><text:span text:style-name="Source_20_Text"><text:s text:c="2"/>// Load notes when the page first loads</text:span></text:p>
      <text:p text:style-name="P183"><text:span text:style-name="Source_20_Text"><text:s text:c="2"/>useEffect(() =&gt; {</text:span></text:p>
      <text:p text:style-name="P183"><text:span text:style-name="Source_20_Text"><text:s text:c="4"/>getNotes();</text:span></text:p>
      <text:p text:style-name="P183"><text:span text:style-name="Source_20_Text"><text:s text:c="2"/>}, []);</text:span></text:p>
      <text:p text:style-name="P183"/>
      <text:p text:style-name="P183"><text:span text:style-name="Source_20_Text"><text:s text:c="2"/>// ----------------------------</text:span></text:p>
      <text:p text:style-name="P183"><text:span text:style-name="Source_20_Text"><text:s text:c="2"/>// CREATE NOTE (POST)</text:span></text:p>
      <text:p text:style-name="P183"><text:span text:style-name="Source_20_Text"><text:s text:c="2"/>// ----------------------------</text:span></text:p>
      <text:p text:style-name="P183"><text:span text:style-name="Source_20_Text"><text:s text:c="2"/>const createNote = async (e) =&gt; {</text:span></text:p>
      <text:p text:style-name="P183"><text:span text:style-name="Source_20_Text"><text:s text:c="4"/>e.preventDefault(); // Prevent page refresh</text:span></text:p>
      <text:p text:style-name="P183"/>
      <text:p text:style-name="P183"><text:span text:style-name="Source_20_Text"><text:s text:c="4"/>try {</text:span></text:p>
      <text:p text:style-name="P183"><text:span text:style-name="Source_20_Text"><text:s text:c="6"/>const res = await API.post("/api/notes/", {</text:span></text:p>
      <text:p text:style-name="P183"><text:span text:style-name="Source_20_Text"><text:s text:c="8"/>title,</text:span></text:p>
      <text:p text:style-name="P183"><text:span text:style-name="Source_20_Text"><text:s text:c="8"/>content,</text:span></text:p>
      <text:p text:style-name="P183"><text:span text:style-name="Source_20_Text"><text:s text:c="6"/>});</text:span></text:p>
      <text:p text:style-name="P183"><text:soft-page-break/></text:p>
      <text:p text:style-name="P183"><text:span text:style-name="Source_20_Text"><text:s text:c="6"/>if (res.status === 201) {</text:span></text:p>
      <text:p text:style-name="P183"><text:span text:style-name="Source_20_Text"><text:s text:c="8"/>alert("Note created successfully!");</text:span></text:p>
      <text:p text:style-name="P183"><text:span text:style-name="Source_20_Text"><text:s text:c="8"/>setTitle(""); <text:s text:c="3"/>// Clear form</text:span></text:p>
      <text:p text:style-name="P183"><text:span text:style-name="Source_20_Text"><text:s text:c="8"/>setContent("");</text:span></text:p>
      <text:p text:style-name="P183"><text:span text:style-name="Source_20_Text"><text:s text:c="8"/>getNotes(); <text:s text:c="5"/>// Refresh notes list</text:span></text:p>
      <text:p text:style-name="P183"><text:span text:style-name="Source_20_Text"><text:s text:c="6"/>} else {</text:span></text:p>
      <text:p text:style-name="P183"><text:span text:style-name="Source_20_Text"><text:s text:c="8"/>alert("Failed to create note.");</text:span></text:p>
      <text:p text:style-name="P183"><text:span text:style-name="Source_20_Text"><text:s text:c="6"/>}</text:span></text:p>
      <text:p text:style-name="P183"><text:span text:style-name="Source_20_Text"><text:s text:c="4"/>} catch (err) {</text:span></text:p>
      <text:p text:style-name="P183"><text:span text:style-name="Source_20_Text"><text:s text:c="6"/>alert("Error creating note: " + err.message);</text:span></text:p>
      <text:p text:style-name="P183"><text:span text:style-name="Source_20_Text"><text:s text:c="4"/>}</text:span></text:p>
      <text:p text:style-name="P183"><text:span text:style-name="Source_20_Text"><text:s text:c="2"/>};</text:span></text:p>
      <text:p text:style-name="P183"/>
      <text:p text:style-name="P183"><text:span text:style-name="Source_20_Text"><text:s text:c="2"/>// ----------------------------</text:span></text:p>
      <text:p text:style-name="P183"><text:span text:style-name="Source_20_Text"><text:s text:c="2"/>// DELETE NOTE (DELETE)</text:span></text:p>
      <text:p text:style-name="P183"><text:span text:style-name="Source_20_Text"><text:s text:c="2"/>// ----------------------------</text:span></text:p>
      <text:p text:style-name="P183"><text:span text:style-name="Source_20_Text"><text:s text:c="2"/>const deleteNote = async (id) =&gt; {</text:span></text:p>
      <text:p text:style-name="P183"><text:span text:style-name="Source_20_Text"><text:s text:c="4"/>try {</text:span></text:p>
      <text:p text:style-name="P183"><text:span text:style-name="Source_20_Text"><text:s text:c="6"/>const res = await API.delete(`/api/notes/delete/${id}/`);</text:span></text:p>
      <text:p text:style-name="P183"/>
      <text:p text:style-name="P183"><text:span text:style-name="Source_20_Text"><text:s text:c="6"/>if (res.status === 204) {</text:span></text:p>
      <text:p text:style-name="P183"><text:span text:style-name="Source_20_Text"><text:s text:c="8"/>alert("Note deleted successfully!");</text:span></text:p>
      <text:p text:style-name="P183"><text:span text:style-name="Source_20_Text"><text:s text:c="8"/>getNotes(); // Refresh list after deletion</text:span></text:p>
      <text:p text:style-name="P183"><text:span text:style-name="Source_20_Text"><text:s text:c="6"/>} else {</text:span></text:p>
      <text:p text:style-name="P183"><text:span text:style-name="Source_20_Text"><text:s text:c="8"/>alert("Failed to delete note.");</text:span></text:p>
      <text:p text:style-name="P183"><text:span text:style-name="Source_20_Text"><text:s text:c="6"/>}</text:span></text:p>
      <text:p text:style-name="P183"><text:span text:style-name="Source_20_Text"><text:s text:c="4"/>} catch (err) {</text:span></text:p>
      <text:p text:style-name="P183"><text:span text:style-name="Source_20_Text"><text:s text:c="6"/>alert("Error deleting note: " + err.message);</text:span></text:p>
      <text:p text:style-name="P183"><text:span text:style-name="Source_20_Text"><text:s text:c="4"/>}</text:span></text:p>
      <text:p text:style-name="P183"><text:span text:style-name="Source_20_Text"><text:s text:c="2"/>};</text:span></text:p>
      <text:p text:style-name="P183"/>
      <text:p text:style-name="P183"><text:span text:style-name="Source_20_Text"><text:s text:c="2"/>// ----------------------------</text:span></text:p>
      <text:p text:style-name="P183"><text:span text:style-name="Source_20_Text"><text:s text:c="2"/>// UI (JSX)</text:span></text:p>
      <text:p text:style-name="P183"><text:span text:style-name="Source_20_Text"><text:s text:c="2"/>// ----------------------------</text:span></text:p>
      <text:p text:style-name="P183"><text:span text:style-name="Source_20_Text"><text:s text:c="2"/>return (</text:span></text:p>
      <text:p text:style-name="P183"><text:soft-page-break/><text:span text:style-name="Source_20_Text"><text:s text:c="4"/>&lt;div className="max-w-2xl mx-auto p-6"&gt;</text:span></text:p>
      <text:p text:style-name="P183"><text:span text:style-name="Source_20_Text"><text:s text:c="6"/>{/* Heading */}</text:span></text:p>
      <text:p text:style-name="P183"><text:span text:style-name="Source_20_Text"><text:s text:c="6"/>&lt;h1 className="text-3xl font-bold mb-6 text-center"&gt;Notes App&lt;/h1&gt;</text:span></text:p>
      <text:p text:style-name="P183"/>
      <text:p text:style-name="P183"><text:span text:style-name="Source_20_Text"><text:s text:c="6"/>{/* Loading State */}</text:span></text:p>
      <text:p text:style-name="P183"><text:span text:style-name="Source_20_Text"><text:s text:c="6"/>{loading &amp;&amp; &lt;p className="text-center text-gray-500"&gt;Loading...&lt;/p&gt;}</text:span></text:p>
      <text:p text:style-name="P183"/>
      <text:p text:style-name="P183"><text:span text:style-name="Source_20_Text"><text:s text:c="6"/>{/* Notes List */}</text:span></text:p>
      <text:p text:style-name="P183"><text:span text:style-name="Source_20_Text"><text:s text:c="6"/>&lt;h2 className="text-2xl font-bold mb-4"&gt;Your Notes&lt;/h2&gt;</text:span></text:p>
      <text:p text:style-name="P183"><text:span text:style-name="Source_20_Text"><text:s text:c="6"/>&lt;div className="space-y-4 mb-8"&gt;</text:span></text:p>
      <text:p text:style-name="P183"><text:span text:style-name="Source_20_Text"><text:s text:c="8"/>{notes.length === 0 ? (</text:span></text:p>
      <text:p text:style-name="P183"><text:span text:style-name="Source_20_Text"><text:s text:c="10"/>&lt;p className="text-gray-500"&gt;No notes yet. Create one!&lt;/p&gt;</text:span></text:p>
      <text:p text:style-name="P183"><text:span text:style-name="Source_20_Text"><text:s text:c="8"/>) : (</text:span></text:p>
      <text:p text:style-name="P183"><text:span text:style-name="Source_20_Text"><text:s text:c="10"/>notes.map((note) =&gt; (</text:span></text:p>
      <text:p text:style-name="P183"><text:span text:style-name="Source_20_Text"><text:s text:c="12"/>&lt;div</text:span></text:p>
      <text:p text:style-name="P183"><text:span text:style-name="Source_20_Text"><text:s text:c="14"/>key={note.id}</text:span></text:p>
      <text:p text:style-name="P183"><text:span text:style-name="Source_20_Text"><text:s text:c="14"/>className="border p-4 rounded-lg shadow flex justify-between items-start"</text:span></text:p>
      <text:p text:style-name="P183"><text:span text:style-name="Source_20_Text"><text:s text:c="12"/>&gt;</text:span></text:p>
      <text:p text:style-name="P183"><text:span text:style-name="Source_20_Text"><text:s text:c="14"/>&lt;div&gt;</text:span></text:p>
      <text:p text:style-name="P183"><text:span text:style-name="Source_20_Text"><text:s text:c="16"/>&lt;h3 className="text-lg font-semibold"&gt;{note.title}&lt;/h3&gt;</text:span></text:p>
      <text:p text:style-name="P183"><text:span text:style-name="Source_20_Text"><text:s text:c="16"/>&lt;p className="text-gray-700"&gt;{note.content}&lt;/p&gt;</text:span></text:p>
      <text:p text:style-name="P183"><text:span text:style-name="Source_20_Text"><text:s text:c="14"/>&lt;/div&gt;</text:span></text:p>
      <text:p text:style-name="P183"><text:span text:style-name="Source_20_Text"><text:s text:c="14"/>&lt;button</text:span></text:p>
      <text:p text:style-name="P183"><text:span text:style-name="Source_20_Text"><text:s text:c="16"/>onClick={() =&gt; deleteNote(note.id)}</text:span></text:p>
      <text:p text:style-name="P183"><text:span text:style-name="Source_20_Text"><text:s text:c="16"/>className="bg-red-500 text-white px-3 py-1 rounded hover:bg-red-600"</text:span></text:p>
      <text:p text:style-name="P183"><text:span text:style-name="Source_20_Text"><text:s text:c="14"/>&gt;</text:span></text:p>
      <text:p text:style-name="P183"><text:span text:style-name="Source_20_Text"><text:s text:c="16"/>Delete</text:span></text:p>
      <text:p text:style-name="P183"><text:span text:style-name="Source_20_Text"><text:s text:c="14"/>&lt;/button&gt;</text:span></text:p>
      <text:p text:style-name="P183"><text:span text:style-name="Source_20_Text"><text:s text:c="12"/>&lt;/div&gt;</text:span></text:p>
      <text:p text:style-name="P183"><text:span text:style-name="Source_20_Text"><text:s text:c="10"/>))</text:span></text:p>
      <text:p text:style-name="P183"><text:span text:style-name="Source_20_Text"><text:s text:c="8"/>)}</text:span></text:p>
      <text:p text:style-name="P183"><text:span text:style-name="Source_20_Text"><text:s text:c="6"/>&lt;/div&gt;</text:span></text:p>
      <text:p text:style-name="P183"/>
      <text:p text:style-name="P183"><text:span text:style-name="Source_20_Text"><text:s text:c="6"/>{/* Create Note Form */}</text:span></text:p>
      <text:p text:style-name="P183"><text:span text:style-name="Source_20_Text"><text:s text:c="6"/>&lt;form</text:span></text:p>
      <text:p text:style-name="P183"><text:soft-page-break/><text:span text:style-name="Source_20_Text"><text:s text:c="8"/>onSubmit={createNote}</text:span></text:p>
      <text:p text:style-name="P183"><text:span text:style-name="Source_20_Text"><text:s text:c="8"/>className="space-y-4 border p-4 rounded-lg shadow bg-white"</text:span></text:p>
      <text:p text:style-name="P183"><text:span text:style-name="Source_20_Text"><text:s text:c="6"/>&gt;</text:span></text:p>
      <text:p text:style-name="P183"><text:span text:style-name="Source_20_Text"><text:s text:c="8"/>&lt;h3 className="text-xl font-semibold"&gt;Create a New Note&lt;/h3&gt;</text:span></text:p>
      <text:p text:style-name="P183"/>
      <text:p text:style-name="P183"><text:span text:style-name="Source_20_Text"><text:s text:c="8"/>{/* Title Field */}</text:span></text:p>
      <text:p text:style-name="P183"><text:span text:style-name="Source_20_Text"><text:s text:c="8"/>&lt;input</text:span></text:p>
      <text:p text:style-name="P183"><text:span text:style-name="Source_20_Text"><text:s text:c="10"/>type="text"</text:span></text:p>
      <text:p text:style-name="P183"><text:span text:style-name="Source_20_Text"><text:s text:c="10"/>placeholder="Title"</text:span></text:p>
      <text:p text:style-name="P183"><text:span text:style-name="Source_20_Text"><text:s text:c="10"/>value={title}</text:span></text:p>
      <text:p text:style-name="P183"><text:span text:style-name="Source_20_Text"><text:s text:c="10"/>onChange={(e) =&gt; setTitle(e.target.value)}</text:span></text:p>
      <text:p text:style-name="P183"><text:span text:style-name="Source_20_Text"><text:s text:c="10"/>required</text:span></text:p>
      <text:p text:style-name="P183"><text:span text:style-name="Source_20_Text"><text:s text:c="10"/>className="w-full border p-2 rounded"</text:span></text:p>
      <text:p text:style-name="P183"><text:span text:style-name="Source_20_Text"><text:s text:c="8"/>/&gt;</text:span></text:p>
      <text:p text:style-name="P183"/>
      <text:p text:style-name="P183"><text:span text:style-name="Source_20_Text"><text:s text:c="8"/>{/* Content Field */}</text:span></text:p>
      <text:p text:style-name="P183"><text:span text:style-name="Source_20_Text"><text:s text:c="8"/>&lt;textarea</text:span></text:p>
      <text:p text:style-name="P183"><text:span text:style-name="Source_20_Text"><text:s text:c="10"/>placeholder="Content"</text:span></text:p>
      <text:p text:style-name="P183"><text:span text:style-name="Source_20_Text"><text:s text:c="10"/>value={content}</text:span></text:p>
      <text:p text:style-name="P183"><text:span text:style-name="Source_20_Text"><text:s text:c="10"/>onChange={(e) =&gt; setContent(e.target.value)}</text:span></text:p>
      <text:p text:style-name="P183"><text:span text:style-name="Source_20_Text"><text:s text:c="10"/>required</text:span></text:p>
      <text:p text:style-name="P183"><text:span text:style-name="Source_20_Text"><text:s text:c="10"/>className="w-full border p-2 rounded h-24"</text:span></text:p>
      <text:p text:style-name="P183"><text:span text:style-name="Source_20_Text"><text:s text:c="8"/>/&gt;</text:span></text:p>
      <text:p text:style-name="P183"/>
      <text:p text:style-name="P183"><text:span text:style-name="Source_20_Text"><text:s text:c="8"/>{/* Submit Button */}</text:span></text:p>
      <text:p text:style-name="P183"><text:span text:style-name="Source_20_Text"><text:s text:c="8"/>&lt;button</text:span></text:p>
      <text:p text:style-name="P183"><text:span text:style-name="Source_20_Text"><text:s text:c="10"/>type="submit"</text:span></text:p>
      <text:p text:style-name="P183"><text:span text:style-name="Source_20_Text"><text:s text:c="10"/>className="bg-blue-600 text-white px-4 py-2 rounded hover:bg-blue-700"</text:span></text:p>
      <text:p text:style-name="P183"><text:span text:style-name="Source_20_Text"><text:s text:c="8"/>&gt;</text:span></text:p>
      <text:p text:style-name="P183"><text:span text:style-name="Source_20_Text"><text:s text:c="10"/>Submit</text:span></text:p>
      <text:p text:style-name="P183"><text:span text:style-name="Source_20_Text"><text:s text:c="8"/>&lt;/button&gt;</text:span></text:p>
      <text:p text:style-name="P183"><text:span text:style-name="Source_20_Text"><text:s text:c="6"/>&lt;/form&gt;</text:span></text:p>
      <text:p text:style-name="P183"><text:span text:style-name="Source_20_Text"><text:s text:c="4"/>&lt;/div&gt;</text:span></text:p>
      <text:p text:style-name="P183"><text:span text:style-name="Source_20_Text"><text:s text:c="2"/>);</text:span></text:p>
      <text:p text:style-name="P183"><text:span text:style-name="Source_20_Text">}</text:span></text:p>
      <text:p text:style-name="P216"/>
      <text:h text:style-name="P163" text:outline-level="2"><text:soft-page-break/><text:span text:style-name="Strong_20_Emphasis">4. Django URL Check</text:span></text:h>
      <text:p text:style-name="Text_20_body">Before testing, ensure your Django backend URLs are <text:span text:style-name="Strong_20_Emphasis">correct</text:span>.</text:p>
      <text:p text:style-name="Text_20_body">📂 <text:span text:style-name="Strong_20_Emphasis">Location:</text:span> <text:span text:style-name="Source_20_Text">backend/api/urls.py</text:span></text:p>
      <text:p text:style-name="P185"><text:span text:style-name="Source_20_Text">from django.urls import path</text:span></text:p>
      <text:p text:style-name="P183"><text:span text:style-name="Source_20_Text">from . import views</text:span></text:p>
      <text:p text:style-name="P183"/>
      <text:p text:style-name="P183"><text:span text:style-name="Source_20_Text">urlpatterns = [</text:span></text:p>
      <text:p text:style-name="P183"><text:span text:style-name="Source_20_Text"><text:s text:c="4"/>path('notes/', views.NoteListCreateView.as_view(), name='note-list'),</text:span></text:p>
      <text:p text:style-name="P183"><text:span text:style-name="Source_20_Text"><text:s text:c="4"/>path('notes/delete/&lt;int:pk&gt;/', views.NoteDeleteView.as_view(), name='note-delete'),</text:span></text:p>
      <text:p text:style-name="P183"><text:span text:style-name="Source_20_Text">]</text:span></text:p>
      <text:p text:style-name="Text_20_body">📂 <text:span text:style-name="Strong_20_Emphasis">Location:</text:span> <text:span text:style-name="Source_20_Text">backend/backend/urls.py</text:span></text:p>
      <text:p text:style-name="P185"><text:span text:style-name="Source_20_Text">from django.contrib import admin</text:span></text:p>
      <text:p text:style-name="P183"><text:span text:style-name="Source_20_Text">from django.urls import path, include</text:span></text:p>
      <text:p text:style-name="P183"><text:span text:style-name="Source_20_Text">from api.views import CreateUserView</text:span></text:p>
      <text:p text:style-name="P183"><text:span text:style-name="Source_20_Text">from rest_framework_simplejwt.views import TokenObtainPairView, TokenRefreshView</text:span></text:p>
      <text:p text:style-name="P183"/>
      <text:p text:style-name="P183"><text:span text:style-name="Source_20_Text">urlpatterns = [</text:span></text:p>
      <text:p text:style-name="P183"><text:span text:style-name="Source_20_Text"><text:s text:c="4"/>path('admin/', admin.site.urls),</text:span></text:p>
      <text:p text:style-name="P183"/>
      <text:p text:style-name="P183"><text:span text:style-name="Source_20_Text"><text:s text:c="4"/># User registration</text:span></text:p>
      <text:p text:style-name="P183"><text:span text:style-name="Source_20_Text"><text:s text:c="4"/>path('api/user/register/', CreateUserView.as_view(), name='register'),</text:span></text:p>
      <text:p text:style-name="P183"/>
      <text:p text:style-name="P183"><text:span text:style-name="Source_20_Text"><text:s text:c="4"/># JWT Token</text:span></text:p>
      <text:p text:style-name="P183"><text:span text:style-name="Source_20_Text"><text:s text:c="4"/>path('api/token/', TokenObtainPairView.as_view(), name='get_token'),</text:span></text:p>
      <text:p text:style-name="P183"><text:span text:style-name="Source_20_Text"><text:s text:c="4"/>path('api/token/refresh/', TokenRefreshView.as_view(), name='refresh_token'),</text:span></text:p>
      <text:p text:style-name="P183"/>
      <text:p text:style-name="P183"><text:span text:style-name="Source_20_Text"><text:s text:c="4"/># Notes API</text:span></text:p>
      <text:p text:style-name="P183"><text:span text:style-name="Source_20_Text"><text:s text:c="4"/>path('api/', include('api.urls')),</text:span></text:p>
      <text:p text:style-name="P183"><text:span text:style-name="Source_20_Text">]</text:span></text:p>
      <text:p text:style-name="P216"/>
      <text:h text:style-name="P163" text:outline-level="2"><text:span text:style-name="Strong_20_Emphasis">5. Testing the Flow</text:span></text:h>
      <text:h text:style-name="P165" text:outline-level="3">Step-by-step check:</text:h>
      <text:list text:style-name="L120">
        <text:list-item>
          <text:p text:style-name="P219"><text:span text:style-name="Strong_20_Emphasis">Start Django backend</text:span></text:p>
          <text:p text:style-name="P220"><text:soft-page-break/><text:span text:style-name="Source_20_Text">python manage.py runserver</text:span></text:p>
          <text:list>
            <text:list-item>
              <text:p text:style-name="P219">Make sure it runs without errors.</text:p>
            </text:list-item>
          </text:list>
        </text:list-item>
        <text:list-item>
          <text:p text:style-name="P219"><text:span text:style-name="Strong_20_Emphasis">Start React frontend</text:span></text:p>
          <text:p text:style-name="P220"><text:span text:style-name="Source_20_Text">npm run dev</text:span></text:p>
          <text:list>
            <text:list-item>
              <text:p text:style-name="P219">Open browser at <text:span text:style-name="Source_20_Text">http://localhost:5173/</text:span> (or given Vite port).</text:p>
            </text:list-item>
          </text:list>
        </text:list-item>
        <text:list-item>
          <text:p text:style-name="P219"><text:span text:style-name="Strong_20_Emphasis">Check API endpoints:</text:span></text:p>
          <text:list>
            <text:list-item>
              <text:p text:style-name="P219">Open <text:span text:style-name="Source_20_Text">http://localhost:8000/api/notes/</text:span></text:p>
            </text:list-item>
            <text:list-item>
              <text:p text:style-name="P219">You should see <text:span text:style-name="Source_20_Text">[]</text:span> initially.</text:p>
            </text:list-item>
          </text:list>
        </text:list-item>
        <text:list-item>
          <text:p text:style-name="P219"><text:span text:style-name="Strong_20_Emphasis">Go to your frontend:</text:span></text:p>
          <text:list>
            <text:list-item>
              <text:p text:style-name="P219">Try creating a new note.</text:p>
            </text:list-item>
            <text:list-item>
              <text:p text:style-name="P219">It should appear immediately in the list.</text:p>
            </text:list-item>
            <text:list-item>
              <text:p text:style-name="P219">Try deleting it.</text:p>
            </text:list-item>
          </text:list>
        </text:list-item>
      </text:list>
      <text:p text:style-name="P216"/>
      <text:h text:style-name="P163" text:outline-level="2"><text:span text:style-name="Strong_20_Emphasis">6. Common Issues and Fixes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<text:span text:style-name="Strong_20_Emphasis">Problem</text:span></text:p>
            </table:table-cell>
            <table:table-cell table:style-name="Table13.A1" office:value-type="string">
              <text:p text:style-name="Table_20_Heading"><text:span text:style-name="Strong_20_Emphasis">Cause</text:span></text:p>
            </table:table-cell>
            <table:table-cell table:style-name="Table13.A1" office:value-type="string">
              <text:p text:style-name="Table_20_Heading"><text:span text:style-name="Strong_20_Emphasis">Solution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404 Not Found</text:span> on <text:span text:style-name="Source_20_Text">/api/notes/</text:span></text:p>
          </table:table-cell>
          <table:table-cell table:style-name="Table13.A1" office:value-type="string">
            <text:p text:style-name="Table_20_Contents">URL mismatch</text:p>
          </table:table-cell>
          <table:table-cell table:style-name="Table13.A1" office:value-type="string">
            <text:p text:style-name="Table_20_Contents">Double-check Django <text:span text:style-name="Source_20_Text">urls.py</text:span> and trailing slashes.</text:p>
          </table:table-cell>
        </table:table-row>
        <table:table-row>
          <table:table-cell table:style-name="Table13.A1" office:value-type="string">
            <text:p text:style-name="Table_20_Contents"><text:span text:style-name="Source_20_Text">CORS error</text:span></text:p>
          </table:table-cell>
          <table:table-cell table:style-name="Table13.A1" office:value-type="string">
            <text:p text:style-name="Table_20_Contents">Backend blocking frontend</text:p>
          </table:table-cell>
          <table:table-cell table:style-name="Table13.A1" office:value-type="string">
            <text:p text:style-name="Table_20_Contents">Install and configure <text:span text:style-name="Source_20_Text">django-cors-headers</text:span>.</text:p>
          </table:table-cell>
        </table:table-row>
        <table:table-row>
          <table:table-cell table:style-name="Table13.A1" office:value-type="string">
            <text:p text:style-name="Table_20_Contents">Notes not updating after create/delete</text:p>
          </table:table-cell>
          <table:table-cell table:style-name="Table13.A1" office:value-type="string">
            <text:p text:style-name="Table_20_Contents"><text:span text:style-name="Source_20_Text">getNotes()</text:span> not called</text:p>
          </table:table-cell>
          <table:table-cell table:style-name="Table13.A1" office:value-type="string">
            <text:p text:style-name="Table_20_Contents">Ensure it's inside <text:span text:style-name="Source_20_Text">.then()</text:span> or after successful response.</text:p>
          </table:table-cell>
        </table:table-row>
      </table:table>
      <text:p text:style-name="P216"/>
      <text:h text:style-name="P163" text:outline-level="2"><text:span text:style-name="Strong_20_Emphasis">7. Summary of Flow</text:span></text:h>
      <text:list text:style-name="L121">
        <text:list-item>
          <text:p text:style-name="P221"><text:span text:style-name="Strong_20_Emphasis">React Component</text:span></text:p>
          <text:list>
            <text:list-item>
              <text:p text:style-name="P221"><text:span text:style-name="Source_20_Text">useEffect</text:span> → Fetch all notes initially.</text:p>
            </text:list-item>
            <text:list-item>
              <text:p text:style-name="P221"><text:span text:style-name="Source_20_Text">createNote</text:span> → POST request, then refresh.</text:p>
            </text:list-item>
            <text:list-item>
              <text:p text:style-name="P221"><text:span text:style-name="Source_20_Text">deleteNote</text:span> → DELETE request, then refresh.</text:p>
            </text:list-item>
          </text:list>
        </text:list-item>
        <text:list-item>
          <text:p text:style-name="P221"><text:span text:style-name="Strong_20_Emphasis">Django Backend</text:span></text:p>
          <text:list>
            <text:list-item>
              <text:p text:style-name="P221"><text:span text:style-name="Source_20_Text">api/notes/</text:span> → Handles GET and POST.</text:p>
            </text:list-item>
            <text:list-item>
              <text:p text:style-name="P221"><text:span text:style-name="Source_20_Text">api/notes/delete/&lt;id&gt;/</text:span> → Handles DELETE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h text:style-name="P222" text:outline-level="1"><text:soft-page-break/><text:span text:style-name="Strong_20_Emphasis"><text:span text:style-name="T15">#16: </text:span></text:span><text:span text:style-name="Strong_20_Emphasis">React Notes App – Display, Styling, and Loading Indicator</text:span></text:h>
      <text:p text:style-name="P216"/>
      <text:h text:style-name="P163" text:outline-level="2"><text:span text:style-name="Strong_20_Emphasis">1. Create </text:span><text:span text:style-name="Strong_20_Emphasis"><text:span text:style-name="Source_20_Text">Note.jsx</text:span></text:span><text:span text:style-name="Strong_20_Emphasis"> Component</text:span></text:h>
      <text:p text:style-name="Text_20_body">This component <text:span text:style-name="Strong_20_Emphasis">represents a single note</text:span> and will:</text:p>
      <text:list text:style-name="L122">
        <text:list-item>
          <text:p text:style-name="P223">Display <text:span text:style-name="Strong_20_Emphasis">title</text:span>, <text:span text:style-name="Strong_20_Emphasis">content</text:span>, and <text:span text:style-name="Strong_20_Emphasis">date</text:span>.</text:p>
        </text:list-item>
        <text:list-item>
          <text:p text:style-name="P223">Have a <text:span text:style-name="Strong_20_Emphasis">Delete button</text:span> to remove a note.</text:p>
        </text:list-item>
      </text:list>
      <text:p text:style-name="Text_20_body"><text:span text:style-name="Strong_20_Emphasis">File:</text:span> <text:span text:style-name="Source_20_Text">src/components/Note.jsx</text:span></text:p>
      <text:p text:style-name="P156"><text:span text:style-name="Source_20_Text">import React from "react";</text:span></text:p>
      <text:p text:style-name="P156"/>
      <text:p text:style-name="P156"><text:span text:style-name="Source_20_Text">export default function Note({ note, onDelete }) {</text:span></text:p>
      <text:p text:style-name="P156"><text:span text:style-name="Source_20_Text"><text:s text:c="2"/>// Format date for display</text:span></text:p>
      <text:p text:style-name="P156"><text:span text:style-name="Source_20_Text"><text:s text:c="2"/>const formattedDate = new Date(note.created_at).toLocaleDateString("en-US");</text:span></text:p>
      <text:p text:style-name="P156"/>
      <text:p text:style-name="P156"><text:span text:style-name="Source_20_Text"><text:s text:c="2"/>return (</text:span></text:p>
      <text:p text:style-name="P156"><text:span text:style-name="Source_20_Text"><text:s text:c="4"/>&lt;div className="note-container border p-4 rounded shadow-sm bg-white"&gt;</text:span></text:p>
      <text:p text:style-name="P156"><text:span text:style-name="Source_20_Text"><text:s text:c="6"/>{/* Note Title */}</text:span></text:p>
      <text:p text:style-name="P156"><text:span text:style-name="Source_20_Text"><text:s text:c="6"/>&lt;p className="note-title font-bold text-lg"&gt;{note.title}&lt;/p&gt;</text:span></text:p>
      <text:p text:style-name="P156"/>
      <text:p text:style-name="P156"><text:span text:style-name="Source_20_Text"><text:s text:c="6"/>{/* Note Content */}</text:span></text:p>
      <text:p text:style-name="P156"><text:span text:style-name="Source_20_Text"><text:s text:c="6"/>&lt;p className="note-content text-gray-700 mt-2"&gt;{note.content}&lt;/p&gt;</text:span></text:p>
      <text:p text:style-name="P156"/>
      <text:p text:style-name="P156"><text:span text:style-name="Source_20_Text"><text:s text:c="6"/>{/* Created Date */}</text:span></text:p>
      <text:p text:style-name="P156"><text:span text:style-name="Source_20_Text"><text:s text:c="6"/>&lt;p className="note-date text-sm text-gray-500 mt-2"&gt;{formattedDate}&lt;/p&gt;</text:span></text:p>
      <text:p text:style-name="P156"/>
      <text:p text:style-name="P156"><text:span text:style-name="Source_20_Text"><text:s text:c="6"/>{/* Delete Button */}</text:span></text:p>
      <text:p text:style-name="P156"><text:span text:style-name="Source_20_Text"><text:s text:c="6"/>&lt;button</text:span></text:p>
      <text:p text:style-name="P156"><text:span text:style-name="Source_20_Text"><text:s text:c="8"/>className="delete-button mt-4 px-3 py-1 bg-red-500 text-white rounded hover:bg-red-600"</text:span></text:p>
      <text:p text:style-name="P156"><text:span text:style-name="Source_20_Text"><text:s text:c="8"/>onClick={() =&gt; onDelete(note.id)}</text:span></text:p>
      <text:p text:style-name="P156"><text:span text:style-name="Source_20_Text"><text:s text:c="6"/>&gt;</text:span></text:p>
      <text:p text:style-name="P156"><text:span text:style-name="Source_20_Text"><text:s text:c="8"/>Delete</text:span></text:p>
      <text:p text:style-name="P156"><text:span text:style-name="Source_20_Text"><text:s text:c="6"/>&lt;/button&gt;</text:span></text:p>
      <text:p text:style-name="P156"><text:span text:style-name="Source_20_Text"><text:s text:c="4"/>&lt;/div&gt;</text:span></text:p>
      <text:p text:style-name="P156"><text:soft-page-break/><text:span text:style-name="Source_20_Text"><text:s text:c="2"/>);</text:span></text:p>
      <text:p text:style-name="P156"><text:span text:style-name="Source_20_Text">}</text:span></text:p>
      <text:h text:style-name="P165" text:outline-level="3"><text:span text:style-name="Strong_20_Emphasis">What’s happening here</text:span></text:h>
      <text:list text:style-name="L123">
        <text:list-item>
          <text:p text:style-name="P224"><text:span text:style-name="Source_20_Text">note</text:span> prop → contains the data of a single note.</text:p>
        </text:list-item>
        <text:list-item>
          <text:p text:style-name="P224"><text:span text:style-name="Source_20_Text">onDelete</text:span> prop → function to call when deleting.</text:p>
        </text:list-item>
        <text:list-item>
          <text:p text:style-name="P224"><text:span text:style-name="Source_20_Text">formattedDate</text:span> → makes the date look clean (<text:span text:style-name="Source_20_Text">MM/DD/YYYY</text:span> format).</text:p>
        </text:list-item>
        <text:list-item>
          <text:p text:style-name="P224"><text:span text:style-name="Source_20_Text">onClick={() =&gt; onDelete(note.id)}</text:span> → passes the note ID to the delete function.</text:p>
        </text:list-item>
      </text:list>
      <text:p text:style-name="P216"/>
      <text:h text:style-name="P163" text:outline-level="2"><text:span text:style-name="Strong_20_Emphasis">2. Display Notes in </text:span><text:span text:style-name="Strong_20_Emphasis"><text:span text:style-name="Source_20_Text">Home.jsx</text:span></text:span></text:h>
      <text:p text:style-name="Text_20_body">We will <text:span text:style-name="Strong_20_Emphasis">map over all notes</text:span> and display them using the <text:span text:style-name="Source_20_Text">Note</text:span> component.</text:p>
      <text:p text:style-name="Text_20_body"><text:span text:style-name="Strong_20_Emphasis">File:</text:span> <text:span text:style-name="Source_20_Text">src/pages/Home.jsx</text:span></text:p>
      <text:p text:style-name="P156"><text:span text:style-name="Source_20_Text">import React from "react";</text:span></text:p>
      <text:p text:style-name="P156"><text:span text:style-name="Source_20_Text">import Note from "../components/Note";</text:span></text:p>
      <text:p text:style-name="P156"><text:span text:style-name="Source_20_Text">import "../styles/home.css";</text:span></text:p>
      <text:p text:style-name="P156"/>
      <text:p text:style-name="P156"><text:span text:style-name="Source_20_Text">export default function Home({ notes, deleteNote }) {</text:span></text:p>
      <text:p text:style-name="P156"><text:span text:style-name="Source_20_Text"><text:s text:c="2"/>return (</text:span></text:p>
      <text:p text:style-name="P156"><text:span text:style-name="Source_20_Text"><text:s text:c="4"/>&lt;div className="home-container p-6"&gt;</text:span></text:p>
      <text:p text:style-name="P156"><text:span text:style-name="Source_20_Text"><text:s text:c="6"/>&lt;h1 className="text-2xl font-bold mb-6"&gt;Your Notes&lt;/h1&gt;</text:span></text:p>
      <text:p text:style-name="P156"/>
      <text:p text:style-name="P156"><text:span text:style-name="Source_20_Text"><text:s text:c="6"/>{/* Map through notes and render each one */}</text:span></text:p>
      <text:p text:style-name="P156"><text:span text:style-name="Source_20_Text"><text:s text:c="6"/>&lt;div className="grid gap-4"&gt;</text:span></text:p>
      <text:p text:style-name="P156"><text:span text:style-name="Source_20_Text"><text:s text:c="8"/>{notes.map((note) =&gt; (</text:span></text:p>
      <text:p text:style-name="P156"><text:span text:style-name="Source_20_Text"><text:s text:c="10"/>&lt;Note</text:span></text:p>
      <text:p text:style-name="P156"><text:span text:style-name="Source_20_Text"><text:s text:c="12"/>key={note.id}</text:span></text:p>
      <text:p text:style-name="P156"><text:span text:style-name="Source_20_Text"><text:s text:c="12"/>note={note}</text:span></text:p>
      <text:p text:style-name="P156"><text:span text:style-name="Source_20_Text"><text:s text:c="12"/>onDelete={deleteNote}</text:span></text:p>
      <text:p text:style-name="P156"><text:span text:style-name="Source_20_Text"><text:s text:c="10"/>/&gt;</text:span></text:p>
      <text:p text:style-name="P156"><text:span text:style-name="Source_20_Text"><text:s text:c="8"/>))}</text:span></text:p>
      <text:p text:style-name="P156"><text:span text:style-name="Source_20_Text"><text:s text:c="6"/>&lt;/div&gt;</text:span></text:p>
      <text:p text:style-name="P156"><text:span text:style-name="Source_20_Text"><text:s text:c="4"/>&lt;/div&gt;</text:span></text:p>
      <text:p text:style-name="P156"><text:span text:style-name="Source_20_Text"><text:s text:c="2"/>);</text:span></text:p>
      <text:p text:style-name="P156"><text:span text:style-name="Source_20_Text">}</text:span></text:p>
      <text:h text:style-name="P165" text:outline-level="3"><text:soft-page-break/><text:span text:style-name="Strong_20_Emphasis">Key points</text:span></text:h>
      <text:list text:style-name="L124">
        <text:list-item>
          <text:p text:style-name="P225"><text:span text:style-name="Source_20_Text">notes.map()</text:span> → loops through all notes and renders a <text:span text:style-name="Source_20_Text">Note</text:span> for each.</text:p>
        </text:list-item>
        <text:list-item>
          <text:p text:style-name="P225"><text:span text:style-name="Source_20_Text">key={note.id}</text:span> → required by React for performance and tracking.</text:p>
        </text:list-item>
        <text:list-item>
          <text:p text:style-name="P226"><text:span text:style-name="Source_20_Text">deleteNote</text:span> → passed down to handle deleting.</text:p>
        </text:list-item>
      </text:list>
      <text:h text:style-name="P163" text:outline-level="2"><text:span text:style-name="Strong_20_Emphasis">Final </text:span><text:span text:style-name="Strong_20_Emphasis"><text:span text:style-name="Source_20_Text">Home.jsx</text:span></text:span><text:span text:style-name="Strong_20_Emphasis"> Code</text:span></text:h>
      <text:p text:style-name="Text_20_body"><text:span text:style-name="Strong_20_Emphasis">File:</text:span> <text:span text:style-name="Source_20_Text">src/pages/Home.jsx</text:span></text:p>
      <text:p text:style-name="P156"><text:span text:style-name="Source_20_Text">import { useState, useEffect } from "react";</text:span></text:p>
      <text:p text:style-name="P156"><text:span text:style-name="Source_20_Text">import API from "../api";</text:span></text:p>
      <text:p text:style-name="P156"><text:span text:style-name="Source_20_Text">import Note from "../components/Note"; // ✅ Reusable note component</text:span></text:p>
      <text:p text:style-name="P156"><text:span text:style-name="Source_20_Text">import "../styles/home.css"; // ✅ Styling for layout</text:span></text:p>
      <text:p text:style-name="P156"><text:span text:style-name="Source_20_Text">import LoadingIndicator from "../components/LoadingIndicator";</text:span></text:p>
      <text:p text:style-name="P156"/>
      <text:p text:style-name="P156"><text:span text:style-name="Source_20_Text">export default function Home() {</text:span></text:p>
      <text:p text:style-name="P156"><text:span text:style-name="Source_20_Text"><text:s text:c="2"/>// ----------------------------</text:span></text:p>
      <text:p text:style-name="P156"><text:span text:style-name="Source_20_Text"><text:s text:c="2"/>// STATE VARIABLES</text:span></text:p>
      <text:p text:style-name="P156"><text:span text:style-name="Source_20_Text"><text:s text:c="2"/>// ----------------------------</text:span></text:p>
      <text:p text:style-name="P156"><text:span text:style-name="Source_20_Text"><text:s text:c="2"/>const [notes, setNotes] = useState([]); <text:s text:c="6"/>// Stores all notes</text:span></text:p>
      <text:p text:style-name="P156"><text:span text:style-name="Source_20_Text"><text:s text:c="2"/>const [title, setTitle] = useState(""); <text:s text:c="6"/>// New note title</text:span></text:p>
      <text:p text:style-name="P156"><text:span text:style-name="Source_20_Text"><text:s text:c="2"/>const [content, setContent] = useState(""); <text:s text:c="2"/>// New note content</text:span></text:p>
      <text:p text:style-name="P156"><text:span text:style-name="Source_20_Text"><text:s text:c="2"/>const [loading, setLoading] = useState(false); // Loading state</text:span></text:p>
      <text:p text:style-name="P156"/>
      <text:p text:style-name="P156"><text:span text:style-name="Source_20_Text"><text:s text:c="2"/>// ----------------------------</text:span></text:p>
      <text:p text:style-name="P156"><text:span text:style-name="Source_20_Text"><text:s text:c="2"/>// FETCH NOTES (GET)</text:span></text:p>
      <text:p text:style-name="P156"><text:span text:style-name="Source_20_Text"><text:s text:c="2"/>// ----------------------------</text:span></text:p>
      <text:p text:style-name="P156"><text:span text:style-name="Source_20_Text"><text:s text:c="2"/>const getNotes = async () =&gt; {</text:span></text:p>
      <text:p text:style-name="P156"><text:span text:style-name="Source_20_Text"><text:s text:c="4"/>try {</text:span></text:p>
      <text:p text:style-name="P156"><text:span text:style-name="Source_20_Text"><text:s text:c="6"/>setLoading(true);</text:span></text:p>
      <text:p text:style-name="P156"><text:span text:style-name="Source_20_Text"><text:s text:c="6"/>const res = await API.get("/api/notes/"); // Django endpoint</text:span></text:p>
      <text:p text:style-name="P156"><text:span text:style-name="Source_20_Text"><text:s text:c="6"/>setNotes(res.data);</text:span></text:p>
      <text:p text:style-name="P156"><text:span text:style-name="Source_20_Text"><text:s text:c="4"/>} catch (err) {</text:span></text:p>
      <text:p text:style-name="P156"><text:span text:style-name="Source_20_Text"><text:s text:c="6"/>alert("Error fetching notes: " + err.message);</text:span></text:p>
      <text:p text:style-name="P156"><text:span text:style-name="Source_20_Text"><text:s text:c="4"/>} finally {</text:span></text:p>
      <text:p text:style-name="P156"><text:span text:style-name="Source_20_Text"><text:s text:c="6"/>setLoading(false);</text:span></text:p>
      <text:p text:style-name="P156"><text:span text:style-name="Source_20_Text"><text:s text:c="4"/>}</text:span></text:p>
      <text:p text:style-name="P156"><text:span text:style-name="Source_20_Text"><text:s text:c="2"/>};</text:span></text:p>
      <text:p text:style-name="P156"><text:soft-page-break/></text:p>
      <text:p text:style-name="P156"><text:span text:style-name="Source_20_Text"><text:s text:c="2"/>// Load notes when the page first loads</text:span></text:p>
      <text:p text:style-name="P156"><text:span text:style-name="Source_20_Text"><text:s text:c="2"/>useEffect(() =&gt; {</text:span></text:p>
      <text:p text:style-name="P156"><text:span text:style-name="Source_20_Text"><text:s text:c="4"/>getNotes();</text:span></text:p>
      <text:p text:style-name="P156"><text:span text:style-name="Source_20_Text"><text:s text:c="2"/>}, []);</text:span></text:p>
      <text:p text:style-name="P156"/>
      <text:p text:style-name="P156"><text:span text:style-name="Source_20_Text"><text:s text:c="2"/>// ----------------------------</text:span></text:p>
      <text:p text:style-name="P156"><text:span text:style-name="Source_20_Text"><text:s text:c="2"/>// CREATE NOTE (POST)</text:span></text:p>
      <text:p text:style-name="P156"><text:span text:style-name="Source_20_Text"><text:s text:c="2"/>// ----------------------------</text:span></text:p>
      <text:p text:style-name="P156"><text:span text:style-name="Source_20_Text"><text:s text:c="2"/>const createNote = async (e) =&gt; {</text:span></text:p>
      <text:p text:style-name="P156"><text:span text:style-name="Source_20_Text"><text:s text:c="4"/>e.preventDefault(); // Prevent page refresh</text:span></text:p>
      <text:p text:style-name="P156"/>
      <text:p text:style-name="P156"><text:span text:style-name="Source_20_Text"><text:s text:c="4"/>try {</text:span></text:p>
      <text:p text:style-name="P156"><text:span text:style-name="Source_20_Text"><text:s text:c="6"/>setLoading(true);</text:span></text:p>
      <text:p text:style-name="P156"><text:span text:style-name="Source_20_Text"><text:s text:c="6"/>const res = await API.post("/api/notes/", {</text:span></text:p>
      <text:p text:style-name="P156"><text:span text:style-name="Source_20_Text"><text:s text:c="8"/>title,</text:span></text:p>
      <text:p text:style-name="P156"><text:span text:style-name="Source_20_Text"><text:s text:c="8"/>content,</text:span></text:p>
      <text:p text:style-name="P156"><text:span text:style-name="Source_20_Text"><text:s text:c="6"/>});</text:span></text:p>
      <text:p text:style-name="P156"/>
      <text:p text:style-name="P156"><text:span text:style-name="Source_20_Text"><text:s text:c="6"/>if (res.status === 201) {</text:span></text:p>
      <text:p text:style-name="P156"><text:span text:style-name="Source_20_Text"><text:s text:c="8"/>alert("Note created successfully!");</text:span></text:p>
      <text:p text:style-name="P156"><text:span text:style-name="Source_20_Text"><text:s text:c="8"/>setTitle(""); <text:s text:c="3"/>// Clear form</text:span></text:p>
      <text:p text:style-name="P156"><text:span text:style-name="Source_20_Text"><text:s text:c="8"/>setContent("");</text:span></text:p>
      <text:p text:style-name="P156"><text:span text:style-name="Source_20_Text"><text:s text:c="8"/>getNotes(); <text:s text:c="5"/>// Refresh notes list</text:span></text:p>
      <text:p text:style-name="P156"><text:span text:style-name="Source_20_Text"><text:s text:c="6"/>} else {</text:span></text:p>
      <text:p text:style-name="P156"><text:span text:style-name="Source_20_Text"><text:s text:c="8"/>alert("Failed to create note.");</text:span></text:p>
      <text:p text:style-name="P156"><text:span text:style-name="Source_20_Text"><text:s text:c="6"/>}</text:span></text:p>
      <text:p text:style-name="P156"><text:span text:style-name="Source_20_Text"><text:s text:c="4"/>} catch (err) {</text:span></text:p>
      <text:p text:style-name="P156"><text:span text:style-name="Source_20_Text"><text:s text:c="6"/>alert("Error creating note: " + err.message);</text:span></text:p>
      <text:p text:style-name="P156"><text:span text:style-name="Source_20_Text"><text:s text:c="4"/>} finally {</text:span></text:p>
      <text:p text:style-name="P156"><text:span text:style-name="Source_20_Text"><text:s text:c="6"/>setLoading(false);</text:span></text:p>
      <text:p text:style-name="P156"><text:span text:style-name="Source_20_Text"><text:s text:c="4"/>}</text:span></text:p>
      <text:p text:style-name="P156"><text:span text:style-name="Source_20_Text"><text:s text:c="2"/>};</text:span></text:p>
      <text:p text:style-name="P156"/>
      <text:p text:style-name="P156"><text:span text:style-name="Source_20_Text"><text:s text:c="2"/>// ----------------------------</text:span></text:p>
      <text:p text:style-name="P156"><text:span text:style-name="Source_20_Text"><text:s text:c="2"/>// DELETE NOTE (DELETE)</text:span></text:p>
      <text:p text:style-name="P156"><text:soft-page-break/><text:span text:style-name="Source_20_Text"><text:s text:c="2"/>// ----------------------------</text:span></text:p>
      <text:p text:style-name="P156"><text:span text:style-name="Source_20_Text"><text:s text:c="2"/>const deleteNote = async (id) =&gt; {</text:span></text:p>
      <text:p text:style-name="P156"><text:span text:style-name="Source_20_Text"><text:s text:c="4"/>try {</text:span></text:p>
      <text:p text:style-name="P156"><text:span text:style-name="Source_20_Text"><text:s text:c="6"/>setLoading(true);</text:span></text:p>
      <text:p text:style-name="P156"><text:span text:style-name="Source_20_Text"><text:s text:c="6"/>const res = await API.delete(`/api/notes/delete/${id}/`);</text:span></text:p>
      <text:p text:style-name="P156"/>
      <text:p text:style-name="P156"><text:span text:style-name="Source_20_Text"><text:s text:c="6"/>if (res.status === 204) {</text:span></text:p>
      <text:p text:style-name="P156"><text:span text:style-name="Source_20_Text"><text:s text:c="8"/>alert("Note deleted successfully!");</text:span></text:p>
      <text:p text:style-name="P156"><text:span text:style-name="Source_20_Text"><text:s text:c="8"/>getNotes(); // Refresh list after deletion</text:span></text:p>
      <text:p text:style-name="P156"><text:span text:style-name="Source_20_Text"><text:s text:c="6"/>} else {</text:span></text:p>
      <text:p text:style-name="P156"><text:span text:style-name="Source_20_Text"><text:s text:c="8"/>alert("Failed to delete note.");</text:span></text:p>
      <text:p text:style-name="P156"><text:span text:style-name="Source_20_Text"><text:s text:c="6"/>}</text:span></text:p>
      <text:p text:style-name="P156"><text:span text:style-name="Source_20_Text"><text:s text:c="4"/>} catch (err) {</text:span></text:p>
      <text:p text:style-name="P156"><text:span text:style-name="Source_20_Text"><text:s text:c="6"/>alert("Error deleting note: " + err.message);</text:span></text:p>
      <text:p text:style-name="P156"><text:span text:style-name="Source_20_Text"><text:s text:c="4"/>} finally {</text:span></text:p>
      <text:p text:style-name="P156"><text:span text:style-name="Source_20_Text"><text:s text:c="6"/>setLoading(false);</text:span></text:p>
      <text:p text:style-name="P156"><text:span text:style-name="Source_20_Text"><text:s text:c="4"/>}</text:span></text:p>
      <text:p text:style-name="P156"><text:span text:style-name="Source_20_Text"><text:s text:c="2"/>};</text:span></text:p>
      <text:p text:style-name="P156"/>
      <text:p text:style-name="P156"><text:span text:style-name="Source_20_Text"><text:s text:c="2"/>// ----------------------------</text:span></text:p>
      <text:p text:style-name="P156"><text:span text:style-name="Source_20_Text"><text:s text:c="2"/>// UI (JSX)</text:span></text:p>
      <text:p text:style-name="P156"><text:span text:style-name="Source_20_Text"><text:s text:c="2"/>// ----------------------------</text:span></text:p>
      <text:p text:style-name="P156"><text:span text:style-name="Source_20_Text"><text:s text:c="2"/>return (</text:span></text:p>
      <text:p text:style-name="P156"><text:span text:style-name="Source_20_Text"><text:s text:c="4"/>&lt;div className="max-w-2xl mx-auto p-6"&gt;</text:span></text:p>
      <text:p text:style-name="P156"><text:span text:style-name="Source_20_Text"><text:s text:c="6"/>{/* Heading */}</text:span></text:p>
      <text:p text:style-name="P156"><text:span text:style-name="Source_20_Text"><text:s text:c="6"/>&lt;h1 className="text-3xl font-bold mb-6 text-center"&gt;Notes App&lt;/h1&gt;</text:span></text:p>
      <text:p text:style-name="P156"/>
      <text:p text:style-name="P156"><text:span text:style-name="Source_20_Text"><text:s text:c="6"/>{/* Loading Indicator */}</text:span></text:p>
      <text:p text:style-name="P156"><text:span text:style-name="Source_20_Text"><text:s text:c="6"/>{loading &amp;&amp; &lt;LoadingIndicator /&gt;}</text:span></text:p>
      <text:p text:style-name="P156"/>
      <text:p text:style-name="P156"><text:span text:style-name="Source_20_Text"><text:s text:c="6"/>{/* Notes List */}</text:span></text:p>
      <text:p text:style-name="P156"><text:span text:style-name="Source_20_Text"><text:s text:c="6"/>&lt;h2 className="text-2xl font-bold mb-4"&gt;Your Notes&lt;/h2&gt;</text:span></text:p>
      <text:p text:style-name="P156"><text:span text:style-name="Source_20_Text"><text:s text:c="6"/>&lt;div className="space-y-4 mb-8"&gt;</text:span></text:p>
      <text:p text:style-name="P156"><text:span text:style-name="Source_20_Text"><text:s text:c="8"/>{notes.length === 0 ? (</text:span></text:p>
      <text:p text:style-name="P156"><text:span text:style-name="Source_20_Text"><text:s text:c="10"/>&lt;p className="text-gray-500"&gt;No notes yet. Create one!&lt;/p&gt;</text:span></text:p>
      <text:p text:style-name="P156"><text:span text:style-name="Source_20_Text"><text:s text:c="8"/>) : (</text:span></text:p>
      <text:p text:style-name="P156"><text:soft-page-break/><text:span text:style-name="Source_20_Text"><text:s text:c="10"/>notes.map((note) =&gt; (</text:span></text:p>
      <text:p text:style-name="P156"><text:span text:style-name="Source_20_Text"><text:s text:c="12"/>&lt;Note</text:span></text:p>
      <text:p text:style-name="P156"><text:span text:style-name="Source_20_Text"><text:s text:c="14"/>key={note.id}</text:span></text:p>
      <text:p text:style-name="P156"><text:span text:style-name="Source_20_Text"><text:s text:c="14"/>note={note}</text:span></text:p>
      <text:p text:style-name="P156"><text:span text:style-name="Source_20_Text"><text:s text:c="14"/>onDelete={deleteNote}</text:span></text:p>
      <text:p text:style-name="P156"><text:span text:style-name="Source_20_Text"><text:s text:c="12"/>/&gt;</text:span></text:p>
      <text:p text:style-name="P156"><text:span text:style-name="Source_20_Text"><text:s text:c="10"/>))</text:span></text:p>
      <text:p text:style-name="P156"><text:span text:style-name="Source_20_Text"><text:s text:c="8"/>)}</text:span></text:p>
      <text:p text:style-name="P156"><text:span text:style-name="Source_20_Text"><text:s text:c="6"/>&lt;/div&gt;</text:span></text:p>
      <text:p text:style-name="P156"/>
      <text:p text:style-name="P156"><text:span text:style-name="Source_20_Text"><text:s text:c="6"/>{/* Create Note Form */}</text:span></text:p>
      <text:p text:style-name="P156"><text:span text:style-name="Source_20_Text"><text:s text:c="6"/>&lt;form</text:span></text:p>
      <text:p text:style-name="P156"><text:span text:style-name="Source_20_Text"><text:s text:c="8"/>onSubmit={createNote}</text:span></text:p>
      <text:p text:style-name="P156"><text:span text:style-name="Source_20_Text"><text:s text:c="8"/>className="space-y-4 border p-4 rounded-lg shadow bg-white"</text:span></text:p>
      <text:p text:style-name="P156"><text:span text:style-name="Source_20_Text"><text:s text:c="6"/>&gt;</text:span></text:p>
      <text:p text:style-name="P156"><text:span text:style-name="Source_20_Text"><text:s text:c="8"/>&lt;h3 className="text-xl font-semibold"&gt;Create a New Note&lt;/h3&gt;</text:span></text:p>
      <text:p text:style-name="P156"/>
      <text:p text:style-name="P156"><text:span text:style-name="Source_20_Text"><text:s text:c="8"/>{/* Title Field */}</text:span></text:p>
      <text:p text:style-name="P156"><text:span text:style-name="Source_20_Text"><text:s text:c="8"/>&lt;input</text:span></text:p>
      <text:p text:style-name="P156"><text:span text:style-name="Source_20_Text"><text:s text:c="10"/>type="text"</text:span></text:p>
      <text:p text:style-name="P156"><text:span text:style-name="Source_20_Text"><text:s text:c="10"/>placeholder="Title"</text:span></text:p>
      <text:p text:style-name="P156"><text:span text:style-name="Source_20_Text"><text:s text:c="10"/>value={title}</text:span></text:p>
      <text:p text:style-name="P156"><text:span text:style-name="Source_20_Text"><text:s text:c="10"/>onChange={(e) =&gt; setTitle(e.target.value)}</text:span></text:p>
      <text:p text:style-name="P156"><text:span text:style-name="Source_20_Text"><text:s text:c="10"/>required</text:span></text:p>
      <text:p text:style-name="P156"><text:span text:style-name="Source_20_Text"><text:s text:c="10"/>className="w-full border p-2 rounded"</text:span></text:p>
      <text:p text:style-name="P156"><text:span text:style-name="Source_20_Text"><text:s text:c="8"/>/&gt;</text:span></text:p>
      <text:p text:style-name="P156"/>
      <text:p text:style-name="P156"><text:span text:style-name="Source_20_Text"><text:s text:c="8"/>{/* Content Field */}</text:span></text:p>
      <text:p text:style-name="P156"><text:span text:style-name="Source_20_Text"><text:s text:c="8"/>&lt;textarea</text:span></text:p>
      <text:p text:style-name="P156"><text:span text:style-name="Source_20_Text"><text:s text:c="10"/>placeholder="Content"</text:span></text:p>
      <text:p text:style-name="P156"><text:span text:style-name="Source_20_Text"><text:s text:c="10"/>value={content}</text:span></text:p>
      <text:p text:style-name="P156"><text:span text:style-name="Source_20_Text"><text:s text:c="10"/>onChange={(e) =&gt; setContent(e.target.value)}</text:span></text:p>
      <text:p text:style-name="P156"><text:span text:style-name="Source_20_Text"><text:s text:c="10"/>required</text:span></text:p>
      <text:p text:style-name="P156"><text:span text:style-name="Source_20_Text"><text:s text:c="10"/>className="w-full border p-2 rounded h-24"</text:span></text:p>
      <text:p text:style-name="P156"><text:span text:style-name="Source_20_Text"><text:s text:c="8"/>/&gt;</text:span></text:p>
      <text:p text:style-name="P156"/>
      <text:p text:style-name="P156"><text:soft-page-break/><text:span text:style-name="Source_20_Text"><text:s text:c="8"/>{/* Submit Button */}</text:span></text:p>
      <text:p text:style-name="P156"><text:span text:style-name="Source_20_Text"><text:s text:c="8"/>&lt;button</text:span></text:p>
      <text:p text:style-name="P156"><text:span text:style-name="Source_20_Text"><text:s text:c="10"/>type="submit"</text:span></text:p>
      <text:p text:style-name="P156"><text:span text:style-name="Source_20_Text"><text:s text:c="10"/>className="bg-blue-600 text-white px-4 py-2 rounded hover:bg-blue-700 disabled:opacity-50"</text:span></text:p>
      <text:p text:style-name="P156"><text:span text:style-name="Source_20_Text"><text:s text:c="10"/>disabled={loading}</text:span></text:p>
      <text:p text:style-name="P156"><text:span text:style-name="Source_20_Text"><text:s text:c="8"/>&gt;</text:span></text:p>
      <text:p text:style-name="P156"><text:span text:style-name="Source_20_Text"><text:s text:c="10"/>{loading ? "Saving..." : "Submit"}</text:span></text:p>
      <text:p text:style-name="P156"><text:span text:style-name="Source_20_Text"><text:s text:c="8"/>&lt;/button&gt;</text:span></text:p>
      <text:p text:style-name="P156"><text:span text:style-name="Source_20_Text"><text:s text:c="6"/>&lt;/form&gt;</text:span></text:p>
      <text:p text:style-name="P156"><text:span text:style-name="Source_20_Text"><text:s text:c="4"/>&lt;/div&gt;</text:span></text:p>
      <text:p text:style-name="P156"><text:span text:style-name="Source_20_Text"><text:s text:c="2"/>);</text:span></text:p>
      <text:p text:style-name="P156"><text:span text:style-name="Source_20_Text">}</text:span></text:p>
      <text:p text:style-name="P216"/>
      <text:h text:style-name="P163" text:outline-level="2"><text:span text:style-name="Strong_20_Emphasis">3. Create </text:span><text:span text:style-name="Strong_20_Emphasis"><text:span text:style-name="Source_20_Text">LoadingIndicator.jsx</text:span></text:span></text:h>
      <text:p text:style-name="Text_20_body">This will show a <text:span text:style-name="Strong_20_Emphasis">spinner</text:span> whenever something is loading (like while logging in or saving a note).</text:p>
      <text:p text:style-name="Text_20_body"><text:span text:style-name="Strong_20_Emphasis">File:</text:span> <text:span text:style-name="Source_20_Text">src/components/LoadingIndicator.jsx</text:span></text:p>
      <text:p text:style-name="P156"><text:span text:style-name="Source_20_Text">import React from "react";</text:span></text:p>
      <text:p text:style-name="P156"><text:span text:style-name="Source_20_Text">import "../styles/loadingIndicator.css";</text:span></text:p>
      <text:p text:style-name="P156"/>
      <text:p text:style-name="P156"><text:span text:style-name="Source_20_Text">const LoadingIndicator = () =&gt; {</text:span></text:p>
      <text:p text:style-name="P156"><text:span text:style-name="Source_20_Text"><text:s text:c="2"/>return (</text:span></text:p>
      <text:p text:style-name="P156"><text:span text:style-name="Source_20_Text"><text:s text:c="4"/>&lt;div className="loading-container flex justify-center items-center py-4"&gt;</text:span></text:p>
      <text:p text:style-name="P156"><text:span text:style-name="Source_20_Text"><text:s text:c="6"/>&lt;div className="loader border-4 border-blue-500 border-t-transparent rounded-full w-8 h-8 animate-spin"&gt;&lt;/div&gt;</text:span></text:p>
      <text:p text:style-name="P156"><text:span text:style-name="Source_20_Text"><text:s text:c="4"/>&lt;/div&gt;</text:span></text:p>
      <text:p text:style-name="P156"><text:span text:style-name="Source_20_Text"><text:s text:c="2"/>);</text:span></text:p>
      <text:p text:style-name="P156"><text:span text:style-name="Source_20_Text">};</text:span></text:p>
      <text:p text:style-name="P156"/>
      <text:p text:style-name="P156"><text:span text:style-name="Source_20_Text">export default LoadingIndicator;</text:span></text:p>
      <text:p text:style-name="P216"/>
      <text:h text:style-name="P163" text:outline-level="2"><text:span text:style-name="Strong_20_Emphasis">4. Add Loading Indicator in Form</text:span></text:h>
      <text:p text:style-name="Text_20_body">We will <text:span text:style-name="Strong_20_Emphasis">show the spinner while a request is processing</text:span>.</text:p>
      <text:p text:style-name="Text_20_body"><text:span text:style-name="Strong_20_Emphasis">File:</text:span> <text:span text:style-name="Source_20_Text">src/components/Form.jsx</text:span><text:line-break/>(Modify near the submit button)</text:p>
      <text:p text:style-name="P156"><text:span text:style-name="Source_20_Text">import LoadingIndicator from "./LoadingIndicator"; // &lt;-- Import</text:span></text:p>
      <text:p text:style-name="P156"><text:soft-page-break/></text:p>
      <text:p text:style-name="P156"><text:span text:style-name="Source_20_Text">{/* Username and Password Inputs remain the same */}</text:span></text:p>
      <text:p text:style-name="P156"/>
      <text:p text:style-name="P156"><text:span text:style-name="Source_20_Text">{/* Loading Indicator */}</text:span></text:p>
      <text:p text:style-name="P156"><text:span text:style-name="Source_20_Text">{loading &amp;&amp; &lt;LoadingIndicator /&gt;}</text:span></text:p>
      <text:p text:style-name="P156"/>
      <text:p text:style-name="P156"><text:span text:style-name="Source_20_Text">{/* Submit Button */}</text:span></text:p>
      <text:p text:style-name="P156"><text:span text:style-name="Source_20_Text">&lt;button</text:span></text:p>
      <text:p text:style-name="P156"><text:span text:style-name="Source_20_Text"><text:s text:c="2"/>className="w-full p-2 bg-blue-600 text-white rounded hover:bg-blue-700 disabled:opacity-50"</text:span></text:p>
      <text:p text:style-name="P156"><text:span text:style-name="Source_20_Text"><text:s text:c="2"/>type="submit"</text:span></text:p>
      <text:p text:style-name="P156"><text:span text:style-name="Source_20_Text"><text:s text:c="2"/>disabled={loading}</text:span></text:p>
      <text:p text:style-name="P156"><text:span text:style-name="Source_20_Text">&gt;</text:span></text:p>
      <text:p text:style-name="P156"><text:span text:style-name="Source_20_Text"><text:s text:c="2"/>{loading ? "Loading..." : title}</text:span></text:p>
      <text:p text:style-name="P156"><text:span text:style-name="Source_20_Text">&lt;/button&gt;</text:span></text:p>
      <text:p text:style-name="P216"/>
      <text:h text:style-name="P163" text:outline-level="2"><text:span text:style-name="Strong_20_Emphasis">5. Create CSS Files</text:span></text:h>
      <text:h text:style-name="P165" text:outline-level="3"><text:span text:style-name="Strong_20_Emphasis">5.1 </text:span><text:span text:style-name="Strong_20_Emphasis"><text:span text:style-name="Source_20_Text">note.css</text:span></text:span></text:h>
      <text:p text:style-name="Text_20_body"><text:span text:style-name="Strong_20_Emphasis">File:</text:span> <text:span text:style-name="Source_20_Text">src/styles/note.css</text:span></text:p>
      <text:p text:style-name="P156"><text:span text:style-name="Source_20_Text">.note-container {</text:span></text:p>
      <text:p text:style-name="P156"><text:span text:style-name="Source_20_Text"><text:s text:c="2"/>background: #fff;</text:span></text:p>
      <text:p text:style-name="P156"><text:span text:style-name="Source_20_Text"><text:s text:c="2"/>border: 1px solid #ddd;</text:span></text:p>
      <text:p text:style-name="P156"><text:span text:style-name="Source_20_Text"><text:s text:c="2"/>padding: 1rem;</text:span></text:p>
      <text:p text:style-name="P156"><text:span text:style-name="Source_20_Text"><text:s text:c="2"/>border-radius: 8px;</text:span></text:p>
      <text:p text:style-name="P156"><text:span text:style-name="Source_20_Text">}</text:span></text:p>
      <text:p text:style-name="P156"/>
      <text:p text:style-name="P156"><text:span text:style-name="Source_20_Text">.note-title {</text:span></text:p>
      <text:p text:style-name="P156"><text:span text:style-name="Source_20_Text"><text:s text:c="2"/>font-size: 1.2rem;</text:span></text:p>
      <text:p text:style-name="P156"><text:span text:style-name="Source_20_Text"><text:s text:c="2"/>font-weight: bold;</text:span></text:p>
      <text:p text:style-name="P156"><text:span text:style-name="Source_20_Text">}</text:span></text:p>
      <text:p text:style-name="P156"/>
      <text:p text:style-name="P156"><text:span text:style-name="Source_20_Text">.note-content {</text:span></text:p>
      <text:p text:style-name="P156"><text:span text:style-name="Source_20_Text"><text:s text:c="2"/>margin-top: 0.5rem;</text:span></text:p>
      <text:p text:style-name="P156"><text:span text:style-name="Source_20_Text"><text:s text:c="2"/>color: #555;</text:span></text:p>
      <text:p text:style-name="P156"><text:span text:style-name="Source_20_Text">}</text:span></text:p>
      <text:p text:style-name="P156"/>
      <text:p text:style-name="P156"><text:soft-page-break/><text:span text:style-name="Source_20_Text">.note-date {</text:span></text:p>
      <text:p text:style-name="P156"><text:span text:style-name="Source_20_Text"><text:s text:c="2"/>margin-top: 0.5rem;</text:span></text:p>
      <text:p text:style-name="P156"><text:span text:style-name="Source_20_Text"><text:s text:c="2"/>font-size: 0.8rem;</text:span></text:p>
      <text:p text:style-name="P156"><text:span text:style-name="Source_20_Text"><text:s text:c="2"/>color: #888;</text:span></text:p>
      <text:p text:style-name="P156"><text:span text:style-name="Source_20_Text">}</text:span></text:p>
      <text:p text:style-name="P156"/>
      <text:p text:style-name="P156"><text:span text:style-name="Source_20_Text">.delete-button {</text:span></text:p>
      <text:p text:style-name="P156"><text:span text:style-name="Source_20_Text"><text:s text:c="2"/>margin-top: 1rem;</text:span></text:p>
      <text:p text:style-name="P156"><text:span text:style-name="Source_20_Text"><text:s text:c="2"/>background: #e3342f;</text:span></text:p>
      <text:p text:style-name="P156"><text:span text:style-name="Source_20_Text"><text:s text:c="2"/>color: white;</text:span></text:p>
      <text:p text:style-name="P156"><text:span text:style-name="Source_20_Text"><text:s text:c="2"/>padding: 0.4rem 0.8rem;</text:span></text:p>
      <text:p text:style-name="P156"><text:span text:style-name="Source_20_Text"><text:s text:c="2"/>border-radius: 4px;</text:span></text:p>
      <text:p text:style-name="P156"><text:span text:style-name="Source_20_Text"><text:s text:c="2"/>cursor: pointer;</text:span></text:p>
      <text:p text:style-name="P156"><text:span text:style-name="Source_20_Text">}</text:span></text:p>
      <text:p text:style-name="P156"/>
      <text:p text:style-name="P156"><text:span text:style-name="Source_20_Text">.delete-button:hover {</text:span></text:p>
      <text:p text:style-name="P156"><text:span text:style-name="Source_20_Text"><text:s text:c="2"/>background: #cc1f1a;</text:span></text:p>
      <text:p text:style-name="P156"><text:span text:style-name="Source_20_Text">}</text:span></text:p>
      <text:p text:style-name="P216"/>
      <text:h text:style-name="P165" text:outline-level="3"><text:span text:style-name="Strong_20_Emphasis">5.2 </text:span><text:span text:style-name="Strong_20_Emphasis"><text:span text:style-name="Source_20_Text">home.css</text:span></text:span></text:h>
      <text:p text:style-name="Text_20_body"><text:span text:style-name="Strong_20_Emphasis">File:</text:span> <text:span text:style-name="Source_20_Text">src/styles/home.css</text:span></text:p>
      <text:p text:style-name="P156"><text:span text:style-name="Source_20_Text">.home-container {</text:span></text:p>
      <text:p text:style-name="P156"><text:span text:style-name="Source_20_Text"><text:s text:c="2"/>max-width: 600px;</text:span></text:p>
      <text:p text:style-name="P156"><text:span text:style-name="Source_20_Text"><text:s text:c="2"/>margin: auto;</text:span></text:p>
      <text:p text:style-name="P156"><text:span text:style-name="Source_20_Text">}</text:span></text:p>
      <text:p text:style-name="P156"/>
      <text:p text:style-name="P156"><text:span text:style-name="Source_20_Text">.grid {</text:span></text:p>
      <text:p text:style-name="P156"><text:span text:style-name="Source_20_Text"><text:s text:c="2"/>display: grid;</text:span></text:p>
      <text:p text:style-name="P156"><text:span text:style-name="Source_20_Text"><text:s text:c="2"/>grid-gap: 1rem;</text:span></text:p>
      <text:p text:style-name="P156"><text:span text:style-name="Source_20_Text">}</text:span></text:p>
      <text:p text:style-name="P216"/>
      <text:h text:style-name="P165" text:outline-level="3"><text:span text:style-name="Strong_20_Emphasis">5.3 </text:span><text:span text:style-name="Strong_20_Emphasis"><text:span text:style-name="Source_20_Text">loadingIndicator.css</text:span></text:span></text:h>
      <text:p text:style-name="Text_20_body"><text:span text:style-name="Strong_20_Emphasis">File:</text:span> <text:span text:style-name="Source_20_Text">src/styles/loadingIndicator.css</text:span></text:p>
      <text:p text:style-name="P156"><text:span text:style-name="Source_20_Text">.loading-container {</text:span></text:p>
      <text:p text:style-name="P156"><text:span text:style-name="Source_20_Text"><text:s text:c="2"/>display: flex;</text:span></text:p>
      <text:p text:style-name="P156"><text:span text:style-name="Source_20_Text"><text:s text:c="2"/>justify-content: center;</text:span></text:p>
      <text:p text:style-name="P156"><text:soft-page-break/><text:span text:style-name="Source_20_Text"><text:s text:c="2"/>align-items: center;</text:span></text:p>
      <text:p text:style-name="P156"><text:span text:style-name="Source_20_Text">}</text:span></text:p>
      <text:p text:style-name="P156"/>
      <text:p text:style-name="P156"><text:span text:style-name="Source_20_Text">.loader {</text:span></text:p>
      <text:p text:style-name="P156"><text:span text:style-name="Source_20_Text"><text:s text:c="2"/>border: 4px solid #3b82f6;</text:span></text:p>
      <text:p text:style-name="P156"><text:span text:style-name="Source_20_Text"><text:s text:c="2"/>border-top-color: transparent;</text:span></text:p>
      <text:p text:style-name="P156"><text:span text:style-name="Source_20_Text"><text:s text:c="2"/>border-radius: 50%;</text:span></text:p>
      <text:p text:style-name="P156"><text:span text:style-name="Source_20_Text"><text:s text:c="2"/>width: 32px;</text:span></text:p>
      <text:p text:style-name="P156"><text:span text:style-name="Source_20_Text"><text:s text:c="2"/>height: 32px;</text:span></text:p>
      <text:p text:style-name="P156"><text:span text:style-name="Source_20_Text"><text:s text:c="2"/>animation: spin 1s linear infinite;</text:span></text:p>
      <text:p text:style-name="P156"><text:span text:style-name="Source_20_Text">}</text:span></text:p>
      <text:p text:style-name="P156"/>
      <text:p text:style-name="P156"><text:span text:style-name="Source_20_Text">@keyframes spin {</text:span></text:p>
      <text:p text:style-name="P156"><text:span text:style-name="Source_20_Text"><text:s text:c="2"/>to {</text:span></text:p>
      <text:p text:style-name="P156"><text:span text:style-name="Source_20_Text"><text:s text:c="4"/>transform: rotate(360deg);</text:span></text:p>
      <text:p text:style-name="P156"><text:span text:style-name="Source_20_Text"><text:s text:c="2"/>}</text:span></text:p>
      <text:p text:style-name="P156"><text:span text:style-name="Source_20_Text">}</text:span></text:p>
      <text:p text:style-name="P216"/>
      <text:h text:style-name="P163" text:outline-level="2"><text:span text:style-name="Strong_20_Emphasis">6. Final Directory Structure</text:span></text:h>
      <text:p text:style-name="Text_20_body">Make sure your files are organized like this:</text:p>
      <text:p text:style-name="P156"><text:span text:style-name="Source_20_Text">src/</text:span></text:p>
      <text:p text:style-name="P156"><text:span text:style-name="Source_20_Text">├── components/</text:span></text:p>
      <text:p text:style-name="P156"><text:span text:style-name="Source_20_Text">│ <text:s text:c="2"/>├── Note.jsx</text:span></text:p>
      <text:p text:style-name="P156"><text:span text:style-name="Source_20_Text">│ <text:s text:c="2"/>├── Form.jsx</text:span></text:p>
      <text:p text:style-name="P156"><text:span text:style-name="Source_20_Text">│ <text:s text:c="2"/>├── LoadingIndicator.jsx</text:span></text:p>
      <text:p text:style-name="P156"><text:span text:style-name="Source_20_Text">├── pages/</text:span></text:p>
      <text:p text:style-name="P156"><text:span text:style-name="Source_20_Text">│ <text:s text:c="2"/>└── Home.jsx</text:span></text:p>
      <text:p text:style-name="P156"><text:span text:style-name="Source_20_Text">├── styles/</text:span></text:p>
      <text:p text:style-name="P156"><text:span text:style-name="Source_20_Text">│ <text:s text:c="2"/>├── note.css</text:span></text:p>
      <text:p text:style-name="P156"><text:span text:style-name="Source_20_Text">│ <text:s text:c="2"/>├── home.css</text:span></text:p>
      <text:p text:style-name="P156"><text:span text:style-name="Source_20_Text">│ <text:s text:c="2"/>└── loadingIndicator.css</text:span></text:p>
      <text:p text:style-name="P156"><text:span text:style-name="Source_20_Text">└── App.jsx</text:span></text:p>
      <text:p text:style-name="P216"/>
      <text:h text:style-name="P163" text:outline-level="2"><text:span text:style-name="Strong_20_Emphasis">7. Verify and Test</text:span></text:h>
      <text:list text:style-name="L125">
        <text:list-item>
          <text:p text:style-name="P227"><text:span text:style-name="Strong_20_Emphasis">Run the app:</text:span></text:p>
          <text:p text:style-name="P228"><text:soft-page-break/><text:span text:style-name="Source_20_Text">npm run dev</text:span></text:p>
        </text:list-item>
        <text:list-item>
          <text:p text:style-name="P227"><text:span text:style-name="Strong_20_Emphasis">Try adding a note</text:span> → it should appear instantly.</text:p>
        </text:list-item>
        <text:list-item>
          <text:p text:style-name="P227"><text:span text:style-name="Strong_20_Emphasis">Click delete</text:span> → note should disappear.</text:p>
        </text:list-item>
        <text:list-item>
          <text:p text:style-name="P227"><text:span text:style-name="Strong_20_Emphasis">While logging in/registering</text:span>, you should see the loading spinner.</text:p>
        </text:list-item>
      </text:list>
      <text:p text:style-name="P216"/>
      <text:h text:style-name="P163" text:outline-level="2"><text:span text:style-name="Strong_20_Emphasis">Summary of What We Did</text:span></text:h>
      <text:list text:style-name="L126">
        <text:list-item>
          <text:p text:style-name="P229">✅ Created a <text:span text:style-name="Source_20_Text">Note</text:span> component for each note.</text:p>
        </text:list-item>
        <text:list-item>
          <text:p text:style-name="P229">✅ Mapped through notes to display them in <text:span text:style-name="Source_20_Text">Home.jsx</text:span>.</text:p>
        </text:list-item>
        <text:list-item>
          <text:p text:style-name="P229">✅ Added a loading spinner while processing requests.</text:p>
        </text:list-item>
        <text:list-item>
          <text:p text:style-name="P229">✅ Added clean, modern Tailwind + custom CSS styling.</text:p>
        </text:list-item>
        <text:list-item>
          <text:p text:style-name="P229">✅ Structured code in a scalable, organized way.</text:p>
        </text:list-item>
      </text:list>
      <text:p text:style-name="Text_20_body"/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pan text:style-name="Strong_20_Emphasis"><text:span text:style-name="T16"/></text:span></text:p>
      <text:p text:style-name="P188"><text:soft-page-break/><text:span text:style-name="Strong_20_Emphasis"><text:span text:style-name="T16">#16 - REST IS ALL ABOUT DEPOLYMENT</text:span></text:span></text:p>
      <text:p text:style-name="P230"><text:span text:style-name="Strong_20_Emphasis"><text:span text:style-name="T17">*notinterested</text:span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p text:style-name="P230"><text:span text:style-name="Strong_20_Emphasis"><text:span text:style-name="T17"/></text:span></text:p>
      <text:h text:style-name="P231" text:outline-level="2"><text:soft-page-break/><text:span text:style-name="Strong_20_Emphasis">ITI SAMPURNAM – DHANYAWAD!</text:span></text:h>
      <text:list text:style-name="L127">
        <text:list-item>
          <text:p text:style-name="P232">You’ve built a <text:span text:style-name="Strong_20_Emphasis">complete full-stack Notes App</text:span>.</text:p>
        </text:list-item>
        <text:list-item>
          <text:p text:style-name="P232">Covered:</text:p>
          <text:list>
            <text:list-item>
              <text:p text:style-name="P232">Django + DRF + JWT backend</text:p>
            </text:list-item>
            <text:list-item>
              <text:p text:style-name="P232">React + Vite + Tailwind frontend</text:p>
            </text:list-item>
            <text:list-item>
              <text:p text:style-name="P232">Secure authentication</text:p>
            </text:list-item>
            <text:list-item>
              <text:p text:style-name="P232"><text:span text:style-name="Strong_20_Emphasis"><text:span text:style-name="T18">Deployment to production</text:span></text:span></text:p>
            </text:list-item>
          </text:list>
        </text:list-item>
      </text:list>
      <text:p text:style-name="P188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54:02.941230300</meta:creation-date>
    <dc:date>2025-09-14T17:02:42.215754500</dc:date>
    <meta:editing-duration>PT19H20M11S</meta:editing-duration>
    <meta:editing-cycles>30</meta:editing-cycles>
    <meta:generator>LibreOffice/25.2.5.2$Windows_X86_64 LibreOffice_project/03d19516eb2e1dd5d4ccd751a0d6f35f35e08022</meta:generator>
    <meta:document-statistic meta:table-count="13" meta:image-count="0" meta:object-count="0" meta:page-count="125" meta:paragraph-count="2398" meta:word-count="10658" meta:character-count="76498" meta:non-whitespace-character-count="64013"/>
  </office:meta>
</office:document-meta>
</file>